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1" style:family="table">
      <style:table-properties style:width="18.521cm" fo:margin-left="0cm" fo:margin-top="0cm" fo:margin-bottom="0cm" fo:break-before="auto" fo:break-after="auto" table:align="left"/>
    </style:style>
    <style:style style:name="Table1.A" style:family="table-column">
      <style:table-column-properties style:column-width="4.815cm"/>
    </style:style>
    <style:style style:name="Table1.B" style:family="table-column">
      <style:table-column-properties style:column-width="13.70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8.521cm" fo:margin-left="0cm" fo:margin-top="0cm" fo:margin-bottom="0cm" fo:break-before="auto" fo:break-after="auto" table:align="left"/>
    </style:style>
    <style:style style:name="Table2.A" style:family="table-column">
      <style:table-column-properties style:column-width="4.815cm"/>
    </style:style>
    <style:style style:name="Table2.B" style:family="table-column">
      <style:table-column-properties style:column-width="13.70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8.521cm" fo:margin-left="0cm" fo:margin-top="0cm" fo:margin-bottom="0cm" fo:break-before="auto" fo:break-after="auto" table:align="left"/>
    </style:style>
    <style:style style:name="Table3.A" style:family="table-column">
      <style:table-column-properties style:column-width="5.689cm"/>
    </style:style>
    <style:style style:name="Table3.B" style:family="table-column">
      <style:table-column-properties style:column-width="12.832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8.521cm" fo:margin-left="0cm" fo:margin-top="0cm" fo:margin-bottom="0cm" fo:break-before="auto" fo:break-after="auto" table:align="left"/>
    </style:style>
    <style:style style:name="Table4.A" style:family="table-column">
      <style:table-column-properties style:column-width="4.39cm"/>
    </style:style>
    <style:style style:name="Table4.B" style:family="table-column">
      <style:table-column-properties style:column-width="14.13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9.05cm" fo:margin-left="0cm" fo:margin-top="0cm" fo:margin-bottom="0cm" fo:break-before="auto" fo:break-after="auto" table:align="left"/>
    </style:style>
    <style:style style:name="Table5.A" style:family="table-column">
      <style:table-column-properties style:column-width="2.143cm"/>
    </style:style>
    <style:style style:name="Table5.B" style:family="table-column">
      <style:table-column-properties style:column-width="2.538cm"/>
    </style:style>
    <style:style style:name="Table5.C" style:family="table-column">
      <style:table-column-properties style:column-width="1.589cm"/>
    </style:style>
    <style:style style:name="Table5.D" style:family="table-column">
      <style:table-column-properties style:column-width="5.08cm"/>
    </style:style>
    <style:style style:name="Table5.F" style:family="table-column">
      <style:table-column-properties style:column-width="3.941cm"/>
    </style:style>
    <style:style style:name="Table5.G" style:family="table-column">
      <style:table-column-properties style:column-width="2.17cm"/>
    </style:style>
    <style:style style:name="Table5.1" style:family="table-row">
      <style:table-row-properties fo:keep-together="auto"/>
    </style:style>
    <style:style style:name="Table5.A1" style:family="table-cell">
      <style:table-cell-properties style:vertical-align="" fo:padding="0.175cm" fo:border="1pt solid #000000"/>
    </style:style>
    <style:style style:name="Table5.A2" style:family="table-cell">
      <style:table-cell-properties style:vertical-align="middle" fo:padding="0.175cm" fo:border="1pt solid #000000"/>
    </style:style>
    <style:style style:name="Table5.56" style:family="table-row">
      <style:table-row-properties style:min-row-height="0.847cm" fo:keep-together="auto"/>
    </style:style>
    <style:style style:name="Table6" style:family="table">
      <style:table-properties style:width="18.521cm" fo:margin-left="0cm" fo:margin-top="0cm" fo:margin-bottom="0cm" fo:break-before="auto" fo:break-after="auto" table:align="left"/>
    </style:style>
    <style:style style:name="Table6.A" style:family="table-column">
      <style:table-column-properties style:column-width="4.39cm"/>
    </style:style>
    <style:style style:name="Table6.B" style:family="table-column">
      <style:table-column-properties style:column-width="14.13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8.521cm" fo:margin-left="0cm" fo:margin-top="0cm" fo:margin-bottom="0cm" fo:break-before="auto" fo:break-after="auto" table:align="left"/>
    </style:style>
    <style:style style:name="Table7.A" style:family="table-column">
      <style:table-column-properties style:column-width="4.39cm"/>
    </style:style>
    <style:style style:name="Table7.B" style:family="table-column">
      <style:table-column-properties style:column-width="14.13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8.521cm" fo:margin-left="0cm" fo:margin-top="0cm" fo:margin-bottom="0cm" fo:break-before="auto" fo:break-after="auto" table:align="left"/>
    </style:style>
    <style:style style:name="Table8.A" style:family="table-column">
      <style:table-column-properties style:column-width="3.014cm"/>
    </style:style>
    <style:style style:name="Table8.B" style:family="table-column">
      <style:table-column-properties style:column-width="15.50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8.521cm" fo:margin-left="0cm" fo:margin-top="0cm" fo:margin-bottom="0cm" fo:break-before="auto" fo:break-after="auto" table:align="left"/>
    </style:style>
    <style:style style:name="Table9.A" style:family="table-column">
      <style:table-column-properties style:column-width="4.39cm"/>
    </style:style>
    <style:style style:name="Table9.B" style:family="table-column">
      <style:table-column-properties style:column-width="14.131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8.521cm" fo:margin-left="0cm" fo:margin-top="0cm" fo:margin-bottom="0cm" fo:break-before="auto" fo:break-after="auto" table:align="left"/>
    </style:style>
    <style:style style:name="Table10.A" style:family="table-column">
      <style:table-column-properties style:column-width="4.39cm"/>
    </style:style>
    <style:style style:name="Table10.B" style:family="table-column">
      <style:table-column-properties style:column-width="14.131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8.521cm" fo:margin-left="0cm" fo:margin-top="0cm" fo:margin-bottom="0cm" fo:break-before="auto" fo:break-after="auto" table:align="left"/>
    </style:style>
    <style:style style:name="Table11.A" style:family="table-column">
      <style:table-column-properties style:column-width="4.39cm"/>
    </style:style>
    <style:style style:name="Table11.B" style:family="table-column">
      <style:table-column-properties style:column-width="14.131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8.521cm" fo:margin-left="0cm" fo:margin-top="0cm" fo:margin-bottom="0cm" fo:break-before="auto" fo:break-after="auto" table:align="left"/>
    </style:style>
    <style:style style:name="Table12.A" style:family="table-column">
      <style:table-column-properties style:column-width="4.39cm"/>
    </style:style>
    <style:style style:name="Table12.B" style:family="table-column">
      <style:table-column-properties style:column-width="14.131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8.521cm" fo:margin-left="0cm" fo:margin-top="0cm" fo:margin-bottom="0cm" fo:break-before="auto" fo:break-after="auto" table:align="left"/>
    </style:style>
    <style:style style:name="Table13.A" style:family="table-column">
      <style:table-column-properties style:column-width="5.689cm"/>
    </style:style>
    <style:style style:name="Table13.B" style:family="table-column">
      <style:table-column-properties style:column-width="12.832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8.521cm" fo:margin-left="0cm" fo:margin-top="0cm" fo:margin-bottom="0cm" fo:break-before="auto" fo:break-after="auto" table:align="left"/>
    </style:style>
    <style:style style:name="Table14.A" style:family="table-column">
      <style:table-column-properties style:column-width="4.39cm"/>
    </style:style>
    <style:style style:name="Table14.B" style:family="table-column">
      <style:table-column-properties style:column-width="14.131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8.521cm" fo:margin-left="0cm" fo:margin-top="0cm" fo:margin-bottom="0cm" fo:break-before="auto" fo:break-after="auto" table:align="left"/>
    </style:style>
    <style:style style:name="Table15.A" style:family="table-column">
      <style:table-column-properties style:column-width="5.211cm"/>
    </style:style>
    <style:style style:name="Table15.B" style:family="table-column">
      <style:table-column-properties style:column-width="13.31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8.521cm" fo:margin-left="0cm" fo:margin-top="0cm" fo:margin-bottom="0cm" fo:break-before="auto" fo:break-after="auto" table:align="left"/>
    </style:style>
    <style:style style:name="Table16.A" style:family="table-column">
      <style:table-column-properties style:column-width="4.39cm"/>
    </style:style>
    <style:style style:name="Table16.B" style:family="table-column">
      <style:table-column-properties style:column-width="14.131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8.521cm" fo:margin-left="0cm" fo:margin-top="0cm" fo:margin-bottom="0cm" fo:break-before="auto" fo:break-after="auto" table:align="left"/>
    </style:style>
    <style:style style:name="Table17.A" style:family="table-column">
      <style:table-column-properties style:column-width="4.39cm"/>
    </style:style>
    <style:style style:name="Table17.B" style:family="table-column">
      <style:table-column-properties style:column-width="14.131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8.521cm" fo:margin-left="0cm" fo:margin-top="0cm" fo:margin-bottom="0cm" fo:break-before="auto" fo:break-after="auto" table:align="left"/>
    </style:style>
    <style:style style:name="Table18.A" style:family="table-column">
      <style:table-column-properties style:column-width="5.211cm"/>
    </style:style>
    <style:style style:name="Table18.B" style:family="table-column">
      <style:table-column-properties style:column-width="13.31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8.521cm" fo:margin-left="0cm" fo:margin-top="0cm" fo:margin-bottom="0cm" fo:break-before="auto" fo:break-after="auto" table:align="left"/>
    </style:style>
    <style:style style:name="Table19.A" style:family="table-column">
      <style:table-column-properties style:column-width="5.211cm"/>
    </style:style>
    <style:style style:name="Table19.B" style:family="table-column">
      <style:table-column-properties style:column-width="13.31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18.521cm" fo:margin-left="0cm" fo:margin-top="0cm" fo:margin-bottom="0cm" fo:break-before="auto" fo:break-after="auto" table:align="left"/>
    </style:style>
    <style:style style:name="Table20.A" style:family="table-column">
      <style:table-column-properties style:column-width="4.39cm"/>
    </style:style>
    <style:style style:name="Table20.B" style:family="table-column">
      <style:table-column-properties style:column-width="14.131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18.521cm" fo:margin-left="0cm" fo:margin-top="0cm" fo:margin-bottom="0cm" fo:break-before="auto" fo:break-after="auto" table:align="left"/>
    </style:style>
    <style:style style:name="Table21.A" style:family="table-column">
      <style:table-column-properties style:column-width="5.211cm"/>
    </style:style>
    <style:style style:name="Table21.B" style:family="table-column">
      <style:table-column-properties style:column-width="13.31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8.521cm" fo:margin-left="0cm" fo:margin-top="0cm" fo:margin-bottom="0cm" fo:break-before="auto" fo:break-after="auto" table:align="left"/>
    </style:style>
    <style:style style:name="Table22.A" style:family="table-column">
      <style:table-column-properties style:column-width="4.39cm"/>
    </style:style>
    <style:style style:name="Table22.B" style:family="table-column">
      <style:table-column-properties style:column-width="14.131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18.521cm" fo:margin-left="0cm" fo:margin-top="0cm" fo:margin-bottom="0cm" fo:break-before="auto" fo:break-after="auto" table:align="left"/>
    </style:style>
    <style:style style:name="Table23.A" style:family="table-column">
      <style:table-column-properties style:column-width="5.211cm"/>
    </style:style>
    <style:style style:name="Table23.B" style:family="table-column">
      <style:table-column-properties style:column-width="13.31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8.521cm" fo:margin-left="0cm" fo:margin-top="0cm" fo:margin-bottom="0cm" fo:break-before="auto" fo:break-after="auto" table:align="left"/>
    </style:style>
    <style:style style:name="Table24.A" style:family="table-column">
      <style:table-column-properties style:column-width="4.39cm"/>
    </style:style>
    <style:style style:name="Table24.B" style:family="table-column">
      <style:table-column-properties style:column-width="14.131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8.521cm" fo:margin-left="0cm" fo:margin-top="0cm" fo:margin-bottom="0cm" fo:break-before="auto" fo:break-after="auto" table:align="left"/>
    </style:style>
    <style:style style:name="Table25.A" style:family="table-column">
      <style:table-column-properties style:column-width="4.39cm"/>
    </style:style>
    <style:style style:name="Table25.B" style:family="table-column">
      <style:table-column-properties style:column-width="14.131cm"/>
    </style:style>
    <style:style style:name="Table25.1" style:family="table-row">
      <style:table-row-properties style:min-row-height="1.023cm" fo:keep-together="auto"/>
    </style:style>
    <style:style style:name="Table25.A1" style:family="table-cell">
      <style:table-cell-properties style:vertical-align="" fo:padding="0.176cm" fo:border="1pt solid #000000"/>
    </style:style>
    <style:style style:name="Table25.2" style:family="table-row">
      <style:table-row-properties fo:keep-together="auto"/>
    </style:style>
    <style:style style:name="Table25.3" style:family="table-row">
      <style:table-row-properties fo:keep-together="auto"/>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6" style:family="table">
      <style:table-properties style:width="18.521cm" fo:margin-left="0cm" fo:margin-top="0cm" fo:margin-bottom="0cm" fo:break-before="auto" fo:break-after="auto" table:align="left"/>
    </style:style>
    <style:style style:name="Table26.A" style:family="table-column">
      <style:table-column-properties style:column-width="4.39cm"/>
    </style:style>
    <style:style style:name="Table26.B" style:family="table-column">
      <style:table-column-properties style:column-width="14.131cm"/>
    </style:style>
    <style:style style:name="Table26.1" style:family="table-row">
      <style:table-row-properties fo:keep-together="auto"/>
    </style:style>
    <style:style style:name="Table26.A1" style:family="table-cell">
      <style:table-cell-properties style:vertical-align="" fo:padding="0.176cm" fo:border="1pt solid #000000"/>
    </style:style>
    <style:style style:name="Table27" style:family="table">
      <style:table-properties style:width="18.521cm" fo:margin-left="0cm" fo:margin-top="0cm" fo:margin-bottom="0cm" fo:break-before="auto" fo:break-after="auto" table:align="left"/>
    </style:style>
    <style:style style:name="Table27.A" style:family="table-column">
      <style:table-column-properties style:column-width="4.39cm"/>
    </style:style>
    <style:style style:name="Table27.B" style:family="table-column">
      <style:table-column-properties style:column-width="14.131cm"/>
    </style:style>
    <style:style style:name="Table27.1" style:family="table-row">
      <style:table-row-properties fo:keep-together="auto"/>
    </style:style>
    <style:style style:name="Table27.A1" style:family="table-cell">
      <style:table-cell-properties style:vertical-align="" fo:padding="0.176cm" fo:border="1pt solid #000000"/>
    </style:style>
    <style:style style:name="Table28" style:family="table">
      <style:table-properties style:width="18.521cm" fo:margin-left="0cm" fo:margin-top="0cm" fo:margin-bottom="0cm" fo:break-before="auto" fo:break-after="auto" table:align="left"/>
    </style:style>
    <style:style style:name="Table28.A" style:family="table-column">
      <style:table-column-properties style:column-width="4.39cm"/>
    </style:style>
    <style:style style:name="Table28.B" style:family="table-column">
      <style:table-column-properties style:column-width="14.131cm"/>
    </style:style>
    <style:style style:name="Table28.1" style:family="table-row">
      <style:table-row-properties fo:keep-together="auto"/>
    </style:style>
    <style:style style:name="Table28.A1" style:family="table-cell">
      <style:table-cell-properties style:vertical-align="" fo:padding="0.176cm" fo:border="1pt solid #000000"/>
    </style:style>
    <style:style style:name="Table29" style:family="table">
      <style:table-properties style:width="18.521cm" fo:margin-left="0cm" fo:margin-top="0cm" fo:margin-bottom="0cm" fo:break-before="auto" fo:break-after="auto" table:align="left"/>
    </style:style>
    <style:style style:name="Table29.A" style:family="table-column">
      <style:table-column-properties style:column-width="5.211cm"/>
    </style:style>
    <style:style style:name="Table29.B" style:family="table-column">
      <style:table-column-properties style:column-width="13.31cm"/>
    </style:style>
    <style:style style:name="Table29.1" style:family="table-row">
      <style:table-row-properties fo:keep-together="auto"/>
    </style:style>
    <style:style style:name="Table29.A1" style:family="table-cell">
      <style:table-cell-properties style:vertical-align="" fo:padding="0.176cm" fo:border="1pt solid #000000"/>
    </style:style>
    <style:style style:name="Table30" style:family="table">
      <style:table-properties style:width="18.521cm" fo:margin-left="0cm" fo:margin-top="0cm" fo:margin-bottom="0cm" fo:break-before="auto" fo:break-after="auto" table:align="left"/>
    </style:style>
    <style:style style:name="Table30.A" style:family="table-column">
      <style:table-column-properties style:column-width="4.815cm"/>
    </style:style>
    <style:style style:name="Table30.B" style:family="table-column">
      <style:table-column-properties style:column-width="13.705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1" style:family="table">
      <style:table-properties style:width="18.521cm" fo:margin-left="0cm" fo:margin-top="0cm" fo:margin-bottom="0cm" fo:break-before="auto" fo:break-after="auto" table:align="left"/>
    </style:style>
    <style:style style:name="Table31.A" style:family="table-column">
      <style:table-column-properties style:column-width="4.39cm"/>
    </style:style>
    <style:style style:name="Table31.B" style:family="table-column">
      <style:table-column-properties style:column-width="14.131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Table32" style:family="table">
      <style:table-properties style:width="18.521cm" fo:margin-left="0cm" fo:margin-top="0cm" fo:margin-bottom="0cm" fo:break-before="auto" fo:break-after="auto" table:align="left"/>
    </style:style>
    <style:style style:name="Table32.A" style:family="table-column">
      <style:table-column-properties style:column-width="5.689cm"/>
    </style:style>
    <style:style style:name="Table32.B" style:family="table-column">
      <style:table-column-properties style:column-width="12.832cm"/>
    </style:style>
    <style:style style:name="Table32.1" style:family="table-row">
      <style:table-row-properties fo:keep-together="auto"/>
    </style:style>
    <style:style style:name="Table32.A1" style:family="table-cell">
      <style:table-cell-properties style:vertical-align="" fo:padding="0.176cm" fo:border="1pt solid #000000"/>
    </style:style>
    <style:style style:name="Table33" style:family="table">
      <style:table-properties style:width="18.521cm" fo:margin-left="0cm" fo:margin-top="0cm" fo:margin-bottom="0cm" fo:break-before="auto" fo:break-after="auto" table:align="left"/>
    </style:style>
    <style:style style:name="Table33.A" style:family="table-column">
      <style:table-column-properties style:column-width="4.39cm"/>
    </style:style>
    <style:style style:name="Table33.B" style:family="table-column">
      <style:table-column-properties style:column-width="14.131cm"/>
    </style:style>
    <style:style style:name="Table33.1" style:family="table-row">
      <style:table-row-properties fo:keep-together="auto"/>
    </style:style>
    <style:style style:name="Table33.A1" style:family="table-cell">
      <style:table-cell-properties style:vertical-align="" fo:padding="0.176cm" fo:border="1pt solid #000000"/>
    </style:style>
    <style:style style:name="Table34" style:family="table">
      <style:table-properties style:width="18.521cm" fo:margin-left="0cm" fo:margin-top="0cm" fo:margin-bottom="0cm" fo:break-before="auto" fo:break-after="auto" table:align="left"/>
    </style:style>
    <style:style style:name="Table34.A" style:family="table-column">
      <style:table-column-properties style:column-width="5.689cm"/>
    </style:style>
    <style:style style:name="Table34.B" style:family="table-column">
      <style:table-column-properties style:column-width="12.832cm"/>
    </style:style>
    <style:style style:name="Table34.1" style:family="table-row">
      <style:table-row-properties fo:keep-together="auto"/>
    </style:style>
    <style:style style:name="Table34.A1" style:family="table-cell">
      <style:table-cell-properties style:vertical-align="" fo:padding="0.176cm" fo:border="1pt solid #000000"/>
    </style:style>
    <style:style style:name="Table35" style:family="table">
      <style:table-properties style:width="18.521cm" fo:margin-left="0cm" fo:margin-top="0cm" fo:margin-bottom="0cm" fo:break-before="auto" fo:break-after="auto" table:align="left"/>
    </style:style>
    <style:style style:name="Table35.A" style:family="table-column">
      <style:table-column-properties style:column-width="4.39cm"/>
    </style:style>
    <style:style style:name="Table35.B" style:family="table-column">
      <style:table-column-properties style:column-width="14.131cm"/>
    </style:style>
    <style:style style:name="Table35.1" style:family="table-row">
      <style:table-row-properties fo:keep-together="auto"/>
    </style:style>
    <style:style style:name="Table35.A1" style:family="table-cell">
      <style:table-cell-properties style:vertical-align="" fo:padding="0.176cm" fo:border="1pt solid #000000"/>
    </style:style>
    <style:style style:name="Table36" style:family="table">
      <style:table-properties style:width="18.521cm" fo:margin-left="0cm" fo:margin-top="0cm" fo:margin-bottom="0cm" fo:break-before="auto" fo:break-after="auto" table:align="left"/>
    </style:style>
    <style:style style:name="Table36.A" style:family="table-column">
      <style:table-column-properties style:column-width="4.39cm"/>
    </style:style>
    <style:style style:name="Table36.B" style:family="table-column">
      <style:table-column-properties style:column-width="14.131cm"/>
    </style:style>
    <style:style style:name="Table36.1" style:family="table-row">
      <style:table-row-properties fo:keep-together="auto"/>
    </style:style>
    <style:style style:name="Table36.A1" style:family="table-cell">
      <style:table-cell-properties style:vertical-align="" fo:padding="0.176cm" fo:border="1pt solid #000000"/>
    </style:style>
    <style:style style:name="Table37" style:family="table">
      <style:table-properties style:width="18.521cm" fo:margin-left="0cm" fo:margin-top="0cm" fo:margin-bottom="0cm" fo:break-before="auto" fo:break-after="auto" table:align="left"/>
    </style:style>
    <style:style style:name="Table37.A" style:family="table-column">
      <style:table-column-properties style:column-width="5.689cm"/>
    </style:style>
    <style:style style:name="Table37.B" style:family="table-column">
      <style:table-column-properties style:column-width="12.832cm"/>
    </style:style>
    <style:style style:name="Table37.1" style:family="table-row">
      <style:table-row-properties fo:keep-together="auto"/>
    </style:style>
    <style:style style:name="Table37.A1" style:family="table-cell">
      <style:table-cell-properties style:vertical-align="" fo:padding="0.176cm" fo:border="1pt solid #000000"/>
    </style:style>
    <style:style style:name="Table38" style:family="table">
      <style:table-properties style:width="18.521cm" fo:margin-left="0cm" fo:margin-top="0cm" fo:margin-bottom="0cm" fo:break-before="auto" fo:break-after="auto" table:align="left"/>
    </style:style>
    <style:style style:name="Table38.A" style:family="table-column">
      <style:table-column-properties style:column-width="4.39cm"/>
    </style:style>
    <style:style style:name="Table38.B" style:family="table-column">
      <style:table-column-properties style:column-width="14.131cm"/>
    </style:style>
    <style:style style:name="Table38.1" style:family="table-row">
      <style:table-row-properties fo:keep-together="auto"/>
    </style:style>
    <style:style style:name="Table38.A1" style:family="table-cell">
      <style:table-cell-properties style:vertical-align="" fo:padding="0.176cm" fo:border="1pt solid #000000"/>
    </style:style>
    <style:style style:name="Table39" style:family="table">
      <style:table-properties style:width="18.521cm" fo:margin-left="0cm" fo:margin-top="0cm" fo:margin-bottom="0cm" fo:break-before="auto" fo:break-after="auto" table:align="left"/>
    </style:style>
    <style:style style:name="Table39.A" style:family="table-column">
      <style:table-column-properties style:column-width="4.39cm"/>
    </style:style>
    <style:style style:name="Table39.B" style:family="table-column">
      <style:table-column-properties style:column-width="14.131cm"/>
    </style:style>
    <style:style style:name="Table39.1" style:family="table-row">
      <style:table-row-properties fo:keep-together="auto"/>
    </style:style>
    <style:style style:name="Table39.A1" style:family="table-cell">
      <style:table-cell-properties style:vertical-align="" fo:padding="0.176cm"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fo:break-before="auto" fo:break-after="auto" fo:padding="0cm" fo:border="none"/>
    </style:style>
    <style:style style:name="P4" style:family="paragraph" style:parent-style-name="Heading_20_2">
      <style:paragraph-properties fo:line-height="100%" fo:orphans="0" fo:widows="0" fo:break-before="auto" fo:break-after="auto" fo:padding="0cm" fo:border="none"/>
    </style:style>
    <style:style style:name="P5" style:family="paragraph" style:parent-style-name="Heading_20_1">
      <style:paragraph-properties fo:line-height="100%" fo:orphans="0" fo:widows="0" fo:break-before="auto" fo:break-after="auto" fo:padding="0cm" fo:border="none"/>
    </style:style>
    <style:style style:name="P6" style:family="paragraph" style:parent-style-name="Heading_20_3">
      <style:paragraph-properties fo:line-height="100%" fo:orphans="0" fo:widows="0" fo:break-before="auto" fo:break-after="auto" fo:padding="0cm" fo:border="none"/>
    </style:style>
    <style:style style:name="P7" style:family="paragraph" style:parent-style-name="Standard">
      <style:paragraph-properties fo:line-height="100%" fo:orphans="0" fo:widows="0" fo:break-before="auto" fo:break-after="auto"/>
    </style:style>
    <style:style style:name="P8" style:family="paragraph" style:parent-style-name="Heading_20_3">
      <style:paragraph-properties fo:line-height="100%" fo:orphans="0" fo:widows="0" fo:break-before="auto" fo:break-after="auto"/>
    </style:style>
    <style:style style:name="P9" style:family="paragraph" style:parent-style-name="Standard">
      <style:paragraph-properties fo:margin-left="0cm" fo:margin-right="0cm" fo:line-height="100%" fo:orphans="0" fo:widows="0" fo:text-indent="0cm" style:auto-text-indent="false" fo:break-before="auto" fo:break-after="auto" fo:padding="0cm" fo:border="none"/>
    </style:style>
    <style:style style:name="P10" style:family="paragraph" style:parent-style-name="Standard">
      <style:paragraph-properties fo:margin-left="0cm" fo:margin-right="0cm" fo:line-height="100%" fo:orphans="0" fo:widows="0" fo:text-indent="0cm" style:auto-text-indent="false"/>
    </style:style>
    <style:style style:name="P11" style:family="paragraph" style:parent-style-name="Standard">
      <style:paragraph-properties fo:margin-left="0cm" fo:margin-right="0cm" fo:line-height="100%" fo:orphans="0" fo:widows="0" fo:text-indent="1.27cm" style:auto-text-indent="false" fo:break-before="auto" fo:break-after="auto" fo:padding="0cm" fo:border="none"/>
    </style:style>
    <style:style style:name="P12" style:family="paragraph" style:parent-style-name="Standard">
      <style:paragraph-properties fo:margin-left="1.27cm" fo:margin-right="0cm" fo:line-height="100%" fo:orphans="0" fo:widows="0" fo:text-indent="0cm" style:auto-text-indent="false" fo:break-before="auto" fo:break-after="auto" fo:padding="0cm" fo:border="none"/>
    </style:style>
    <style:style style:name="P13" style:family="paragraph" style:parent-style-name="Standard">
      <style:paragraph-properties fo:margin-left="1.27cm" fo:margin-right="0cm" fo:line-height="100%" fo:orphans="0" fo:widows="0" fo:text-indent="0cm" style:auto-text-indent="false" fo:break-before="auto" fo:break-after="auto"/>
    </style:style>
    <style:style style:name="P14" style:family="paragraph" style:parent-style-name="Standard">
      <style:paragraph-properties fo:margin-left="1.27cm" fo:margin-right="0cm" fo:line-height="100%" fo:orphans="0" fo:widows="0" fo:text-indent="1.27cm" style:auto-text-indent="false" fo:break-before="auto" fo:break-after="auto" fo:padding="0cm" fo:border="none"/>
    </style:style>
    <style:style style:name="P15" style:family="paragraph" style:parent-style-name="Standard">
      <style:paragraph-properties fo:margin-top="0cm" fo:margin-bottom="0cm" style:contextual-spacing="false" fo:line-height="100%" fo:orphans="0" fo:widows="0" fo:break-before="auto" fo:break-after="auto"/>
    </style:style>
    <style:style style:name="P16" style:family="paragraph" style:parent-style-name="Standard">
      <style:paragraph-properties fo:margin-top="0cm" fo:margin-bottom="0cm" style:contextual-spacing="false" fo:line-height="100%" fo:orphans="0" fo:widows="0" fo:padding="0cm" fo:border="none"/>
    </style:style>
    <style:style style:name="P17" style:family="paragraph" style:parent-style-name="Standard">
      <style:paragraph-properties fo:margin-top="0cm" fo:margin-bottom="0cm" style:contextual-spacing="false" fo:line-height="100%" fo:orphans="0" fo:widows="0"/>
    </style:style>
    <style:style style:name="P18" style:family="paragraph" style:parent-style-name="Standard">
      <style:paragraph-properties fo:line-height="100%" fo:orphans="0" fo:widows="0" fo:padding="0cm" fo:border="none"/>
    </style:style>
    <style:style style:name="P19" style:family="paragraph" style:parent-style-name="Heading_20_2">
      <style:paragraph-properties fo:line-height="100%" fo:orphans="0" fo:widows="0"/>
    </style:style>
    <style:style style:name="P20" style:family="paragraph" style:parent-style-name="Heading_20_2">
      <style:paragraph-properties fo:margin-top="0.353cm" fo:margin-bottom="0cm" style:contextual-spacing="false" fo:line-height="100%" fo:orphans="0" fo:widows="0" fo:break-before="auto" fo:break-after="auto" fo:padding="0cm" fo:border="none"/>
    </style:style>
    <style:style style:name="P21" style:family="paragraph" style:parent-style-name="Heading_20_1">
      <style:paragraph-properties fo:margin-top="0.353cm" fo:margin-bottom="0cm" style:contextual-spacing="false" fo:line-height="100%" fo:orphans="0" fo:widows="0" fo:break-before="auto" fo:break-after="auto" fo:padding="0cm" fo:border="none"/>
    </style:style>
    <style:style style:name="P22" style:family="paragraph" style:parent-style-name="Heading_20_3">
      <style:paragraph-properties fo:line-height="100%" fo:orphans="0" fo:widows="0"/>
    </style:style>
    <style:style style:name="P23" style:family="paragraph" style:parent-style-name="Standard">
      <style:paragraph-properties fo:line-height="100%" fo:keep-together="auto" fo:orphans="0" fo:widows="0" fo:break-before="auto" fo:break-after="auto" fo:padding="0cm" fo:border="none" fo:keep-with-next="auto"/>
    </style:style>
    <style:style style:name="P24" style:family="paragraph" style:parent-style-name="Heading_20_2">
      <style:paragraph-properties fo:line-height="100%" fo:keep-together="auto" fo:orphans="0" fo:widows="0" fo:break-before="auto" fo:break-after="auto" fo:padding="0cm" fo:border="none" fo:keep-with-next="auto"/>
    </style:style>
    <style:style style:name="P25" style:family="paragraph" style:parent-style-name="Heading_20_1">
      <style:paragraph-properties fo:line-height="100%" fo:keep-together="auto" fo:orphans="0" fo:widows="0" fo:break-before="auto" fo:break-after="auto" fo:padding="0cm" fo:border="none" fo:keep-with-next="auto"/>
    </style:style>
    <style:style style:name="P26" style:family="paragraph" style:parent-style-name="Standard">
      <style:paragraph-properties fo:line-height="100%" fo:keep-together="auto" fo:orphans="0" fo:widows="0" fo:break-before="auto" fo:break-after="auto" fo:keep-with-next="auto"/>
    </style:style>
    <style:style style:name="P27" style:family="paragraph" style:parent-style-name="Standard">
      <style:paragraph-properties fo:margin-top="0.212cm" fo:margin-bottom="0cm" style:contextual-spacing="false" fo:line-height="100%" fo:keep-together="auto" fo:orphans="0" fo:widows="0" fo:break-before="auto" fo:break-after="auto" fo:padding="0cm" fo:border="none" fo:keep-with-next="auto"/>
    </style:style>
    <style:style style:name="P28" style:family="paragraph" style:parent-style-name="Heading_20_2">
      <style:paragraph-properties fo:margin-top="0.212cm" fo:margin-bottom="0cm" style:contextual-spacing="false" fo:line-height="100%" fo:keep-together="auto" fo:orphans="0" fo:widows="0" fo:break-before="auto" fo:break-after="auto" fo:padding="0cm" fo:border="none" fo:keep-with-next="auto"/>
    </style:style>
    <style:style style:name="P29" style:family="paragraph" style:parent-style-name="Standard">
      <style:paragraph-properties fo:margin-top="0.212cm" fo:margin-bottom="0cm" style:contextual-spacing="false" fo:line-height="100%" fo:keep-together="auto" fo:orphans="0" fo:widows="0" fo:padding="0cm" fo:border="none" fo:keep-with-next="auto"/>
    </style:style>
    <style:style style:name="P30"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31" style:family="paragraph" style:parent-style-name="Standard">
      <style:paragraph-properties fo:margin-left="0cm" fo:margin-right="0cm" fo:line-height="100%" fo:keep-together="auto" fo:orphans="0" fo:widows="0" fo:text-indent="1.27cm" style:auto-text-indent="false" fo:break-before="auto" fo:break-after="auto" fo:padding="0cm" fo:border="none" fo:keep-with-next="auto"/>
    </style:style>
    <style:style style:name="P32" style:family="paragraph" style:parent-style-name="Standard">
      <style:paragraph-properties fo:margin-top="0cm" fo:margin-bottom="0cm" style:contextual-spacing="false" fo:line-height="100%" fo:keep-together="auto" fo:orphans="0" fo:widows="0" fo:padding="0cm" fo:border="none" fo:keep-with-next="auto"/>
    </style:style>
    <style:style style:name="P33" style:family="paragraph" style:parent-style-name="Standard">
      <style:paragraph-properties fo:line-height="100%" fo:keep-together="auto" fo:orphans="0" fo:widows="0" fo:padding="0cm" fo:border="none" fo:keep-with-next="auto"/>
    </style:style>
    <style:style style:name="P34" style:family="paragraph" style:parent-style-name="Heading_20_2">
      <style:paragraph-properties fo:line-height="100%" fo:keep-together="auto" fo:orphans="0" fo:widows="0" fo:break-before="page" fo:keep-with-next="auto"/>
    </style:style>
    <style:style style:name="P35" style:family="paragraph" style:parent-style-name="Heading_20_2">
      <style:paragraph-properties fo:margin-top="0.353cm" fo:margin-bottom="0cm" style:contextual-spacing="false" fo:line-height="100%" fo:keep-together="auto" fo:orphans="0" fo:widows="0" fo:break-before="auto" fo:break-after="auto" fo:padding="0cm" fo:border="none" fo:keep-with-next="auto"/>
    </style:style>
    <style:style style:name="P36" style:family="paragraph" style:parent-style-name="Standard">
      <style:paragraph-properties fo:line-height="100%" fo:break-before="auto" fo:break-after="auto" fo:padding="0cm" fo:border="none"/>
    </style:style>
    <style:style style:name="P37" style:family="paragraph" style:parent-style-name="Heading_20_4">
      <style:paragraph-properties fo:line-height="100%" fo:break-before="auto" fo:break-after="auto" fo:padding="0cm" fo:border="none"/>
    </style:style>
    <style:style style:name="P38" style:family="paragraph" style:parent-style-name="Heading_20_3">
      <style:paragraph-properties fo:line-height="100%" fo:break-before="auto" fo:break-after="auto" fo:padding="0cm" fo:border="none"/>
    </style:style>
    <style:style style:name="P39" style:family="paragraph" style:parent-style-name="Standard">
      <style:paragraph-properties fo:line-height="100%" fo:break-before="auto" fo:break-after="auto"/>
    </style:style>
    <style:style style:name="P40" style:family="paragraph" style:parent-style-name="Standard">
      <style:paragraph-properties fo:margin-left="0cm" fo:margin-right="0cm" fo:line-height="100%" fo:text-indent="0cm" style:auto-text-indent="false" fo:break-before="auto" fo:break-after="auto" fo:padding="0cm" fo:border="none"/>
    </style:style>
    <style:style style:name="P41" style:family="paragraph" style:parent-style-name="Standard">
      <style:paragraph-properties fo:margin-left="0cm" fo:margin-right="0cm" fo:margin-top="0cm" fo:margin-bottom="0cm" style:contextual-spacing="false" fo:line-height="100%" fo:text-indent="0cm" style:auto-text-indent="false" fo:padding="0cm" fo:border="none"/>
    </style:style>
    <style:style style:name="P42" style:family="paragraph" style:parent-style-name="Standard">
      <style:paragraph-properties fo:margin-left="0cm" fo:margin-right="0cm" fo:line-height="100%" fo:text-indent="1.27cm" style:auto-text-indent="false" fo:break-before="auto" fo:break-after="auto" fo:padding="0cm" fo:border="none"/>
    </style:style>
    <style:style style:name="P43" style:family="paragraph" style:parent-style-name="Standard">
      <style:paragraph-properties fo:margin-top="0cm" fo:margin-bottom="0cm" style:contextual-spacing="false" fo:line-height="100%" fo:padding="0cm" fo:border="none"/>
    </style:style>
    <style:style style:name="P44" style:family="paragraph" style:parent-style-name="Standard">
      <style:paragraph-properties fo:margin-top="0cm" fo:margin-bottom="0cm" style:contextual-spacing="false" fo:line-height="100%"/>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46" style:family="paragraph" style:parent-style-name="Standard">
      <style:paragraph-properties fo:margin-left="0cm" fo:margin-right="0cm" fo:margin-top="0.212cm" fo:margin-bottom="0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47" style:family="paragraph" style:parent-style-name="Heading_20_3">
      <style:paragraph-properties fo:margin-left="0cm" fo:margin-right="0cm" fo:margin-top="0.282cm" fo:margin-bottom="0cm" style:contextual-spacing="false" fo:line-height="100%" fo:text-align="start" style:justify-single-word="false" fo:keep-together="always" fo:orphans="0" fo:widows="0" fo:text-indent="0cm" style:auto-text-indent="false" fo:break-before="auto" fo:break-after="auto" fo:padding="0cm" fo:border="none" fo:keep-with-next="always"/>
    </style:style>
    <style:style style:name="P48" style:family="paragraph" style:parent-style-name="Standard">
      <style:paragraph-properties fo:line-height="100%" fo:padding="0cm" fo:border="none"/>
    </style:style>
    <style:style style:name="P49" style:family="paragraph" style:parent-style-name="Standard">
      <style:paragraph-properties fo:margin-top="0.353cm" fo:margin-bottom="0cm" style:contextual-spacing="false" fo:line-height="100%" fo:break-before="auto" fo:break-after="auto"/>
    </style:style>
    <style:style style:name="P50" style:family="paragraph" style:parent-style-name="Standard">
      <style:paragraph-properties fo:margin-top="0.353cm" fo:margin-bottom="0cm" style:contextual-spacing="false" fo:line-height="100%" fo:break-before="auto" fo:break-after="auto" fo:padding="0cm" fo:border="none"/>
    </style:style>
    <style:style style:name="P51" style:family="paragraph" style:parent-style-name="Standard">
      <style:paragraph-properties fo:margin-left="1.429cm" fo:margin-right="0cm" fo:margin-top="0.353cm" fo:margin-bottom="0cm" style:contextual-spacing="false" fo:line-height="100%" fo:text-indent="0cm" style:auto-text-indent="false" fo:break-before="auto" fo:break-after="auto"/>
    </style:style>
    <style:style style:name="P52" style:family="paragraph" style:parent-style-name="Standard">
      <style:paragraph-properties fo:margin-top="0.212cm" fo:margin-bottom="0.353cm" style:contextual-spacing="false" fo:line-height="100%" fo:break-before="auto" fo:break-after="auto" fo:padding="0cm" fo:border="none"/>
    </style:style>
    <style:style style:name="P53" style:family="paragraph" style:parent-style-name="Standard">
      <style:paragraph-properties fo:margin-left="3.81cm" fo:margin-right="0cm" fo:margin-top="0.353cm" fo:margin-bottom="0cm" style:contextual-spacing="false" fo:line-height="100%" fo:text-indent="0cm" style:auto-text-indent="false" fo:break-before="auto" fo:break-after="auto" fo:padding="0cm" fo:border="none"/>
    </style:style>
    <style:style style:name="P54" style:family="paragraph" style:parent-style-name="Heading_20_2">
      <style:paragraph-properties fo:margin-top="0.353cm" fo:margin-bottom="0cm" style:contextual-spacing="false" fo:line-height="100%" fo:keep-together="always" fo:orphans="0" fo:widows="0" fo:break-before="auto" fo:break-after="auto" fo:padding="0cm" fo:border="none" fo:keep-with-next="always"/>
    </style:style>
    <style:style style:name="P55" style:family="paragraph" style:parent-style-name="Heading_20_1">
      <style:paragraph-properties fo:margin-top="0.353cm" fo:margin-bottom="0cm" style:contextual-spacing="false" fo:line-height="100%" fo:keep-together="always" fo:orphans="0" fo:widows="0" fo:break-before="auto" fo:break-after="auto" fo:padding="0cm" fo:border="none" fo:keep-with-next="always"/>
    </style:style>
    <style:style style:name="P56" style:family="paragraph" style:parent-style-name="Heading_20_4">
      <style:paragraph-properties fo:margin-top="0.282cm" fo:margin-bottom="0cm" style:contextual-spacing="false" fo:line-height="100%" fo:break-before="auto" fo:break-after="auto" fo:padding="0cm" fo:border="none"/>
    </style:style>
    <style:style style:name="P57" style:family="paragraph" style:parent-style-name="Standard">
      <style:paragraph-properties fo:line-height="100%" fo:keep-together="auto" fo:orphans="0" fo:widows="0" fo:break-before="auto" fo:break-after="auto" fo:padding="0cm" fo:border="none" fo:keep-with-next="auto"/>
      <style:text-properties style:text-line-through-style="solid" style:text-line-through-type="single"/>
    </style:style>
    <style:style style:name="P58" style:family="paragraph" style:parent-style-name="Standard">
      <style:paragraph-properties fo:break-before="auto" fo:break-after="auto" fo:padding="0cm" fo:border="none"/>
    </style:style>
    <style:style style:name="P59" style:family="paragraph" style:parent-style-name="Heading_20_2">
      <style:paragraph-properties fo:break-before="auto" fo:break-after="auto" fo:padding="0cm" fo:border="none"/>
    </style:style>
    <style:style style:name="P60" style:family="paragraph" style:parent-style-name="Heading_20_4">
      <style:paragraph-properties fo:break-before="auto" fo:break-after="auto" fo:padding="0cm" fo:border="none"/>
    </style:style>
    <style:style style:name="P61" style:family="paragraph" style:parent-style-name="Heading_20_3">
      <style:paragraph-properties fo:break-before="auto" fo:break-after="auto" fo:padding="0cm" fo:border="none"/>
    </style:style>
    <style:style style:name="P62" style:family="paragraph" style:parent-style-name="Standard">
      <style:paragraph-properties fo:break-before="auto" fo:break-after="auto"/>
    </style:style>
    <style:style style:name="P63" style:family="paragraph" style:parent-style-name="Heading_20_1">
      <style:paragraph-properties fo:break-before="auto" fo:break-after="auto"/>
    </style:style>
    <style:style style:name="P64" style:family="paragraph" style:parent-style-name="Standard">
      <style:paragraph-properties fo:orphans="0" fo:widows="0" fo:break-before="auto" fo:break-after="auto" fo:padding="0cm" fo:border="none"/>
    </style:style>
    <style:style style:name="P65" style:family="paragraph" style:parent-style-name="Heading_20_2">
      <style:paragraph-properties fo:orphans="0" fo:widows="0" fo:break-before="auto" fo:break-after="auto" fo:padding="0cm" fo:border="none"/>
    </style:style>
    <style:style style:name="P66" style:family="paragraph" style:parent-style-name="Heading_20_4">
      <style:paragraph-properties fo:orphans="0" fo:widows="0" fo:break-before="auto" fo:break-after="auto" fo:padding="0cm" fo:border="none"/>
    </style:style>
    <style:style style:name="P67" style:family="paragraph" style:parent-style-name="Heading_20_3">
      <style:paragraph-properties fo:orphans="0" fo:widows="0" fo:break-before="auto" fo:break-after="auto" fo:padding="0cm" fo:border="none"/>
    </style:style>
    <style:style style:name="P68" style:family="paragraph" style:parent-style-name="Heading_20_2">
      <style:paragraph-properties fo:orphans="0" fo:widows="0" fo:break-before="auto" fo:break-after="auto"/>
    </style:style>
    <style:style style:name="P69" style:family="paragraph" style:parent-style-name="Standard">
      <style:paragraph-properties fo:line-height="100%" fo:orphans="0" fo:widows="0" fo:break-before="auto" fo:break-after="auto" fo:padding="0cm" fo:border="none"/>
      <style:text-properties style:font-name="Courier New" style:font-name-asian="Courier New1" style:font-name-complex="Courier New1"/>
    </style:style>
    <style:style style:name="P70" style:family="paragraph" style:parent-style-name="Standard">
      <style:paragraph-properties fo:margin-left="0cm" fo:margin-right="0cm" fo:line-height="100%" fo:orphans="0" fo:widows="0" fo:text-indent="0cm" style:auto-text-indent="false" fo:break-before="auto" fo:break-after="auto"/>
      <style:text-properties style:font-name="Courier New" style:font-name-asian="Courier New1" style:font-name-complex="Courier New1"/>
    </style:style>
    <style:style style:name="P71" style:family="paragraph" style:parent-style-name="Standard">
      <style:paragraph-properties fo:margin-left="1.27cm" fo:margin-right="0cm" fo:line-height="100%" fo:orphans="0" fo:widows="0" fo:text-indent="0cm" style:auto-text-indent="false" fo:break-before="auto" fo:break-after="auto"/>
      <style:text-properties style:font-name="Courier New" style:font-name-asian="Courier New1" style:font-name-complex="Courier New1"/>
    </style:style>
    <style:style style:name="P72" style:family="paragraph" style:parent-style-name="Heading_20_2">
      <style:paragraph-properties fo:margin-top="0.353cm" fo:margin-bottom="0cm" style:contextual-spacing="false" fo:line-height="100%" fo:keep-together="auto" fo:orphans="0" fo:widows="0" fo:break-before="auto" fo:break-after="auto" fo:padding="0cm" fo:border="none" fo:keep-with-next="auto"/>
      <style:text-properties style:font-name="Courier New" style:font-name-asian="Courier New1" style:font-name-complex="Courier New1"/>
    </style:style>
    <style:style style:name="P73" style:family="paragraph" style:parent-style-name="Standard">
      <style:paragraph-properties fo:margin-left="1.27cm" fo:margin-right="0cm" fo:text-indent="0cm" style:auto-text-indent="false" fo:break-before="auto" fo:break-after="auto" fo:padding="0cm" fo:border="none"/>
      <style:text-properties style:font-name="Courier New" style:font-name-asian="Courier New1" style:font-name-complex="Courier New1"/>
    </style:style>
    <style:style style:name="P74" style:family="paragraph" style:parent-style-name="Standard">
      <style:paragraph-properties fo:margin-left="0cm" fo:margin-right="0cm" fo:text-indent="0cm" style:auto-text-indent="false" fo:break-before="auto" fo:break-after="auto"/>
    </style:style>
    <style:style style:name="P75" style:family="paragraph" style:parent-style-name="Standard">
      <style:paragraph-properties fo:margin-left="0cm" fo:margin-right="0cm" fo:margin-top="0cm" fo:margin-bottom="0cm" style:contextual-spacing="false" fo:line-height="100%" fo:text-indent="0cm" style:auto-text-indent="false" fo:padding="0cm" fo:border="none"/>
      <style:text-properties style:text-position="0% 100%"/>
    </style:style>
    <style:style style:name="P76" style:family="paragraph" style:parent-style-name="Standard">
      <style:paragraph-properties fo:margin-left="0cm" fo:margin-right="0cm" fo:text-indent="1.27cm" style:auto-text-indent="false" fo:break-before="auto" fo:break-after="auto"/>
    </style:style>
    <style:style style:name="P77" style:family="paragraph" style:parent-style-name="Standard">
      <style:paragraph-properties fo:margin-top="0cm" fo:margin-bottom="0cm" style:contextual-spacing="false" fo:line-height="100%" fo:orphans="0" fo:widows="0" fo:padding="0cm" fo:border="none"/>
      <style:text-properties fo:color="#222222" loext:opacity="100%"/>
    </style:style>
    <style:style style:name="P78" style:family="paragraph" style:parent-style-name="Heading_20_2">
      <style:paragraph-properties fo:keep-together="auto" fo:orphans="0" fo:widows="0" fo:break-before="auto" fo:break-after="auto" fo:keep-with-next="auto"/>
    </style:style>
    <style:style style:name="P79" style:family="paragraph" style:parent-style-name="Heading_20_2">
      <style:paragraph-properties fo:break-before="page"/>
    </style:style>
    <style:style style:name="P80" style:family="paragraph" style:parent-style-name="Heading_20_2">
      <style:paragraph-properties fo:margin-top="0.212cm" fo:margin-bottom="0cm" style:contextual-spacing="false" fo:line-height="100%" fo:keep-together="auto" fo:orphans="0" fo:widows="0" fo:break-before="auto" fo:break-after="auto" fo:padding="0cm" fo:border="none" fo:keep-with-next="auto"/>
      <style:text-properties style:font-name="Arial" fo:font-size="11pt" fo:font-weight="normal" style:font-name-asian="Arial1" style:font-size-asian="11pt" style:font-weight-asian="normal" style:font-name-complex="Arial1" style:font-size-complex="11pt"/>
    </style:style>
    <style:style style:name="P81" style:family="paragraph" style:parent-style-name="Heading_20_2">
      <style:paragraph-properties fo:margin-top="0.212cm" fo:margin-bottom="0cm" style:contextual-spacing="false" fo:line-height="100%" fo:keep-together="auto" fo:orphans="0" fo:widows="0" fo:break-before="auto" fo:break-after="auto" fo:keep-with-next="auto"/>
      <style:text-properties style:font-name="Arial" fo:font-size="11pt" fo:font-weight="normal" style:font-name-asian="Arial1" style:font-size-asian="11pt" style:font-weight-asian="normal" style:font-name-complex="Arial1" style:font-size-complex="11pt"/>
    </style:style>
    <style:style style:name="P82" style:family="paragraph" style:parent-style-name="Heading_20_1">
      <style:paragraph-properties fo:line-height="100%" fo:keep-together="auto" fo:orphans="0" fo:widows="0" fo:break-before="auto" fo:break-after="auto" fo:padding="0cm" fo:border="none" fo:keep-with-next="auto"/>
      <style:text-properties style:font-name="Arial" fo:font-size="11pt" fo:font-weight="normal" style:font-name-asian="Arial1" style:font-size-asian="11pt" style:font-weight-asian="normal" style:font-name-complex="Arial1" style:font-size-complex="11pt"/>
    </style:style>
    <style:style style:name="P83" style:family="paragraph" style:parent-style-name="Heading_20_4">
      <style:paragraph-properties fo:break-before="auto" fo:break-after="auto" fo:padding="0cm" fo:border="none"/>
      <style:text-properties style:font-name="Courier New" style:font-name-asian="Courier New1" style:font-name-complex="Courier New1"/>
    </style:style>
    <style:style style:name="P84" style:family="paragraph" style:parent-style-name="Title" style:master-page-name="Standard">
      <style:paragraph-properties fo:line-height="100%" fo:keep-together="auto" fo:orphans="0" fo:widows="0" style:page-number="1" fo:break-before="auto" fo:break-after="auto" fo:padding="0cm" fo:border="none" fo:keep-with-next="auto"/>
    </style:style>
    <style:style style:name="P85" style:family="paragraph" style:parent-style-name="Standard" style:list-style-name="WWNum44">
      <style:paragraph-properties fo:margin-left="1.27cm" fo:margin-right="0cm" fo:line-height="100%" fo:text-indent="-0.635cm" style:auto-text-indent="false"/>
    </style:style>
    <style:style style:name="P86" style:family="paragraph" style:parent-style-name="Standard" style:list-style-name="WWNum26">
      <style:paragraph-properties fo:margin-left="1.27cm" fo:margin-right="0cm" fo:line-height="100%" fo:text-indent="-0.635cm" style:auto-text-indent="false"/>
    </style:style>
    <style:style style:name="P87" style:family="paragraph" style:parent-style-name="Standard" style:list-style-name="WWNum6">
      <style:paragraph-properties fo:margin-left="1.27cm" fo:margin-right="0cm" fo:margin-top="0.212cm" fo:margin-bottom="0cm" style:contextual-spacing="false" fo:line-height="100%" fo:text-indent="-0.635cm" style:auto-text-indent="false" fo:break-before="auto" fo:break-after="auto"/>
    </style:style>
    <style:style style:name="P88" style:family="paragraph" style:parent-style-name="Standard" style:list-style-name="WWNum6">
      <style:paragraph-properties fo:margin-left="1.27cm" fo:margin-right="0cm" fo:margin-top="0cm" fo:margin-bottom="0cm" style:contextual-spacing="false" fo:line-height="100%" fo:text-indent="-0.635cm" style:auto-text-indent="false" fo:break-before="auto" fo:break-after="auto"/>
    </style:style>
    <style:style style:name="P89" style:family="paragraph" style:parent-style-name="Standard" style:list-style-name="WWNum6">
      <style:paragraph-properties fo:margin-left="2.54cm" fo:margin-right="0cm" fo:margin-top="0cm" fo:margin-bottom="0cm" style:contextual-spacing="false" fo:line-height="100%" fo:text-indent="-0.635cm" style:auto-text-indent="false" fo:break-before="auto" fo:break-after="auto"/>
    </style:style>
    <style:style style:name="P90" style:family="paragraph" style:parent-style-name="Standard" style:list-style-name="WWNum48">
      <style:paragraph-properties fo:margin-left="1.27cm" fo:margin-right="0cm" fo:margin-top="0.212cm" fo:margin-bottom="0cm" style:contextual-spacing="false" fo:line-height="100%" fo:text-indent="-0.635cm" style:auto-text-indent="false" fo:break-before="auto" fo:break-after="auto"/>
    </style:style>
    <style:style style:name="P91" style:family="paragraph" style:parent-style-name="Standard" style:list-style-name="WWNum48">
      <style:paragraph-properties fo:margin-left="2.54cm" fo:margin-right="0cm" fo:margin-top="0cm" fo:margin-bottom="0cm" style:contextual-spacing="false" fo:line-height="100%" fo:text-indent="-0.635cm" style:auto-text-indent="false" fo:break-before="auto" fo:break-after="auto"/>
    </style:style>
    <style:style style:name="P92" style:family="paragraph" style:parent-style-name="Standard" style:list-style-name="WWNum17">
      <style:paragraph-properties fo:margin-left="1.27cm" fo:margin-right="0cm" fo:margin-top="0.212cm" fo:margin-bottom="0cm" style:contextual-spacing="false" fo:line-height="100%" fo:text-indent="-0.635cm" style:auto-text-indent="false" fo:break-before="auto" fo:break-after="auto"/>
    </style:style>
    <style:style style:name="P93" style:family="paragraph" style:parent-style-name="Standard" style:list-style-name="WWNum17">
      <style:paragraph-properties fo:margin-left="1.27cm" fo:margin-right="0cm" fo:margin-top="0cm" fo:margin-bottom="0cm" style:contextual-spacing="false" fo:line-height="100%" fo:text-indent="-0.635cm" style:auto-text-indent="false" fo:break-before="auto" fo:break-after="auto"/>
    </style:style>
    <style:style style:name="P94" style:family="paragraph" style:parent-style-name="Standard" style:list-style-name="WWNum17">
      <style:paragraph-properties fo:margin-left="1.27cm" fo:margin-right="0cm" fo:line-height="100%" fo:text-indent="-0.635cm" style:auto-text-indent="false" fo:break-before="auto" fo:break-after="auto"/>
    </style:style>
    <style:style style:name="P95" style:family="paragraph" style:parent-style-name="Standard" style:list-style-name="WWNum17">
      <style:paragraph-properties fo:margin-left="2.54cm" fo:margin-right="0cm" fo:margin-top="0cm" fo:margin-bottom="0cm" style:contextual-spacing="false" fo:line-height="100%" fo:text-indent="-0.635cm" style:auto-text-indent="false" fo:break-before="auto" fo:break-after="auto"/>
    </style:style>
    <style:style style:name="P96" style:family="paragraph" style:parent-style-name="Standard" style:list-style-name="WWNum1">
      <style:paragraph-properties fo:margin-left="1.27cm" fo:margin-right="0cm" fo:line-height="100%" fo:text-indent="-0.635cm" style:auto-text-indent="false" fo:break-before="auto" fo:break-after="auto"/>
    </style:style>
    <style:style style:name="P97" style:family="paragraph" style:parent-style-name="Standard" style:list-style-name="WWNum1">
      <style:paragraph-properties fo:margin-left="1.27cm" fo:margin-right="0cm" fo:line-height="100%" fo:text-indent="-0.635cm" style:auto-text-indent="false" fo:break-before="auto" fo:break-after="auto" fo:padding="0cm" fo:border="none"/>
    </style:style>
    <style:style style:name="P98" style:family="paragraph" style:parent-style-name="Standard" style:list-style-name="WWNum1">
      <style:paragraph-properties fo:margin-left="1.27cm" fo:margin-right="0cm" fo:margin-top="0.212cm" fo:margin-bottom="0cm" style:contextual-spacing="false" fo:line-height="100%" fo:text-indent="-0.635cm" style:auto-text-indent="false" fo:break-before="auto" fo:break-after="auto"/>
    </style:style>
    <style:style style:name="P99" style:family="paragraph" style:parent-style-name="Standard" style:list-style-name="WWNum1">
      <style:paragraph-properties fo:margin-left="1.27cm" fo:margin-right="0cm" fo:margin-top="0.212cm" fo:margin-bottom="0cm" style:contextual-spacing="false" fo:line-height="100%" fo:text-indent="-0.635cm" style:auto-text-indent="false" fo:break-before="auto" fo:break-after="auto" fo:padding="0cm" fo:border="none"/>
    </style:style>
    <style:style style:name="P100" style:family="paragraph" style:parent-style-name="Standard" style:list-style-name="WWNum1">
      <style:paragraph-properties fo:margin-left="1.27cm" fo:margin-right="0cm" fo:margin-top="0cm" fo:margin-bottom="0cm" style:contextual-spacing="false" fo:line-height="100%" fo:text-indent="-0.635cm" style:auto-text-indent="false" fo:break-before="auto" fo:break-after="auto"/>
    </style:style>
    <style:style style:name="P101" style:family="paragraph" style:parent-style-name="Standard" style:list-style-name="WWNum1">
      <style:paragraph-properties fo:margin-left="1.27cm" fo:margin-right="0cm" fo:margin-top="0cm" fo:margin-bottom="0cm" style:contextual-spacing="false" fo:line-height="100%" fo:text-indent="-0.635cm" style:auto-text-indent="false" fo:break-before="auto" fo:break-after="auto" fo:padding="0cm" fo:border="none"/>
    </style:style>
    <style:style style:name="P102" style:family="paragraph" style:parent-style-name="Standard" style:list-style-name="WWNum1">
      <style:paragraph-properties fo:margin-left="2.54cm" fo:margin-right="0cm" fo:margin-top="0cm" fo:margin-bottom="0cm" style:contextual-spacing="false" fo:line-height="100%" fo:text-indent="-0.635cm" style:auto-text-indent="false" fo:break-before="auto" fo:break-after="auto" fo:padding="0cm" fo:border="none"/>
    </style:style>
    <style:style style:name="P103" style:family="paragraph" style:parent-style-name="Standard" style:list-style-name="WWNum7">
      <style:paragraph-properties fo:margin-left="1.27cm" fo:margin-right="0cm" fo:line-height="100%" fo:text-indent="-0.635cm" style:auto-text-indent="false" fo:break-before="auto" fo:break-after="auto" fo:padding="0cm" fo:border="none"/>
    </style:style>
    <style:style style:name="P104" style:family="paragraph" style:parent-style-name="Standard" style:list-style-name="WWNum25">
      <style:paragraph-properties fo:margin-left="1.27cm" fo:margin-right="0cm" fo:line-height="100%" fo:text-indent="-0.635cm" style:auto-text-indent="false" fo:break-before="auto" fo:break-after="auto" fo:padding="0cm" fo:border="none"/>
    </style:style>
    <style:style style:name="P105" style:family="paragraph" style:parent-style-name="Standard" style:list-style-name="WWNum2">
      <style:paragraph-properties fo:margin-left="1.27cm" fo:margin-right="0cm" fo:line-height="100%" fo:text-indent="-0.635cm" style:auto-text-indent="false" fo:break-before="auto" fo:break-after="auto" fo:padding="0cm" fo:border="none"/>
    </style:style>
    <style:style style:name="P106" style:family="paragraph" style:parent-style-name="Standard" style:list-style-name="WWNum14">
      <style:paragraph-properties fo:margin-left="1.27cm" fo:margin-right="0cm" fo:margin-top="0.212cm" fo:margin-bottom="0cm" style:contextual-spacing="false" fo:line-height="100%" fo:text-indent="-0.635cm" style:auto-text-indent="false" fo:break-before="auto" fo:break-after="auto" fo:padding="0cm" fo:border="none"/>
    </style:style>
    <style:style style:name="P107" style:family="paragraph" style:parent-style-name="Standard" style:list-style-name="WWNum14">
      <style:paragraph-properties fo:margin-left="2.54cm" fo:margin-right="0cm" fo:margin-top="0cm" fo:margin-bottom="0cm" style:contextual-spacing="false" fo:line-height="100%" fo:text-indent="-0.635cm" style:auto-text-indent="false" fo:break-before="auto" fo:break-after="auto" fo:padding="0cm" fo:border="none"/>
    </style:style>
    <style:style style:name="P108" style:family="paragraph" style:parent-style-name="Standard" style:list-style-name="WWNum23">
      <style:paragraph-properties fo:margin-left="1.27cm" fo:margin-right="0cm" fo:line-height="100%" fo:text-indent="-0.635cm" style:auto-text-indent="false" fo:break-before="auto" fo:break-after="auto" fo:padding="0cm" fo:border="none"/>
    </style:style>
    <style:style style:name="P109" style:family="paragraph" style:parent-style-name="Standard" style:list-style-name="WWNum52">
      <style:paragraph-properties fo:margin-left="1.27cm" fo:margin-right="0cm" fo:margin-top="0.212cm" fo:margin-bottom="0cm" style:contextual-spacing="false" fo:line-height="100%" fo:text-indent="-0.635cm" style:auto-text-indent="false" fo:break-before="auto" fo:break-after="auto" fo:padding="0cm" fo:border="none"/>
    </style:style>
    <style:style style:name="P110" style:family="paragraph" style:parent-style-name="Standard" style:list-style-name="WWNum52">
      <style:paragraph-properties fo:margin-left="1.27cm" fo:margin-right="0cm" fo:margin-top="0cm" fo:margin-bottom="0cm" style:contextual-spacing="false" fo:line-height="100%" fo:text-indent="-0.635cm" style:auto-text-indent="false" fo:break-before="auto" fo:break-after="auto" fo:padding="0cm" fo:border="none"/>
    </style:style>
    <style:style style:name="P111" style:family="paragraph" style:parent-style-name="Standard" style:list-style-name="WWNum50">
      <style:paragraph-properties fo:margin-left="1.27cm" fo:margin-right="0cm" fo:margin-top="0.212cm" fo:margin-bottom="0cm" style:contextual-spacing="false" fo:line-height="100%" fo:text-indent="-0.635cm" style:auto-text-indent="false" fo:break-before="auto" fo:break-after="auto" fo:padding="0cm" fo:border="none"/>
    </style:style>
    <style:style style:name="P112" style:family="paragraph" style:parent-style-name="Standard" style:list-style-name="WWNum50">
      <style:paragraph-properties fo:margin-left="1.27cm" fo:margin-right="0cm" fo:margin-top="0cm" fo:margin-bottom="0cm" style:contextual-spacing="false" fo:line-height="100%" fo:text-indent="-0.635cm" style:auto-text-indent="false" fo:break-before="auto" fo:break-after="auto" fo:padding="0cm" fo:border="none"/>
    </style:style>
    <style:style style:name="P113" style:family="paragraph" style:parent-style-name="Standard" style:list-style-name="WWNum50">
      <style:paragraph-properties fo:margin-left="2.54cm" fo:margin-right="0cm" fo:margin-top="0cm" fo:margin-bottom="0cm" style:contextual-spacing="false" fo:line-height="100%" fo:text-indent="-0.635cm" style:auto-text-indent="false" fo:break-before="auto" fo:break-after="auto" fo:padding="0cm" fo:border="none"/>
    </style:style>
    <style:style style:name="P114" style:family="paragraph" style:parent-style-name="Standard" style:list-style-name="WWNum31">
      <style:paragraph-properties fo:margin-left="1.27cm" fo:margin-right="0cm" fo:margin-top="0.212cm" fo:margin-bottom="0cm" style:contextual-spacing="false" fo:line-height="100%" fo:orphans="0" fo:widows="0" fo:text-indent="-0.635cm" style:auto-text-indent="false" fo:break-before="auto" fo:break-after="auto" fo:padding="0cm" fo:border="none"/>
    </style:style>
    <style:style style:name="P115" style:family="paragraph" style:parent-style-name="Standard" style:list-style-name="WWNum31">
      <style:paragraph-properties fo:margin-left="1.27cm" fo:margin-right="0cm" fo:margin-top="0cm" fo:margin-bottom="0cm" style:contextual-spacing="false" fo:line-height="100%" fo:orphans="0" fo:widows="0" fo:text-indent="-0.635cm" style:auto-text-indent="false" fo:break-before="auto" fo:break-after="auto" fo:padding="0cm" fo:border="none"/>
    </style:style>
    <style:style style:name="P116" style:family="paragraph" style:parent-style-name="Standard" style:list-style-name="WWNum38">
      <style:paragraph-properties fo:margin-left="1.27cm" fo:margin-right="0cm" fo:margin-top="0.212cm" fo:margin-bottom="0cm" style:contextual-spacing="false" fo:line-height="100%" fo:orphans="0" fo:widows="0" fo:text-indent="-0.635cm" style:auto-text-indent="false"/>
    </style:style>
    <style:style style:name="P117" style:family="paragraph" style:parent-style-name="Standard" style:list-style-name="WWNum38">
      <style:paragraph-properties fo:margin-left="1.27cm" fo:margin-right="0cm" fo:margin-top="0cm" fo:margin-bottom="0cm" style:contextual-spacing="false" fo:line-height="100%" fo:orphans="0" fo:widows="0" fo:text-indent="-0.635cm" style:auto-text-indent="false"/>
    </style:style>
    <style:style style:name="P118" style:family="paragraph" style:parent-style-name="Standard" style:list-style-name="WWNum9">
      <style:paragraph-properties fo:margin-left="1.27cm" fo:margin-right="0cm" fo:margin-top="0.212cm" fo:margin-bottom="0cm" style:contextual-spacing="false" fo:line-height="100%" fo:orphans="0" fo:widows="0" fo:text-indent="-0.635cm" style:auto-text-indent="false" fo:break-before="auto" fo:break-after="auto"/>
    </style:style>
    <style:style style:name="P119" style:family="paragraph" style:parent-style-name="Standard" style:list-style-name="WWNum9">
      <style:paragraph-properties fo:margin-left="1.27cm" fo:margin-right="0cm" fo:margin-top="0cm" fo:margin-bottom="0cm" style:contextual-spacing="false" fo:line-height="100%" fo:orphans="0" fo:widows="0" fo:text-indent="-0.635cm" style:auto-text-indent="false" fo:break-before="auto" fo:break-after="auto"/>
    </style:style>
    <style:style style:name="P120" style:family="paragraph" style:parent-style-name="Standard" style:list-style-name="WWNum53">
      <style:paragraph-properties fo:margin-left="1.27cm" fo:margin-right="0cm" fo:margin-top="0.212cm" fo:margin-bottom="0cm" style:contextual-spacing="false" fo:line-height="100%" fo:orphans="0" fo:widows="0" fo:text-indent="-0.635cm" style:auto-text-indent="false" fo:padding="0cm" fo:border="none"/>
    </style:style>
    <style:style style:name="P121" style:family="paragraph" style:parent-style-name="Standard" style:list-style-name="WWNum53">
      <style:paragraph-properties fo:margin-left="1.27cm" fo:margin-right="0cm" fo:margin-top="0cm" fo:margin-bottom="0cm" style:contextual-spacing="false" fo:line-height="100%" fo:orphans="0" fo:widows="0" fo:text-indent="-0.635cm" style:auto-text-indent="false" fo:padding="0cm" fo:border="none"/>
    </style:style>
    <style:style style:name="P122" style:family="paragraph" style:parent-style-name="Standard" style:list-style-name="WWNum34">
      <style:paragraph-properties fo:margin-left="1.27cm" fo:margin-right="0cm" fo:margin-top="0.212cm" fo:margin-bottom="0cm" style:contextual-spacing="false" fo:line-height="100%" fo:orphans="0" fo:widows="0" fo:text-indent="-0.635cm" style:auto-text-indent="false" fo:padding="0cm" fo:border="none"/>
    </style:style>
    <style:style style:name="P123" style:family="paragraph" style:parent-style-name="Standard" style:list-style-name="WWNum34">
      <style:paragraph-properties fo:margin-left="1.27cm" fo:margin-right="0cm" fo:margin-top="0cm" fo:margin-bottom="0cm" style:contextual-spacing="false" fo:line-height="100%" fo:orphans="0" fo:widows="0" fo:text-indent="-0.635cm" style:auto-text-indent="false" fo:padding="0cm" fo:border="none"/>
    </style:style>
    <style:style style:name="P124" style:family="paragraph" style:parent-style-name="Standard" style:list-style-name="WWNum41">
      <style:paragraph-properties fo:margin-left="0.661cm" fo:margin-right="0cm" fo:margin-top="0.212cm" fo:margin-bottom="0cm" style:contextual-spacing="false" fo:line-height="100%" fo:orphans="0" fo:widows="0" fo:text-indent="-0.635cm" style:auto-text-indent="false" fo:padding="0cm" fo:border="none"/>
    </style:style>
    <style:style style:name="P125" style:family="paragraph" style:parent-style-name="Standard" style:list-style-name="WWNum41">
      <style:paragraph-properties fo:margin-left="0.661cm" fo:margin-right="0cm" fo:margin-top="0cm" fo:margin-bottom="0cm" style:contextual-spacing="false" fo:line-height="100%" fo:orphans="0" fo:widows="0" fo:text-indent="-0.635cm" style:auto-text-indent="false" fo:padding="0cm" fo:border="none"/>
    </style:style>
    <style:style style:name="P126" style:family="paragraph" style:parent-style-name="Standard" style:list-style-name="WWNum54">
      <style:paragraph-properties fo:margin-left="0.661cm" fo:margin-right="0cm" fo:margin-top="0cm" fo:margin-bottom="0cm" style:contextual-spacing="false" fo:line-height="100%" fo:orphans="0" fo:widows="0" fo:text-indent="-0.635cm" style:auto-text-indent="false" fo:padding="0cm" fo:border="none"/>
    </style:style>
    <style:style style:name="P127" style:family="paragraph" style:parent-style-name="Standard" style:list-style-name="WWNum3">
      <style:paragraph-properties fo:margin-left="1.27cm" fo:margin-right="0cm" fo:line-height="100%" fo:orphans="0" fo:widows="0" fo:text-indent="-0.635cm" style:auto-text-indent="false" fo:break-before="auto" fo:break-after="auto" fo:padding="0cm" fo:border="none"/>
    </style:style>
    <style:style style:name="P128" style:family="paragraph" style:parent-style-name="Standard" style:list-style-name="WWNum12">
      <style:paragraph-properties fo:margin-left="1.27cm" fo:margin-right="0cm" fo:line-height="100%" fo:orphans="0" fo:widows="0" fo:text-indent="-0.635cm" style:auto-text-indent="false" fo:break-before="auto" fo:break-after="auto"/>
    </style:style>
    <style:style style:name="P129" style:family="paragraph" style:parent-style-name="Standard" style:list-style-name="WWNum46">
      <style:paragraph-properties fo:margin-left="1.27cm" fo:margin-right="0cm" fo:margin-top="0.212cm" fo:margin-bottom="0cm" style:contextual-spacing="false" fo:line-height="100%" fo:orphans="0" fo:widows="0" fo:text-indent="-0.635cm" style:auto-text-indent="false" fo:break-before="auto" fo:break-after="auto" fo:padding="0cm" fo:border="none"/>
    </style:style>
    <style:style style:name="P130" style:family="paragraph" style:parent-style-name="Standard" style:list-style-name="WWNum46">
      <style:paragraph-properties fo:margin-left="1.27cm" fo:margin-right="0cm" fo:margin-top="0cm" fo:margin-bottom="0cm" style:contextual-spacing="false" fo:line-height="100%" fo:orphans="0" fo:widows="0" fo:text-indent="-0.635cm" style:auto-text-indent="false" fo:break-before="auto" fo:break-after="auto" fo:padding="0cm" fo:border="none"/>
    </style:style>
    <style:style style:name="P131" style:family="paragraph" style:parent-style-name="Standard" style:list-style-name="WWNum18">
      <style:paragraph-properties fo:margin-left="1.27cm" fo:margin-right="0cm" fo:margin-top="0.212cm" fo:margin-bottom="0cm" style:contextual-spacing="false" fo:line-height="100%" fo:orphans="0" fo:widows="0" fo:text-indent="-0.635cm" style:auto-text-indent="false" fo:padding="0cm" fo:border="none"/>
    </style:style>
    <style:style style:name="P132" style:family="paragraph" style:parent-style-name="Standard" style:list-style-name="WWNum18">
      <style:paragraph-properties fo:margin-left="1.27cm" fo:margin-right="0cm" fo:margin-top="0cm" fo:margin-bottom="0cm" style:contextual-spacing="false" fo:line-height="100%" fo:orphans="0" fo:widows="0" fo:text-indent="-0.635cm" style:auto-text-indent="false" fo:padding="0cm" fo:border="none"/>
    </style:style>
    <style:style style:name="P133" style:family="paragraph" style:parent-style-name="Standard" style:list-style-name="WWNum27">
      <style:paragraph-properties fo:margin-left="1.27cm" fo:margin-right="0cm" fo:margin-top="0.212cm" fo:margin-bottom="0cm" style:contextual-spacing="false" fo:line-height="100%" fo:orphans="0" fo:widows="0" fo:text-indent="-0.635cm" style:auto-text-indent="false" fo:padding="0cm" fo:border="none"/>
    </style:style>
    <style:style style:name="P134" style:family="paragraph" style:parent-style-name="Standard" style:list-style-name="WWNum27">
      <style:paragraph-properties fo:margin-left="1.27cm" fo:margin-right="0cm" fo:margin-top="0cm" fo:margin-bottom="0cm" style:contextual-spacing="false" fo:line-height="100%" fo:orphans="0" fo:widows="0" fo:text-indent="-0.635cm" style:auto-text-indent="false" fo:padding="0cm" fo:border="none"/>
    </style:style>
    <style:style style:name="P135" style:family="paragraph" style:parent-style-name="Standard" style:list-style-name="WWNum42">
      <style:paragraph-properties fo:margin-left="1.27cm" fo:margin-right="0cm" fo:line-height="100%" fo:orphans="0" fo:widows="0" fo:text-indent="-0.635cm" style:auto-text-indent="false" fo:padding="0cm" fo:border="none"/>
    </style:style>
    <style:style style:name="P136" style:family="paragraph" style:parent-style-name="Standard" style:list-style-name="WWNum47">
      <style:paragraph-properties fo:margin-left="1.27cm" fo:margin-right="0cm" fo:line-height="100%" fo:orphans="0" fo:widows="0" fo:text-indent="-0.635cm" style:auto-text-indent="false" fo:padding="0cm" fo:border="none"/>
    </style:style>
    <style:style style:name="P137" style:family="paragraph" style:parent-style-name="Standard" style:list-style-name="WWNum51">
      <style:paragraph-properties fo:margin-left="1.27cm" fo:margin-right="0cm" fo:margin-top="0.212cm" fo:margin-bottom="0cm" style:contextual-spacing="false" fo:line-height="100%" fo:orphans="0" fo:widows="0" fo:text-indent="-0.635cm" style:auto-text-indent="false" fo:padding="0cm" fo:border="none"/>
    </style:style>
    <style:style style:name="P138" style:family="paragraph" style:parent-style-name="Standard" style:list-style-name="WWNum51">
      <style:paragraph-properties fo:margin-left="1.27cm" fo:margin-right="0cm" fo:margin-top="0cm" fo:margin-bottom="0cm" style:contextual-spacing="false" fo:line-height="100%" fo:orphans="0" fo:widows="0" fo:text-indent="-0.635cm" style:auto-text-indent="false" fo:padding="0cm" fo:border="none"/>
    </style:style>
    <style:style style:name="P139" style:family="paragraph" style:parent-style-name="Standard" style:list-style-name="WWNum49">
      <style:paragraph-properties fo:margin-left="1.27cm" fo:margin-right="0cm" fo:margin-top="0.212cm" fo:margin-bottom="0cm" style:contextual-spacing="false" fo:line-height="100%" fo:orphans="0" fo:widows="0" fo:text-indent="-0.635cm" style:auto-text-indent="false" fo:padding="0cm" fo:border="none"/>
    </style:style>
    <style:style style:name="P140" style:family="paragraph" style:parent-style-name="Standard" style:list-style-name="WWNum49">
      <style:paragraph-properties fo:margin-left="1.27cm" fo:margin-right="0cm" fo:margin-top="0cm" fo:margin-bottom="0cm" style:contextual-spacing="false" fo:line-height="100%" fo:orphans="0" fo:widows="0" fo:text-indent="-0.635cm" style:auto-text-indent="false" fo:padding="0cm" fo:border="none"/>
    </style:style>
    <style:style style:name="P141" style:family="paragraph" style:parent-style-name="Standard" style:list-style-name="WWNum4">
      <style:paragraph-properties fo:margin-left="1.27cm" fo:margin-right="0cm" fo:margin-top="0.212cm" fo:margin-bottom="0cm" style:contextual-spacing="false" fo:line-height="100%" fo:orphans="0" fo:widows="0" fo:text-indent="-0.635cm" style:auto-text-indent="false"/>
    </style:style>
    <style:style style:name="P142" style:family="paragraph" style:parent-style-name="Standard" style:list-style-name="WWNum4">
      <style:paragraph-properties fo:margin-left="1.27cm" fo:margin-right="0cm" fo:margin-top="0cm" fo:margin-bottom="0cm" style:contextual-spacing="false" fo:line-height="100%" fo:orphans="0" fo:widows="0" fo:text-indent="-0.635cm" style:auto-text-indent="false"/>
    </style:style>
    <style:style style:name="P143" style:family="paragraph" style:parent-style-name="Standard" style:list-style-name="WWNum32">
      <style:paragraph-properties fo:margin-left="1.27cm" fo:margin-right="0cm" fo:margin-top="0.212cm" fo:margin-bottom="0cm" style:contextual-spacing="false" fo:line-height="100%" fo:orphans="0" fo:widows="0" fo:text-indent="-0.635cm" style:auto-text-indent="false"/>
    </style:style>
    <style:style style:name="P144" style:family="paragraph" style:parent-style-name="Standard" style:list-style-name="WWNum32">
      <style:paragraph-properties fo:margin-left="1.27cm" fo:margin-right="0cm" fo:margin-top="0cm" fo:margin-bottom="0cm" style:contextual-spacing="false" fo:line-height="100%" fo:orphans="0" fo:widows="0" fo:text-indent="-0.635cm" style:auto-text-indent="false"/>
    </style:style>
    <style:style style:name="P145" style:family="paragraph" style:parent-style-name="Standard" style:list-style-name="WWNum45">
      <style:paragraph-properties fo:margin-left="1.27cm" fo:margin-right="0cm" fo:margin-top="0.212cm" fo:margin-bottom="0cm" style:contextual-spacing="false" fo:line-height="100%" fo:orphans="0" fo:widows="0" fo:text-indent="-0.635cm" style:auto-text-indent="false"/>
    </style:style>
    <style:style style:name="P146" style:family="paragraph" style:parent-style-name="Standard" style:list-style-name="WWNum45">
      <style:paragraph-properties fo:margin-left="1.27cm" fo:margin-right="0cm" fo:margin-top="0cm" fo:margin-bottom="0cm" style:contextual-spacing="false" fo:line-height="100%" fo:orphans="0" fo:widows="0" fo:text-indent="-0.635cm" style:auto-text-indent="false"/>
    </style:style>
    <style:style style:name="P147" style:family="paragraph" style:parent-style-name="Standard" style:list-style-name="WWNum45">
      <style:paragraph-properties fo:margin-left="2.54cm" fo:margin-right="0cm" fo:margin-top="0cm" fo:margin-bottom="0cm" style:contextual-spacing="false" fo:line-height="100%" fo:orphans="0" fo:widows="0" fo:text-indent="-0.635cm" style:auto-text-indent="false"/>
    </style:style>
    <style:style style:name="P148" style:family="paragraph" style:parent-style-name="Standard" style:list-style-name="WWNum29">
      <style:paragraph-properties fo:margin-left="1.27cm" fo:margin-right="0cm" fo:margin-top="0.212cm" fo:margin-bottom="0cm" style:contextual-spacing="false" fo:line-height="100%" fo:orphans="0" fo:widows="0" fo:text-indent="-0.635cm" style:auto-text-indent="false"/>
    </style:style>
    <style:style style:name="P149" style:family="paragraph" style:parent-style-name="Standard" style:list-style-name="WWNum29">
      <style:paragraph-properties fo:margin-left="1.27cm" fo:margin-right="0cm" fo:margin-top="0cm" fo:margin-bottom="0cm" style:contextual-spacing="false" fo:line-height="100%" fo:orphans="0" fo:widows="0" fo:text-indent="-0.635cm" style:auto-text-indent="false"/>
    </style:style>
    <style:style style:name="P150" style:family="paragraph" style:parent-style-name="Standard" style:list-style-name="WWNum20">
      <style:paragraph-properties fo:margin-left="1.27cm" fo:margin-right="0cm" fo:line-height="100%" fo:keep-together="auto" fo:orphans="0" fo:widows="0" fo:text-indent="-0.635cm" style:auto-text-indent="false" fo:break-before="auto" fo:break-after="auto" fo:padding="0cm" fo:border="none" fo:keep-with-next="auto"/>
    </style:style>
    <style:style style:name="P151" style:family="paragraph" style:parent-style-name="Standard" style:list-style-name="WWNum20">
      <style:paragraph-properties fo:margin-left="1.27cm" fo:margin-right="0cm" fo:margin-top="0.353cm" fo:margin-bottom="0cm" style:contextual-spacing="false" fo:line-height="100%" fo:keep-together="auto" fo:orphans="0" fo:widows="0" fo:text-indent="-0.635cm" style:auto-text-indent="false" fo:break-before="auto" fo:break-after="auto" fo:padding="0cm" fo:border="none" fo:keep-with-next="auto"/>
    </style:style>
    <style:style style:name="P152" style:family="paragraph" style:parent-style-name="Standard" style:list-style-name="WWNum22">
      <style:paragraph-properties fo:margin-left="1.27cm" fo:margin-right="0cm" fo:margin-top="0cm" fo:margin-bottom="0cm" style:contextual-spacing="false" fo:line-height="100%" fo:keep-together="auto" fo:orphans="0" fo:widows="0" fo:text-indent="-0.635cm" style:auto-text-indent="false" fo:padding="0cm" fo:border="none" fo:keep-with-next="auto"/>
    </style:style>
    <style:style style:name="P153" style:family="paragraph" style:parent-style-name="Standard" style:list-style-name="WWNum21">
      <style:paragraph-properties fo:margin-left="1.27cm" fo:margin-right="0cm" fo:margin-top="0cm" fo:margin-bottom="0cm" style:contextual-spacing="false" fo:line-height="100%" fo:keep-together="auto" fo:orphans="0" fo:widows="0" fo:text-indent="-0.635cm" style:auto-text-indent="false" fo:padding="0cm" fo:border="none" fo:keep-with-next="auto"/>
    </style:style>
    <style:style style:name="P154" style:family="paragraph" style:parent-style-name="Standard" style:list-style-name="WWNum8">
      <style:paragraph-properties fo:margin-left="1.27cm" fo:margin-right="0cm" fo:margin-top="0cm" fo:margin-bottom="0cm" style:contextual-spacing="false" fo:line-height="100%" fo:keep-together="auto" fo:orphans="0" fo:widows="0" fo:text-indent="-0.635cm" style:auto-text-indent="false" fo:padding="0cm" fo:border="none" fo:keep-with-next="auto"/>
    </style:style>
    <style:style style:name="P155" style:family="paragraph" style:parent-style-name="Standard" style:list-style-name="WWNum5">
      <style:paragraph-properties fo:margin-left="1.27cm" fo:margin-right="0cm" fo:margin-top="0cm" fo:margin-bottom="0cm" style:contextual-spacing="false" fo:line-height="100%" fo:keep-together="auto" fo:orphans="0" fo:widows="0" fo:text-indent="-0.635cm" style:auto-text-indent="false" fo:padding="0cm" fo:border="none" fo:keep-with-next="auto"/>
    </style:style>
    <style:style style:name="P156" style:family="paragraph" style:parent-style-name="Standard">
      <style:paragraph-properties fo:line-height="100%" fo:keep-together="auto" fo:orphans="0" fo:widows="0" fo:break-before="auto" fo:break-after="auto" fo:padding="0cm" fo:border="none" fo:keep-with-next="auto"/>
    </style:style>
    <style:style style:name="P157" style:family="paragraph" style:parent-style-name="Standard" style:list-style-name="WWNum30">
      <style:paragraph-properties fo:margin-left="1.27cm" fo:margin-right="0cm" fo:margin-top="0.353cm" fo:margin-bottom="0cm" style:contextual-spacing="false" fo:line-height="100%" fo:text-indent="-0.635cm" style:auto-text-indent="false" fo:break-before="auto" fo:break-after="auto"/>
    </style:style>
    <style:style style:name="P158" style:family="paragraph" style:parent-style-name="Standard" style:list-style-name="WWNum30">
      <style:paragraph-properties fo:margin-left="2.54cm" fo:margin-right="0cm" fo:margin-top="0.353cm" fo:margin-bottom="0cm" style:contextual-spacing="false" fo:line-height="100%" fo:text-indent="-0.635cm" style:auto-text-indent="false" fo:break-before="auto" fo:break-after="auto"/>
    </style:style>
    <style:style style:name="P159" style:family="paragraph" style:parent-style-name="Standard" style:list-style-name="WWNum33">
      <style:paragraph-properties fo:margin-left="1.27cm" fo:margin-right="0cm" fo:margin-top="0.212cm" fo:margin-bottom="0cm" style:contextual-spacing="false" fo:line-height="100%" fo:text-indent="-0.635cm" style:auto-text-indent="false" fo:break-before="auto" fo:break-after="auto" fo:padding="0cm" fo:border="none"/>
    </style:style>
    <style:style style:name="P160" style:family="paragraph" style:parent-style-name="Standard" style:list-style-name="WWNum33">
      <style:paragraph-properties fo:margin-left="1.27cm" fo:margin-right="0cm" fo:margin-top="0cm" fo:margin-bottom="0cm" style:contextual-spacing="false" fo:line-height="100%" fo:text-indent="-0.635cm" style:auto-text-indent="false" fo:break-before="auto" fo:break-after="auto" fo:padding="0cm" fo:border="none"/>
    </style:style>
    <style:style style:name="P161" style:family="paragraph" style:parent-style-name="Standard" style:list-style-name="WWNum16">
      <style:paragraph-properties fo:margin-left="1.27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2" style:family="paragraph" style:parent-style-name="Standard" style:list-style-name="WWNum36">
      <style:paragraph-properties fo:margin-left="1.27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3" style:family="paragraph" style:parent-style-name="Standard" style:list-style-name="WWNum43">
      <style:paragraph-properties fo:margin-left="3.81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4" style:family="paragraph" style:parent-style-name="Standard" style:list-style-name="WWNum43">
      <style:paragraph-properties fo:margin-left="2.54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5" style:family="paragraph" style:parent-style-name="Standard" style:list-style-name="WWNum43">
      <style:paragraph-properties fo:margin-left="1.27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6" style:family="paragraph" style:parent-style-name="Standard" style:list-style-name="WWNum15">
      <style:paragraph-properties fo:margin-left="1.27cm" fo:margin-right="0cm" fo:margin-top="0.35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167" style:family="paragraph" style:parent-style-name="Standard" style:list-style-name="WWNum54">
      <style:paragraph-properties fo:margin-left="0.661cm" fo:margin-right="0cm" fo:margin-top="0.212cm" fo:margin-bottom="0cm" style:contextual-spacing="false" fo:line-height="100%" fo:text-align="start" style:justify-single-word="false" fo:keep-together="auto" fo:orphans="0" fo:widows="0" fo:text-indent="-0.635cm" style:auto-text-indent="false" fo:padding="0cm" fo:border="none" fo:keep-with-next="auto"/>
    </style:style>
    <style:style style:name="P168" style:family="paragraph" style:parent-style-name="Standard" style:list-style-name="WWNum54">
      <style:paragraph-properties fo:margin-left="0.661cm" fo:margin-right="0cm" fo:margin-top="0cm" fo:margin-bottom="0cm" style:contextual-spacing="false" fo:line-height="100%" fo:text-align="start" style:justify-single-word="false" fo:keep-together="auto" fo:orphans="0" fo:widows="0" fo:text-indent="-0.635cm" style:auto-text-indent="false" fo:padding="0cm" fo:border="none" fo:keep-with-next="auto"/>
    </style:style>
    <style:style style:name="P169" style:family="paragraph" style:parent-style-name="Standard" style:list-style-name="WWNum37">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0" style:family="paragraph" style:parent-style-name="Standard" style:list-style-name="WWNum35">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1" style:family="paragraph" style:parent-style-name="Standard" style:list-style-name="WWNum35">
      <style:paragraph-properties fo:margin-left="1.27cm" fo:margin-right="0cm" fo:margin-top="0.353cm" fo:margin-bottom="0cm" style:contextual-spacing="false" fo:line-height="100%" fo:text-indent="-0.635cm" style:auto-text-indent="false" fo:break-before="auto" fo:break-after="auto"/>
    </style:style>
    <style:style style:name="P172" style:family="paragraph" style:parent-style-name="Standard" style:list-style-name="WWNum19">
      <style:paragraph-properties fo:margin-left="1.27cm" fo:margin-right="0cm" fo:margin-top="0.353cm" fo:margin-bottom="0cm" style:contextual-spacing="false" fo:line-height="100%" fo:text-indent="-0.635cm" style:auto-text-indent="false" fo:break-before="auto" fo:break-after="auto"/>
    </style:style>
    <style:style style:name="P173" style:family="paragraph" style:parent-style-name="Standard" style:list-style-name="WWNum13">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4" style:family="paragraph" style:parent-style-name="Standard" style:list-style-name="WWNum13">
      <style:paragraph-properties fo:margin-left="2.54cm" fo:margin-right="0cm" fo:margin-top="0.353cm" fo:margin-bottom="0cm" style:contextual-spacing="false" fo:line-height="100%" fo:text-indent="-0.635cm" style:auto-text-indent="false" fo:break-before="auto" fo:break-after="auto" fo:padding="0cm" fo:border="none"/>
    </style:style>
    <style:style style:name="P175" style:family="paragraph" style:parent-style-name="Standard" style:list-style-name="WWNum40">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6" style:family="paragraph" style:parent-style-name="Standard" style:list-style-name="WWNum39">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7" style:family="paragraph" style:parent-style-name="Standard" style:list-style-name="WWNum15">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8" style:family="paragraph" style:parent-style-name="Standard" style:list-style-name="WWNum43">
      <style:paragraph-properties fo:margin-left="1.27cm" fo:margin-right="0cm" fo:margin-top="0.353cm" fo:margin-bottom="0cm" style:contextual-spacing="false" fo:line-height="100%" fo:text-indent="-0.635cm" style:auto-text-indent="false" fo:break-before="auto" fo:break-after="auto" fo:padding="0cm" fo:border="none"/>
    </style:style>
    <style:style style:name="P179" style:family="paragraph" style:parent-style-name="Standard" style:list-style-name="WWNum43">
      <style:paragraph-properties fo:margin-left="2.54cm" fo:margin-right="0cm" fo:margin-top="0.353cm" fo:margin-bottom="0cm" style:contextual-spacing="false" fo:line-height="100%" fo:text-indent="-0.635cm" style:auto-text-indent="false" fo:break-before="auto" fo:break-after="auto" fo:padding="0cm" fo:border="none"/>
    </style:style>
    <style:style style:name="P180" style:family="paragraph" style:parent-style-name="Standard" style:list-style-name="WWNum43">
      <style:paragraph-properties fo:margin-left="5.08cm" fo:margin-right="0cm" fo:margin-top="0.353cm" fo:margin-bottom="0cm" style:contextual-spacing="false" fo:line-height="100%" fo:text-indent="-0.635cm" style:auto-text-indent="false" fo:break-before="auto" fo:break-after="auto" fo:padding="0cm" fo:border="none"/>
    </style:style>
    <style:style style:name="P181" style:family="paragraph" style:parent-style-name="Standard" style:list-style-name="WWNum11">
      <style:paragraph-properties fo:margin-left="1.27cm" fo:margin-right="0cm" fo:line-height="100%" fo:text-indent="-0.635cm" style:auto-text-indent="false" fo:break-before="auto" fo:break-after="auto" fo:padding="0cm" fo:border="none"/>
    </style:style>
    <style:style style:name="P182" style:family="paragraph" style:parent-style-name="Standard" style:list-style-name="WWNum28">
      <style:paragraph-properties fo:margin-left="1.27cm" fo:margin-right="0cm" fo:margin-top="0.353cm" fo:margin-bottom="0cm" style:contextual-spacing="false" fo:line-height="100%" fo:text-indent="-0.635cm" style:auto-text-indent="false" fo:break-before="auto" fo:break-after="auto" fo:padding="0cm" fo:border="none"/>
    </style:style>
    <style:style style:name="P183" style:family="paragraph" style:parent-style-name="Standard" style:list-style-name="WWNum28">
      <style:paragraph-properties fo:margin-left="2.54cm" fo:margin-right="0cm" fo:margin-top="0.353cm" fo:margin-bottom="0cm" style:contextual-spacing="false" fo:line-height="100%" fo:text-indent="-0.635cm" style:auto-text-indent="false" fo:break-before="auto" fo:break-after="auto" fo:padding="0cm" fo:border="none"/>
    </style:style>
    <style:style style:name="P184" style:family="paragraph" style:parent-style-name="Standard" style:list-style-name="WWNum28">
      <style:paragraph-properties fo:margin-left="3.81cm" fo:margin-right="0cm" fo:margin-top="0.353cm" fo:margin-bottom="0cm" style:contextual-spacing="false" fo:line-height="100%" fo:text-indent="-0.635cm" style:auto-text-indent="false" fo:break-before="auto" fo:break-after="auto" fo:padding="0cm" fo:border="none"/>
    </style:style>
    <style:style style:name="P185" style:family="paragraph" style:parent-style-name="Standard" style:list-style-name="WWNum28">
      <style:paragraph-properties fo:margin-left="3.81cm" fo:margin-right="0cm" fo:margin-top="0.353cm" fo:margin-bottom="0cm" style:contextual-spacing="false" fo:line-height="100%" fo:text-indent="-0.635cm" style:auto-text-indent="false" fo:break-before="auto" fo:break-after="auto"/>
    </style:style>
    <style:style style:name="P186" style:family="paragraph" style:parent-style-name="Standard">
      <style:paragraph-properties fo:line-height="100%" fo:orphans="0" fo:widows="0" fo:break-before="auto" fo:break-after="auto" fo:padding="0cm" fo:border="none"/>
      <style:text-properties fo:font-size="10pt" fo:font-style="italic" style:font-size-asian="10pt" style:font-style-asian="italic" style:font-size-complex="10pt"/>
    </style:style>
    <style:style style:name="P187" style:family="paragraph" style:parent-style-name="Standard">
      <style:paragraph-properties fo:line-height="100%" fo:orphans="0" fo:widows="0" fo:break-before="auto" fo:break-after="auto" fo:padding="0cm" fo:border="none"/>
      <style:text-properties fo:font-weight="bold" style:font-weight-asian="bold"/>
    </style:style>
    <style:style style:name="P188" style:family="paragraph" style:parent-style-name="Standard">
      <style:paragraph-properties fo:margin-top="0cm" fo:margin-bottom="0cm" style:contextual-spacing="false" fo:line-height="100%" fo:orphans="0" fo:widows="0"/>
      <style:text-properties fo:font-weight="bold" style:font-weight-asian="bold"/>
    </style:style>
    <style:style style:name="P189" style:family="paragraph" style:parent-style-name="Standard">
      <style:paragraph-properties fo:margin-top="0cm" fo:margin-bottom="0cm" style:contextual-spacing="false" fo:line-height="100%" fo:orphans="0" fo:widows="0" fo:padding="0cm" fo:border="none"/>
      <style:text-properties fo:font-weight="bold" style:font-weight-asian="bold"/>
    </style:style>
    <style:style style:name="P190" style:family="paragraph" style:parent-style-name="Standard">
      <style:paragraph-properties fo:line-height="100%" fo:orphans="0" fo:widows="0"/>
      <style:text-properties fo:font-weight="bold" style:font-weight-asian="bold"/>
    </style:style>
    <style:style style:name="P191" style:family="paragraph" style:parent-style-name="Standard">
      <style:paragraph-properties fo:line-height="100%" fo:orphans="0" fo:widows="0" fo:padding="0cm" fo:border="none"/>
      <style:text-properties fo:font-weight="bold" style:font-weight-asian="bold"/>
    </style:style>
    <style:style style:name="P192"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weight="bold" style:font-weight-asian="bold"/>
    </style:style>
    <style:style style:name="P193" style:family="paragraph" style:parent-style-name="Standard">
      <style:paragraph-properties fo:margin-top="0cm" fo:margin-bottom="0cm" style:contextual-spacing="false" fo:line-height="100%" fo:keep-together="auto" fo:orphans="0" fo:widows="0" fo:padding="0cm" fo:border="none" fo:keep-with-next="auto"/>
      <style:text-properties fo:font-weight="bold" style:font-weight-asian="bold"/>
    </style:style>
    <style:style style:name="P194" style:family="paragraph" style:parent-style-name="Standard">
      <style:paragraph-properties fo:line-height="100%" fo:keep-together="auto" fo:orphans="0" fo:widows="0" fo:padding="0cm" fo:border="none" fo:keep-with-next="auto"/>
      <style:text-properties fo:font-weight="bold" style:font-weight-asian="bold"/>
    </style:style>
    <style:style style:name="P195" style:family="paragraph" style:parent-style-name="Standard">
      <style:paragraph-properties fo:margin-top="0.212cm" fo:margin-bottom="0cm" style:contextual-spacing="false" fo:line-height="100%" fo:keep-together="auto" fo:orphans="0" fo:widows="0" fo:padding="0cm" fo:border="none" fo:keep-with-next="auto"/>
      <style:text-properties fo:font-weight="bold" style:font-weight-asian="bold"/>
    </style:style>
    <style:style style:name="P196" style:family="paragraph" style:parent-style-name="Standard">
      <style:paragraph-properties fo:margin-left="0cm" fo:margin-right="0cm" fo:margin-top="0.212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97" style:family="paragraph" style:parent-style-name="Standard">
      <style:paragraph-properties fo:break-before="auto" fo:break-after="auto"/>
      <style:text-properties fo:color="#ff0000" loext:opacity="100%" fo:font-weight="bold" style:font-weight-asian="bold"/>
    </style:style>
    <style:style style:name="P198" style:family="paragraph" style:parent-style-name="Standard" style:list-style-name="WWNum10">
      <style:paragraph-properties fo:margin-left="1.27cm" fo:margin-right="0cm" fo:margin-top="0.212cm" fo:margin-bottom="0cm" style:contextual-spacing="false" fo:text-indent="-0.635cm" style:auto-text-indent="false" fo:break-before="auto" fo:break-after="auto"/>
      <style:text-properties fo:color="#ff0000" loext:opacity="100%" fo:font-weight="bold" style:font-weight-asian="bold"/>
    </style:style>
    <style:style style:name="P199" style:family="paragraph" style:parent-style-name="Standard" style:list-style-name="WWNum10">
      <style:paragraph-properties fo:margin-left="1.27cm" fo:margin-right="0cm" fo:margin-top="0cm" fo:margin-bottom="0cm" style:contextual-spacing="false" fo:text-indent="-0.635cm" style:auto-text-indent="false" fo:break-before="auto" fo:break-after="auto"/>
      <style:text-properties fo:color="#ff0000" loext:opacity="100%" fo:font-weight="bold" style:font-weight-asian="bold"/>
    </style:style>
    <style:style style:name="P200" style:family="paragraph" style:parent-style-name="Standard">
      <style:paragraph-properties fo:line-height="100%" fo:keep-together="auto" fo:orphans="0" fo:widows="0" fo:break-before="auto" fo:break-after="auto" fo:padding="0cm" fo:border="none" fo:keep-with-next="auto"/>
      <style:text-properties style:font-name="Courier New" style:font-name-asian="Courier New1" style:font-name-complex="Courier New1"/>
    </style:style>
    <style:style style:name="P201" style:family="paragraph" style:parent-style-name="Standard">
      <style:paragraph-properties fo:margin-top="0.212cm" fo:margin-bottom="0cm" style:contextual-spacing="false" fo:line-height="100%" fo:keep-together="auto" fo:orphans="0" fo:widows="0" fo:break-before="auto" fo:break-after="auto" fo:padding="0cm" fo:border="none" fo:keep-with-next="auto"/>
      <style:text-properties style:font-name="Courier New" style:font-name-asian="Courier New1" style:font-name-complex="Courier New1"/>
    </style:style>
    <style:style style:name="P202" style:family="paragraph" style:parent-style-name="Standard">
      <style:paragraph-properties fo:line-height="100%" fo:orphans="0" fo:widows="0" fo:break-before="auto" fo:break-after="auto"/>
      <style:text-properties style:font-name="Courier New" style:font-name-asian="Courier New1" style:font-name-complex="Courier New1"/>
    </style:style>
    <style:style style:name="P203" style:family="paragraph" style:parent-style-name="Standard">
      <style:paragraph-properties fo:line-height="100%" fo:orphans="0" fo:widows="0" fo:break-before="auto" fo:break-after="auto" fo:padding="0cm" fo:border="none"/>
      <style:text-properties style:font-name="Courier New" style:font-name-asian="Courier New1" style:font-name-complex="Courier New1"/>
    </style:style>
    <style:style style:name="P204" style:family="paragraph" style:parent-style-name="Standard">
      <style:paragraph-properties fo:margin-left="1.27cm" fo:margin-right="0cm" fo:line-height="100%" fo:orphans="0" fo:widows="0" fo:text-indent="0cm" style:auto-text-indent="false" fo:break-before="auto" fo:break-after="auto" fo:padding="0cm" fo:border="none"/>
      <style:text-properties style:font-name="Courier New" style:font-name-asian="Courier New1" style:font-name-complex="Courier New1"/>
    </style:style>
    <style:style style:name="P205" style:family="paragraph" style:parent-style-name="Standard">
      <style:paragraph-properties fo:margin-left="1.27cm" fo:margin-right="0cm" fo:line-height="100%" fo:orphans="0" fo:widows="0" fo:text-indent="0cm" style:auto-text-indent="false" fo:break-before="auto" fo:break-after="auto"/>
      <style:text-properties style:font-name="Courier New" style:font-name-asian="Courier New1" style:font-name-complex="Courier New1"/>
    </style:style>
    <style:style style:name="P206" style:family="paragraph" style:parent-style-name="Standard">
      <style:paragraph-properties fo:break-before="auto" fo:break-after="auto" fo:padding="0cm" fo:border="none"/>
      <style:text-properties style:font-name="Courier New" style:font-name-asian="Courier New1" style:font-name-complex="Courier New1"/>
    </style:style>
    <style:style style:name="P207" style:family="paragraph" style:parent-style-name="Standard">
      <style:paragraph-properties fo:margin-left="1.27cm" fo:margin-right="0cm" fo:text-indent="0cm" style:auto-text-indent="false" fo:break-before="auto" fo:break-after="auto" fo:padding="0cm" fo:border="none"/>
      <style:text-properties style:font-name="Courier New" style:font-name-asian="Courier New1" style:font-name-complex="Courier New1"/>
    </style:style>
    <style:style style:name="P208" style:family="paragraph" style:parent-style-name="Standard">
      <style:paragraph-properties fo:margin-top="0cm" fo:margin-bottom="0cm" style:contextual-spacing="false" fo:line-height="100%" fo:keep-together="auto" fo:orphans="0" fo:widows="0" fo:padding="0cm" fo:border="none" fo:keep-with-next="auto"/>
      <style:text-properties fo:font-style="italic" style:font-style-asian="italic"/>
    </style:style>
    <style:style style:name="P209" style:family="paragraph" style:parent-style-name="Standard" style:list-style-name="WWNum24">
      <style:paragraph-properties fo:margin-left="1.27cm" fo:margin-right="0cm" fo:margin-top="0cm" fo:margin-bottom="0cm" style:contextual-spacing="false" fo:line-height="100%" fo:keep-together="auto" fo:orphans="0" fo:widows="0" fo:text-indent="-0.635cm" style:auto-text-indent="false" fo:padding="0cm" fo:border="none" fo:keep-with-next="auto"/>
      <style:text-properties fo:font-style="italic" style:font-style-asian="italic"/>
    </style:style>
    <style:style style:name="P210" style:family="paragraph" style:parent-style-name="Standard" style:list-style-name="WWNum8">
      <style:paragraph-properties fo:margin-left="1.27cm" fo:margin-right="0cm" fo:margin-top="0cm" fo:margin-bottom="0cm" style:contextual-spacing="false" fo:line-height="100%" fo:keep-together="auto" fo:orphans="0" fo:widows="0" fo:text-indent="-0.635cm" style:auto-text-indent="false" fo:padding="0cm" fo:border="none" fo:keep-with-next="auto"/>
      <style:text-properties fo:font-style="italic" style:font-style-asian="italic"/>
    </style:style>
    <style:style style:name="P211"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tyle="italic" style:font-style-asian="italic"/>
    </style:style>
    <style:style style:name="P212" style:family="paragraph" style:parent-style-name="Standard">
      <style:paragraph-properties fo:margin-top="0cm" fo:margin-bottom="0cm" style:contextual-spacing="false" fo:line-height="100%" fo:orphans="0" fo:widows="0" fo:padding="0cm" fo:border="none"/>
      <style:text-properties fo:font-style="italic" style:font-style-asian="italic"/>
    </style:style>
    <style:style style:name="P213" style:family="paragraph" style:parent-style-name="Standard">
      <style:paragraph-properties fo:margin-top="0cm" fo:margin-bottom="0cm" style:contextual-spacing="false" fo:line-height="100%" fo:orphans="0" fo:widows="0" fo:break-before="auto" fo:break-after="auto"/>
      <style:text-properties fo:font-style="italic" style:font-style-asian="italic"/>
    </style:style>
    <style:style style:name="P214" style:family="paragraph" style:parent-style-name="Standard">
      <style:paragraph-properties fo:margin-top="0cm" fo:margin-bottom="0cm" style:contextual-spacing="false" fo:line-height="100%" fo:orphans="0" fo:widows="0"/>
      <style:text-properties fo:font-style="italic" style:font-style-asian="italic"/>
    </style:style>
    <style:style style:name="P215" style:family="paragraph" style:parent-style-name="Standard">
      <style:paragraph-properties fo:margin-top="0cm" fo:margin-bottom="0cm" style:contextual-spacing="false" fo:line-height="100%" fo:padding="0cm" fo:border="none"/>
      <style:text-properties fo:font-style="italic" style:font-style-asian="italic"/>
    </style:style>
    <style:style style:name="P216" style:family="paragraph" style:parent-style-name="Standard">
      <style:paragraph-properties fo:margin-top="0cm" fo:margin-bottom="0cm" style:contextual-spacing="false" fo:line-height="100%"/>
      <style:text-properties fo:font-style="italic" style:font-style-asian="italic"/>
    </style:style>
    <style:style style:name="P2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218" style:family="paragraph" style:parent-style-name="Standard">
      <style:paragraph-properties fo:margin-top="0cm" fo:margin-bottom="0cm" style:contextual-spacing="false" fo:line-height="100%" fo:orphans="0" fo:widows="0" fo:padding="0cm" fo:border="none"/>
      <style:text-properties fo:color="#222222" loext:opacity="100%"/>
    </style:style>
    <style:style style:name="P21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222222" loext:opacity="100%"/>
    </style:style>
    <style:style style:name="P220" style:family="paragraph" style:parent-style-name="Standard">
      <style:paragraph-properties fo:margin-top="0cm" fo:margin-bottom="0cm" style:contextual-spacing="false" fo:line-height="100%" fo:orphans="0" fo:widows="0" fo:padding="0cm" fo:border="none"/>
      <style:text-properties fo:color="#222222" loext:opacity="100%" fo:font-style="italic" style:font-style-asian="italic"/>
    </style:style>
    <style:style style:name="P221" style:family="paragraph" style:parent-style-name="Standard">
      <style:paragraph-properties fo:margin-top="0cm" fo:margin-bottom="0cm" style:contextual-spacing="false" fo:line-height="100%" fo:orphans="0" fo:widows="0" fo:padding="0cm" fo:border="none"/>
      <style:text-properties fo:color="#222222" loext:opacity="100%" fo:font-size="9.5pt" style:font-size-asian="9.5pt" style:font-size-complex="9.5pt"/>
    </style:style>
    <style:style style:name="P222" style:family="paragraph" style:parent-style-name="Standard">
      <style:paragraph-properties fo:margin-top="0cm" fo:margin-bottom="0cm" style:contextual-spacing="false" fo:line-height="100%"/>
      <style:text-properties fo:font-size="11.5pt" fo:font-style="italic" style:font-size-asian="11.5pt" style:font-style-asian="italic" style:font-size-complex="11.5pt"/>
    </style:style>
    <style:style style:name="P223" style:family="paragraph" style:parent-style-name="Standard">
      <style:paragraph-properties fo:line-height="100%" fo:orphans="0" fo:widows="0"/>
      <style:text-properties fo:color="#0e0e0e" loext:opacity="100%" fo:font-size="10.5pt" style:font-size-asian="10.5pt" style:font-size-complex="10.5pt"/>
    </style:style>
    <style:style style:name="P224" style:family="paragraph" style:parent-style-name="Standard">
      <style:paragraph-properties fo:margin-left="0cm" fo:margin-right="0cm" fo:margin-top="0.212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color="#000000" loext:opacity="100%" style:font-name="Arial" fo:font-size="11pt" fo:font-weight="normal" style:font-name-asian="Arial1" style:font-size-asian="11pt" style:font-weight-asian="normal" style:font-name-complex="Arial1" style:font-size-complex="11pt"/>
    </style:style>
    <style:style style:name="P225" style:family="paragraph" style:parent-style-name="Standard" style:list-style-name="WWNum28">
      <style:paragraph-properties fo:margin-left="1.27cm" fo:margin-right="0cm" fo:text-indent="-0.635cm" style:auto-text-indent="false" fo:break-before="auto" fo:break-after="auto" fo:padding="0cm" fo:border="none"/>
    </style:style>
    <style:style style:name="P226" style:family="paragraph" style:parent-style-name="Standard">
      <style:paragraph-properties fo:line-height="100%" fo:keep-together="auto" fo:orphans="0" fo:widows="0" fo:break-before="auto" fo:break-after="auto" fo:padding="0cm" fo:border="none" fo:keep-with-next="auto"/>
      <style:text-properties style:text-line-through-style="solid" style:text-line-through-type="single" style:font-name="Courier New" style:font-name-asian="Courier New1" style:font-name-complex="Courier New1"/>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1155cc" loext:opacity="100%" fo:font-style="italic" style:text-underline-style="solid" style:text-underline-width="auto" style:text-underline-color="font-color" style:font-style-asian="italic"/>
    </style:style>
    <style:style style:name="T4" style:family="text">
      <style:text-properties style:font-name="Courier New" style:font-name-asian="Courier New1" style:font-name-complex="Courier New1"/>
    </style:style>
    <style:style style:name="T5" style:family="text">
      <style:text-properties style:font-name="Courier New" fo:font-size="18pt" style:font-name-asian="Courier New1" style:font-size-asian="18pt" style:font-name-complex="Courier New1" style:font-size-complex="18pt"/>
    </style:style>
    <style:style style:name="T6" style:family="text">
      <style:text-properties style:font-name="Courier New" fo:font-size="10pt" style:font-name-asian="Courier New1" style:font-size-asian="10pt" style:font-name-complex="Courier New1" style:font-size-complex="10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color="#252525" loext:opacity="100%" fo:font-size="10.5pt" style:font-size-asian="10.5pt" style:font-size-complex="10.5pt"/>
    </style:style>
    <style:style style:name="T10" style:family="text">
      <style:text-properties fo:color="#222222" loext:opacity="100%"/>
    </style:style>
    <style:style style:name="T11" style:family="text">
      <style:text-properties fo:color="#222222" loext:opacity="100%" fo:font-size="9.5pt" style:font-size-asian="9.5pt" style:font-size-complex="9.5pt"/>
    </style:style>
    <style:style style:name="T12" style:family="text">
      <style:text-properties fo:font-size="18pt" style:font-size-asian="18pt" style:font-size-complex="18pt"/>
    </style:style>
    <style:style style:name="T13" style:family="text">
      <style:text-properties fo:color="#0e0e0e" loext:opacity="100%" fo:font-size="10.5pt" style:font-size-asian="10.5pt" style:font-size-complex="10.5pt"/>
    </style:style>
    <style:style style:name="T14" style:family="text">
      <style:text-properties fo:color="#000000" loext:opacity="100%" style:font-name="Arial" fo:font-size="11pt" fo:font-weight="normal" style:font-name-asian="Arial1" style:font-size-asian="11pt" style:font-weight-asian="normal" style:font-name-complex="Arial1" style:font-size-complex="11pt"/>
    </style:style>
    <style:style style:name="T15" style:family="text">
      <style:text-properties style:text-underline-style="solid" style:text-underline-width="auto" style:text-underline-color="font-color"/>
    </style:style>
    <style:style style:name="T1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_vk80h058195i"/>MyBible Modules Format</text:p>
      <text:p text:style-name="P23">Revision 2025-06-15 <text:a xlink:type="simple" xlink:href="https://mybible.zone/doers/" text:style-name="Internet_20_link" text:visited-style-name="Visited_20_Internet_20_Link">https://mybible.zone/doers/</text:a></text:p>
      <text:p text:style-name="P5"><text:bookmark text:name="_y7uwb93qrydp"/>History of Changes</text:p>
      <text:p text:style-name="P1">Revision 2025-06-15</text:p>
      <text:list text:style-name="WWNum44">
        <text:list-item>
          <text:p text:style-name="P85">Corrected the semantics description of the &lt;J&gt; tag - it is actually applicable also to the Old Testament.</text:p>
        </text:list-item>
      </text:list>
      <text:p text:style-name="P1">Revision 2024-09-10</text:p>
      <text:list xml:id="list2885783369" text:style-name="WWNum26">
        <text:list-item>
          <text:p text:style-name="P86">Added the “left_guillemet_on_the_right” parameter for Bible modules.</text:p>
        </text:list-item>
      </text:list>
      <text:p text:style-name="P1">Revision 2024-05-10</text:p>
      <text:list xml:id="list224127945786628" text:continue-numbering="true" text:style-name="WWNum26">
        <text:list-item>
          <text:p text:style-name="P86">Described the “right_to_left” parameter for subheading modules (it is long supported but was not documented).</text:p>
        </text:list-item>
      </text:list>
      <text:p text:style-name="P1">Revision 2023-01-26 - corresponds to <text:span text:style-name="T1">MyBible 5.6.0</text:span></text:p>
      <text:list text:style-name="WWNum6">
        <text:list-item>
          <text:p text:style-name="P87">The subsections at the beginning "INFO Table", "CONTENT_FRAGMENTS Table", "HTML Content" moved inside the "General" section (for a cleaner document structure).</text:p>
        </text:list-item>
        <text:list-item>
          <text:p text:style-name="P88">In the "Dictionary Module" section:</text:p>
          <text:list>
            <text:list-item>
              <text:p text:style-name="P89">In the INFO table, removed mentioning of the is_word_forms parameter, as no longer supported by the app.</text:p>
            </text:list-item>
            <text:list-item>
              <text:p text:style-name="P89">In the DICTIONARY table description added a paragraph describing that this table is optional and what will happen if it is absent.</text:p>
            </text:list-item>
          </text:list>
        </text:list-item>
      </text:list>
      <text:p text:style-name="P39">Revision 2021-07-31 - corresponds to <text:span text:style-name="T1">MyBible 5.3.2</text:span></text:p>
      <text:list xml:id="list2400197847" text:style-name="WWNum48">
        <text:list-item>
          <text:p text:style-name="P90">Corrections to the "Books reference" table</text:p>
          <text:list>
            <text:list-item>
              <text:p text:style-name="P91">Book number for "Молитва Манассии" changed from 790 to 145.</text:p>
            </text:list-item>
            <text:list-item>
              <text:p text:style-name="P91">Added English abbreviations and names to non-canonical books listed in the table.</text:p>
            </text:list-item>
            <text:list-item>
              <text:p text:style-name="P91">Added several more non-canonical books, which are used in some non-Russian Bibles.</text:p>
            </text:list-item>
          </text:list>
        </text:list-item>
      </text:list>
      <text:p text:style-name="P39">Revision 2021-06-10</text:p>
      <text:list xml:id="list224128766941103" text:continue-numbering="true" text:style-name="WWNum48">
        <text:list-item>
          <text:p text:style-name="P90">For Bible modules added parameters:</text:p>
          <text:list>
            <text:list-item>
              <text:p text:style-name="P91">book_list_right_to_left</text:p>
            </text:list-item>
            <text:list-item>
              <text:p text:style-name="P91">book_list_right_to_left_ot</text:p>
            </text:list-item>
            <text:list-item>
              <text:p text:style-name="P91">book_list_right_to_left_nt</text:p>
            </text:list-item>
          </text:list>
        </text:list-item>
      </text:list>
      <text:p text:style-name="P39">Revision 2021-05-30</text:p>
      <text:list xml:id="list3106261324" text:style-name="WWNum17">
        <text:list-item>
          <text:p text:style-name="P92">For Bible modules added support of decoding morphology specific to this particular Bible module:</text:p>
          <text:list>
            <text:list-item>
              <text:p text:style-name="P95">Added the MORPHOLOGY_INDICATIONS table.</text:p>
            </text:list-item>
            <text:list-item>
              <text:p text:style-name="P95">Added the MORPHOLOGY_TOPICS table.</text:p>
            </text:list-item>
            <text:list-item>
              <text:p text:style-name="P95">Added the "morphology_topic_reference*" configuration parameters description.</text:p>
            </text:list-item>
          </text:list>
        </text:list-item>
        <text:list-item>
          <text:p text:style-name="P93">For a dictionary module (clarifications related to morphology):</text:p>
          <text:list>
            <text:list-item>
              <text:p text:style-name="P95">Recorded a (so far implicit) needed condition for the actual usage of the MORPHOLOGY_TOPICS table.</text:p>
            </text:list-item>
            <text:list-item>
              <text:p text:style-name="P95">Added an example for the "morphology_topic_reference" configuration parameter.</text:p>
            </text:list-item>
          </text:list>
        </text:list-item>
      </text:list>
      <text:p text:style-name="P39">Revision 2019-07-20 - corresponds to <text:span text:style-name="T1">MyBible 5.0.0</text:span></text:p>
      <text:list xml:id="list224128019199940" text:continue-numbering="true" text:style-name="WWNum17">
        <text:list-item>
          <text:p text:style-name="P94">To the "HTML Content" section added support for external hyperlinks.</text:p>
        </text:list-item>
      </text:list>
      <text:p text:style-name="P39">Revision 2018-10-15 - corresponds to <text:span text:style-name="T1">MyBible 4.8.0-4.8.9</text:span></text:p>
      <text:list xml:id="list224127579844427" text:continue-numbering="true" text:style-name="WWNum17">
        <text:list-item>
          <text:p text:style-name="P94">To the "HTML Content" section added an explanation on how to refer to particular fonts.</text:p>
        </text:list-item>
      </text:list>
      <text:p text:style-name="P39">Revision 2018-08-01</text:p>
      <text:list xml:id="list224126966595022" text:continue-numbering="true" text:style-name="WWNum17">
        <text:list-item>
          <text:p text:style-name="P94">Updated the format of references to fragments (INCLUDE).</text:p>
        </text:list-item>
      </text:list>
      <text:p text:style-name="P39"><text:soft-page-break/>Revision 2018-07-08</text:p>
      <text:list xml:id="list224127177957749" text:continue-numbering="true" text:style-name="WWNum17">
        <text:list-item>
          <text:p text:style-name="P94">For dictionary modules added the "default_topic" parameter.</text:p>
        </text:list-item>
      </text:list>
      <text:p text:style-name="P39">Revision 2018-07-02</text:p>
      <text:list xml:id="list224127081876394" text:continue-numbering="true" text:style-name="WWNum17">
        <text:list-item>
          <text:p text:style-name="P94">In an HTML content, allowed references to fragments from other modules.</text:p>
        </text:list-item>
      </text:list>
      <text:p text:style-name="P39">Revision 2018-06-17</text:p>
      <text:list xml:id="list224128805781223" text:continue-numbering="true" text:style-name="WWNum17">
        <text:list-item>
          <text:p text:style-name="P94">For a dictionary lookup, introduced the Normalized Form 0 (NF0) to replace the exact topic search for concordance dictionaries.</text:p>
        </text:list-item>
      </text:list>
      <text:p text:style-name="P39">Revision 2018-06-02</text:p>
      <text:list xml:id="list224127101588652" text:continue-numbering="true" text:style-name="WWNum17">
        <text:list-item>
          <text:p text:style-name="P92">Changes for MyBible 4.8 regarding footnote commentary modules.</text:p>
        </text:list-item>
        <text:list-item>
          <text:p text:style-name="P93">Description of HTML content is generalized and moved from separate modules to the new section "HTML Content".</text:p>
        </text:list-item>
        <text:list-item>
          <text:p text:style-name="P93">Added the optional table CONTENT_FRAGMENTS and allowed references from HTML content to fragments from this table.</text:p>
        </text:list-item>
        <text:list-item>
          <text:p text:style-name="P93">Added an optional table "books" for commentaries modules.</text:p>
        </text:list-item>
      </text:list>
      <text:p text:style-name="P39">Revision 2018-04-22</text:p>
      <text:list xml:id="list224127824060314" text:continue-numbering="true" text:style-name="WWNum17">
        <text:list-item>
          <text:p text:style-name="P92">"Bible translation" term is replaced with "Bible module" throughout the document.</text:p>
        </text:list-item>
        <text:list-item>
          <text:p text:style-name="P93">For a Bible module added a parameter for an associated theme.</text:p>
        </text:list-item>
      </text:list>
      <text:p text:style-name="P39">Revision 2018-03-08</text:p>
      <text:list xml:id="list224127570664878" text:continue-numbering="true" text:style-name="WWNum17">
        <text:list-item>
          <text:p text:style-name="P92">Added description of bundling different modules and other resources in a single .zip file - to be supported starting MyBible 4.8.0.</text:p>
        </text:list-item>
        <text:list-item>
          <text:p text:style-name="P93">Listed the ZIP archiving applications known to support acceptable archives.</text:p>
        </text:list-item>
      </text:list>
      <text:p text:style-name="P39">Revision 2018-02-17</text:p>
      <text:list xml:id="list224126913832675" text:continue-numbering="true" text:style-name="WWNum17">
        <text:list-item>
          <text:p text:style-name="P94">Added support of the tags &lt;h&gt; … &lt;/h&gt; in Bible modules.</text:p>
        </text:list-item>
      </text:list>
      <text:p text:style-name="P39">Revision 2018-01-31 - corresponds to <text:span text:style-name="T1">MyBible 4.7.2-4.7.7</text:span></text:p>
      <text:list xml:id="list224127467389081" text:continue-numbering="true" text:style-name="WWNum17">
        <text:list-item>
          <text:p text:style-name="P94">Added the "title" field in the BOOKS_ALL table of Bible modules.</text:p>
        </text:list-item>
      </text:list>
      <text:p text:style-name="P39">Revision 2018-01-21 - corresponds to <text:span text:style-name="T1">MyBible 4.7.0, 4.7.1</text:span></text:p>
      <text:list xml:id="list224128351326865" text:continue-numbering="true" text:style-name="WWNum17">
        <text:list-item>
          <text:p text:style-name="P92">Added the "origin" and "history_of_changes" configuration parameters, to better keep track of module changes.</text:p>
        </text:list-item>
        <text:list-item>
          <text:p text:style-name="P93">In Bible commentary modules added the "add_space_before_footnote_marker" parameter.</text:p>
        </text:list-item>
      </text:list>
      <text:p text:style-name="P39">Revision 2017-12-09</text:p>
      <text:list xml:id="list224129129007470" text:continue-numbering="true" text:style-name="WWNum17">
        <text:list-item>
          <text:p text:style-name="P92">In dictionary modules, updated the structure of the WORDS table: removed indexes (added a note) and extended semantics of the "variation" field.</text:p>
        </text:list-item>
        <text:list-item>
          <text:p text:style-name="P93">Corrected forming of the hash fields in the LOOKUP_WORDS table, for correct matching by EXACT comparison.</text:p>
        </text:list-item>
      </text:list>
      <text:p text:style-name="P39">Revision 2017-11-30</text:p>
      <text:list xml:id="list224127941449522" text:continue-numbering="true" text:style-name="WWNum17">
        <text:list-item>
          <text:p text:style-name="P94">Added support for several custom HTML classes in the value of html_style, see the description of the INFO table.</text:p>
        </text:list-item>
      </text:list>
      <text:p text:style-name="P39">Revision 2017-10-27</text:p>
      <text:list xml:id="list224129029437166" text:continue-numbering="true" text:style-name="WWNum17">
        <text:list-item>
          <text:p text:style-name="P94">Added an optional field is_preceding for commentary modules.</text:p>
        </text:list-item>
      </text:list>
      <text:p text:style-name="P39">Revision 2017-10-14</text:p>
      <text:list xml:id="list2572958737" text:style-name="WWNum1">
        <text:list-item>
          <text:p text:style-name="P96">Added support of synonymous Strong's numbers in Strong's lexicon modules.</text:p>
        </text:list-item>
      </text:list>
      <text:p text:style-name="P39">Revision 2017-09-04</text:p>
      <text:list xml:id="list224127873399111" text:continue-numbering="true" text:style-name="WWNum1">
        <text:list-item>
          <text:p text:style-name="P96">Corrected the dictionary lookup algorithm, so that the NF2 is used more correctly - important for treating accents in dictionaries that are non-Greek and non-Hebrew (e.g. French).</text:p>
        </text:list-item>
      </text:list>
      <text:p text:style-name="P39"><text:soft-page-break/>Revision 2017-08-02</text:p>
      <text:list xml:id="list224129157317105" text:continue-numbering="true" text:style-name="WWNum1">
        <text:list-item>
          <text:p text:style-name="P96">From the INFO table of a Bible module removed the parameters swaps_non_localized_words_in_mixed_language_line and localized_book_abbreviations, as no longer needed after the Arabic improvements in the build 4.6.2.</text:p>
        </text:list-item>
      </text:list>
      <text:p text:style-name="P39">Revision 2017-07-23 - corresponds to <text:span text:style-name="T1">MyBible 4.6.6</text:span></text:p>
      <text:list xml:id="list224128566152602" text:continue-numbering="true" text:style-name="WWNum1">
        <text:list-item>
          <text:p text:style-name="P98">The color of footnotes marker in the Bible text, defined in the application, can now be used in the commentaries module, see the added COLOR_FOOTNOTE_MARKER color in the commentaries module description.</text:p>
        </text:list-item>
        <text:list-item>
          <text:p text:style-name="P100">In the BOOKS table of a Bible module added a "sorting_order" field for custom sorting of book in a module.</text:p>
        </text:list-item>
      </text:list>
      <text:p text:style-name="P36">Revision 2017-02-21 - corresponds to <text:span text:style-name="T1">MyBible 4.6.1</text:span></text:p>
      <text:list xml:id="list224127313231363" text:continue-numbering="true" text:style-name="WWNum1">
        <text:list-item>
          <text:p text:style-name="P97">Correction to the Dictionary Lookup Algorithm: in case if more than one topic is found for a word <text:s text:c="15"/>in the current dictionary, shown the list of applicable topics only from the current dictionary. Otherwise, shows the list of applicable topics from all the dictionaries.</text:p>
        </text:list-item>
      </text:list>
      <text:p text:style-name="P36">Revision 2017-02-07 - corresponds to <text:span text:style-name="T1">MyBible 4.6.0</text:span></text:p>
      <text:list xml:id="list224128806449109" text:continue-numbering="true" text:style-name="WWNum1">
        <text:list-item>
          <text:p text:style-name="P97">Dictionary Lookup Algorithm is corrected/simplified.</text:p>
        </text:list-item>
      </text:list>
      <text:p text:style-name="P36">Revision 2017-01-17</text:p>
      <text:list xml:id="list224127431992227" text:continue-numbering="true" text:style-name="WWNum1">
        <text:list-item>
          <text:p text:style-name="P97">Extended the section "Dictionary Lookup Data Generation" with copying of still applicable records from the LOOKUP_REFERENCES table.</text:p>
        </text:list-item>
      </text:list>
      <text:p text:style-name="P36">Revision 2016-12-17</text:p>
      <text:list xml:id="list224128518064613" text:continue-numbering="true" text:style-name="WWNum1">
        <text:list-item>
          <text:p text:style-name="P97">Corrected Dictionary Lookup Algorithm for a somewhat faster lookup of a Strong's number (searching for a Strong's number for a current place is now issued after searching simply by a Strong's number, which is more likely to yield a desired single result).</text:p>
        </text:list-item>
      </text:list>
      <text:p text:style-name="P36">Revision 2016-11-28</text:p>
      <text:list xml:id="list224127926499108" text:continue-numbering="true" text:style-name="WWNum1">
        <text:list-item>
          <text:p text:style-name="P99">Changes made to dictionary tables for a better lookup support.</text:p>
        </text:list-item>
        <text:list-item>
          <text:p text:style-name="P101">The “Dictionary Search Algorithm” is captured to be used starting MyBible 4.5.2 - see the “Dictionary module” section.</text:p>
        </text:list-item>
        <text:list-item>
          <text:p text:style-name="P101">Added another way to reference text coloring options for dictionaries, commentaries, devotions - special keywords instead of color indexes.</text:p>
        </text:list-item>
        <text:list-item>
          <text:p text:style-name="P101">Added the “html_style” item for the INFO table - common for dictionaries, commentaries, devotions.</text:p>
        </text:list-item>
        <text:list-item>
          <text:p text:style-name="P101">Added the “chapter_string_ps” item for the INFO table for Bible modules.</text:p>
        </text:list-item>
        <text:list-item>
          <text:p text:style-name="P101">Added support of cognate Strong numbers displaying:</text:p>
          <text:list>
            <text:list-item>
              <text:p text:style-name="P102">Added the COGNATE_STRONG_NUMBERS table in the Dictionary Module section</text:p>
            </text:list-item>
            <text:list-item>
              <text:p text:style-name="P102">Added the “cognate_strong_numbers_info” item for the INFO table for Dictionary modules.</text:p>
            </text:list-item>
          </text:list>
        </text:list-item>
        <text:list-item>
          <text:p text:style-name="P101">Added the “informative_references_to_verses” item for the INFO table for dictionary modules.</text:p>
        </text:list-item>
        <text:list-item>
          <text:p text:style-name="P101">Description of the “hyperlink_languages” parameter is updated to make it applicable to Bible modules, too.</text:p>
        </text:list-item>
        <text:list-item>
          <text:p text:style-name="P101">Added fields to the DICTIONARY table:</text:p>
          <text:list>
            <text:list-item>
              <text:p text:style-name="P102">lexeme</text:p>
            </text:list-item>
            <text:list-item>
              <text:p text:style-name="P102">transliteration</text:p>
            </text:list-item>
            <text:list-item>
              <text:p text:style-name="P102">pronunciation</text:p>
            </text:list-item>
            <text:list-item>
              <text:p text:style-name="P102">short_definition</text:p>
            </text:list-item>
          </text:list>
        </text:list-item>
      </text:list>
      <text:p text:style-name="P36">Revision 2016-04-25 - corresponds to <text:span text:style-name="T1">MyBible 4.5.1</text:span></text:p>
      <text:list xml:id="list1037190114" text:style-name="WWNum7">
        <text:list-item>
          <text:p text:style-name="P103">Added support of hyperlinks to dictionary topics and Strong’s lexicon topics from commentaries.</text:p>
        </text:list-item>
      </text:list>
      <text:p text:style-name="P36">Revision 2016-04-12</text:p>
      <text:list xml:id="list224127471633873" text:continue-numbering="true" text:style-name="WWNum7">
        <text:list-item>
          <text:p text:style-name="P103">Added the “History of Changes” with updates since MyBible 4.4.2 release.</text:p>
        </text:list-item>
      </text:list>
      <text:p text:style-name="P36">Revision 2016-03-26 - corresponds to <text:span text:style-name="T1">MyBible 4.5.0</text:span></text:p>
      <text:list text:style-name="WWNum25">
        <text:list-item>
          <text:p text:style-name="P104"><text:soft-page-break/>In the “General” section, reorganized a description of module files and added a description of zipped modules format, which is supported in MyBible 4.5.0.</text:p>
        </text:list-item>
      </text:list>
      <text:p text:style-name="P36">Revision 2016-01-09</text:p>
      <text:list text:style-name="WWNum2">
        <text:list-item>
          <text:p text:style-name="P105">Added a description of hyperlinks supported in the INTRODUCTIONS table of a Bible module.</text:p>
        </text:list-item>
      </text:list>
      <text:p text:style-name="P36">Revision 2015-12-04</text:p>
      <text:list text:style-name="WWNum14">
        <text:list-item>
          <text:p text:style-name="P106">Updated description of subheadings support:</text:p>
          <text:list>
            <text:list-item>
              <text:p text:style-name="P107">SUBHEADINGS table of a Subheadings module</text:p>
            </text:list-item>
            <text:list-item>
              <text:p text:style-name="P107">STORIES table of a Bible module</text:p>
            </text:list-item>
          </text:list>
        </text:list-item>
      </text:list>
      <text:p text:style-name="P40">Revision 2015-11-13</text:p>
      <text:list text:style-name="WWNum23">
        <text:list-item>
          <text:p text:style-name="P108">Updated description of a Bible module in part of the BOOKS_ALL table and is_present column of the BOOKS table.</text:p>
        </text:list-item>
      </text:list>
      <text:p text:style-name="P36">Revision 2015-11-06</text:p>
      <text:list text:style-name="WWNum52">
        <text:list-item>
          <text:p text:style-name="P109">Updated description of a Cross References module.</text:p>
        </text:list-item>
        <text:list-item>
          <text:p text:style-name="P110">Updated description of a Dictionary module in part of the WORDS table index.</text:p>
        </text:list-item>
      </text:list>
      <text:p text:style-name="P36">Revision 2015-10-13</text:p>
      <text:list text:style-name="WWNum50">
        <text:list-item>
          <text:p text:style-name="P111">Description of the russian_numbering fields moved from modules to the General section.</text:p>
        </text:list-item>
        <text:list-item>
          <text:p text:style-name="P112">Cross Reference Set module:</text:p>
          <text:list>
            <text:list-item>
              <text:p text:style-name="P113">Added a support of multi-language descriptions.</text:p>
            </text:list-item>
            <text:list-item>
              <text:p text:style-name="P113">Updated a description of the CROSS_REFERENCES table.</text:p>
            </text:list-item>
          </text:list>
        </text:list-item>
      </text:list>
      <text:p text:style-name="P36">Revision 2015-09-15 - corresponds to <text:span text:style-name="T1">MyBible 4.4.2</text:span></text:p>
      <text:p text:style-name="P23"/>
      <text:p text:style-name="P25"><text:bookmark text:name="_td5l2axzcebw"/></text:p>
      <text:p text:style-name="P25"><text:bookmark text:name="_nruqwv5bm8s9"/>General</text:p>
      <text:p text:style-name="P23"><text:a xlink:type="simple" xlink:href="https://play.google.com/store/apps/details?id=ua.mybible" text:style-name="ListLabel_20_487" text:visited-style-name="ListLabel_20_487"><text:span text:style-name="T2">MyBible Android application</text:span></text:a> has downloadable modules which are SQLite databases, containing several tables and indexes for them.</text:p>
      <text:p text:style-name="P3">On a PC, MyBible modules can be opened and edited using freely available SQLite browsers, e.g.:</text:p>
      <text:list text:style-name="WWNum31">
        <text:list-item>
          <text:p text:style-name="P114"><text:a xlink:type="simple" xlink:href="http://sourceforge.net/projects/sqlitebrowser/files/?source=navbar" text:style-name="ListLabel_20_487" text:visited-style-name="ListLabel_20_487"><text:span text:style-name="T2">SQLite Database Browser from sourceforge.net</text:span></text:a></text:p>
        </text:list-item>
        <text:list-item>
          <text:p text:style-name="P115"><text:a xlink:type="simple" xlink:href="https://addons.mozilla.org/ru/firefox/addon/sqlite-manager/" text:style-name="ListLabel_20_487" text:visited-style-name="ListLabel_20_487"><text:span text:style-name="T2">SQLite Manager plugin for Firefox</text:span></text:a></text:p>
        </text:list-item>
      </text:list>
      <text:p text:style-name="P59"><text:bookmark text:name="_lb7d31rzsh7v"/>Module Files</text:p>
      <text:p text:style-name="P23">File names of all the MyBible downloadable modules have the following format:</text:p>
      <text:p text:style-name="P31">&lt;module abbreviation&gt;&lt;.module type suffix&gt;.SQLite3</text:p>
      <text:p text:style-name="P3">Module abbreviations may contain national characters (Russian, Chinese, etc.). A module abbreviation is defined only by the module file name (i.e. there is no module abbreviation information within a module).</text:p>
      <text:p text:style-name="P4"><text:bookmark text:name="_n22hu02qih8l"/>Zipped Module Files</text:p>
      <text:p text:style-name="P186">Note: information in this section is important solely for MyBible team members, because MyBible handles zipped modules only in the process of their downloading.</text:p>
      <text:p text:style-name="P3">For a more efficient downloading, MyBible modules are stored in the MyBible modules repository in a zipped format.</text:p>
      <text:p text:style-name="P8"><text:bookmark text:name="_oz3bvkpvyur2"/><text:soft-page-break/>Zipping of Related Modules (MyBible version before 4.8.0)</text:p>
      <text:p text:style-name="P3">Zipping of modules provides for bundling of different module types having the same abbreviation, so that, for example, a Bible module can be downloaded together with a commentaries module for it, which contains footnotes.</text:p>
      <text:p text:style-name="P3">Before MyBible 4.8.0, national characters in file names within a ZIP were not supported. Due to that, and also to provide for a zipped module type recognizing without a need of going within a ZIP, the following convention of a ZIP file name and file names within it was used.</text:p>
      <text:p text:style-name="P187">ZIP file itself:</text:p>
      <text:p text:style-name="P3"><text:tab/>&lt;module abbreviation&gt;&lt;.module type suffix&gt;.zip</text:p>
      <text:p text:style-name="P187">Files within a ZIP file:</text:p>
      <text:p text:style-name="P3"><text:tab/>.SQLite3 (this is for a single or for the main module in a ZIP)</text:p>
      <text:p text:style-name="P11">&lt;.module type suffix&gt;.SQLite3 (this is for additional modules in a ZIP).</text:p>
      <text:p text:style-name="P9">Example 1: the “РСП” modern Russian Bible translation, with commentaries module carrying footnotes for it:</text:p>
      <text:p text:style-name="P12">РСП.zip</text:p>
      <text:p text:style-name="P14">.SQLite3</text:p>
      <text:p text:style-name="P14">.commentaries.SQLite3</text:p>
      <text:p text:style-name="P3">Example 2: a big dictionary module CBTEL, zipped for downloading efficiency:</text:p>
      <text:p text:style-name="P11">CBTEL.dictionary.zip</text:p>
      <text:p text:style-name="P14">.SQLite3</text:p>
      <text:p text:style-name="P8"><text:bookmark text:name="_xnezfl7vpfp5"/>Bundling of Different Materials Within a ZIP</text:p>
      <text:p text:style-name="P62">Starting MyBible 4.8.0, there is no longer a limitation on file names within a ZIP.</text:p>
      <text:p text:style-name="P197">Some ZIP archiver applications do not ensure the required by MyBible UTF-8 encodings of file names within a ZIP. Here are the archivers that are known to produce ZIP archives acceptable for MyBible:</text:p>
      <text:list text:style-name="WWNum10">
        <text:list-item>
          <text:p text:style-name="P198">WinZIP</text:p>
        </text:list-item>
        <text:list-item>
          <text:p text:style-name="P199">WinRAR</text:p>
        </text:list-item>
        <text:list-item>
          <text:p text:style-name="P199">Bandizip</text:p>
        </text:list-item>
      </text:list>
      <text:p text:style-name="P62">For backward compatibility, the approach to naming of ZIP module files for MyBible 4.8.0 and later is the same as it was before:</text:p>
      <text:p text:style-name="P76">&lt;module abbreviation&gt;&lt;.module type suffix&gt;.zip</text:p>
      <text:p text:style-name="P74">However, an additional module type suffix is introduced starting MyBible 4.8.0:</text:p>
      <text:p text:style-name="P74"><text:tab/>.bundle</text:p>
      <text:p text:style-name="P74">A downloadable zipped bundle internally contains a structure of subdirectories and files similar to how files are stored in the MyBible data directory.</text:p>
      <text:p text:style-name="P74">Example:</text:p>
      <text:p text:style-name="P74"><text:tab/>Aramaic.bundle.zip</text:p>
      <text:p text:style-name="P62"><text:tab/><text:tab/>PeshNT-en.SQLite3</text:p>
      <text:p text:style-name="P74"><text:tab/><text:tab/>PST.SQLite3</text:p>
      <text:p text:style-name="P62"><text:tab/><text:tab/>Aramaic.dictionary.SQLite3</text:p>
      <text:p text:style-name="P62"><text:tab/><text:tab/>Aramaic-en.dictionary.SQLite3</text:p>
      <text:p text:style-name="P74"><text:soft-page-break/><text:tab/><text:tab/>user\</text:p>
      <text:p text:style-name="P74"><text:tab/><text:tab/><text:tab/>bookmarks\</text:p>
      <text:p text:style-name="P74"><text:tab/><text:tab/><text:tab/><text:tab/>places_in_aramaic.mbb.json</text:p>
      <text:p text:style-name="P74"><text:tab/><text:tab/><text:tab/>fonts\</text:p>
      <text:p text:style-name="P74"><text:tab/><text:tab/><text:tab/><text:tab/>Aramaic.ttf</text:p>
      <text:p text:style-name="P74"><text:tab/><text:tab/><text:tab/>notes\</text:p>
      <text:p text:style-name="P74"><text:tab/><text:tab/><text:tab/><text:tab/>Overviews\</text:p>
      <text:p text:style-name="P74"><text:tab/><text:tab/><text:tab/><text:tab/><text:tab/>Aramaic Bible translations overview.txt</text:p>
      <text:p text:style-name="P74"><text:tab/><text:tab/><text:tab/>themes\</text:p>
      <text:p text:style-name="P74"><text:tab/><text:tab/><text:tab/><text:tab/>Aramaic large.theme.json</text:p>
      <text:p text:style-name="P74"><text:tab/><text:tab/><text:tab/><text:tab/>Aramaic light.theme.json</text:p>
      <text:p text:style-name="P19"><text:bookmark text:name="_k7ekuz6h73vr"/>Module Types</text:p>
      <text:p text:style-name="P23">There are several types of MyBible downloadable modules.</text:p>
      <text:list text:style-name="WWNum20">
        <text:list-item>
          <text:p text:style-name="P150"><text:span text:style-name="T1">Bible modules</text:span><text:line-break/>Module type suffix: none<text:line-break/>Examples: KJV+.SQLite3, RST.SQLite3.</text:p>
        </text:list-item>
        <text:list-item>
          <text:p text:style-name="P151"><text:span text:style-name="T1">Dictionary modules</text:span><text:line-break/>Module type suffix: “.dictionary”<text:line-break/>Examples: Strong.dictionary.SQLite3, Лексикон.dictionary.SQLite3, Брокгауз.dictionary.SQLite3</text:p>
        </text:list-item>
        <text:list-item>
          <text:p text:style-name="P151"><text:span text:style-name="T1">Subheadings modules</text:span><text:line-break/>Module type suffix: “.subheadings”<text:line-break/>Example: KJV-s.subheadings.SQLite3</text:p>
        </text:list-item>
        <text:list-item>
          <text:p text:style-name="P151"><text:span text:style-name="T1">Cross references modules</text:span><text:line-break/>Module type suffix: “.crossreferences”<text:line-break/>Example: OBX.crossreferences.SQLite3</text:p>
        </text:list-item>
        <text:list-item>
          <text:p text:style-name="P151"><text:span text:style-name="T1">Commentaries modules</text:span><text:line-break/>Module type suffix: “.commentaries”<text:line-break/>Example: RCAS.commentaries.SQLite3</text:p>
        </text:list-item>
        <text:list-item>
          <text:p text:style-name="P151"><text:span text:style-name="T1">Reading plan modules</text:span><text:line-break/>Module type suffix: “.plan”<text:line-break/>Example: AGV-p.plan.SQLite3</text:p>
        </text:list-item>
        <text:list-item>
          <text:p text:style-name="P151"><text:span text:style-name="T1">Daily devotions modules</text:span><text:line-break/>Module type suffix: “.devotions”<text:line-break/>Example: DCF-d.devotions.SQLite3, Шатр-ч.devotions.SQLite3</text:p>
        </text:list-item>
        <text:list-item>
          <text:p text:style-name="P151"><text:span text:style-name="T1">Bundle modules</text:span><text:line-break/>This is a collection of modules, related appearance materials (fonts, themes), bookmarks, possibly some additional materials.<text:line-break/>Module type suffix: ".bundle"<text:line-break/>Example: Aramaic.bundle.zip.</text:p>
        </text:list-item>
      </text:list>
      <text:p text:style-name="P26"/>
      <text:p text:style-name="P34"><text:bookmark text:name="_fkqbb84x6vwo"/><text:span text:style-name="T4">INFO</text:span> Table</text:p>
      <text:p text:style-name="P23">The <text:span text:style-name="T4">info</text:span> table is present in all MyBible modules. This table contains configuration parameters describing a module, as name-value pairs.</text:p>
      <text:p text:style-name="P200">CREATE TABLE info (name TEXT, value TEXT)</text:p>
      <text:p text:style-name="P23">Here are the <text:span text:style-name="T1">common configuration parameters</text:span> (existing for all the modules).</text:p>
      <text:p text:style-name="P23"/>
      <table:table table:name="Table1" table:style-name="Table1">
        <table:table-column table:style-name="Table1.A"/>
        <table:table-column table:style-name="Table1.B"/>
        <table:table-row table:style-name="Table1.1">
          <table:table-cell table:style-name="Table1.A1" office:value-type="string">
            <text:p text:style-name="P192">Item name</text:p>
          </table:table-cell>
          <table:table-cell table:style-name="Table1.A1" office:value-type="string">
            <text:p text:style-name="P192">Description</text:p>
          </table:table-cell>
        </table:table-row>
        <table:table-row table:style-name="Table1.1">
          <table:table-cell table:style-name="Table1.A1" office:value-type="string">
            <text:p text:style-name="P30">origin</text:p>
          </table:table-cell>
          <table:table-cell table:style-name="Table1.A1" office:value-type="string">
            <text:p text:style-name="P30">Information on the module origin::</text:p>
            <text:list text:style-name="WWNum22">
              <text:list-item>
                <text:p text:style-name="P152">a name and email of a person who has created or updated the module</text:p>
              </text:list-item>
              <text:list-item>
                <text:p text:style-name="P152">an origin of a module's texts, as precise as possible, including a link</text:p>
              </text:list-item>
              <text:list-item>
                <text:p text:style-name="P152">publishing permission information, if exists</text:p>
              </text:list-item>
              <text:list-item>
                <text:p text:style-name="P152">additional relevant information</text:p>
              </text:list-item>
            </text:list>
            <text:p text:style-name="P32">Example:</text:p>
            <text:p text:style-name="P208">2016-01-14</text:p>
            <text:p text:style-name="P32">Created by Oleg Safonov, <text:a xlink:type="simple" xlink:href="mailto:mybible.modules@gmail.com" text:style-name="ListLabel_20_488" text:visited-style-name="ListLabel_20_488">mybible.modules@gmail.com</text:a>. The text is taken from the Open Bible project: https://openbibleproject.org. Public domain, no known copyrights on this text. </text:p>
          </table:table-cell>
        </table:table-row>
        <table:table-row table:style-name="Table1.1">
          <table:table-cell table:style-name="Table1.A1" office:value-type="string">
            <text:p text:style-name="P30">history_of_changes</text:p>
          </table:table-cell>
          <table:table-cell table:style-name="Table1.A1" office:value-type="string">
            <text:p text:style-name="P30">Information on history of changes, latest changes first. Shall include:</text:p>
            <text:list text:style-name="WWNum21">
              <text:list-item>
                <text:p text:style-name="P153">date of changes publishing</text:p>
              </text:list-item>
              <text:list-item>
                <text:p text:style-name="P153">author of changes, if different from the person in the "origin" parameter</text:p>
              </text:list-item>
              <text:list-item>
                <text:p text:style-name="P153">summary of changes, along with a rationale of making them.</text:p>
              </text:list-item>
            </text:list>
            <text:p text:style-name="P32">Example:</text:p>
            <text:p text:style-name="P208">2016-01-14</text:p>
            <text:list text:style-name="WWNum24">
              <text:list-item>
                <text:p text:style-name="P209">Updated the "detailed_info" parameter with more precise information.</text:p>
              </text:list-item>
              <text:list-item>
                <text:p text:style-name="P209">Added missing spaces in Psalm 12:4.</text:p>
              </text:list-item>
            </text:list>
            <text:p text:style-name="P208">2015-06-28</text:p>
            <text:list text:style-name="WWNum8">
              <text:list-item>
                <text:p text:style-name="P154"><text:span text:style-name="T7">Changed by Denys Dolganenko, </text:span><text:a xlink:type="simple" xlink:href="mailto:mybibledev@gmail.com" text:style-name="ListLabel_20_489" text:visited-style-name="ListLabel_20_489"><text:span text:style-name="T3">mybibledev@gmail.com</text:span></text:a><text:span text:style-name="T7">.</text:span></text:p>
              </text:list-item>
              <text:list-item>
                <text:p text:style-name="P210">Updated the "font_scale" parameter to be 1.0 (was 0.9 due to a previous mistake).</text:p>
              </text:list-item>
            </text:list>
          </table:table-cell>
        </table:table-row>
        <table:table-row table:style-name="Table1.1">
          <table:table-cell table:style-name="Table1.A1" office:value-type="string">
            <text:p text:style-name="P30">language</text:p>
          </table:table-cell>
          <table:table-cell table:style-name="Table1.A1" office:value-type="string">
            <text:p text:style-name="P30">A language code the module is associated with. Shall be a two-letter Java locale code, e.g. “en” for English, “ru” for Russian, “zh” for Chinese, etc.</text:p>
            <text:p text:style-name="P30">If the language doesn’t have a two-letter code and has only a three-letter code, the value of this parameters depends on the version of ISO 639 standard:</text:p>
            <text:list text:style-name="WWNum5">
              <text:list-item>
                <text:p text:style-name="P155">If the code has been assigned by ISO 639-2 standard, set the "language" parameter to the three-letter code and don’t set the "region" parameter;</text:p>
              </text:list-item>
              <text:list-item>
                <text:p text:style-name="P155">If the code has been assigned by ISO 639-3 standard, set the "language" parameter to the English name of the language as defined by the standard and set a value of the "region" parameter.</text:p>
              </text:list-item>
            </text:list>
            <text:p text:style-name="P32">If the language has several writing systems it could be set (in English) after the code, for example: “zh Simplified”, “uz <text:span text:style-name="T9">Cyrillic”</text:span></text:p>
          </table:table-cell>
        </table:table-row>
        <table:table-row table:style-name="Table1.1">
          <table:table-cell table:style-name="Table1.A1" office:value-type="string">
            <text:p text:style-name="P45">description</text:p>
          </table:table-cell>
          <table:table-cell table:style-name="Table1.A1" office:value-type="string">
            <text:p text:style-name="P45">A module description, as it shall appear in the list of modules.</text:p>
            <text:p text:style-name="P77">A module description is either an official title, as it is specified on the cover of a printed version, or a commonly accepted recognizable identification. For Bible modules, the word "Bible" can be omitted in the description, because it is clear from the modules group where it belongs.</text:p>
            <text:p text:style-name="P77"><text:soft-page-break/>This text contains plain text (no formatting tags).</text:p>
          </table:table-cell>
        </table:table-row>
        <table:table-row table:style-name="Table1.1">
          <table:table-cell table:style-name="Table1.A1" office:value-type="string">
            <text:p text:style-name="P45">detailed_info</text:p>
          </table:table-cell>
          <table:table-cell table:style-name="Table1.A1" office:value-type="string">
            <text:p text:style-name="P77">Provides detailed information about a module text, as it is (or would be) specified on the first page of a printed version, including the year of the original edition. Also provides (at the end) additional information about a module's features in the MyBible context.</text:p>
            <text:p text:style-name="P77">This text can contain HTML formatting tags.</text:p>
            <text:p text:style-name="P77">Note: When placing this text to the modules catalog (downloads.xml file), &lt; and &gt; for HTML tags shall be specified as &amp;lt; and &amp;gt; respectively.</text:p>
            <text:p text:style-name="P77"/>
            <text:p text:style-name="P220">Examples:</text:p>
            <text:p text:style-name="P220"><text:s text:c="4"/>&lt;h2&gt;Библия&lt;/h2&gt; &lt;h3&gt;Новый русский перевод&lt;/h3&gt; International Bible Society / BIBLICA, 2010&lt;p/&gt; Форматированный текст, с выделением слов Иисуса, со сносками.</text:p>
            <text:p text:style-name="P220"><text:s text:c="4"/>&lt;h2&gt;Holy Bible&lt;/h2&gt; &lt;h3&gt;New American Standard Bible&lt;/h3&gt; Lockman Foundation, 1995&lt;p/&gt;With Strong's Numbers, Formatted, Red Letter edition.</text:p>
            <text:p text:style-name="P220"><text:s text:c="4"/>&lt;h2&gt;NET Bible&lt;/h2&gt; &lt;h3&gt;New English Translation&lt;/h3&gt; Biblical Studies Press, 2005&lt;p/&gt; Formatted text, Red Letter edition, with footnotes.</text:p>
          </table:table-cell>
        </table:table-row>
        <table:table-row table:style-name="Table1.1">
          <table:table-cell table:style-name="Table1.A1" office:value-type="string">
            <text:p text:style-name="P45">region</text:p>
          </table:table-cell>
          <table:table-cell table:style-name="Table1.A1" office:value-type="string">
            <text:p text:style-name="P45">A region where this language is used, in English (e.g. “Micronesia”) - see the "language" parameter description above for when this value is assigned.</text:p>
          </table:table-cell>
        </table:table-row>
        <table:table-row table:style-name="Table1.1">
          <table:table-cell table:style-name="Table1.A1" office:value-type="string">
            <text:p text:style-name="P16">russian_numbering</text:p>
          </table:table-cell>
          <table:table-cell table:style-name="Table1.A1" office:value-type="string">
            <text:p text:style-name="P16">An indication that a module references Bible verses using “Russian translation numbering” for the books of Psalms, Song of Solomon, Job. Can be “true” or “false”, default is “false”.</text:p>
          </table:table-cell>
        </table:table-row>
        <table:table-row table:style-name="Table1.1">
          <table:table-cell table:style-name="Table1.A1" office:value-type="string">
            <text:p text:style-name="P16">hyperlink_languages</text:p>
          </table:table-cell>
          <table:table-cell table:style-name="Table1.A1" office:value-type="string">
            <text:p text:style-name="P16">Languages (additional to the “language” parameter), in which a module text contains hyperlinks to dictionary topics - this is desired for MyBible to more effectively support dictionary hyperlinks in several languages. This parameter can be used for Bible modules, dictionary modules, for commentary modules, and for devotion modules (i.e. for modules that contain HTML with hyperlinks). This field can list several language codes, separated by “/”.</text:p>
            <text:p text:style-name="P212">For example, a Russian Strong Lexicon module can contain hyperlinks to Greek, Hebrew, and English words. The “hyperlink_languages” parameter value shall then be set to “el/iw/en”.</text:p>
          </table:table-cell>
        </table:table-row>
        <table:table-row table:style-name="Table1.1">
          <table:table-cell table:style-name="Table1.A1" office:value-type="string">
            <text:p text:style-name="P18">html_style</text:p>
          </table:table-cell>
          <table:table-cell table:style-name="Table1.A1" office:value-type="string">
            <text:p text:style-name="P18">HTML information that is to be placed within the &lt;style&gt; … &lt;/style&gt; tags of a module containing HTML content (dictionaries, commentaries, devotions).</text:p>
            <text:p text:style-name="P18">The &lt;style&gt; … &lt;/style&gt; tags themselves are created by MyBIble automatically, with some required initial style information between them. So additional style information specified by this parameter can look like this:</text:p>
            <text:p text:style-name="P215">a{text-decoration:none;}div{margin-top:0px;margin-bottom:3px;}</text:p>
            <text:p text:style-name="P43"/>
            <text:p text:style-name="P43">There are the following HTML classes that MyBible generates, allowing a module creator more control on the appearance of special elements in the HTML content:</text:p>
            <text:p text:style-name="P43"/>
            <text:p text:style-name="P43">&lt;p class='footnote_header'&gt;...&lt;/p&gt; - this class allows to redefine an appearance of a footnote header (containing a footnote marker).</text:p>
            <text:p text:style-name="P43"/>
            <text:p text:style-name="P44">&lt;p class='break_between_articles'/&gt; - this class allows to redefine the spacing or other formatting aspects regarding the spacing between different articles or footnotes that are shown one after another in a single window.</text:p>
            <text:p text:style-name="P44"/>
            <text:p text:style-name="P44">Example for both classes specified above:</text:p>
            <text:p text:style-name="P216"><text:soft-page-break/>&lt;font color=#000000 face='Tahoma'&gt;</text:p>
            <text:p text:style-name="P216">&lt;p class='footnote_header'&gt;&lt;b&gt;&lt;small&gt;2:6 &lt;sup&gt;[7]&lt;/sup&gt;&lt;/small&gt;&lt;/b&gt; ...&lt;/p&gt;</text:p>
            <text:p text:style-name="P216">&lt;p class='break_between_articles'/&gt;</text:p>
            <text:p text:style-name="P216">&lt;p class='footnote_header'&gt;&lt;b&gt;&lt;small&gt;2:7 &lt;sup&gt;[8]&lt;/sup&gt;&lt;/small&gt;&lt;/b&gt; ...&lt;/p&gt;</text:p>
            <text:p text:style-name="P216">&lt;p class='break_between_articles'/&gt;</text:p>
            <text:p text:style-name="P216">&lt;p class='footnote_header'&gt;&lt;b&gt;&lt;small&gt;2:7 &lt;sup&gt;[9]&lt;/sup&gt;&lt;/small&gt;&lt;/b&gt; ....&lt;/p&gt;</text:p>
            <text:p text:style-name="P216">&lt;/font&gt;</text:p>
            <text:p text:style-name="P44"/>
            <text:p text:style-name="P44">&lt;p class='commentary_header'&gt;...&lt;/p&gt; - this class allows to redefine an appearance of a commentary header (containing a relevant Bible position) in the Commentaries window.</text:p>
            <text:p text:style-name="P44"/>
            <text:p text:style-name="P44">Example of this class usage for a commentary header :</text:p>
            <text:p text:style-name="P216">&lt;font color=#000000 face='Tahoma'&gt;</text:p>
            <text:p text:style-name="P216">&lt;p class='commentary_header'&gt;&lt;b&gt;&lt;a class='commentary_header' href='B:10 1:1'&gt;Gen 1:1&lt;/a&gt;&lt;/b&gt;&lt;/p&gt; … &lt;/font&gt;</text:p>
            <text:p text:style-name="P44"/>
            <text:p text:style-name="P44">&lt;p class='commentary_popup_header'&gt;...&lt;/p&gt; - this class allows to redefine an appearance of a commentary header (containing a relevant Bible position) in the popup or a header of a footnote from another module (containing a relevant Bible position and a footnote marker) in the popup.</text:p>
            <text:p text:style-name="P44"/>
            <text:p text:style-name="P44">Example of this class usage in a commentary popup header :</text:p>
            <text:p text:style-name="P222">&lt;font color=#000000 face='Tahoma'&gt;</text:p>
            <text:p text:style-name="P222">&lt;table class='commentary_popup_header' width='100%' cellpadding='0' rulers='none'&gt; </text:p>
            <text:p text:style-name="P222"><text:s text:c="2"/>&lt;tr&gt;</text:p>
            <text:p text:style-name="P222"><text:s text:c="4"/>&lt;td align='left'&gt;</text:p>
            <text:p text:style-name="P222"><text:s text:c="6"/>&lt;p class='commentary_popup_header'&gt;&lt;b&gt;&lt;a class='commentary_popup_header' href='B:500 1:2'&gt;Ин 1:2&lt;/a&gt;&lt;/b&gt;&lt;/p&gt;</text:p>
            <text:p text:style-name="P222"><text:s text:c="4"/>&lt;/td&gt;</text:p>
            <text:p text:style-name="P222"><text:s text:c="4"/>&lt;td align='right'&gt;</text:p>
            <text:p text:style-name="P222"><text:s text:c="6"/>&lt;b&gt;Лоп-к&lt;/b&gt;</text:p>
            <text:p text:style-name="P222"><text:s text:c="4"/>&lt;/td&gt;</text:p>
            <text:p text:style-name="P222"><text:s text:c="2"/>&lt;/tr&gt;</text:p>
            <text:p text:style-name="P222">&lt;/table&gt;</text:p>
            <text:p text:style-name="P222">&lt;p/&gt;</text:p>
            <text:p text:style-name="P222">...</text:p>
            <text:p text:style-name="P222">&lt;/font&gt;</text:p>
            <text:p text:style-name="P44"/>
            <text:p text:style-name="P43">There is also a possibility to use named colors from the current MyBible theme in this style information. MyBible will replace the following keywords with corresponding colors from the MyBible theme:</text:p>
            <text:p text:style-name="P221">%COLOR_TEXT% - default text color</text:p>
            <text:p text:style-name="P221">%COLOR_RED% - text color 1</text:p>
            <text:p text:style-name="P221">%COLOR_GREEN% - text color 2</text:p>
            <text:p text:style-name="P221">%COLOR_BLUE% - text color 3</text:p>
            <text:p text:style-name="P221">%COLOR_PURPLE% - text color 4</text:p>
            <text:p text:style-name="P221">%COLOR_GREY% - text color 5</text:p>
            <text:p text:style-name="P43">Example:</text:p>
            <text:p text:style-name="P215">&lt;style&gt; h1 { color: %COLOR_RED% } &lt;/style&gt;</text:p>
          </table:table-cell>
        </table:table-row>
      </table:table>
      <text:p text:style-name="P23">Note that a module abbreviation is defined by the module file name and is not repeated in the <text:span text:style-name="T4">INFO</text:span> table.</text:p>
      <text:p text:style-name="P25"><text:bookmark text:name="_2urapzcuihs5"/><text:soft-page-break/></text:p>
      <text:p text:style-name="P34"><text:bookmark text:name="_bgkmadil7xkz"/><text:span text:style-name="T4">CONTENT_FRAGMENTS</text:span> Table</text:p>
      <text:p text:style-name="P7">The <text:span text:style-name="T4">content_fragments </text:span>is an optional table that can be present in a module that carries HTML content - see the "HTML Content" section below.</text:p>
      <text:p text:style-name="P202">CREATE TABLE content_fragments (id TEXT, fragment TEXT)</text:p>
      <text:p text:style-name="P202">CREATE UNIQUE INDEX content_fragments_index ON content_fragments (id)</text:p>
      <text:p text:style-name="P7"/>
      <table:table table:name="Table2" table:style-name="Table2">
        <table:table-column table:style-name="Table2.A"/>
        <table:table-column table:style-name="Table2.B"/>
        <table:table-row table:style-name="Table2.1">
          <table:table-cell table:style-name="Table2.A1" office:value-type="string">
            <text:p text:style-name="P188">Item name</text:p>
          </table:table-cell>
          <table:table-cell table:style-name="Table2.A1" office:value-type="string">
            <text:p text:style-name="P188">Description</text:p>
          </table:table-cell>
        </table:table-row>
        <table:table-row table:style-name="Table2.1">
          <table:table-cell table:style-name="Table2.A1" office:value-type="string">
            <text:p text:style-name="P17">id</text:p>
          </table:table-cell>
          <table:table-cell table:style-name="Table2.A1" office:value-type="string">
            <text:p text:style-name="P17">Fragment ID. Can contain any characters except for parentheses.</text:p>
          </table:table-cell>
        </table:table-row>
        <table:table-row table:style-name="Table2.1">
          <table:table-cell table:style-name="Table2.A1" office:value-type="string">
            <text:p text:style-name="P17">fragment</text:p>
          </table:table-cell>
          <table:table-cell table:style-name="Table2.A1" office:value-type="string">
            <text:p text:style-name="P17">HTML content fragment to be identified by its ID and inserted to an appropriately marked place in an overall HTML content article (see the "HTML Content" section below).</text:p>
            <text:p text:style-name="P17"/>
            <text:p text:style-name="P17">MyBible does not interpret fragments by themselves - it only interprets the overall HTML content after all the referenced fragments are inserted into their places.</text:p>
          </table:table-cell>
        </table:table-row>
      </table:table>
      <text:p text:style-name="P63"><text:bookmark text:name="_mpol944h3xh6"/></text:p>
      <text:p text:style-name="P79"><text:bookmark text:name="_rr2za3wcqrs1"/>HTML Content</text:p>
      <text:p text:style-name="P49">Several types of MyBible modules carry HTML content: dictionary modules, commentary modules, devotion modules. There are the following special features about the HTML content provided in those modules.</text:p>
      <text:list xml:id="list1999963292" text:style-name="WWNum30">
        <text:list-item>
          <text:p text:style-name="P157">An HTML content is specified without the &lt;html&gt; and &lt;body&gt; tags.</text:p>
        </text:list-item>
        <text:list-item>
          <text:p text:style-name="P157">MyBible supports references to fonts by full font file name, assuming that fonts are available in the user/fonts subdirectory of the MyBible data directory. A font can be downloaded as part of a bundle module, or can be placed manually to the user/fonts subdirectory of the MyBible data directory.<text:line-break/>Example of specifying a font directly:<text:line-break/><text:span text:style-name="T7">This HTML content demonstrates how the &lt;font face='HelveticaNeueCyr-thin.otf'&gt;HelveticaNeueCyr&lt;/font&gt; can be used.<text:line-break/></text:span>Example of specifying a font using a style:<text:line-break/><text:span text:style-name="T7">@font-face {<text:line-break/> <text:s text:c="2"/>font-family: MyHeb;<text:line-break/> <text:s text:c="2"/>src: url("TaameyFrankCLM-Medium.ttf");<text:line-break/>} <text:line-break/>.heb {<text:line-break/> font-family: MyHeb;<text:line-break/> font-weight: normal;<text:line-break/> font-style: normal;<text:line-break/> font-size: 125%;<text:line-break/> color: %COLOR_BLUE%;<text:line-break/>}<text:line-break/>&lt;span class='heb'&gt;...text in Hebrew...&lt;/span&gt;</text:span></text:p>
        </text:list-item>
        <text:list-item>
          <text:p text:style-name="P157">In HTML content, MyBible supports several predefined text highlight colors + a default text color, as defined in a MyBible theme. The idea is that instead of explicit specifying of a font color in the HTML, which might not go well with the current theme colors, only color indexes are used in the HTML &lt;font&gt; tag, where the index can be from 0 to 5:<text:line-break/>Plain text, &lt;font color=’1’&gt;text &lt;font color=’0’&gt;highlighted&lt;/font&gt; with the first color&lt;/font&gt;, plain text again, &lt;font color=’5’&gt;text highlighted with the 5th highlight color&lt;/font&gt;.<text:line-break/>Alternatively to an index, there is a predefined keyword for those colors:<text:line-break/>index: 0, identical keyword: %COLOR_TEXT%<text:line-break/>index: 1, identical keyword: %COLOR_RED%<text:line-break/>index: 2, identical keyword: %COLOR_GREEN%<text:line-break/>index: 3, identical keyword: %COLOR_BLUE%<text:line-break/>index: 4, identical keyword: %COLOR_PURPLE%<text:line-break/>index: 5, identical keyword: %COLOR_GREY%<text:line-break/>Example:<text:line-break/><text:span text:style-name="T7">&lt;font color='1'&gt; &amp;#x03B2;&amp;#x03BF;&amp;#x0301;&amp;#x03C4;&amp;#x03C1;&amp;#x03C5;&amp;#x03C2;&lt;/font&gt;&lt;p&gt; &lt;font color =’ %COLOR_BLUE%’ face='monospace'&gt;botrus&lt;/font&gt;&lt;p&gt;&lt;i&gt;bot'-rooce&lt;/i&gt;&lt;p&gt;Of uncertain derivation; a &lt;i&gt;bunch&lt;/i&gt; (of grapes): - (vine) cluster (of the vine). Shortened from &lt;a href='S:H352'&gt;H352&lt;/a&gt;. See its usage in &lt;a href='B:10 3:8'&gt;Gen 3:8&lt;/a&gt;.</text:span></text:p>
        </text:list-item>
        <text:list-item>
          <text:p text:style-name="P157">In HTML content, MyBible supports hyperlinks to Bible places, with a hyperlink target being one of the following::</text:p>
          <text:list>
            <text:list-item>
              <text:p text:style-name="P158">B:&lt;book number&gt; &lt;chapter number&gt;:&lt;verse number&gt;[-[&lt;end chapter number&gt;:]&lt;end verse number&gt;]</text:p>
            </text:list-item>
            <text:list-item>
              <text:p text:style-name="P158">B:&lt;book number&gt; &lt;chapter number&gt;:&lt;verse number #1&gt;,&lt;verse number #2&gt;[&lt;more comma-separated verse numbers&gt;]</text:p>
            </text:list-item>
            <text:list-item>
              <text:p text:style-name="P158">B:&lt;book number&gt; &lt;chapter number&gt;</text:p>
            </text:list-item>
            <text:list-item>
              <text:p text:style-name="P158"><text:soft-page-break/>B:&lt;book number&gt; &lt;chapter number start&gt;-&lt;chapter number end&gt;</text:p>
            </text:list-item>
          </text:list>
        </text:list-item>
      </text:list>
      <text:p text:style-name="P51">The parts in square brackets are optional. &lt;book number&gt; is a reference to one of the predefined book numbers - see the Bible Module description below.</text:p>
      <text:list xml:id="list224129826714235" text:continue-numbering="true" text:style-name="WWNum30">
        <text:list-item>
          <text:p text:style-name="P157">In HTML content, MyBible supports hyperlinks to dictionary topics, with a hyperlink target being “S:&lt;topic&gt;”. In case of a Strong’s lexicon, a topic shall start with “G” or “H”.</text:p>
        </text:list-item>
        <text:list-item>
          <text:p text:style-name="P157">In HTML content, MyBible supports of commentary articles hyperlinks to other commentary articles, with a hyperlink target being “C:@&lt;book number&gt; &lt;chapter number&gt;:&lt;verse number&gt;”, where &lt;book number&gt; is a reference to one of the predefined book numbers - see the Bible Module description below.</text:p>
        </text:list-item>
        <text:list-item>
          <text:p text:style-name="P157">In HTML content, MyBible supports external hyperlinks which start with http:// or https://</text:p>
        </text:list-item>
        <text:list-item>
          <text:p text:style-name="P157">In HTML content, MyBible supports references to HTML fragments, which are specified in a separate table CONTENT_FRAGMENTS (see above).<text:line-break/>Such references can be specified as two kinds of special HTML comments:<text:line-break/><text:line-break/><text:span text:style-name="T1">&lt;!-- INCLUDE(&lt;fragment ID&gt;) FROM(&lt;module&gt;) TEXTUAL(true|false) --&gt;</text:span><text:line-break/>where:<text:line-break/><text:span text:style-name="T1">&lt;fragment ID&gt;</text:span> - one of the IDs from the CONTENT_FRAGMENTS table in a current or specified module, case-sensitive, no leading or trailing spaces.<text:line-break/><text:span text:style-name="T1">FROM(&lt;module&gt;)</text:span> - an optional part defining a module to take a fragment from; &lt;module&gt; is an abbreviation of a module of the same type as a current module, or a module file name without the .SQLite3 suffix. If this part is omitted, a fragment is assumed to be from a current module.<text:line-break/><text:span text:style-name="T1">TEXTUAL(true|false)</text:span> - an optional part that indicates whether this fragment contains textual information. If this part is omitted, or if a word in parentheses is not "true", a fragment is assumed to be not containing any user-readable textual information (an image, a script, etc.).<text:line-break/><text:line-break/>Upon finding such an HTML comment with a fragment ID that exists in the CONTENT_FRAGMENTS table of a specified module, MyBible replaces this entire comment with the content of the "fragment" field from the CONTENT_FRAGMENTS table. Such a replacement of all the found fragment references is done before interpreting and rendering an HTML article being processed.<text:line-break/><text:line-break/>Note that the application will protect itself from a recursive inclusion of a fragment into itself (and thus from an endless recursion), but a module developer shall still try to avoid such recursive inclusions of fragments.<text:line-break/></text:p>
        </text:list-item>
      </text:list>
      <text:p text:style-name="P49">HTML content example:</text:p>
      <text:p text:style-name="P213">&lt;!-- INCLUDE(publisher logo) --&gt;</text:p>
      <text:p text:style-name="P213">&lt;h2&gt;Начало&lt;/h2&gt;"Начало" служит вступлением ко всему Священному Писанию. В этой части Таурата говорится, что Всевышний &lt;a href='S:H1254'&gt;создал&lt;/a&gt; Вселенную и всё, что в ней, включая человека (&lt;a href='B:10 1:1'&gt;гл.1-2&lt;/a&gt;).&lt;p&gt;</text:p>
      <text:p text:style-name="P213">&lt;!-- INCLUDE(creation_picture_1) --&gt;</text:p>
      <text:p text:style-name="P213">И всё, что создал Всевышний, было совершенным и безгрешным (&lt;a href='B:10 1:31'&gt;1:31&lt;/a&gt;). Но Он дал человечеству выбор: повиноваться Ему или нет (&lt;a href='B:10 2:16'&gt;2:16-17&lt;/a&gt;). Когда Адам и Ева в Эдемском саду взбунтовались против Всевышнего, ослушавшись Его, всё творение подпало под власть греха и оказалось в плачевном состоянии. Так человек потерял самое основное и самое ценное, что у него было: близкие взаимоотношения со Всевышним (см. также &lt;a href='C:@10 3:8'&gt;комментарий к Быт 3:8&lt;/a&gt;).</text:p>
      <text:p text:style-name="P213">&lt;!-- INCLUDE(about_koine) FROM(GSD) TEXTUAL(true) --&gt;</text:p>
      <text:p text:style-name="P213">&lt;!-- INCLUDE(greek_scanned_dictionary_page1) FROM(GSD) TEXTUAL(false) --&gt;</text:p>
      <text:p text:style-name="P213">&lt;!-- INCLUDE(paul_first_journey) FROM(BMNT.commentaries) --&gt;</text:p>
      <text:p text:style-name="P213">&lt;!-- INCLUDE(support_js) --&gt;</text:p>
      <text:p text:style-name="P15"/>
      <text:p text:style-name="P25"><text:bookmark text:name="_xji3ol4rkhov"/><text:soft-page-break/></text:p>
      <text:p text:style-name="P25"><text:bookmark text:name="_mbrcqvfliu92"/>Bible Module</text:p>
      <text:p text:style-name="P24"><text:bookmark text:name="_ty56z9w1e0zl"/><text:span text:style-name="T5">INFO</text:span><text:span text:style-name="T12"> </text:span>Table</text:p>
      <text:p text:style-name="P23">There are the following Bible module configuration parameters in addition to the common configuration parameters (see the General section).</text:p>
      <text:p text:style-name="P23"/>
      <table:table table:name="Table3" table:style-name="Table3">
        <table:table-column table:style-name="Table3.A"/>
        <table:table-column table:style-name="Table3.B"/>
        <table:table-row table:style-name="Table3.1">
          <table:table-cell table:style-name="Table3.A1" office:value-type="string">
            <text:p text:style-name="P193">Item name</text:p>
          </table:table-cell>
          <table:table-cell table:style-name="Table3.A1" office:value-type="string">
            <text:p text:style-name="P193">Description</text:p>
          </table:table-cell>
        </table:table-row>
        <table:table-row table:style-name="Table3.1">
          <table:table-cell table:style-name="Table3.A1" office:value-type="string">
            <text:p text:style-name="P32">chapter_string</text:p>
          </table:table-cell>
          <table:table-cell table:style-name="Table3.A1" office:value-type="string">
            <text:p text:style-name="P32">A text that means “Chapter” in the module's language. If this text contains the “%s” placeholder, a chapter number will be inserted instead of “%s”, otherwise a chapter number will be added after the specified string, space-separated.</text:p>
            <text:p text:style-name="P32">Examples: “Chapter” for English, “Глава” for Russian, “第%s章” for Chinese.</text:p>
          </table:table-cell>
        </table:table-row>
        <table:table-row table:style-name="Table3.1">
          <table:table-cell table:style-name="Table3.A1" office:value-type="string">
            <text:p text:style-name="P16">chapter_string_ot</text:p>
          </table:table-cell>
          <table:table-cell table:style-name="Table3.A1" office:value-type="string">
            <text:p text:style-name="P16">A replacement of chapter_string for the Old Testament. Used in bi-lingual Bible modules, like Orig+ (Old Testament in Hebrew, New Testament in Greek).</text:p>
          </table:table-cell>
        </table:table-row>
        <table:table-row table:style-name="Table3.1">
          <table:table-cell table:style-name="Table3.A1" office:value-type="string">
            <text:p text:style-name="P16">chapter_string_nt</text:p>
          </table:table-cell>
          <table:table-cell table:style-name="Table3.A1" office:value-type="string">
            <text:p text:style-name="P16">A replacement of chapter_string for the New Testament. Used in bi-lingual Bible modules, like Orig+ (Old Testament in Hebrew, New Testament in Greek).</text:p>
          </table:table-cell>
        </table:table-row>
        <table:table-row table:style-name="Table3.1">
          <table:table-cell table:style-name="Table3.A1" office:value-type="string">
            <text:p text:style-name="P43">chapter_string_ps</text:p>
          </table:table-cell>
          <table:table-cell table:style-name="Table3.A1" office:value-type="string">
            <text:p text:style-name="P16">A replacement of chapter_string for the book of Psalms.</text:p>
          </table:table-cell>
        </table:table-row>
        <table:table-row table:style-name="Table3.1">
          <table:table-cell table:style-name="Table3.A1" office:value-type="string">
            <text:p text:style-name="P41">introduction_string</text:p>
          </table:table-cell>
          <table:table-cell table:style-name="Table3.A1" office:value-type="string">
            <text:p text:style-name="P32">A text that means “Introduction” in the module's language. This is needed in case if a module contains an introduction (see the <text:span text:style-name="T4">INTRODUCTIONS</text:span> table description below), and/or if a module contains non-empty “detailed_info” record in this table (see the General section).</text:p>
          </table:table-cell>
        </table:table-row>
        <table:table-row table:style-name="Table3.1">
          <table:table-cell table:style-name="Table3.A1" office:value-type="string">
            <text:p text:style-name="P45">strong_numbers</text:p>
          </table:table-cell>
          <table:table-cell table:style-name="Table3.A1" office:value-type="string">
            <text:p text:style-name="P45">An indication that this Bible text in this module contains Strong’s numbers. Can be “true” or “false”, default is “false”.</text:p>
          </table:table-cell>
        </table:table-row>
        <table:table-row table:style-name="Table3.1">
          <table:table-cell table:style-name="Table3.A1" office:value-type="string">
            <text:p text:style-name="P45">right_to_left</text:p>
          </table:table-cell>
          <table:table-cell table:style-name="Table3.A1" office:value-type="string">
            <text:p text:style-name="P45">An indication that this Bible module uses right-to-left writing. Can be “true” or “false”, default is “false”; shall be set to “true” for Hebrew and Arabic Bible translations.</text:p>
          </table:table-cell>
        </table:table-row>
        <table:table-row table:style-name="Table3.1">
          <table:table-cell table:style-name="Table3.A1" office:value-type="string">
            <text:p text:style-name="P16">right_to_left_ot</text:p>
          </table:table-cell>
          <table:table-cell table:style-name="Table3.A1" office:value-type="string">
            <text:p text:style-name="P16">A replacement of right_to_left for the Old Testament. Used in bi-lingual Bible modules, like Orig+ (Old Testament in Hebrew, New Testament in Greek).</text:p>
          </table:table-cell>
        </table:table-row>
        <table:table-row table:style-name="Table3.1">
          <table:table-cell table:style-name="Table3.A1" office:value-type="string">
            <text:p text:style-name="P16">right_to_left_nt</text:p>
          </table:table-cell>
          <table:table-cell table:style-name="Table3.A1" office:value-type="string">
            <text:p text:style-name="P16">A replacement of right_to_left for the New Testament. Used in bi-lingual Bible modules, like Orig+ (Old Testament in Hebrew, New Testament in Greek).</text:p>
          </table:table-cell>
        </table:table-row>
        <table:table-row table:style-name="Table3.1">
          <table:table-cell table:style-name="Table3.A1" office:value-type="string">
            <text:p text:style-name="P17">book_list_right_to_left</text:p>
          </table:table-cell>
          <table:table-cell table:style-name="Table3.A1" office:value-type="string">
            <text:p text:style-name="P17">An indication that for this Bible module the books on the book selection screen shall be laid out right-to-left. Can be “true” or “false”, default is “false”. Usually set to “true” if book abbreviations in the module are in Hebrew or Arabic.<text:line-break/>If this parameter is not specified, MyBible uses for this the right_to_left parameter.</text:p>
          </table:table-cell>
        </table:table-row>
        <text:soft-page-break/>
        <table:table-row table:style-name="Table3.1">
          <table:table-cell table:style-name="Table3.A1" office:value-type="string">
            <text:p text:style-name="P17">book_list_right_to_left_ot</text:p>
          </table:table-cell>
          <table:table-cell table:style-name="Table3.A1" office:value-type="string">
            <text:p text:style-name="P17">A replacement of book_list_right_to_left for the Old Testament. Used in bi-lingual Bible modules, like Orig+ (Old Testament book abbreviations in Hebrew, New Testament book abbreviations in Greek).</text:p>
          </table:table-cell>
        </table:table-row>
        <table:table-row table:style-name="Table3.1">
          <table:table-cell table:style-name="Table3.A1" office:value-type="string">
            <text:p text:style-name="P17">book_list_right_to_left_nt</text:p>
          </table:table-cell>
          <table:table-cell table:style-name="Table3.A1" office:value-type="string">
            <text:p text:style-name="P17">A replacement of book_list_right_to_left for the New Testament. Used in bi-lingual Bible modules, like Orig+ (Old Testament book abbreviations in Hebrew, New Testament book abbreviations in Greek).</text:p>
          </table:table-cell>
        </table:table-row>
        <table:table-row table:style-name="Table3.1">
          <table:table-cell table:style-name="Table3.A1" office:value-type="string">
            <text:p text:style-name="P45">digits0-9</text:p>
          </table:table-cell>
          <table:table-cell table:style-name="Table3.A1" office:value-type="string">
            <text:p text:style-name="P45">Presentation of the Arabic digits, 0 to 9, in the language of this Bible module. This is used to show Bible chapter and verse numbers in a local language. The assumption here is that a number in a local language has conceptually the same presentation as in English, and only the characters signifying digits are different.</text:p>
            <text:p text:style-name="P45">To become effective, this item shall contain exactly 10 characters. For instance, for Hindi Bible modules this parameter contains <text:s/>ten <text:span text:style-name="T10">Modern Devanagari digits: ०१२३४५६७८९</text:span></text:p>
            <text:p text:style-name="P219">This configuration parameter is supported by MyBible 3.3.0 and up.</text:p>
          </table:table-cell>
        </table:table-row>
        <table:table-row table:style-name="Table3.1">
          <table:table-cell table:style-name="Table3.A1" office:value-type="string">
            <text:p text:style-name="P45">font_scale</text:p>
          </table:table-cell>
          <table:table-cell table:style-name="Table3.A1" office:value-type="string">
            <text:p text:style-name="P45">Specifies the font scaling when verses of this particular Bible module are shown. Default value is 1.0. The purpose of this is to have a better correspondence of a shown number of verses in English and in Arabic Bible modules when they are shown in parallel (the font scaling is set for Arabic Bible modules to 1.2).</text:p>
          </table:table-cell>
        </table:table-row>
        <table:table-row table:style-name="Table3.1">
          <table:table-cell table:style-name="Table3.A1" office:value-type="string">
            <text:p text:style-name="P45">strong_numbers_prefix</text:p>
          </table:table-cell>
          <table:table-cell table:style-name="Table3.A1" office:value-type="string">
            <text:p text:style-name="P45">A fixed Strong Numbers’ prefix, to be applied to all Strong numbers in the module. This can be either “G” (meaning Greek) or “H” (meaning Hebrew). This configuration parameter is used rarely - in fact, it is used only for Septuagint (set to “G”), as the Strong numbers in Septuagint (Old Testament) point to Greek Strong’s lexicon.</text:p>
          </table:table-cell>
        </table:table-row>
        <table:table-row table:style-name="Table3.1">
          <table:table-cell table:style-name="Table3.A1" office:value-type="string">
            <text:p text:style-name="P16">contains_accents</text:p>
          </table:table-cell>
          <table:table-cell table:style-name="Table3.A1" office:value-type="string">
            <text:p text:style-name="P16">An indication that accent characters are used in the text of this Bible module (and thus searching in the text needs to take actions to ignore accents). "true" or "false", a default value is "false".</text:p>
          </table:table-cell>
        </table:table-row>
        <table:table-row table:style-name="Table3.1">
          <table:table-cell table:style-name="Table3.A1" office:value-type="string">
            <text:p text:style-name="P16">add_space_before_footnote_marker</text:p>
          </table:table-cell>
          <table:table-cell table:style-name="Table3.A1" office:value-type="string">
            <text:p text:style-name="P16">An indication that a space shall be artificially added before every footnote marker. "true" or "false", a default value is "false".</text:p>
          </table:table-cell>
        </table:table-row>
        <table:table-row table:style-name="Table3.1">
          <table:table-cell table:style-name="Table3.A1" office:value-type="string">
            <text:p text:style-name="P16">associated_theme</text:p>
          </table:table-cell>
          <table:table-cell table:style-name="Table3.A1" office:value-type="string">
            <text:p text:style-name="P16">A name of a theme that is suggested to be used with this Bible module. Note that association of a bundle with a Bible module is defined in the MyBible registry (not inside of a module), so that the association can be used before a Bible module is actually downloaded.</text:p>
          </table:table-cell>
        </table:table-row>
        <table:table-row table:style-name="Table3.1">
          <table:table-cell table:style-name="Table3.A1" office:value-type="string">
            <text:p text:style-name="P2">morphology_topic_reference[_&lt;language&gt;]</text:p>
          </table:table-cell>
          <table:table-cell table:style-name="Table3.A1" office:value-type="string">
            <text:p text:style-name="P2">Formatting string to show a hyperlink to a dedicated dictionary topic after a morphological form explanation (see description of the MORPHOLOGY_TOPICS table below). There shall be as many such parameters as many values are used in the "language" field of the MORPHOLOGY_INDICATIONS table, so the parameter names will be:</text:p>
            <text:list text:style-name="WWNum38">
              <text:list-item>
                <text:p text:style-name="P116">"morphology_topic_reference_ru" for Russian</text:p>
              </text:list-item>
              <text:list-item>
                <text:p text:style-name="P117">"morphology_topic_reference_en" for English</text:p>
              </text:list-item>
              <text:list-item>
                <text:p text:style-name="P117">etc</text:p>
              </text:list-item>
              <text:list-item>
                <text:p text:style-name="P117">"morphology_topic_reference" for an unspecified language</text:p>
              </text:list-item>
            </text:list>
            <text:p text:style-name="P10">A value of each of these parameters must have two "%s" placeholders: the first for the dictionary topic to be used in the hyperlink, the second for the hyperlinked text. Example (for English): ", see &lt;a href="S:%s"&gt;%s&lt;/a&gt;."</text:p>
          </table:table-cell>
        </table:table-row>
        <text:soft-page-break/>
        <table:table-row table:style-name="Table3.1">
          <table:table-cell table:style-name="Table3.A1" office:value-type="string">
            <text:p text:style-name="P2">left_guillemet_on_the_right</text:p>
          </table:table-cell>
          <table:table-cell table:style-name="Table3.A1" office:value-type="string">
            <text:p text:style-name="P2">An indication whether the module's text uses reversed double angle quotation marks, also known as guillemets. If the value is "true", the assumed quotation is »this is a quoted text with the left guillemet on the right«. If the value is "false", the assumed quotation is <text:span text:style-name="T13">«this is a quoted text with the left guillemet on the left».By default, this parameter is assumed to be "true" for the following language codes: "de", "sv", "fi", "nb", "da".</text:span></text:p>
            <text:p text:style-name="P223">MyBible uses this parameter to know which guillemet is used on the right - to remove spaces before such characters when forming the Bible text to copy.</text:p>
          </table:table-cell>
        </table:table-row>
      </table:table>
      <text:p text:style-name="P23"/>
      <text:p text:style-name="P24"><text:bookmark text:name="_niwfzdomfgqq"/><text:span text:style-name="T4">BOOKS</text:span> Table</text:p>
      <text:p text:style-name="P23">The <text:span text:style-name="T4">books</text:span> table describes all the books present in the Bible module (i.e. in the <text:span text:style-name="T4">VERSES</text:span> table).</text:p>
      <text:p text:style-name="P200">CREATE TABLE books (book_number NUMERIC, book_color TEXT, short_name TEXT, long_name TEXT, sorting_order NUMERIC)</text:p>
      <text:p text:style-name="P23"/>
      <table:table table:name="Table4" table:style-name="Table4">
        <table:table-column table:style-name="Table4.A"/>
        <table:table-column table:style-name="Table4.B"/>
        <table:table-row table:style-name="Table4.1">
          <table:table-cell table:style-name="Table4.A1" office:value-type="string">
            <text:p text:style-name="P192">Field name</text:p>
          </table:table-cell>
          <table:table-cell table:style-name="Table4.A1" office:value-type="string">
            <text:p text:style-name="P192">Description</text:p>
          </table:table-cell>
        </table:table-row>
        <table:table-row table:style-name="Table4.1">
          <table:table-cell table:style-name="Table4.A1" office:value-type="string">
            <text:p text:style-name="P32">book_number</text:p>
          </table:table-cell>
          <table:table-cell table:style-name="Table4.A1" office:value-type="string">
            <text:p text:style-name="P32">The key field for this table. In MyBible, all Bible <text:span text:style-name="T1">books have fixed numbers assigned to them</text:span> (this is a legacy from PalmBible+). The table below lists these numbers.</text:p>
          </table:table-cell>
        </table:table-row>
        <table:table-row table:style-name="Table4.1">
          <table:table-cell table:style-name="Table4.A1" office:value-type="string">
            <text:p text:style-name="P45">book_color</text:p>
          </table:table-cell>
          <table:table-cell table:style-name="Table4.A1" office:value-type="string">
            <text:p text:style-name="P45">A color of the book abbreviation text to be used on the book selection screen of MyBible.</text:p>
            <text:p text:style-name="P45">The color is specified in the standard Android notation: #rrggbb or #aarrggbb. rr, gg, bb are two-digit hexadecimal values of the red, green, and blue color components. aa (if used) is a two-digit hexadecimal value of the alpha channel (opacity), with ff meaning fully opaque and 00 meaning fully transparent.</text:p>
            <text:p text:style-name="P45">All the Bible modules in the MyBible repository use the same color coding of the Bible books. However, you can modify color coding in this table and thus have an alternative color coding in your copy of a Bible module for MyBible.</text:p>
          </table:table-cell>
        </table:table-row>
        <table:table-row table:style-name="Table4.1">
          <table:table-cell table:style-name="Table4.A1" office:value-type="string">
            <text:p text:style-name="P45">short_name</text:p>
          </table:table-cell>
          <table:table-cell table:style-name="Table4.A1" office:value-type="string">
            <text:p text:style-name="P45">A book abbreviation, as it will be used on the book selection screen, on the references to Bible locations, etc.</text:p>
          </table:table-cell>
        </table:table-row>
        <table:table-row table:style-name="Table4.1">
          <table:table-cell table:style-name="Table4.A1" office:value-type="string">
            <text:p text:style-name="P45">long_name</text:p>
          </table:table-cell>
          <table:table-cell table:style-name="Table4.A1" office:value-type="string">
            <text:p text:style-name="P45">A book name, as it will be shown at the very top of a Bible book in the MyBible reading window.</text:p>
          </table:table-cell>
        </table:table-row>
        <table:table-row table:style-name="Table4.1">
          <table:table-cell table:style-name="Table4.A1" office:value-type="string">
            <text:p text:style-name="P16">sorting_order</text:p>
          </table:table-cell>
          <table:table-cell table:style-name="Table4.A1" office:value-type="string">
            <text:p text:style-name="P16">An optional numeric field for sorting of books in a custom order, pertinent to a particular Bible module.</text:p>
          </table:table-cell>
        </table:table-row>
      </table:table>
      <text:p text:style-name="P23"/>
      <text:p text:style-name="P8"><text:bookmark text:name="_55b1k11igp72"/>Books reference</text:p>
      <text:p text:style-name="P23">Here is the content of the <text:span text:style-name="T4">BOOKS</text:span> table, including non-canonical books, in Russian and in English</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row table:style-name="Table5.1">
          <table:table-cell table:style-name="Table5.A1" office:value-type="string">
            <text:p text:style-name="P194">book_<text:line-break/>color</text:p>
          </table:table-cell>
          <table:table-cell table:style-name="Table5.A1" office:value-type="string">
            <text:p text:style-name="P194">book_<text:line-break/>number</text:p>
          </table:table-cell>
          <table:table-cell table:style-name="Table5.A1" office:value-type="string">
            <text:p text:style-name="P194">short_<text:line-break/>name (Rus)</text:p>
          </table:table-cell>
          <table:table-cell table:style-name="Table5.A1" office:value-type="string">
            <text:p text:style-name="P194">long_name (Rus)</text:p>
          </table:table-cell>
          <table:table-cell table:style-name="Table5.A1" office:value-type="string">
            <text:p text:style-name="P196">short_<text:line-break/>name (Eng)</text:p>
          </table:table-cell>
          <table:table-cell table:style-name="Table5.A1" office:value-type="string">
            <text:p text:style-name="P196">long_name (Eng)</text:p>
          </table:table-cell>
          <table:table-cell table:style-name="Table5.A1" office:value-type="string">
            <text:p text:style-name="P196">Note</text:p>
          </table:table-cell>
        </table:table-row>
        <table:table-row table:style-name="Table5.1">
          <table:table-cell table:style-name="Table5.A2" office:value-type="string">
            <text:p text:style-name="P41">#ccccff</text:p>
          </table:table-cell>
          <table:table-cell table:style-name="Table5.A2" office:value-type="string">
            <text:p text:style-name="P41">10</text:p>
          </table:table-cell>
          <table:table-cell table:style-name="Table5.A2" office:value-type="string">
            <text:p text:style-name="P41">Быт</text:p>
          </table:table-cell>
          <table:table-cell table:style-name="Table5.A2" office:value-type="string">
            <text:p text:style-name="P41">Бытие</text:p>
          </table:table-cell>
          <table:table-cell table:style-name="Table5.A2" office:value-type="string">
            <text:p text:style-name="P41">Gen</text:p>
          </table:table-cell>
          <table:table-cell table:style-name="Table5.A2" office:value-type="string">
            <text:p text:style-name="P41">Genesis</text:p>
          </table:table-cell>
          <table:table-cell table:style-name="Table5.A2" office:value-type="string">
            <text:p text:style-name="P75"/>
          </table:table-cell>
        </table:table-row>
        <text:soft-page-break/>
        <table:table-row table:style-name="Table5.1">
          <table:table-cell table:style-name="Table5.A2" office:value-type="string">
            <text:p text:style-name="P41">#ccccff</text:p>
          </table:table-cell>
          <table:table-cell table:style-name="Table5.A2" office:value-type="string">
            <text:p text:style-name="P41">20</text:p>
          </table:table-cell>
          <table:table-cell table:style-name="Table5.A2" office:value-type="string">
            <text:p text:style-name="P41">Исх</text:p>
          </table:table-cell>
          <table:table-cell table:style-name="Table5.A2" office:value-type="string">
            <text:p text:style-name="P41">Исход</text:p>
          </table:table-cell>
          <table:table-cell table:style-name="Table5.A2" office:value-type="string">
            <text:p text:style-name="P41">Exo</text:p>
          </table:table-cell>
          <table:table-cell table:style-name="Table5.A2" office:value-type="string">
            <text:p text:style-name="P41">Exodus</text:p>
          </table:table-cell>
          <table:table-cell table:style-name="Table5.A2" office:value-type="string">
            <text:p text:style-name="P75"/>
          </table:table-cell>
        </table:table-row>
        <table:table-row table:style-name="Table5.1">
          <table:table-cell table:style-name="Table5.A2" office:value-type="string">
            <text:p text:style-name="P41">#ccccff</text:p>
          </table:table-cell>
          <table:table-cell table:style-name="Table5.A2" office:value-type="string">
            <text:p text:style-name="P41">30</text:p>
          </table:table-cell>
          <table:table-cell table:style-name="Table5.A2" office:value-type="string">
            <text:p text:style-name="P41">Лев</text:p>
          </table:table-cell>
          <table:table-cell table:style-name="Table5.A2" office:value-type="string">
            <text:p text:style-name="P41">Левит</text:p>
          </table:table-cell>
          <table:table-cell table:style-name="Table5.A2" office:value-type="string">
            <text:p text:style-name="P41">Lev</text:p>
          </table:table-cell>
          <table:table-cell table:style-name="Table5.A2" office:value-type="string">
            <text:p text:style-name="P41">Leviticus</text:p>
          </table:table-cell>
          <table:table-cell table:style-name="Table5.A2" office:value-type="string">
            <text:p text:style-name="P75"/>
          </table:table-cell>
        </table:table-row>
        <table:table-row table:style-name="Table5.1">
          <table:table-cell table:style-name="Table5.A2" office:value-type="string">
            <text:p text:style-name="P41">#ccccff</text:p>
          </table:table-cell>
          <table:table-cell table:style-name="Table5.A2" office:value-type="string">
            <text:p text:style-name="P41">40</text:p>
          </table:table-cell>
          <table:table-cell table:style-name="Table5.A2" office:value-type="string">
            <text:p text:style-name="P41">Чис</text:p>
          </table:table-cell>
          <table:table-cell table:style-name="Table5.A2" office:value-type="string">
            <text:p text:style-name="P41">Числа</text:p>
          </table:table-cell>
          <table:table-cell table:style-name="Table5.A2" office:value-type="string">
            <text:p text:style-name="P41">Num</text:p>
          </table:table-cell>
          <table:table-cell table:style-name="Table5.A2" office:value-type="string">
            <text:p text:style-name="P41">Numbers</text:p>
          </table:table-cell>
          <table:table-cell table:style-name="Table5.A2" office:value-type="string">
            <text:p text:style-name="P75"/>
          </table:table-cell>
        </table:table-row>
        <table:table-row table:style-name="Table5.1">
          <table:table-cell table:style-name="Table5.A2" office:value-type="string">
            <text:p text:style-name="P41">#ccccff</text:p>
          </table:table-cell>
          <table:table-cell table:style-name="Table5.A2" office:value-type="string">
            <text:p text:style-name="P41">50</text:p>
          </table:table-cell>
          <table:table-cell table:style-name="Table5.A2" office:value-type="string">
            <text:p text:style-name="P41">Втор</text:p>
          </table:table-cell>
          <table:table-cell table:style-name="Table5.A2" office:value-type="string">
            <text:p text:style-name="P41">Второзаконие</text:p>
          </table:table-cell>
          <table:table-cell table:style-name="Table5.A2" office:value-type="string">
            <text:p text:style-name="P41">Deu</text:p>
          </table:table-cell>
          <table:table-cell table:style-name="Table5.A2" office:value-type="string">
            <text:p text:style-name="P41">Deuteronomy</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60</text:p>
          </table:table-cell>
          <table:table-cell table:style-name="Table5.A2" office:value-type="string">
            <text:p text:style-name="P41">Нав</text:p>
          </table:table-cell>
          <table:table-cell table:style-name="Table5.A2" office:value-type="string">
            <text:p text:style-name="P41">Иисус Навин</text:p>
          </table:table-cell>
          <table:table-cell table:style-name="Table5.A2" office:value-type="string">
            <text:p text:style-name="P41">Josh</text:p>
          </table:table-cell>
          <table:table-cell table:style-name="Table5.A2" office:value-type="string">
            <text:p text:style-name="P41">Joshua</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70</text:p>
          </table:table-cell>
          <table:table-cell table:style-name="Table5.A2" office:value-type="string">
            <text:p text:style-name="P41">Суд</text:p>
          </table:table-cell>
          <table:table-cell table:style-name="Table5.A2" office:value-type="string">
            <text:p text:style-name="P41">Судьи</text:p>
          </table:table-cell>
          <table:table-cell table:style-name="Table5.A2" office:value-type="string">
            <text:p text:style-name="P41">Judg</text:p>
          </table:table-cell>
          <table:table-cell table:style-name="Table5.A2" office:value-type="string">
            <text:p text:style-name="P41">Judges</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80</text:p>
          </table:table-cell>
          <table:table-cell table:style-name="Table5.A2" office:value-type="string">
            <text:p text:style-name="P41">Руфь</text:p>
          </table:table-cell>
          <table:table-cell table:style-name="Table5.A2" office:value-type="string">
            <text:p text:style-name="P41">Руфь</text:p>
          </table:table-cell>
          <table:table-cell table:style-name="Table5.A2" office:value-type="string">
            <text:p text:style-name="P41">Ruth</text:p>
          </table:table-cell>
          <table:table-cell table:style-name="Table5.A2" office:value-type="string">
            <text:p text:style-name="P41">Ruth</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90</text:p>
          </table:table-cell>
          <table:table-cell table:style-name="Table5.A2" office:value-type="string">
            <text:p text:style-name="P41">1Цар</text:p>
          </table:table-cell>
          <table:table-cell table:style-name="Table5.A2" office:value-type="string">
            <text:p text:style-name="P41">1-я Царств</text:p>
          </table:table-cell>
          <table:table-cell table:style-name="Table5.A2" office:value-type="string">
            <text:p text:style-name="P41">1Sam</text:p>
          </table:table-cell>
          <table:table-cell table:style-name="Table5.A2" office:value-type="string">
            <text:p text:style-name="P41">1 Samuel</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00</text:p>
          </table:table-cell>
          <table:table-cell table:style-name="Table5.A2" office:value-type="string">
            <text:p text:style-name="P41">2Цар</text:p>
          </table:table-cell>
          <table:table-cell table:style-name="Table5.A2" office:value-type="string">
            <text:p text:style-name="P41">2-я Царств</text:p>
          </table:table-cell>
          <table:table-cell table:style-name="Table5.A2" office:value-type="string">
            <text:p text:style-name="P41">2Sam</text:p>
          </table:table-cell>
          <table:table-cell table:style-name="Table5.A2" office:value-type="string">
            <text:p text:style-name="P41">2 Samuel</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10</text:p>
          </table:table-cell>
          <table:table-cell table:style-name="Table5.A2" office:value-type="string">
            <text:p text:style-name="P41">3Цар</text:p>
          </table:table-cell>
          <table:table-cell table:style-name="Table5.A2" office:value-type="string">
            <text:p text:style-name="P41">3-я Царств</text:p>
          </table:table-cell>
          <table:table-cell table:style-name="Table5.A2" office:value-type="string">
            <text:p text:style-name="P41">1Kin</text:p>
          </table:table-cell>
          <table:table-cell table:style-name="Table5.A2" office:value-type="string">
            <text:p text:style-name="P41">1 Kings</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20</text:p>
          </table:table-cell>
          <table:table-cell table:style-name="Table5.A2" office:value-type="string">
            <text:p text:style-name="P41">4Цар</text:p>
          </table:table-cell>
          <table:table-cell table:style-name="Table5.A2" office:value-type="string">
            <text:p text:style-name="P41">4-я Царств</text:p>
          </table:table-cell>
          <table:table-cell table:style-name="Table5.A2" office:value-type="string">
            <text:p text:style-name="P41">2Kin</text:p>
          </table:table-cell>
          <table:table-cell table:style-name="Table5.A2" office:value-type="string">
            <text:p text:style-name="P41">2 Kings</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80</text:p>
          </table:table-cell>
          <table:table-cell table:style-name="Table5.A2" office:value-type="string">
            <text:p text:style-name="P41">Иудф</text:p>
          </table:table-cell>
          <table:table-cell table:style-name="Table5.A2" office:value-type="string">
            <text:p text:style-name="P41">Иудифь</text:p>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30</text:p>
          </table:table-cell>
          <table:table-cell table:style-name="Table5.A2" office:value-type="string">
            <text:p text:style-name="P41">1Пар</text:p>
          </table:table-cell>
          <table:table-cell table:style-name="Table5.A2" office:value-type="string">
            <text:p text:style-name="P41">1-я Паралипоменон</text:p>
          </table:table-cell>
          <table:table-cell table:style-name="Table5.A2" office:value-type="string">
            <text:p text:style-name="P41">1Chr</text:p>
          </table:table-cell>
          <table:table-cell table:style-name="Table5.A2" office:value-type="string">
            <text:p text:style-name="P41">1 Chronicles</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40</text:p>
          </table:table-cell>
          <table:table-cell table:style-name="Table5.A2" office:value-type="string">
            <text:p text:style-name="P41">2Пар</text:p>
          </table:table-cell>
          <table:table-cell table:style-name="Table5.A2" office:value-type="string">
            <text:p text:style-name="P41">2-я Паралипоменон</text:p>
          </table:table-cell>
          <table:table-cell table:style-name="Table5.A2" office:value-type="string">
            <text:p text:style-name="P41">2Chr</text:p>
          </table:table-cell>
          <table:table-cell table:style-name="Table5.A2" office:value-type="string">
            <text:p text:style-name="P41">2 Chronicles</text:p>
          </table:table-cell>
          <table:table-cell table:style-name="Table5.A2" office:value-type="string">
            <text:p text:style-name="P75"/>
          </table:table-cell>
        </table:table-row>
        <table:table-row table:style-name="Table5.1">
          <table:table-cell table:style-name="Table5.A2" office:value-type="string">
            <text:p text:style-name="P44">#66ff99</text:p>
          </table:table-cell>
          <table:table-cell table:style-name="Table5.A2" office:value-type="string">
            <text:p text:style-name="P44">145</text:p>
          </table:table-cell>
          <table:table-cell table:style-name="Table5.A2" office:value-type="string">
            <text:p text:style-name="P44">Мол</text:p>
          </table:table-cell>
          <table:table-cell table:style-name="Table5.A2" office:value-type="string">
            <text:p text:style-name="P44">Молитва Манассии</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Was 790</text:p>
          </table:table-cell>
        </table:table-row>
        <table:table-row table:style-name="Table5.1">
          <table:table-cell table:style-name="Table5.A2" office:value-type="string">
            <text:p text:style-name="P41">#ffcc99</text:p>
          </table:table-cell>
          <table:table-cell table:style-name="Table5.A2" office:value-type="string">
            <text:p text:style-name="P41">150</text:p>
          </table:table-cell>
          <table:table-cell table:style-name="Table5.A2" office:value-type="string">
            <text:p text:style-name="P41">Ездр</text:p>
          </table:table-cell>
          <table:table-cell table:style-name="Table5.A2" office:value-type="string">
            <text:p text:style-name="P41">Ездра</text:p>
          </table:table-cell>
          <table:table-cell table:style-name="Table5.A2" office:value-type="string">
            <text:p text:style-name="P41">Ezr</text:p>
          </table:table-cell>
          <table:table-cell table:style-name="Table5.A2" office:value-type="string">
            <text:p text:style-name="P41">Ezra</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60</text:p>
          </table:table-cell>
          <table:table-cell table:style-name="Table5.A2" office:value-type="string">
            <text:p text:style-name="P41">Неем</text:p>
          </table:table-cell>
          <table:table-cell table:style-name="Table5.A2" office:value-type="string">
            <text:p text:style-name="P41">Неемия</text:p>
          </table:table-cell>
          <table:table-cell table:style-name="Table5.A2" office:value-type="string">
            <text:p text:style-name="P41">Neh</text:p>
          </table:table-cell>
          <table:table-cell table:style-name="Table5.A2" office:value-type="string">
            <text:p text:style-name="P41">Nehemiah</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65</text:p>
          </table:table-cell>
          <table:table-cell table:style-name="Table5.A2" office:value-type="string">
            <text:p text:style-name="P41">2Езд</text:p>
          </table:table-cell>
          <table:table-cell table:style-name="Table5.A2" office:value-type="string">
            <text:p text:style-name="P41">2-я Ездры</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Was 740</text:p>
          </table:table-cell>
        </table:table-row>
        <table:table-row table:style-name="Table5.1">
          <table:table-cell table:style-name="Table5.A2" office:value-type="string">
            <text:p text:style-name="P41">#ffcc99</text:p>
          </table:table-cell>
          <table:table-cell table:style-name="Table5.A2" office:value-type="string">
            <text:p text:style-name="P41">170</text:p>
          </table:table-cell>
          <table:table-cell table:style-name="Table5.A2" office:value-type="string">
            <text:p text:style-name="P41">Тов</text:p>
          </table:table-cell>
          <table:table-cell table:style-name="Table5.A2" office:value-type="string">
            <text:p text:style-name="P41">Товит</text:p>
          </table:table-cell>
          <table:table-cell table:style-name="Table5.A2" office:value-type="string">
            <text:p text:style-name="P41">Tob</text:p>
          </table:table-cell>
          <table:table-cell table:style-name="Table5.A2" office:value-type="string">
            <text:p text:style-name="P41">Tobit</text:p>
          </table:table-cell>
          <table:table-cell table:style-name="Table5.A2" office:value-type="string">
            <text:p text:style-name="P75"/>
          </table:table-cell>
        </table:table-row>
        <table:table-row table:style-name="Table5.1">
          <table:table-cell table:style-name="Table5.A2" office:value-type="string">
            <text:p text:style-name="P41">#ffcc99</text:p>
          </table:table-cell>
          <table:table-cell table:style-name="Table5.A2" office:value-type="string">
            <text:p text:style-name="P41">190</text:p>
          </table:table-cell>
          <table:table-cell table:style-name="Table5.A2" office:value-type="string">
            <text:p text:style-name="P41">Есф</text:p>
          </table:table-cell>
          <table:table-cell table:style-name="Table5.A2" office:value-type="string">
            <text:p text:style-name="P41">Есфирь</text:p>
          </table:table-cell>
          <table:table-cell table:style-name="Table5.A2" office:value-type="string">
            <text:p text:style-name="P41">Esth</text:p>
          </table:table-cell>
          <table:table-cell table:style-name="Table5.A2" office:value-type="string">
            <text:p text:style-name="P41">Esther</text:p>
          </table:table-cell>
          <table:table-cell table:style-name="Table5.A2" office:value-type="string">
            <text:p text:style-name="P75"/>
          </table:table-cell>
        </table:table-row>
        <table:table-row table:style-name="Table5.1">
          <table:table-cell table:style-name="Table5.A2" office:value-type="string">
            <text:p text:style-name="P41">#c0c0c0</text:p>
          </table:table-cell>
          <table:table-cell table:style-name="Table5.A2" office:value-type="string">
            <text:p text:style-name="P44">192</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4">EsthGr</text:p>
          </table:table-cell>
          <table:table-cell table:style-name="Table5.A2" office:value-type="string">
            <text:p text:style-name="P44">The rest of Esther, a.k.a. Additions</text:p>
            <text:p text:style-name="P44">to Esther</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20</text:p>
          </table:table-cell>
          <table:table-cell table:style-name="Table5.A2" office:value-type="string">
            <text:p text:style-name="P41">Иов</text:p>
          </table:table-cell>
          <table:table-cell table:style-name="Table5.A2" office:value-type="string">
            <text:p text:style-name="P41">Иов</text:p>
          </table:table-cell>
          <table:table-cell table:style-name="Table5.A2" office:value-type="string">
            <text:p text:style-name="P41">Job</text:p>
          </table:table-cell>
          <table:table-cell table:style-name="Table5.A2" office:value-type="string">
            <text:p text:style-name="P41">Job</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30</text:p>
          </table:table-cell>
          <table:table-cell table:style-name="Table5.A2" office:value-type="string">
            <text:p text:style-name="P41">Пс</text:p>
          </table:table-cell>
          <table:table-cell table:style-name="Table5.A2" office:value-type="string">
            <text:p text:style-name="P41">Псалтирь</text:p>
          </table:table-cell>
          <table:table-cell table:style-name="Table5.A2" office:value-type="string">
            <text:p text:style-name="P41">Ps</text:p>
          </table:table-cell>
          <table:table-cell table:style-name="Table5.A2" office:value-type="string">
            <text:p text:style-name="P41">Psalms</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40</text:p>
          </table:table-cell>
          <table:table-cell table:style-name="Table5.A2" office:value-type="string">
            <text:p text:style-name="P41">Прит</text:p>
          </table:table-cell>
          <table:table-cell table:style-name="Table5.A2" office:value-type="string">
            <text:p text:style-name="P41">Притчи</text:p>
          </table:table-cell>
          <table:table-cell table:style-name="Table5.A2" office:value-type="string">
            <text:p text:style-name="P41">Prov</text:p>
          </table:table-cell>
          <table:table-cell table:style-name="Table5.A2" office:value-type="string">
            <text:p text:style-name="P41">Proverbs</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50</text:p>
          </table:table-cell>
          <table:table-cell table:style-name="Table5.A2" office:value-type="string">
            <text:p text:style-name="P41">Еккл</text:p>
          </table:table-cell>
          <table:table-cell table:style-name="Table5.A2" office:value-type="string">
            <text:p text:style-name="P41">Екклесиаст</text:p>
          </table:table-cell>
          <table:table-cell table:style-name="Table5.A2" office:value-type="string">
            <text:p text:style-name="P41">Eccl</text:p>
          </table:table-cell>
          <table:table-cell table:style-name="Table5.A2" office:value-type="string">
            <text:p text:style-name="P41">Ecclesiastes</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60</text:p>
          </table:table-cell>
          <table:table-cell table:style-name="Table5.A2" office:value-type="string">
            <text:p text:style-name="P41">Песн</text:p>
          </table:table-cell>
          <table:table-cell table:style-name="Table5.A2" office:value-type="string">
            <text:p text:style-name="P41">Песня Песней</text:p>
          </table:table-cell>
          <table:table-cell table:style-name="Table5.A2" office:value-type="string">
            <text:p text:style-name="P41">Song</text:p>
          </table:table-cell>
          <table:table-cell table:style-name="Table5.A2" office:value-type="string">
            <text:p text:style-name="P41">Song of Solomon</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70</text:p>
          </table:table-cell>
          <table:table-cell table:style-name="Table5.A2" office:value-type="string">
            <text:p text:style-name="P41">Прем</text:p>
          </table:table-cell>
          <table:table-cell table:style-name="Table5.A2" office:value-type="string">
            <text:p text:style-name="P41">Премудрость Соломона</text:p>
          </table:table-cell>
          <table:table-cell table:style-name="Table5.A2" office:value-type="string">
            <text:p text:style-name="P41">Wis</text:p>
          </table:table-cell>
          <table:table-cell table:style-name="Table5.A2" office:value-type="string">
            <text:p text:style-name="P44">Wisdom of Solomon</text:p>
          </table:table-cell>
          <table:table-cell table:style-name="Table5.A2" office:value-type="string">
            <text:p text:style-name="P75"/>
          </table:table-cell>
        </table:table-row>
        <table:table-row table:style-name="Table5.1">
          <table:table-cell table:style-name="Table5.A2" office:value-type="string">
            <text:p text:style-name="P41">#66ff99</text:p>
          </table:table-cell>
          <table:table-cell table:style-name="Table5.A2" office:value-type="string">
            <text:p text:style-name="P41">280</text:p>
          </table:table-cell>
          <table:table-cell table:style-name="Table5.A2" office:value-type="string">
            <text:p text:style-name="P41">Сир</text:p>
          </table:table-cell>
          <table:table-cell table:style-name="Table5.A2" office:value-type="string">
            <text:p text:style-name="P41">Сирах</text:p>
          </table:table-cell>
          <table:table-cell table:style-name="Table5.A2" office:value-type="string">
            <text:p text:style-name="P41">Sir</text:p>
          </table:table-cell>
          <table:table-cell table:style-name="Table5.A2" office:value-type="string">
            <text:p text:style-name="P41">Sirach, a.k.a, “Ecclesiasticus”</text:p>
          </table:table-cell>
          <table:table-cell table:style-name="Table5.A2" office:value-type="string">
            <text:p text:style-name="P75"/>
          </table:table-cell>
        </table:table-row>
        <text:soft-page-break/>
        <table:table-row table:style-name="Table5.1">
          <table:table-cell table:style-name="Table5.A2" office:value-type="string">
            <text:p text:style-name="P41">#ff9fb4</text:p>
          </table:table-cell>
          <table:table-cell table:style-name="Table5.A2" office:value-type="string">
            <text:p text:style-name="P41">290</text:p>
          </table:table-cell>
          <table:table-cell table:style-name="Table5.A2" office:value-type="string">
            <text:p text:style-name="P41">Ис</text:p>
          </table:table-cell>
          <table:table-cell table:style-name="Table5.A2" office:value-type="string">
            <text:p text:style-name="P41">Исаия</text:p>
          </table:table-cell>
          <table:table-cell table:style-name="Table5.A2" office:value-type="string">
            <text:p text:style-name="P41">Isa</text:p>
          </table:table-cell>
          <table:table-cell table:style-name="Table5.A2" office:value-type="string">
            <text:p text:style-name="P41">Isaiah</text:p>
          </table:table-cell>
          <table:table-cell table:style-name="Table5.A2" office:value-type="string">
            <text:p text:style-name="P75"/>
          </table:table-cell>
        </table:table-row>
        <table:table-row table:style-name="Table5.1">
          <table:table-cell table:style-name="Table5.A2" office:value-type="string">
            <text:p text:style-name="P41">#ff9fb4</text:p>
          </table:table-cell>
          <table:table-cell table:style-name="Table5.A2" office:value-type="string">
            <text:p text:style-name="P41">300</text:p>
          </table:table-cell>
          <table:table-cell table:style-name="Table5.A2" office:value-type="string">
            <text:p text:style-name="P41">Иер</text:p>
          </table:table-cell>
          <table:table-cell table:style-name="Table5.A2" office:value-type="string">
            <text:p text:style-name="P41">Иеремия</text:p>
          </table:table-cell>
          <table:table-cell table:style-name="Table5.A2" office:value-type="string">
            <text:p text:style-name="P41">Jer</text:p>
          </table:table-cell>
          <table:table-cell table:style-name="Table5.A2" office:value-type="string">
            <text:p text:style-name="P41">Jeremiah</text:p>
          </table:table-cell>
          <table:table-cell table:style-name="Table5.A2" office:value-type="string">
            <text:p text:style-name="P75"/>
          </table:table-cell>
        </table:table-row>
        <table:table-row table:style-name="Table5.1">
          <table:table-cell table:style-name="Table5.A2" office:value-type="string">
            <text:p text:style-name="P41">#c0c0c0</text:p>
          </table:table-cell>
          <table:table-cell table:style-name="Table5.A2" office:value-type="string">
            <text:p text:style-name="P44">305</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4">PrAz</text:p>
          </table:table-cell>
          <table:table-cell table:style-name="Table5.A2" office:value-type="string">
            <text:p text:style-name="P44">Prayer of Azariah</text:p>
          </table:table-cell>
          <table:table-cell table:style-name="Table5.A2" office:value-type="string">
            <text:p text:style-name="P75"/>
          </table:table-cell>
        </table:table-row>
        <table:table-row table:style-name="Table5.1">
          <table:table-cell table:style-name="Table5.A2" office:value-type="string">
            <text:p text:style-name="P41">#ff9fb4</text:p>
          </table:table-cell>
          <table:table-cell table:style-name="Table5.A2" office:value-type="string">
            <text:p text:style-name="P41">310</text:p>
          </table:table-cell>
          <table:table-cell table:style-name="Table5.A2" office:value-type="string">
            <text:p text:style-name="P41">Плач</text:p>
          </table:table-cell>
          <table:table-cell table:style-name="Table5.A2" office:value-type="string">
            <text:p text:style-name="P41">Плач Иеремии</text:p>
          </table:table-cell>
          <table:table-cell table:style-name="Table5.A2" office:value-type="string">
            <text:p text:style-name="P41">Lam</text:p>
          </table:table-cell>
          <table:table-cell table:style-name="Table5.A2" office:value-type="string">
            <text:p text:style-name="P41">Lamentations</text:p>
          </table:table-cell>
          <table:table-cell table:style-name="Table5.A2" office:value-type="string">
            <text:p text:style-name="P75"/>
          </table:table-cell>
        </table:table-row>
        <table:table-row table:style-name="Table5.1">
          <table:table-cell table:style-name="Table5.A2" office:value-type="string">
            <text:p text:style-name="P41">#ff9fb4</text:p>
          </table:table-cell>
          <table:table-cell table:style-name="Table5.A2" office:value-type="string">
            <text:p text:style-name="P41">315</text:p>
          </table:table-cell>
          <table:table-cell table:style-name="Table5.A2" office:value-type="string">
            <text:p text:style-name="P41">Посл</text:p>
          </table:table-cell>
          <table:table-cell table:style-name="Table5.A2" office:value-type="string">
            <text:p text:style-name="P41">Послание Иеремии</text:p>
          </table:table-cell>
          <table:table-cell table:style-name="Table5.A2" office:value-type="string">
            <text:p text:style-name="P41">EpJer</text:p>
            <text:p text:style-name="P41"/>
          </table:table-cell>
          <table:table-cell table:style-name="Table5.A2" office:value-type="string">
            <text:p text:style-name="P44">Epistle (or Letter) of Jeremiah</text:p>
          </table:table-cell>
          <table:table-cell table:style-name="Table5.A2" office:value-type="string">
            <text:p text:style-name="P41"/>
          </table:table-cell>
        </table:table-row>
        <table:table-row table:style-name="Table5.1">
          <table:table-cell table:style-name="Table5.A2" office:value-type="string">
            <text:p text:style-name="P41">#ff9fb4</text:p>
          </table:table-cell>
          <table:table-cell table:style-name="Table5.A2" office:value-type="string">
            <text:p text:style-name="P41">320</text:p>
          </table:table-cell>
          <table:table-cell table:style-name="Table5.A2" office:value-type="string">
            <text:p text:style-name="P41">Вар</text:p>
          </table:table-cell>
          <table:table-cell table:style-name="Table5.A2" office:value-type="string">
            <text:p text:style-name="P41">Варух</text:p>
          </table:table-cell>
          <table:table-cell table:style-name="Table5.A2" office:value-type="string">
            <text:p text:style-name="P41">Bar</text:p>
          </table:table-cell>
          <table:table-cell table:style-name="Table5.A2" office:value-type="string">
            <text:p text:style-name="P41">Baruch</text:p>
          </table:table-cell>
          <table:table-cell table:style-name="Table5.A2" office:value-type="string">
            <text:p text:style-name="P75"/>
          </table:table-cell>
        </table:table-row>
        <table:table-row table:style-name="Table5.1">
          <table:table-cell table:style-name="Table5.A2" office:value-type="string">
            <text:p text:style-name="P41">#c0c0c0</text:p>
          </table:table-cell>
          <table:table-cell table:style-name="Table5.A2" office:value-type="string">
            <text:p text:style-name="P44">323</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Sg3 or S3y or</text:p>
            <text:p text:style-name="P41">SgThr</text:p>
          </table:table-cell>
          <table:table-cell table:style-name="Table5.A2" office:value-type="string">
            <text:p text:style-name="P41">Song of the Three Young Men</text:p>
            <text:p text:style-name="P41">a.k.a. The Song of The Three Holy</text:p>
            <text:p text:style-name="P41">Children also Prayer of Azaria &amp;</text:p>
            <text:p text:style-name="P41">Song of the Three</text:p>
          </table:table-cell>
          <table:table-cell table:style-name="Table5.A2" office:value-type="string">
            <text:p text:style-name="P75"/>
          </table:table-cell>
        </table:table-row>
        <table:table-row table:style-name="Table5.1">
          <table:table-cell table:style-name="Table5.A2" office:value-type="string">
            <text:p text:style-name="P41">#c0c0c0</text:p>
            <text:p text:style-name="P41"/>
          </table:table-cell>
          <table:table-cell table:style-name="Table5.A2" office:value-type="string">
            <text:p text:style-name="P44">325</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Sus</text:p>
            <text:p text:style-name="P41"/>
            <text:p text:style-name="P41"/>
          </table:table-cell>
          <table:table-cell table:style-name="Table5.A2" office:value-type="string">
            <text:p text:style-name="P41">Susanna, a.k.a. Daniel and Susana</text:p>
            <text:p text:style-name="P41">aka The History of Susanna</text:p>
          </table:table-cell>
          <table:table-cell table:style-name="Table5.A2" office:value-type="string">
            <text:p text:style-name="P75"/>
          </table:table-cell>
        </table:table-row>
        <table:table-row table:style-name="Table5.1">
          <table:table-cell table:style-name="Table5.A2" office:value-type="string">
            <text:p text:style-name="P41">#ff9fb4</text:p>
          </table:table-cell>
          <table:table-cell table:style-name="Table5.A2" office:value-type="string">
            <text:p text:style-name="P41">330</text:p>
          </table:table-cell>
          <table:table-cell table:style-name="Table5.A2" office:value-type="string">
            <text:p text:style-name="P41">Иез</text:p>
          </table:table-cell>
          <table:table-cell table:style-name="Table5.A2" office:value-type="string">
            <text:p text:style-name="P41">Иезекииль</text:p>
          </table:table-cell>
          <table:table-cell table:style-name="Table5.A2" office:value-type="string">
            <text:p text:style-name="P41">Ezek</text:p>
          </table:table-cell>
          <table:table-cell table:style-name="Table5.A2" office:value-type="string">
            <text:p text:style-name="P41">Ezekiel</text:p>
          </table:table-cell>
          <table:table-cell table:style-name="Table5.A2" office:value-type="string">
            <text:p text:style-name="P75"/>
          </table:table-cell>
        </table:table-row>
        <table:table-row table:style-name="Table5.1">
          <table:table-cell table:style-name="Table5.A2" office:value-type="string">
            <text:p text:style-name="P41">#ff9fb4</text:p>
          </table:table-cell>
          <table:table-cell table:style-name="Table5.A2" office:value-type="string">
            <text:p text:style-name="P41">340</text:p>
          </table:table-cell>
          <table:table-cell table:style-name="Table5.A2" office:value-type="string">
            <text:p text:style-name="P41">Дан</text:p>
          </table:table-cell>
          <table:table-cell table:style-name="Table5.A2" office:value-type="string">
            <text:p text:style-name="P41">Даниил</text:p>
          </table:table-cell>
          <table:table-cell table:style-name="Table5.A2" office:value-type="string">
            <text:p text:style-name="P41">Dan</text:p>
          </table:table-cell>
          <table:table-cell table:style-name="Table5.A2" office:value-type="string">
            <text:p text:style-name="P41">Daniel</text:p>
          </table:table-cell>
          <table:table-cell table:style-name="Table5.A2" office:value-type="string">
            <text:p text:style-name="P75"/>
          </table:table-cell>
        </table:table-row>
        <table:table-row table:style-name="Table5.1">
          <table:table-cell table:style-name="Table5.A2" office:value-type="string">
            <text:p text:style-name="P41">#c0c0c0</text:p>
          </table:table-cell>
          <table:table-cell table:style-name="Table5.A2" office:value-type="string">
            <text:p text:style-name="P44">345</text:p>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Bel</text:p>
          </table:table-cell>
          <table:table-cell table:style-name="Table5.A2" office:value-type="string">
            <text:p text:style-name="P41">Bel and the Dragon, a.k.a. The</text:p>
            <text:p text:style-name="P41">History of the Destruction of Bel and</text:p>
            <text:p text:style-name="P41">the Dragon, a.k.a. Daniel, Bel, and the</text:p>
            <text:p text:style-name="P41">Snake</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350</text:p>
          </table:table-cell>
          <table:table-cell table:style-name="Table5.A2" office:value-type="string">
            <text:p text:style-name="P41">Ос</text:p>
          </table:table-cell>
          <table:table-cell table:style-name="Table5.A2" office:value-type="string">
            <text:p text:style-name="P41">Осия</text:p>
          </table:table-cell>
          <table:table-cell table:style-name="Table5.A2" office:value-type="string">
            <text:p text:style-name="P41">Hos</text:p>
          </table:table-cell>
          <table:table-cell table:style-name="Table5.A2" office:value-type="string">
            <text:p text:style-name="P41">Hosea</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360</text:p>
          </table:table-cell>
          <table:table-cell table:style-name="Table5.A2" office:value-type="string">
            <text:p text:style-name="P41">Иоил</text:p>
          </table:table-cell>
          <table:table-cell table:style-name="Table5.A2" office:value-type="string">
            <text:p text:style-name="P41">Иоиль</text:p>
          </table:table-cell>
          <table:table-cell table:style-name="Table5.A2" office:value-type="string">
            <text:p text:style-name="P41">Joel</text:p>
          </table:table-cell>
          <table:table-cell table:style-name="Table5.A2" office:value-type="string">
            <text:p text:style-name="P41">Joel</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370</text:p>
          </table:table-cell>
          <table:table-cell table:style-name="Table5.A2" office:value-type="string">
            <text:p text:style-name="P41">Ам</text:p>
          </table:table-cell>
          <table:table-cell table:style-name="Table5.A2" office:value-type="string">
            <text:p text:style-name="P41">Амос</text:p>
          </table:table-cell>
          <table:table-cell table:style-name="Table5.A2" office:value-type="string">
            <text:p text:style-name="P41">Am</text:p>
          </table:table-cell>
          <table:table-cell table:style-name="Table5.A2" office:value-type="string">
            <text:p text:style-name="P41">Amos</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380</text:p>
          </table:table-cell>
          <table:table-cell table:style-name="Table5.A2" office:value-type="string">
            <text:p text:style-name="P41">Авд</text:p>
          </table:table-cell>
          <table:table-cell table:style-name="Table5.A2" office:value-type="string">
            <text:p text:style-name="P41">Авдий</text:p>
          </table:table-cell>
          <table:table-cell table:style-name="Table5.A2" office:value-type="string">
            <text:p text:style-name="P41">Oba</text:p>
          </table:table-cell>
          <table:table-cell table:style-name="Table5.A2" office:value-type="string">
            <text:p text:style-name="P41">Obadiah</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390</text:p>
          </table:table-cell>
          <table:table-cell table:style-name="Table5.A2" office:value-type="string">
            <text:p text:style-name="P41">Ион</text:p>
          </table:table-cell>
          <table:table-cell table:style-name="Table5.A2" office:value-type="string">
            <text:p text:style-name="P41">Иона</text:p>
          </table:table-cell>
          <table:table-cell table:style-name="Table5.A2" office:value-type="string">
            <text:p text:style-name="P41">Jona</text:p>
          </table:table-cell>
          <table:table-cell table:style-name="Table5.A2" office:value-type="string">
            <text:p text:style-name="P41">Jonah</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00</text:p>
          </table:table-cell>
          <table:table-cell table:style-name="Table5.A2" office:value-type="string">
            <text:p text:style-name="P41">Мих</text:p>
          </table:table-cell>
          <table:table-cell table:style-name="Table5.A2" office:value-type="string">
            <text:p text:style-name="P41">Михей</text:p>
          </table:table-cell>
          <table:table-cell table:style-name="Table5.A2" office:value-type="string">
            <text:p text:style-name="P41">Mic</text:p>
          </table:table-cell>
          <table:table-cell table:style-name="Table5.A2" office:value-type="string">
            <text:p text:style-name="P41">Micah</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10</text:p>
          </table:table-cell>
          <table:table-cell table:style-name="Table5.A2" office:value-type="string">
            <text:p text:style-name="P41">Наум</text:p>
          </table:table-cell>
          <table:table-cell table:style-name="Table5.A2" office:value-type="string">
            <text:p text:style-name="P41">Наум</text:p>
          </table:table-cell>
          <table:table-cell table:style-name="Table5.A2" office:value-type="string">
            <text:p text:style-name="P41">Nah</text:p>
          </table:table-cell>
          <table:table-cell table:style-name="Table5.A2" office:value-type="string">
            <text:p text:style-name="P41">Nahum</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20</text:p>
          </table:table-cell>
          <table:table-cell table:style-name="Table5.A2" office:value-type="string">
            <text:p text:style-name="P41">Авв</text:p>
          </table:table-cell>
          <table:table-cell table:style-name="Table5.A2" office:value-type="string">
            <text:p text:style-name="P41">Аввакум</text:p>
          </table:table-cell>
          <table:table-cell table:style-name="Table5.A2" office:value-type="string">
            <text:p text:style-name="P41">Hab</text:p>
          </table:table-cell>
          <table:table-cell table:style-name="Table5.A2" office:value-type="string">
            <text:p text:style-name="P41">Habakkuk</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30</text:p>
          </table:table-cell>
          <table:table-cell table:style-name="Table5.A2" office:value-type="string">
            <text:p text:style-name="P41">Соф</text:p>
          </table:table-cell>
          <table:table-cell table:style-name="Table5.A2" office:value-type="string">
            <text:p text:style-name="P41">Софония</text:p>
          </table:table-cell>
          <table:table-cell table:style-name="Table5.A2" office:value-type="string">
            <text:p text:style-name="P41">Zeph</text:p>
          </table:table-cell>
          <table:table-cell table:style-name="Table5.A2" office:value-type="string">
            <text:p text:style-name="P41">Zephaniah</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40</text:p>
          </table:table-cell>
          <table:table-cell table:style-name="Table5.A2" office:value-type="string">
            <text:p text:style-name="P41">Агг</text:p>
          </table:table-cell>
          <table:table-cell table:style-name="Table5.A2" office:value-type="string">
            <text:p text:style-name="P41">Аггей</text:p>
          </table:table-cell>
          <table:table-cell table:style-name="Table5.A2" office:value-type="string">
            <text:p text:style-name="P41">Hag</text:p>
          </table:table-cell>
          <table:table-cell table:style-name="Table5.A2" office:value-type="string">
            <text:p text:style-name="P41">Haggai</text:p>
          </table:table-cell>
          <table:table-cell table:style-name="Table5.A2" office:value-type="string">
            <text:p text:style-name="P75"/>
          </table:table-cell>
        </table:table-row>
        <text:soft-page-break/>
        <table:table-row table:style-name="Table5.1">
          <table:table-cell table:style-name="Table5.A2" office:value-type="string">
            <text:p text:style-name="P41">#ffff99</text:p>
          </table:table-cell>
          <table:table-cell table:style-name="Table5.A2" office:value-type="string">
            <text:p text:style-name="P41">450</text:p>
          </table:table-cell>
          <table:table-cell table:style-name="Table5.A2" office:value-type="string">
            <text:p text:style-name="P41">Зах</text:p>
          </table:table-cell>
          <table:table-cell table:style-name="Table5.A2" office:value-type="string">
            <text:p text:style-name="P41">Захария</text:p>
          </table:table-cell>
          <table:table-cell table:style-name="Table5.A2" office:value-type="string">
            <text:p text:style-name="P41">Zech</text:p>
          </table:table-cell>
          <table:table-cell table:style-name="Table5.A2" office:value-type="string">
            <text:p text:style-name="P41">Zechariah</text:p>
          </table:table-cell>
          <table:table-cell table:style-name="Table5.A2" office:value-type="string">
            <text:p text:style-name="P75"/>
          </table:table-cell>
        </table:table-row>
        <table:table-row table:style-name="Table5.1">
          <table:table-cell table:style-name="Table5.A2" office:value-type="string">
            <text:p text:style-name="P41">#ffff99</text:p>
          </table:table-cell>
          <table:table-cell table:style-name="Table5.A2" office:value-type="string">
            <text:p text:style-name="P41">460</text:p>
          </table:table-cell>
          <table:table-cell table:style-name="Table5.A2" office:value-type="string">
            <text:p text:style-name="P41">Мал</text:p>
          </table:table-cell>
          <table:table-cell table:style-name="Table5.A2" office:value-type="string">
            <text:p text:style-name="P41">Малахия</text:p>
          </table:table-cell>
          <table:table-cell table:style-name="Table5.A2" office:value-type="string">
            <text:p text:style-name="P41">Mal</text:p>
          </table:table-cell>
          <table:table-cell table:style-name="Table5.A2" office:value-type="string">
            <text:p text:style-name="P41">Malachi</text:p>
          </table:table-cell>
          <table:table-cell table:style-name="Table5.A2" office:value-type="string">
            <text:p text:style-name="P75"/>
          </table:table-cell>
        </table:table-row>
        <table:table-row table:style-name="Table5.1">
          <table:table-cell table:style-name="Table5.A2" office:value-type="string">
            <text:p text:style-name="P41">#d3d3d3</text:p>
          </table:table-cell>
          <table:table-cell table:style-name="Table5.A2" office:value-type="string">
            <text:p text:style-name="P41">462</text:p>
          </table:table-cell>
          <table:table-cell table:style-name="Table5.A2" office:value-type="string">
            <text:p text:style-name="P41">1Мак</text:p>
          </table:table-cell>
          <table:table-cell table:style-name="Table5.A2" office:value-type="string">
            <text:p text:style-name="P41">1-я Маккавейская</text:p>
          </table:table-cell>
          <table:table-cell table:style-name="Table5.A2" office:value-type="string">
            <text:p text:style-name="P41">1Mac</text:p>
          </table:table-cell>
          <table:table-cell table:style-name="Table5.A2" office:value-type="string">
            <text:p text:style-name="P44">1 Maccabees</text:p>
          </table:table-cell>
          <table:table-cell table:style-name="Table5.A2" office:value-type="string">
            <text:p text:style-name="P41">Was 200</text:p>
          </table:table-cell>
        </table:table-row>
        <table:table-row table:style-name="Table5.1">
          <table:table-cell table:style-name="Table5.A2" office:value-type="string">
            <text:p text:style-name="P41">#d3d3d3</text:p>
          </table:table-cell>
          <table:table-cell table:style-name="Table5.A2" office:value-type="string">
            <text:p text:style-name="P41">464</text:p>
          </table:table-cell>
          <table:table-cell table:style-name="Table5.A2" office:value-type="string">
            <text:p text:style-name="P41">2Мак</text:p>
          </table:table-cell>
          <table:table-cell table:style-name="Table5.A2" office:value-type="string">
            <text:p text:style-name="P41">2-я Маккавейская</text:p>
          </table:table-cell>
          <table:table-cell table:style-name="Table5.A2" office:value-type="string">
            <text:p text:style-name="P44">2Mac</text:p>
          </table:table-cell>
          <table:table-cell table:style-name="Table5.A2" office:value-type="string">
            <text:p text:style-name="P44">2 Maccabees</text:p>
          </table:table-cell>
          <table:table-cell table:style-name="Table5.A2" office:value-type="string">
            <text:p text:style-name="P41">Was 210</text:p>
          </table:table-cell>
        </table:table-row>
        <table:table-row table:style-name="Table5.56">
          <table:table-cell table:style-name="Table5.A2" office:value-type="string">
            <text:p text:style-name="P41">#d3d3d3</text:p>
          </table:table-cell>
          <table:table-cell table:style-name="Table5.A2" office:value-type="string">
            <text:p text:style-name="P41">466</text:p>
          </table:table-cell>
          <table:table-cell table:style-name="Table5.A2" office:value-type="string">
            <text:p text:style-name="P41">3Мак</text:p>
          </table:table-cell>
          <table:table-cell table:style-name="Table5.A2" office:value-type="string">
            <text:p text:style-name="P41">3-я Маккавейская</text:p>
          </table:table-cell>
          <table:table-cell table:style-name="Table5.A2" office:value-type="string">
            <text:p text:style-name="P44">3Mac</text:p>
          </table:table-cell>
          <table:table-cell table:style-name="Table5.A2" office:value-type="string">
            <text:p text:style-name="P44">3 Maccabees</text:p>
          </table:table-cell>
          <table:table-cell table:style-name="Table5.A2" office:value-type="string">
            <text:p text:style-name="P41"/>
          </table:table-cell>
        </table:table-row>
        <table:table-row table:style-name="Table5.1">
          <table:table-cell table:style-name="Table5.A2" office:value-type="string">
            <text:p text:style-name="P41">#d3d3d3</text:p>
          </table:table-cell>
          <table:table-cell table:style-name="Table5.A2" office:value-type="string">
            <text:p text:style-name="P44">467</text:p>
          </table:table-cell>
          <table:table-cell table:style-name="Table5.A2" office:value-type="string">
            <text:p text:style-name="P44">4Ма</text:p>
          </table:table-cell>
          <table:table-cell table:style-name="Table5.A2" office:value-type="string">
            <text:p text:style-name="P44">4-я Маккавейская</text:p>
          </table:table-cell>
          <table:table-cell table:style-name="Table5.A2" office:value-type="string">
            <text:p text:style-name="P44">4Mac</text:p>
          </table:table-cell>
          <table:table-cell table:style-name="Table5.A2" office:value-type="string">
            <text:p text:style-name="P44">4 Maccabees</text:p>
          </table:table-cell>
          <table:table-cell table:style-name="Table5.A2" office:value-type="string">
            <text:p text:style-name="P41"/>
          </table:table-cell>
        </table:table-row>
        <table:table-row table:style-name="Table5.1">
          <table:table-cell table:style-name="Table5.A2" office:value-type="string">
            <text:p text:style-name="P41"><text:s/>#d3d3d3</text:p>
          </table:table-cell>
          <table:table-cell table:style-name="Table5.A2" office:value-type="string">
            <text:p text:style-name="P41">468</text:p>
          </table:table-cell>
          <table:table-cell table:style-name="Table5.A2" office:value-type="string">
            <text:p text:style-name="P41">3Езд</text:p>
          </table:table-cell>
          <table:table-cell table:style-name="Table5.A2" office:value-type="string">
            <text:p text:style-name="P41">3-я Ездры</text:p>
          </table:table-cell>
          <table:table-cell table:style-name="Table5.A2" office:value-type="string">
            <text:p text:style-name="P41">2Esd</text:p>
          </table:table-cell>
          <table:table-cell table:style-name="Table5.A2" office:value-type="string">
            <text:p text:style-name="P44">2 Esdras</text:p>
          </table:table-cell>
          <table:table-cell table:style-name="Table5.A2" office:value-type="string">
            <text:p text:style-name="P41">Was 750</text:p>
          </table:table-cell>
        </table:table-row>
        <table:table-row table:style-name="Table5.1">
          <table:table-cell table:style-name="Table5.A2" office:value-type="string">
            <text:p text:style-name="P41">#ff6600</text:p>
          </table:table-cell>
          <table:table-cell table:style-name="Table5.A2" office:value-type="string">
            <text:p text:style-name="P41">470</text:p>
          </table:table-cell>
          <table:table-cell table:style-name="Table5.A2" office:value-type="string">
            <text:p text:style-name="P41">Мат</text:p>
          </table:table-cell>
          <table:table-cell table:style-name="Table5.A2" office:value-type="string">
            <text:p text:style-name="P41">От Матфея</text:p>
          </table:table-cell>
          <table:table-cell table:style-name="Table5.A2" office:value-type="string">
            <text:p text:style-name="P41">Mat</text:p>
          </table:table-cell>
          <table:table-cell table:style-name="Table5.A2" office:value-type="string">
            <text:p text:style-name="P41">Matthew</text:p>
          </table:table-cell>
          <table:table-cell table:style-name="Table5.A2" office:value-type="string">
            <text:p text:style-name="P75"/>
          </table:table-cell>
        </table:table-row>
        <table:table-row table:style-name="Table5.1">
          <table:table-cell table:style-name="Table5.A2" office:value-type="string">
            <text:p text:style-name="P41">#ff6600</text:p>
          </table:table-cell>
          <table:table-cell table:style-name="Table5.A2" office:value-type="string">
            <text:p text:style-name="P41">480</text:p>
          </table:table-cell>
          <table:table-cell table:style-name="Table5.A2" office:value-type="string">
            <text:p text:style-name="P41">Мар</text:p>
          </table:table-cell>
          <table:table-cell table:style-name="Table5.A2" office:value-type="string">
            <text:p text:style-name="P41">От Марка</text:p>
          </table:table-cell>
          <table:table-cell table:style-name="Table5.A2" office:value-type="string">
            <text:p text:style-name="P41">Mar</text:p>
          </table:table-cell>
          <table:table-cell table:style-name="Table5.A2" office:value-type="string">
            <text:p text:style-name="P41">Mark</text:p>
          </table:table-cell>
          <table:table-cell table:style-name="Table5.A2" office:value-type="string">
            <text:p text:style-name="P75"/>
          </table:table-cell>
        </table:table-row>
        <table:table-row table:style-name="Table5.1">
          <table:table-cell table:style-name="Table5.A2" office:value-type="string">
            <text:p text:style-name="P41">#ff6600</text:p>
          </table:table-cell>
          <table:table-cell table:style-name="Table5.A2" office:value-type="string">
            <text:p text:style-name="P41">490</text:p>
          </table:table-cell>
          <table:table-cell table:style-name="Table5.A2" office:value-type="string">
            <text:p text:style-name="P41">Лук</text:p>
          </table:table-cell>
          <table:table-cell table:style-name="Table5.A2" office:value-type="string">
            <text:p text:style-name="P41">От Луки</text:p>
          </table:table-cell>
          <table:table-cell table:style-name="Table5.A2" office:value-type="string">
            <text:p text:style-name="P41">Luk</text:p>
          </table:table-cell>
          <table:table-cell table:style-name="Table5.A2" office:value-type="string">
            <text:p text:style-name="P41">Luke</text:p>
          </table:table-cell>
          <table:table-cell table:style-name="Table5.A2" office:value-type="string">
            <text:p text:style-name="P75"/>
          </table:table-cell>
        </table:table-row>
        <table:table-row table:style-name="Table5.1">
          <table:table-cell table:style-name="Table5.A2" office:value-type="string">
            <text:p text:style-name="P41">#ff6600</text:p>
          </table:table-cell>
          <table:table-cell table:style-name="Table5.A2" office:value-type="string">
            <text:p text:style-name="P41">500</text:p>
          </table:table-cell>
          <table:table-cell table:style-name="Table5.A2" office:value-type="string">
            <text:p text:style-name="P41">Ин</text:p>
          </table:table-cell>
          <table:table-cell table:style-name="Table5.A2" office:value-type="string">
            <text:p text:style-name="P41">От Иоанна</text:p>
          </table:table-cell>
          <table:table-cell table:style-name="Table5.A2" office:value-type="string">
            <text:p text:style-name="P41">John</text:p>
          </table:table-cell>
          <table:table-cell table:style-name="Table5.A2" office:value-type="string">
            <text:p text:style-name="P41">John</text:p>
          </table:table-cell>
          <table:table-cell table:style-name="Table5.A2" office:value-type="string">
            <text:p text:style-name="P75"/>
          </table:table-cell>
        </table:table-row>
        <table:table-row table:style-name="Table5.1">
          <table:table-cell table:style-name="Table5.A2" office:value-type="string">
            <text:p text:style-name="P41">#00ffff</text:p>
          </table:table-cell>
          <table:table-cell table:style-name="Table5.A2" office:value-type="string">
            <text:p text:style-name="P41">510</text:p>
          </table:table-cell>
          <table:table-cell table:style-name="Table5.A2" office:value-type="string">
            <text:p text:style-name="P41">Деян</text:p>
          </table:table-cell>
          <table:table-cell table:style-name="Table5.A2" office:value-type="string">
            <text:p text:style-name="P41">Деяния</text:p>
          </table:table-cell>
          <table:table-cell table:style-name="Table5.A2" office:value-type="string">
            <text:p text:style-name="P41">Acts</text:p>
          </table:table-cell>
          <table:table-cell table:style-name="Table5.A2" office:value-type="string">
            <text:p text:style-name="P41">Acts</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660</text:p>
          </table:table-cell>
          <table:table-cell table:style-name="Table5.A2" office:value-type="string">
            <text:p text:style-name="P41">Иак</text:p>
          </table:table-cell>
          <table:table-cell table:style-name="Table5.A2" office:value-type="string">
            <text:p text:style-name="P41">Иакова</text:p>
          </table:table-cell>
          <table:table-cell table:style-name="Table5.A2" office:value-type="string">
            <text:p text:style-name="P41">Jam</text:p>
          </table:table-cell>
          <table:table-cell table:style-name="Table5.A2" office:value-type="string">
            <text:p text:style-name="P41">James</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670</text:p>
          </table:table-cell>
          <table:table-cell table:style-name="Table5.A2" office:value-type="string">
            <text:p text:style-name="P41">1Пет</text:p>
          </table:table-cell>
          <table:table-cell table:style-name="Table5.A2" office:value-type="string">
            <text:p text:style-name="P41">1-е Петра</text:p>
          </table:table-cell>
          <table:table-cell table:style-name="Table5.A2" office:value-type="string">
            <text:p text:style-name="P41">1Pet</text:p>
          </table:table-cell>
          <table:table-cell table:style-name="Table5.A2" office:value-type="string">
            <text:p text:style-name="P41">1 Peter</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680</text:p>
          </table:table-cell>
          <table:table-cell table:style-name="Table5.A2" office:value-type="string">
            <text:p text:style-name="P41">2Пет</text:p>
          </table:table-cell>
          <table:table-cell table:style-name="Table5.A2" office:value-type="string">
            <text:p text:style-name="P41">2-е Петра</text:p>
          </table:table-cell>
          <table:table-cell table:style-name="Table5.A2" office:value-type="string">
            <text:p text:style-name="P41">2Pet</text:p>
          </table:table-cell>
          <table:table-cell table:style-name="Table5.A2" office:value-type="string">
            <text:p text:style-name="P41">2 Peter</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690</text:p>
          </table:table-cell>
          <table:table-cell table:style-name="Table5.A2" office:value-type="string">
            <text:p text:style-name="P41">1Ин</text:p>
          </table:table-cell>
          <table:table-cell table:style-name="Table5.A2" office:value-type="string">
            <text:p text:style-name="P41">1-е Иоанна</text:p>
          </table:table-cell>
          <table:table-cell table:style-name="Table5.A2" office:value-type="string">
            <text:p text:style-name="P41">1Jn</text:p>
          </table:table-cell>
          <table:table-cell table:style-name="Table5.A2" office:value-type="string">
            <text:p text:style-name="P41">1 John</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700</text:p>
          </table:table-cell>
          <table:table-cell table:style-name="Table5.A2" office:value-type="string">
            <text:p text:style-name="P41">2Ин</text:p>
          </table:table-cell>
          <table:table-cell table:style-name="Table5.A2" office:value-type="string">
            <text:p text:style-name="P41">2-е Иоанна</text:p>
          </table:table-cell>
          <table:table-cell table:style-name="Table5.A2" office:value-type="string">
            <text:p text:style-name="P41">2Jn</text:p>
          </table:table-cell>
          <table:table-cell table:style-name="Table5.A2" office:value-type="string">
            <text:p text:style-name="P41">2 John</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710</text:p>
          </table:table-cell>
          <table:table-cell table:style-name="Table5.A2" office:value-type="string">
            <text:p text:style-name="P41">3Ин</text:p>
          </table:table-cell>
          <table:table-cell table:style-name="Table5.A2" office:value-type="string">
            <text:p text:style-name="P41">3-е Иоанна</text:p>
          </table:table-cell>
          <table:table-cell table:style-name="Table5.A2" office:value-type="string">
            <text:p text:style-name="P41">3Jn</text:p>
          </table:table-cell>
          <table:table-cell table:style-name="Table5.A2" office:value-type="string">
            <text:p text:style-name="P41">3 John</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720</text:p>
          </table:table-cell>
          <table:table-cell table:style-name="Table5.A2" office:value-type="string">
            <text:p text:style-name="P41">Иуд</text:p>
          </table:table-cell>
          <table:table-cell table:style-name="Table5.A2" office:value-type="string">
            <text:p text:style-name="P41">Иуды</text:p>
          </table:table-cell>
          <table:table-cell table:style-name="Table5.A2" office:value-type="string">
            <text:p text:style-name="P41">Jud</text:p>
          </table:table-cell>
          <table:table-cell table:style-name="Table5.A2" office:value-type="string">
            <text:p text:style-name="P41">Jude</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20</text:p>
          </table:table-cell>
          <table:table-cell table:style-name="Table5.A2" office:value-type="string">
            <text:p text:style-name="P41">Рим</text:p>
          </table:table-cell>
          <table:table-cell table:style-name="Table5.A2" office:value-type="string">
            <text:p text:style-name="P41">К Римлянам</text:p>
          </table:table-cell>
          <table:table-cell table:style-name="Table5.A2" office:value-type="string">
            <text:p text:style-name="P41">Rom</text:p>
          </table:table-cell>
          <table:table-cell table:style-name="Table5.A2" office:value-type="string">
            <text:p text:style-name="P41">Rom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30</text:p>
          </table:table-cell>
          <table:table-cell table:style-name="Table5.A2" office:value-type="string">
            <text:p text:style-name="P41">1Кор</text:p>
          </table:table-cell>
          <table:table-cell table:style-name="Table5.A2" office:value-type="string">
            <text:p text:style-name="P41">1-е Коринфянам</text:p>
          </table:table-cell>
          <table:table-cell table:style-name="Table5.A2" office:value-type="string">
            <text:p text:style-name="P41">1Cor</text:p>
          </table:table-cell>
          <table:table-cell table:style-name="Table5.A2" office:value-type="string">
            <text:p text:style-name="P41">1 Corinth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40</text:p>
          </table:table-cell>
          <table:table-cell table:style-name="Table5.A2" office:value-type="string">
            <text:p text:style-name="P41">2Кор</text:p>
          </table:table-cell>
          <table:table-cell table:style-name="Table5.A2" office:value-type="string">
            <text:p text:style-name="P41">2-е Коринфянам</text:p>
          </table:table-cell>
          <table:table-cell table:style-name="Table5.A2" office:value-type="string">
            <text:p text:style-name="P41">2Cor</text:p>
          </table:table-cell>
          <table:table-cell table:style-name="Table5.A2" office:value-type="string">
            <text:p text:style-name="P41">2 Corinth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50</text:p>
          </table:table-cell>
          <table:table-cell table:style-name="Table5.A2" office:value-type="string">
            <text:p text:style-name="P41">Гал</text:p>
          </table:table-cell>
          <table:table-cell table:style-name="Table5.A2" office:value-type="string">
            <text:p text:style-name="P41">К Галатам</text:p>
          </table:table-cell>
          <table:table-cell table:style-name="Table5.A2" office:value-type="string">
            <text:p text:style-name="P41">Gal</text:p>
          </table:table-cell>
          <table:table-cell table:style-name="Table5.A2" office:value-type="string">
            <text:p text:style-name="P41">Galat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60</text:p>
          </table:table-cell>
          <table:table-cell table:style-name="Table5.A2" office:value-type="string">
            <text:p text:style-name="P41">Еф</text:p>
          </table:table-cell>
          <table:table-cell table:style-name="Table5.A2" office:value-type="string">
            <text:p text:style-name="P41">К Ефесянам</text:p>
          </table:table-cell>
          <table:table-cell table:style-name="Table5.A2" office:value-type="string">
            <text:p text:style-name="P41">Eph</text:p>
          </table:table-cell>
          <table:table-cell table:style-name="Table5.A2" office:value-type="string">
            <text:p text:style-name="P41">Ephes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70</text:p>
          </table:table-cell>
          <table:table-cell table:style-name="Table5.A2" office:value-type="string">
            <text:p text:style-name="P41">Флп</text:p>
          </table:table-cell>
          <table:table-cell table:style-name="Table5.A2" office:value-type="string">
            <text:p text:style-name="P41">К Филиппийцам</text:p>
          </table:table-cell>
          <table:table-cell table:style-name="Table5.A2" office:value-type="string">
            <text:p text:style-name="P41">Phil</text:p>
          </table:table-cell>
          <table:table-cell table:style-name="Table5.A2" office:value-type="string">
            <text:p text:style-name="P41">Philipp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80</text:p>
          </table:table-cell>
          <table:table-cell table:style-name="Table5.A2" office:value-type="string">
            <text:p text:style-name="P41">Кол</text:p>
          </table:table-cell>
          <table:table-cell table:style-name="Table5.A2" office:value-type="string">
            <text:p text:style-name="P41">К Колоссянам</text:p>
          </table:table-cell>
          <table:table-cell table:style-name="Table5.A2" office:value-type="string">
            <text:p text:style-name="P41">Col</text:p>
          </table:table-cell>
          <table:table-cell table:style-name="Table5.A2" office:value-type="string">
            <text:p text:style-name="P41">Coloss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590</text:p>
          </table:table-cell>
          <table:table-cell table:style-name="Table5.A2" office:value-type="string">
            <text:p text:style-name="P41">1Фес</text:p>
          </table:table-cell>
          <table:table-cell table:style-name="Table5.A2" office:value-type="string">
            <text:p text:style-name="P41">1-е Фессалоникийцам</text:p>
          </table:table-cell>
          <table:table-cell table:style-name="Table5.A2" office:value-type="string">
            <text:p text:style-name="P41">1Ths</text:p>
          </table:table-cell>
          <table:table-cell table:style-name="Table5.A2" office:value-type="string">
            <text:p text:style-name="P41">1 Thessalon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600</text:p>
          </table:table-cell>
          <table:table-cell table:style-name="Table5.A2" office:value-type="string">
            <text:p text:style-name="P41">2Фес</text:p>
          </table:table-cell>
          <table:table-cell table:style-name="Table5.A2" office:value-type="string">
            <text:p text:style-name="P41">2-е Фессалоникийцам</text:p>
          </table:table-cell>
          <table:table-cell table:style-name="Table5.A2" office:value-type="string">
            <text:p text:style-name="P41">2Ths</text:p>
          </table:table-cell>
          <table:table-cell table:style-name="Table5.A2" office:value-type="string">
            <text:p text:style-name="P41">2 Thessalonian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610</text:p>
          </table:table-cell>
          <table:table-cell table:style-name="Table5.A2" office:value-type="string">
            <text:p text:style-name="P41">1Тим</text:p>
          </table:table-cell>
          <table:table-cell table:style-name="Table5.A2" office:value-type="string">
            <text:p text:style-name="P41">1-е Тимофею</text:p>
          </table:table-cell>
          <table:table-cell table:style-name="Table5.A2" office:value-type="string">
            <text:p text:style-name="P41">1Tim</text:p>
          </table:table-cell>
          <table:table-cell table:style-name="Table5.A2" office:value-type="string">
            <text:p text:style-name="P41">1 Timothy</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620</text:p>
          </table:table-cell>
          <table:table-cell table:style-name="Table5.A2" office:value-type="string">
            <text:p text:style-name="P41">2Тим</text:p>
          </table:table-cell>
          <table:table-cell table:style-name="Table5.A2" office:value-type="string">
            <text:p text:style-name="P41">2-е Тимофею</text:p>
          </table:table-cell>
          <table:table-cell table:style-name="Table5.A2" office:value-type="string">
            <text:p text:style-name="P41">2Tim</text:p>
          </table:table-cell>
          <table:table-cell table:style-name="Table5.A2" office:value-type="string">
            <text:p text:style-name="P41">2 Timothy</text:p>
          </table:table-cell>
          <table:table-cell table:style-name="Table5.A2" office:value-type="string">
            <text:p text:style-name="P75"/>
          </table:table-cell>
        </table:table-row>
        <text:soft-page-break/>
        <table:table-row table:style-name="Table5.1">
          <table:table-cell table:style-name="Table5.A2" office:value-type="string">
            <text:p text:style-name="P41">#ffff00</text:p>
          </table:table-cell>
          <table:table-cell table:style-name="Table5.A2" office:value-type="string">
            <text:p text:style-name="P41">630</text:p>
          </table:table-cell>
          <table:table-cell table:style-name="Table5.A2" office:value-type="string">
            <text:p text:style-name="P41">Тит</text:p>
          </table:table-cell>
          <table:table-cell table:style-name="Table5.A2" office:value-type="string">
            <text:p text:style-name="P41">К Титу</text:p>
          </table:table-cell>
          <table:table-cell table:style-name="Table5.A2" office:value-type="string">
            <text:p text:style-name="P41">Tit</text:p>
          </table:table-cell>
          <table:table-cell table:style-name="Table5.A2" office:value-type="string">
            <text:p text:style-name="P41">Titus</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640</text:p>
          </table:table-cell>
          <table:table-cell table:style-name="Table5.A2" office:value-type="string">
            <text:p text:style-name="P41">Флм</text:p>
          </table:table-cell>
          <table:table-cell table:style-name="Table5.A2" office:value-type="string">
            <text:p text:style-name="P41">К Филимону</text:p>
          </table:table-cell>
          <table:table-cell table:style-name="Table5.A2" office:value-type="string">
            <text:p text:style-name="P41">Phlm</text:p>
          </table:table-cell>
          <table:table-cell table:style-name="Table5.A2" office:value-type="string">
            <text:p text:style-name="P41">Philemon</text:p>
          </table:table-cell>
          <table:table-cell table:style-name="Table5.A2" office:value-type="string">
            <text:p text:style-name="P75"/>
          </table:table-cell>
        </table:table-row>
        <table:table-row table:style-name="Table5.1">
          <table:table-cell table:style-name="Table5.A2" office:value-type="string">
            <text:p text:style-name="P41">#ffff00</text:p>
          </table:table-cell>
          <table:table-cell table:style-name="Table5.A2" office:value-type="string">
            <text:p text:style-name="P41">650</text:p>
          </table:table-cell>
          <table:table-cell table:style-name="Table5.A2" office:value-type="string">
            <text:p text:style-name="P41">Евр</text:p>
          </table:table-cell>
          <table:table-cell table:style-name="Table5.A2" office:value-type="string">
            <text:p text:style-name="P41">К Евреям</text:p>
          </table:table-cell>
          <table:table-cell table:style-name="Table5.A2" office:value-type="string">
            <text:p text:style-name="P41">Heb</text:p>
          </table:table-cell>
          <table:table-cell table:style-name="Table5.A2" office:value-type="string">
            <text:p text:style-name="P41">Hebrews</text:p>
          </table:table-cell>
          <table:table-cell table:style-name="Table5.A2" office:value-type="string">
            <text:p text:style-name="P75"/>
          </table:table-cell>
        </table:table-row>
        <table:table-row table:style-name="Table5.1">
          <table:table-cell table:style-name="Table5.A2" office:value-type="string">
            <text:p text:style-name="P41">#ff7c80</text:p>
          </table:table-cell>
          <table:table-cell table:style-name="Table5.A2" office:value-type="string">
            <text:p text:style-name="P41">730</text:p>
          </table:table-cell>
          <table:table-cell table:style-name="Table5.A2" office:value-type="string">
            <text:p text:style-name="P41">Откр</text:p>
          </table:table-cell>
          <table:table-cell table:style-name="Table5.A2" office:value-type="string">
            <text:p text:style-name="P41">Откровение</text:p>
          </table:table-cell>
          <table:table-cell table:style-name="Table5.A2" office:value-type="string">
            <text:p text:style-name="P41">Rev</text:p>
          </table:table-cell>
          <table:table-cell table:style-name="Table5.A2" office:value-type="string">
            <text:p text:style-name="P41">Revelation</text:p>
          </table:table-cell>
          <table:table-cell table:style-name="Table5.A2" office:value-type="string">
            <text:p text:style-name="P75"/>
          </table:table-cell>
        </table:table-row>
        <table:table-row table:style-name="Table5.1">
          <table:table-cell table:style-name="Table5.A2" office:value-type="string">
            <text:p text:style-name="P41">#00ff00</text:p>
          </table:table-cell>
          <table:table-cell table:style-name="Table5.A2" office:value-type="string">
            <text:p text:style-name="P41">780</text:p>
          </table:table-cell>
          <table:table-cell table:style-name="Table5.A2" office:value-type="string">
            <text:p text:style-name="P41">Лаод</text:p>
          </table:table-cell>
          <table:table-cell table:style-name="Table5.A2" office:value-type="string">
            <text:p text:style-name="P41">К Лаодикийцам</text:p>
          </table:table-cell>
          <table:table-cell table:style-name="Table5.A2" office:value-type="string">
            <text:p text:style-name="P41">Lao</text:p>
          </table:table-cell>
          <table:table-cell table:style-name="Table5.A2" office:value-type="string">
            <text:p text:style-name="P44">To the Laodiceans</text:p>
          </table:table-cell>
          <table:table-cell table:style-name="Table5.A2" office:value-type="string">
            <text:p text:style-name="P75"/>
          </table:table-cell>
        </table:table-row>
      </table:table>
      <text:p text:style-name="P23"><text:s/></text:p>
      <text:p text:style-name="P24"><text:bookmark text:name="_ze95hld3vl89"/><text:span text:style-name="T4">BOOKS_ALL</text:span> Table</text:p>
      <text:p text:style-name="P3">The <text:span text:style-name="T4">books_all</text:span> table contains <text:span text:style-name="T8">all the Bible books</text:span>, with an additional field <text:span text:style-name="T4">is_present</text:span> that indicates whether a book is actually present in the Bible module (i.e. in the <text:span text:style-name="T4">VERSES</text:span> table).</text:p>
      <text:p text:style-name="P3">MyBIble 4.4.3 alpha14 or a later version knows about both the <text:span text:style-name="T4">books_all</text:span> and the <text:span text:style-name="T4">BOOKS</text:span> table: it looks for the <text:span text:style-name="T4">BOOKS_ALL</text:span> table first and only if it is not found uses the <text:span text:style-name="T4">BOOKS</text:span> table.</text:p>
      <text:p text:style-name="P69">CREATE TABLE books_all (book_number NUMERIC, book_color TEXT, short_name TEXT, title TEXT, long_name TEXT, is_present BOOLEAN, sorting_order NUMERIC)</text:p>
      <text:p text:style-name="P3"/>
      <table:table table:name="Table6" table:style-name="Table6">
        <table:table-column table:style-name="Table6.A"/>
        <table:table-column table:style-name="Table6.B"/>
        <table:table-row table:style-name="Table6.1">
          <table:table-cell table:style-name="Table6.A1" office:value-type="string">
            <text:p text:style-name="P189">Field name</text:p>
          </table:table-cell>
          <table:table-cell table:style-name="Table6.A1" office:value-type="string">
            <text:p text:style-name="P189">Description</text:p>
          </table:table-cell>
        </table:table-row>
        <table:table-row table:style-name="Table6.1">
          <table:table-cell table:style-name="Table6.A1" office:value-type="string">
            <text:p text:style-name="P16">book_number</text:p>
          </table:table-cell>
          <table:table-cell table:style-name="Table6.A1" office:value-type="string">
            <text:p text:style-name="P16">The key field for this table. In MyBible, all Bible <text:span text:style-name="T1">books have fixed numbers assigned to them</text:span> (this is a legacy from PalmBible+). The table below lists these numbers.</text:p>
          </table:table-cell>
        </table:table-row>
        <table:table-row table:style-name="Table6.1">
          <table:table-cell table:style-name="Table6.A1" office:value-type="string">
            <text:p text:style-name="P16">book_color</text:p>
          </table:table-cell>
          <table:table-cell table:style-name="Table6.A1" office:value-type="string">
            <text:p text:style-name="P16">A color of the book abbreviation text to be used on the book selection screen of MyBible.</text:p>
            <text:p text:style-name="P16">The color is specified in the standard Android notation: #rrggbb or #aarrggbb. rr, gg, bb are two-digit hexadecimal values of the red, green, and blue color components. aa (if used) is a two-digit hexadecimal value of the alpha channel (opacity), with ff meaning fully opaque and 00 meaning fully transparent.</text:p>
            <text:p text:style-name="P16">All the Bible modules in the MyBible repository use the same color coding of the Bible books. However, you can modify color coding in this table and thus have an alternative color coding in your copy of a Bible module for MyBible.</text:p>
          </table:table-cell>
        </table:table-row>
        <table:table-row table:style-name="Table6.1">
          <table:table-cell table:style-name="Table6.A1" office:value-type="string">
            <text:p text:style-name="P16">short_name</text:p>
          </table:table-cell>
          <table:table-cell table:style-name="Table6.A1" office:value-type="string">
            <text:p text:style-name="P16">A book abbreviation, as it will be used on the book selection screen, on the references to Bible locations, etc.</text:p>
          </table:table-cell>
        </table:table-row>
        <table:table-row table:style-name="Table6.1">
          <table:table-cell table:style-name="Table6.A1" office:value-type="string">
            <text:p text:style-name="P16">title</text:p>
          </table:table-cell>
          <table:table-cell table:style-name="Table6.A1" office:value-type="string">
            <text:p text:style-name="P17">A title, as it will be shown at the very top of a Bible book in the Bible window. This is an optional field; if not present or empty - a value from the "long_name" field is used for the book title in the Bible window.</text:p>
          </table:table-cell>
        </table:table-row>
        <table:table-row table:style-name="Table6.1">
          <table:table-cell table:style-name="Table6.A1" office:value-type="string">
            <text:p text:style-name="P16">long_name</text:p>
          </table:table-cell>
          <table:table-cell table:style-name="Table6.A1" office:value-type="string">
            <text:p text:style-name="P16">A full book name, to be used in cases other than the book title in the Bible window.</text:p>
          </table:table-cell>
        </table:table-row>
        <table:table-row table:style-name="Table6.1">
          <table:table-cell table:style-name="Table6.A1" office:value-type="string">
            <text:p text:style-name="P16">is_present</text:p>
          </table:table-cell>
          <table:table-cell table:style-name="Table6.A1" office:value-type="string">
            <text:p text:style-name="P16">Contains 1, if a book is actually present in the bible module, otherwise 0.</text:p>
          </table:table-cell>
        </table:table-row>
        <table:table-row table:style-name="Table6.1">
          <table:table-cell table:style-name="Table6.A1" office:value-type="string">
            <text:p text:style-name="P17">sorting_order</text:p>
          </table:table-cell>
          <table:table-cell table:style-name="Table6.A1" office:value-type="string">
            <text:p text:style-name="P17">An optional numeric field for sorting of books in a custom order, pertinent to a particular Bible module.</text:p>
          </table:table-cell>
        </table:table-row>
      </table:table>
      <text:p text:style-name="P3"/>
      <text:p text:style-name="P24"><text:bookmark text:name="_pakmnmamgw6z"/><text:soft-page-break/><text:span text:style-name="T4">VERSES</text:span> Table</text:p>
      <text:p text:style-name="P23">This table contains the text of a Bible module, one verse per record</text:p>
      <text:p text:style-name="P200">CREATE TABLE verses (book_number NUMERIC, chapter NUMERIC, verse NUMERIC, text TEXT)</text:p>
      <text:p text:style-name="P200">CREATE UNIQUE INDEX verses_index ON verses (book_number, chapter, verse)</text:p>
      <text:p text:style-name="P23"/>
      <table:table table:name="Table7" table:style-name="Table7">
        <table:table-column table:style-name="Table7.A"/>
        <table:table-column table:style-name="Table7.B"/>
        <table:table-row table:style-name="Table7.1">
          <table:table-cell table:style-name="Table7.A1" office:value-type="string">
            <text:p text:style-name="P193">Field name</text:p>
          </table:table-cell>
          <table:table-cell table:style-name="Table7.A1" office:value-type="string">
            <text:p text:style-name="P193">Description</text:p>
          </table:table-cell>
        </table:table-row>
        <table:table-row table:style-name="Table7.1">
          <table:table-cell table:style-name="Table7.A1" office:value-type="string">
            <text:p text:style-name="P32">book_number</text:p>
          </table:table-cell>
          <table:table-cell table:style-name="Table7.A1" office:value-type="string">
            <text:p text:style-name="P32">For every used <text:span text:style-name="T4">book_number</text:span> value, there must be a corresponding record in the <text:span text:style-name="T4">BOOKS</text:span> table. However, this integrity is not enforced on the database level, so if it is violated, “orphan” verses will become inaccessible in MyBible.</text:p>
          </table:table-cell>
        </table:table-row>
        <table:table-row table:style-name="Table7.1">
          <table:table-cell table:style-name="Table7.A1" office:value-type="string">
            <text:p text:style-name="P45">chapter</text:p>
          </table:table-cell>
          <table:table-cell table:style-name="Table7.A1" office:value-type="string">
            <text:p text:style-name="P45">Chapter numbers for every book shall start from 1 and shall not have “numbering gaps”. MyBible defines the number of chapters in each particular book by querying the maximum chapter number for a book from this table.</text:p>
          </table:table-cell>
        </table:table-row>
        <table:table-row table:style-name="Table7.1">
          <table:table-cell table:style-name="Table7.A1" office:value-type="string">
            <text:p text:style-name="P45">verse</text:p>
          </table:table-cell>
          <table:table-cell table:style-name="Table7.A1" office:value-type="string">
            <text:p text:style-name="P45">A verse number. Verse numbers shall start from 1 and shall not have “numbering gaps”. In case if there is no text for a particular verse in a Bible module, a record with the empty <text:span text:style-name="T4">text</text:span> field shall still be present for that verse. For example, if verses 1 and 2 are consolidated in a translation of a particular psalm, there shall still be a record for verse 2, with empty text.</text:p>
          </table:table-cell>
        </table:table-row>
        <table:table-row table:style-name="Table7.1">
          <table:table-cell table:style-name="Table7.A1" office:value-type="string">
            <text:p text:style-name="P45">text</text:p>
          </table:table-cell>
          <table:table-cell table:style-name="Table7.A1" office:value-type="string">
            <text:p text:style-name="P45">Verse text. May contain embedded tags - see the following table.</text:p>
          </table:table-cell>
        </table:table-row>
      </table:table>
      <text:p text:style-name="P23"/>
      <text:p text:style-name="P22"><text:bookmark text:name="_73v0ih4i39vp"/>Supported embedded tags for the <text:span text:style-name="T4">verses.text</text:span> field</text:p>
      <text:p text:style-name="P23"/>
      <table:table table:name="Table8" table:style-name="Table8">
        <table:table-column table:style-name="Table8.A"/>
        <table:table-column table:style-name="Table8.B"/>
        <table:table-row table:style-name="Table8.1">
          <table:table-cell table:style-name="Table8.A1" office:value-type="string">
            <text:p text:style-name="P192">Tag</text:p>
          </table:table-cell>
          <table:table-cell table:style-name="Table8.A1" office:value-type="string">
            <text:p text:style-name="P192">Description</text:p>
          </table:table-cell>
        </table:table-row>
        <table:table-row table:style-name="Table8.1">
          <table:table-cell table:style-name="Table8.A1" office:value-type="string">
            <text:p text:style-name="P30">&lt;S&gt;…&lt;/S&gt;</text:p>
          </table:table-cell>
          <table:table-cell table:style-name="Table8.A1" office:value-type="string">
            <text:p text:style-name="P45">The pair of tags specifying that a text inside the tagged area contains exactly one Strong’s number, without the “H” or “G” prefix, 1 to 4 digits and nothing else. (The Bible book a verse belongs to defines the Hebrew (“H”) or Greek (“G”) language of the corresponding Bible manuscript).</text:p>
            <text:p text:style-name="P45">Examples:</text:p>
            <text:p text:style-name="P211">In the beginning&lt;S&gt;7225&lt;/S&gt; God&lt;S&gt;430&lt;/S&gt; created&lt;S&gt;1254&lt;/S&gt; &lt;S&gt;853&lt;/S&gt; the heaven&lt;S&gt;8064&lt;/S&gt; and the earth.&lt;S&gt;776&lt;/S&gt;</text:p>
            <text:p text:style-name="P211">...и&lt;S&gt;2532&lt;/S&gt; прилепится&lt;S&gt;4347&lt;/S&gt; &lt;S&gt;3588&lt;/S&gt; к жене&lt;S&gt;1135&lt;/S&gt;....</text:p>
          </table:table-cell>
        </table:table-row>
        <table:table-row table:style-name="Table8.1">
          <table:table-cell table:style-name="Table8.A1" office:value-type="string">
            <text:p text:style-name="P30">&lt;m&gt; …&lt;/m&gt;</text:p>
          </table:table-cell>
          <table:table-cell table:style-name="Table8.A1" office:value-type="string">
            <text:p text:style-name="P45">The pair of tags specifying that a text inside the tagged area contains a morphology indication for a preceding Strong’s number.</text:p>
          </table:table-cell>
        </table:table-row>
        <table:table-row table:style-name="Table8.1">
          <table:table-cell table:style-name="Table8.A1" office:value-type="string">
            <text:p text:style-name="P30">&lt;i&gt;…&lt;/i&gt;</text:p>
            <text:p text:style-name="P30"/>
          </table:table-cell>
          <table:table-cell table:style-name="Table8.A1" office:value-type="string">
            <text:p text:style-name="P45">The pair of tags specifying that a text inside the tagged area represents inserted word(s), i.e. not present in the Hebrew or Greek Bible manuscript and added just for a sentence coherence in the module's language.</text:p>
            <text:p text:style-name="P45">Example:</text:p>
            <text:p text:style-name="P217">And the earth was without form, and void; and darkness &lt;i&gt;was&lt;/i&gt; upon the face of the deep.</text:p>
          </table:table-cell>
        </table:table-row>
        <table:table-row table:style-name="Table8.1">
          <table:table-cell table:style-name="Table8.A1" office:value-type="string">
            <text:p text:style-name="P45">&lt;J&gt; … &lt;/J&gt;</text:p>
          </table:table-cell>
          <table:table-cell table:style-name="Table8.A1" office:value-type="string">
            <text:p text:style-name="P45">The pair of tags specifying that a text inside the tagged area represents the words of Jesus in the New Testament and the words of God in the Old Testament.</text:p>
            <text:p text:style-name="P45">An example below combines Jesus’ words and Strong’s numbers marking:</text:p>
            <text:p text:style-name="P217">&lt;S&gt;1161&lt;/S&gt; Jesus&lt;S&gt;2424&lt;/S&gt; said&lt;S&gt;2036&lt;/S&gt; unto him,&lt;S&gt;846&lt;/S&gt; <text:soft-page-break/>&lt;J&gt;Thou&lt;/J&gt; &lt;J&gt;shalt&lt;/J&gt; &lt;J&gt;love&lt;/J&gt;&lt;S&gt;25&lt;/S&gt; &lt;J&gt;the&lt;/J&gt; &lt;J&gt;Lord&lt;/J&gt;&lt;S&gt;2962&lt;/S&gt; &lt;J&gt;thy&lt;/J&gt;&lt;S&gt;4675&lt;/S&gt; &lt;J&gt;God&lt;/J&gt;&lt;S&gt;2316&lt;/S&gt; ...</text:p>
          </table:table-cell>
        </table:table-row>
        <table:table-row table:style-name="Table8.1">
          <table:table-cell table:style-name="Table8.A1" office:value-type="string">
            <text:p text:style-name="P30">&lt;n&gt; … &lt;/n&gt;</text:p>
          </table:table-cell>
          <table:table-cell table:style-name="Table8.A1" office:value-type="string">
            <text:p text:style-name="P45">А pair of tags specifying that a text inside the tagged area represents a note (an explanation) added to the Bible text.</text:p>
            <text:p text:style-name="P45">Example:</text:p>
            <text:p text:style-name="P217">But there went up a mist from the earth, and watered the whole face of the ground. &lt;n&gt;there…: or, a mist which went up from, etc.&lt;/n&gt;</text:p>
          </table:table-cell>
        </table:table-row>
        <table:table-row table:style-name="Table8.1">
          <table:table-cell table:style-name="Table8.A1" office:value-type="string">
            <text:p text:style-name="P30">&lt;e&gt; … &lt;/e&gt;</text:p>
          </table:table-cell>
          <table:table-cell table:style-name="Table8.A1" office:value-type="string">
            <text:p text:style-name="P45">The pair of tags specifying that a text inside the tagged area shall be emphasized in the Bible reading window.</text:p>
          </table:table-cell>
        </table:table-row>
        <table:table-row table:style-name="Table8.1">
          <table:table-cell table:style-name="Table8.A1" office:value-type="string">
            <text:p text:style-name="P30">&lt;t&gt; … &lt;/t&gt;</text:p>
          </table:table-cell>
          <table:table-cell table:style-name="Table8.A1" office:value-type="string">
            <text:p text:style-name="P45">The pair of tags specifying that a text inside the tagged area shall start from a new line and have an indent from left and right. This is the way to show:</text:p>
            <text:p text:style-name="P45">- a quotation from the Old Testament in the New Testament</text:p>
            <text:p text:style-name="P45">- poetic insertions and similar things in Psalms.</text:p>
          </table:table-cell>
        </table:table-row>
        <table:table-row table:style-name="Table8.1">
          <table:table-cell table:style-name="Table8.A1" office:value-type="string">
            <text:p text:style-name="P30">&lt;br/&gt;</text:p>
          </table:table-cell>
          <table:table-cell table:style-name="Table8.A1" office:value-type="string">
            <text:p text:style-name="P45">A single tag indicating that a line break shall be performed there.</text:p>
          </table:table-cell>
        </table:table-row>
        <table:table-row table:style-name="Table8.1">
          <table:table-cell table:style-name="Table8.A1" office:value-type="string">
            <text:p text:style-name="P30">&lt;pb/&gt;</text:p>
          </table:table-cell>
          <table:table-cell table:style-name="Table8.A1" office:value-type="string">
            <text:p text:style-name="P45">A single tag indicating that a paragraph break shall be performed here. If there are such tags in a Bible module, verses will start on a new line only if they are first verses of a book or of a book chapter, or after this tag is found in a verse.</text:p>
          </table:table-cell>
        </table:table-row>
        <table:table-row table:style-name="Table8.1">
          <table:table-cell table:style-name="Table8.A1" office:value-type="string">
            <text:p text:style-name="P30">&lt;f&gt; ... &lt;/f&gt;</text:p>
          </table:table-cell>
          <table:table-cell table:style-name="Table8.A1" office:value-type="string">
            <text:p text:style-name="P45">Surround a footnote marker, which will be represented as a hyperlink to access a footnote for the verse - a footnote having the same footnote marker as the text surrounded by these tags.</text:p>
            <text:p text:style-name="P45">Example:</text:p>
            <text:p text:style-name="P217">&lt;pb/&gt;Земля была пуста и пустынна, тьма была над пучиной, и дух &lt;f&gt;[1]&lt;/f&gt; Божий веял над водами.</text:p>
          </table:table-cell>
        </table:table-row>
        <table:table-row table:style-name="Table8.1">
          <table:table-cell table:style-name="Table8.A1" office:value-type="string">
            <text:p text:style-name="P30">&lt;h&gt; … &lt;/h&gt;</text:p>
          </table:table-cell>
          <table:table-cell table:style-name="Table8.A1" office:value-type="string">
            <text:p text:style-name="P17">А pair of tags specifying that a text inside the tagged area represents a subheading embedded into a verse; this allows showing subheadings in the middle of a verse. A resulting subheading will look the same as a regular subheading, that is, will automatically be placed on a separate line, will use the same appearance settings as regular subheadings, and will be hidden when showing of subheadings is turned off in MyBible.</text:p>
            <text:p text:style-name="P17">Example:</text:p>
            <text:p text:style-name="P214">Draw me after you; let us run. The king has brought me into his chambers.&lt;h&gt;Others&lt;/h&gt;We will exult and rejoice in you; we will extol your love more than wine; rightly do they love you.</text:p>
          </table:table-cell>
        </table:table-row>
      </table:table>
      <text:p text:style-name="P23"/>
      <text:p text:style-name="P24"><text:bookmark text:name="_buhcedips8r5"/><text:span text:style-name="T4">INTRODUCTIONS</text:span> Table</text:p>
      <text:p text:style-name="P27">This table allows providing introductions for a book as a whole and for book chapters. This table is optional.</text:p>
      <text:p text:style-name="P201">CREATE TABLE introductions (book_number NUMERIC, introduction TEXT, PRIMARY KEY (book_number))</text:p>
      <text:p text:style-name="P80"><text:bookmark text:name="_8vqegdnpyucb"/></text:p>
      <table:table table:name="Table9" table:style-name="Table9">
        <table:table-column table:style-name="Table9.A"/>
        <table:table-column table:style-name="Table9.B"/>
        <table:table-row table:style-name="Table9.1">
          <table:table-cell table:style-name="Table9.A1" office:value-type="string">
            <text:p text:style-name="P195">Field name</text:p>
          </table:table-cell>
          <table:table-cell table:style-name="Table9.A1" office:value-type="string">
            <text:p text:style-name="P195">Description</text:p>
          </table:table-cell>
        </table:table-row>
        <table:table-row table:style-name="Table9.1">
          <table:table-cell table:style-name="Table9.A1" office:value-type="string">
            <text:p text:style-name="P29">book_number</text:p>
          </table:table-cell>
          <table:table-cell table:style-name="Table9.A1" office:value-type="string">
            <text:p text:style-name="P29">Book number. If 0, this is an introduction for the entire Bible module.</text:p>
          </table:table-cell>
        </table:table-row>
        <table:table-row table:style-name="Table9.1">
          <table:table-cell table:style-name="Table9.A1" office:value-type="string">
            <text:p text:style-name="P29">introduction</text:p>
          </table:table-cell>
          <table:table-cell table:style-name="Table9.A1" office:value-type="string">
            <text:p text:style-name="P29">Introduction text, in HTML format, without &lt;html&gt; and &lt;body&gt; tags.</text:p>
            <text:p text:style-name="P41"><text:soft-page-break/></text:p>
            <text:p text:style-name="P16">Hyperlinks to Bible places can be used in an introduction text, with a hyperlink target being “B:&lt;book number&gt; &lt;chapter number&gt;:&lt;verse number&gt;”, where &lt;book number&gt; is a reference to one of the predefined book numbers - see the Bible module description.</text:p>
            <text:p text:style-name="P41"/>
            <text:p text:style-name="P41">Hyperlinks to the Internet (with a hyperlink target starting with “http://”) can be used in an introduction text.</text:p>
          </table:table-cell>
        </table:table-row>
      </table:table>
      <text:p text:style-name="P80"><text:bookmark text:name="_n2mgjv624i73"/></text:p>
      <text:p text:style-name="P24"><text:bookmark text:name="_buhcedips8r51"/><text:span text:style-name="T4">STORIES</text:span> Table</text:p>
      <text:p text:style-name="P23">This table allows to provide subheadings from a corresponding printed Bible. This table is optional - may not be present at all. In fact, it is rarely used because it was replaced with separate subheadings modules, which, if downloaded, allow to use subheadings from them with all the downloaded Bible modules.</text:p>
      <text:p text:style-name="P69">CREATE TABLE stories (book_number NUMERIC, chapter NUMERIC, verse NUMERIC, order_if_several NUMERIC, title TEXT)</text:p>
      <text:p text:style-name="P69">CREATE UNIQUE INDEX stories_index ON stories(book_number, chapter, verse, order_if_several)</text:p>
      <text:p text:style-name="P3"/>
      <table:table table:name="Table10" table:style-name="Table10">
        <table:table-column table:style-name="Table10.A"/>
        <table:table-column table:style-name="Table10.B"/>
        <table:table-row table:style-name="Table10.1">
          <table:table-cell table:style-name="Table10.A1" office:value-type="string">
            <text:p text:style-name="P189">Field name</text:p>
          </table:table-cell>
          <table:table-cell table:style-name="Table10.A1" office:value-type="string">
            <text:p text:style-name="P189">Description</text:p>
          </table:table-cell>
        </table:table-row>
        <table:table-row table:style-name="Table10.1">
          <table:table-cell table:style-name="Table10.A1" office:value-type="string">
            <text:p text:style-name="P16">book_number</text:p>
          </table:table-cell>
          <table:table-cell table:style-name="Table10.A1" office:value-type="string">
            <text:p text:style-name="P16">A reference to one of the predefined book numbers - see the Bible module description.</text:p>
          </table:table-cell>
        </table:table-row>
        <table:table-row table:style-name="Table10.1">
          <table:table-cell table:style-name="Table10.A1" office:value-type="string">
            <text:p text:style-name="P16">chapter</text:p>
          </table:table-cell>
          <table:table-cell table:style-name="Table10.A1" office:value-type="string">
            <text:p text:style-name="P16">A reference to a chapter of the specified book.</text:p>
          </table:table-cell>
        </table:table-row>
        <table:table-row table:style-name="Table10.1">
          <table:table-cell table:style-name="Table10.A1" office:value-type="string">
            <text:p text:style-name="P16">verse</text:p>
          </table:table-cell>
          <table:table-cell table:style-name="Table10.A1" office:value-type="string">
            <text:p text:style-name="P16">A verse number in the specified Bible chapter this subheading shall be shown before.</text:p>
          </table:table-cell>
        </table:table-row>
        <table:table-row table:style-name="Table10.1">
          <table:table-cell table:style-name="Table10.A1" office:value-type="string">
            <text:p text:style-name="P16">order_if_several</text:p>
          </table:table-cell>
          <table:table-cell table:style-name="Table10.A1" office:value-type="string">
            <text:p text:style-name="P16">An order of subheadings specified for the same verse, if there are several of them. Can be NULL.</text:p>
          </table:table-cell>
        </table:table-row>
        <table:table-row table:style-name="Table10.1">
          <table:table-cell table:style-name="Table10.A1" office:value-type="string">
            <text:p text:style-name="P16">title</text:p>
          </table:table-cell>
          <table:table-cell table:style-name="Table10.A1" office:value-type="string">
            <text:p text:style-name="P16">A subheading text. See description of the subheadings.text field (Subheadings module).</text:p>
          </table:table-cell>
        </table:table-row>
      </table:table>
      <text:p text:style-name="P3"/>
      <text:p text:style-name="P68"><text:bookmark text:name="_ncdgyrdrld45"/><text:span text:style-name="T4">MORPHOLOGY_INDICATIONS</text:span> Table</text:p>
      <text:p text:style-name="P7">This optional table contains data describing word morphology indication items used in this particular Bible module along with Strong’s numbers (a morphology indication item can be present after a Strong’s number).</text:p>
      <text:p text:style-name="P7">This table is similar in structure to the same-named table in dictionary modules, but has an additional "language" field.</text:p>
      <text:p text:style-name="P7">Here is the algorithm of how MyBible uses the MORPHOLOGY_INDICATIONS tables in a Bible module and in the currently selected Strong lexicon module in order to find a morphology indication meaning:</text:p>
      <text:list text:style-name="WWNum9">
        <text:list-item>
          <text:p text:style-name="P118">Look in the Bible module for the language of the currently selected Strong's lexicon module.</text:p>
        </text:list-item>
        <text:list-item>
          <text:p text:style-name="P119">If not found, look in the currently selected Strong's lexicon module.</text:p>
        </text:list-item>
        <text:list-item>
          <text:p text:style-name="P119">If not found, look in the Bible module for the current MyBible user interface language.</text:p>
        </text:list-item>
        <text:list-item>
          <text:p text:style-name="P119">If not found, look in the Bible module for English (language = "en").</text:p>
        </text:list-item>
        <text:list-item>
          <text:p text:style-name="P119">If not found, look in the Bible module for an unspecified language.</text:p>
        </text:list-item>
        <text:list-item>
          <text:p text:style-name="P119">If not found - the meaning of the morphology indication is unknown.</text:p>
        </text:list-item>
      </text:list>
      <text:p text:style-name="P202"><text:soft-page-break/>CREATE TABLE morphology_indications (indication TEXT, applicable_to TEXT, language as TEXT, meaning TEXT)</text:p>
      <text:p text:style-name="P202">CREATE UNIQUE INDEX morphology_indications_index ON morphology_indications (indication ASC, applicable_to, language ASC)</text:p>
      <text:p text:style-name="P7"/>
      <table:table table:name="Table11" table:style-name="Table11">
        <table:table-column table:style-name="Table11.A"/>
        <table:table-column table:style-name="Table11.B"/>
        <table:table-row table:style-name="Table11.1">
          <table:table-cell table:style-name="Table11.A1" office:value-type="string">
            <text:p text:style-name="P188">Field name</text:p>
          </table:table-cell>
          <table:table-cell table:style-name="Table11.A1" office:value-type="string">
            <text:p text:style-name="P188">Description</text:p>
          </table:table-cell>
        </table:table-row>
        <table:table-row table:style-name="Table11.1">
          <table:table-cell table:style-name="Table11.A1" office:value-type="string">
            <text:p text:style-name="P44">indication</text:p>
          </table:table-cell>
          <table:table-cell table:style-name="Table11.A1" office:value-type="string">
            <text:p text:style-name="P17">A distinct part of a morphology indication item.</text:p>
          </table:table-cell>
        </table:table-row>
        <table:table-row table:style-name="Table11.1">
          <table:table-cell table:style-name="Table11.A1" office:value-type="string">
            <text:p text:style-name="P44">applicable_to</text:p>
          </table:table-cell>
          <table:table-cell table:style-name="Table11.A1" office:value-type="string">
            <text:p text:style-name="P17">The first part of the morphology indication item to which this part is applicable to. If empty, the part is applicable to all the morphology indication items.</text:p>
          </table:table-cell>
        </table:table-row>
        <table:table-row table:style-name="Table11.1">
          <table:table-cell table:style-name="Table11.A1" office:value-type="string">
            <text:p text:style-name="P44">language</text:p>
          </table:table-cell>
          <table:table-cell table:style-name="Table11.A1" office:value-type="string">
            <text:p text:style-name="P17">Code of a language this entry is applicable for. For details of how the value is formed see the "language" parameter description in the "INFO Table" common section.</text:p>
          </table:table-cell>
        </table:table-row>
        <table:table-row table:style-name="Table11.1">
          <table:table-cell table:style-name="Table11.A1" office:value-type="string">
            <text:p text:style-name="P44">meaning</text:p>
          </table:table-cell>
          <table:table-cell table:style-name="Table11.A1" office:value-type="string">
            <text:p text:style-name="P17">Morphology meaning for this morphology indication part, as it shall be presented to the user in the Strong’s lexicon window.</text:p>
          </table:table-cell>
        </table:table-row>
      </table:table>
      <text:p text:style-name="P7"/>
      <text:p text:style-name="P68"><text:bookmark text:name="_gzv48idrxdmt"/><text:span text:style-name="T4">MORPHOLOGY_TOPICS</text:span> Table</text:p>
      <text:p text:style-name="P7">This optional table contains correspondence between full (not partial) morphology indications and dedicated dictionary topics on these particular morphological forms.</text:p>
      <text:p text:style-name="P39">MyBible looks for this table only if the MORPHOLOGY_INDICATIONS table is present - see above.</text:p>
      <text:p text:style-name="P7">A record in this table causes a hyperlink to a corresponding dictionary topic to appear in the Strong’s Lexicon window after the morphological form explanation. A needed condition <text:s/>for this is the presence of the "morphology_topic_reference[_&lt;language&gt;]" parameter in the INFO table, where "&lt;language&gt;" is the language the morphology indication meaning was found for, see the description of the MORPHOLOGY_INDICATIONS table above; so the parameter needed will be "morphology_topic_reference_ru" for Russian, "morphology_topic_reference_en" for English, "morphology_topic_reference" if the morphology meaning was found for an unspecified language.</text:p>
      <text:p text:style-name="P202">CREATE TABLE morphology_topics (indication TEXT, topic TEXT)</text:p>
      <text:p text:style-name="P202">CREATE UNIQUE INDEX morphology_topics_index ON morphology_topics (indication ASC)</text:p>
      <text:p text:style-name="P81"><text:bookmark text:name="_2wb0r2sjkhol"/></text:p>
      <table:table table:name="Table12" table:style-name="Table12">
        <table:table-column table:style-name="Table12.A"/>
        <table:table-column table:style-name="Table12.B"/>
        <table:table-row table:style-name="Table12.1">
          <table:table-cell table:style-name="Table12.A1" office:value-type="string">
            <text:p text:style-name="P190">Field name</text:p>
          </table:table-cell>
          <table:table-cell table:style-name="Table12.A1" office:value-type="string">
            <text:p text:style-name="P190">Description</text:p>
          </table:table-cell>
        </table:table-row>
        <table:table-row table:style-name="Table12.1">
          <table:table-cell table:style-name="Table12.A1" office:value-type="string">
            <text:p text:style-name="P2">indication</text:p>
          </table:table-cell>
          <table:table-cell table:style-name="Table12.A1" office:value-type="string">
            <text:p text:style-name="P2">Full (not partial) indication of a morphological form. E.g. “V-PAN”, “V-2ADM”.</text:p>
          </table:table-cell>
        </table:table-row>
        <table:table-row table:style-name="Table12.1">
          <table:table-cell table:style-name="Table12.A1" office:value-type="string">
            <text:p text:style-name="P2">topic</text:p>
          </table:table-cell>
          <table:table-cell table:style-name="Table12.A1" office:value-type="string">
            <text:p text:style-name="P2">Dictionary topic dedicated to the specified morphological form. E.g. “G5721”, “G5634”.</text:p>
          </table:table-cell>
        </table:table-row>
      </table:table>
      <text:p text:style-name="P23"/>
      <text:p text:style-name="P25"><text:bookmark text:name="_tjt2vh2mqs2v"/>Dictionary Module</text:p>
      <text:p text:style-name="P35"><text:bookmark text:name="_ijmrvbcxjp9x"/><text:span text:style-name="T4">INFO</text:span> Table</text:p>
      <text:p text:style-name="P3">There are the following commentary module configuration parameters in addition to the common configuration <text:soft-page-break/>parameters (see the General section).</text:p>
      <text:p text:style-name="P3"/>
      <table:table table:name="Table13" table:style-name="Table13">
        <table:table-column table:style-name="Table13.A"/>
        <table:table-column table:style-name="Table13.B"/>
        <table:table-row table:style-name="Table13.1">
          <table:table-cell table:style-name="Table13.A1" office:value-type="string">
            <text:p text:style-name="P191">Item name</text:p>
          </table:table-cell>
          <table:table-cell table:style-name="Table13.A1" office:value-type="string">
            <text:p text:style-name="P191">Description</text:p>
          </table:table-cell>
        </table:table-row>
        <table:table-row table:style-name="Table13.1">
          <table:table-cell table:style-name="Table13.A1" office:value-type="string">
            <text:p text:style-name="P16">language</text:p>
          </table:table-cell>
          <table:table-cell table:style-name="Table13.A1" office:value-type="string">
            <text:p text:style-name="P18">For a dictionary module, this standard parameter identifies a language of Bible modules this dictionary can be used for.</text:p>
          </table:table-cell>
        </table:table-row>
        <table:table-row table:style-name="Table13.1">
          <table:table-cell table:style-name="Table13.A1" office:value-type="string">
            <text:p text:style-name="P18">articles_language</text:p>
          </table:table-cell>
          <table:table-cell table:style-name="Table13.A1" office:value-type="string">
            <text:p text:style-name="P18">Identifies a language in which the dictionary articles are written. If this parameter is not specified, the articles are assumed to be written in the language specified by the “language” parameter.</text:p>
            <text:p text:style-name="P18">This parameter only affects a language group in the “Modules” window, in which a dictionary module is to be shown.</text:p>
          </table:table-cell>
        </table:table-row>
        <table:table-row table:style-name="Table13.1">
          <table:table-cell table:style-name="Table13.A1" office:value-type="string">
            <text:p text:style-name="P18">is_strong</text:p>
          </table:table-cell>
          <table:table-cell table:style-name="Table13.A1" office:value-type="string">
            <text:p text:style-name="P18">Indication that this dictionary is a Strong’s lexicon. “true” or “false”; if not specified, “true” is assumed. This is a legacy parameter; the “type” parameter, if specified, has a priority.</text:p>
          </table:table-cell>
        </table:table-row>
        <table:table-row table:style-name="Table13.1">
          <table:table-cell table:style-name="Table13.A1" office:value-type="string">
            <text:p text:style-name="P18">type</text:p>
          </table:table-cell>
          <table:table-cell table:style-name="Table13.A1" office:value-type="string">
            <text:p text:style-name="P18">Dictionary module type. If this parameter is defined, the “is_strong” parameter is ignored.</text:p>
            <text:p text:style-name="P18">Possible values for the “type”:</text:p>
            <text:list text:style-name="WWNum53">
              <text:list-item>
                <text:p text:style-name="P120">“explanatory”. This type of dictionary explains terms (Biblical and/or general), and is usually oriented on the users freely reading in a language of this dictionary.</text:p>
              </text:list-item>
              <text:list-item>
                <text:p text:style-name="P121">“translator”. This type of dictionary explains words of the language of this dictionary in another language.</text:p>
              </text:list-item>
              <text:list-item>
                <text:p text:style-name="P121">“concordance”. This type of dictionary explains word forms that occur in a Bible module.</text:p>
              </text:list-item>
              <text:list-item>
                <text:p text:style-name="P121">“lexicon”. Presents an alternative to a Strong’s lexicon for Bible modules having no embedded Strong’s numbers, which can be especially useful for “rare” languages.</text:p>
              </text:list-item>
              <text:list-item>
                <text:p text:style-name="P121">“strong lexicon”. Presents Strong’s numbers as topics, with explaining articles. Normalized form 1 and 2 are not applied to topics of the “strong lexicon” dictionary.</text:p>
              </text:list-item>
            </text:list>
          </table:table-cell>
        </table:table-row>
        <table:table-row table:style-name="Table13.1">
          <table:table-cell table:style-name="Table13.A1" office:value-type="string">
            <text:p text:style-name="P18">standard_form_matching_type</text:p>
          </table:table-cell>
          <table:table-cell table:style-name="Table13.A1" office:value-type="string">
            <text:p text:style-name="P18">Specifies how MyBIble shall match values of the “WORDS.standard_form” field against the <text:span text:style-name="T4">DICTIONARY.topic</text:span> field, see see the “Dictionary Lookup Tables” section below.<text:line-break/>Possible values are:</text:p>
            <text:list text:style-name="WWNum34">
              <text:list-item>
                <text:p text:style-name="P122">“exact”</text:p>
              </text:list-item>
              <text:list-item>
                <text:p text:style-name="P123">“normalized form 1”</text:p>
              </text:list-item>
              <text:list-item>
                <text:p text:style-name="P123">“normalized form 2” (this is the default value)</text:p>
              </text:list-item>
            </text:list>
          </table:table-cell>
        </table:table-row>
        <table:table-row table:style-name="Table13.1">
          <table:table-cell table:style-name="Table13.A1" office:value-type="string">
            <text:p text:style-name="P18">morphology_topic_reference</text:p>
          </table:table-cell>
          <table:table-cell table:style-name="Table13.A1" office:value-type="string">
            <text:p text:style-name="P18">Formatting string to show a hyperlink to a dedicated dictionary topic after a morphological form explanation (see description of the <text:span text:style-name="T4">MORPHOLOGY_TOPICS</text:span> table below). Must have two "%s" placeholders: the first for the dictionary topic to be used in the hyperlink, the second for the hyperlinked text. Example: ", see &lt;a href="S:%s"&gt;%s&lt;/a&gt;."</text:p>
          </table:table-cell>
        </table:table-row>
        <table:table-row table:style-name="Table13.1">
          <table:table-cell table:style-name="Table13.A1" office:value-type="string">
            <text:p text:style-name="P18">cognate_strong_numbers_info</text:p>
          </table:table-cell>
          <table:table-cell table:style-name="Table13.A1" office:value-type="string">
            <text:p text:style-name="P18">Formatting string to present cognate Strong’s numbers info, with the “%s” placeholder for the place where actual numbers shall be placed. An <text:soft-page-break/>example of this value: “Cognate Strong’s numbers: %s”.</text:p>
            <text:p text:style-name="P18">If this item is not provided or is empty, cognate Strong’s numbers will not be programmatically added to lexicon articles (which is helpful if lexicon articles already contain cognate Strong number information prepared and formatted by the lexicon developer).</text:p>
          </table:table-cell>
        </table:table-row>
        <table:table-row table:style-name="Table13.1">
          <table:table-cell table:style-name="Table13.A1" office:value-type="string">
            <text:p text:style-name="P2">synonymous_strong_numbers_info</text:p>
          </table:table-cell>
          <table:table-cell table:style-name="Table13.A1" office:value-type="string">
            <text:p text:style-name="P2">Formatting string to present synonymous Strong’s numbers info, with the “%s” placeholder for the place where actual numbers shall be placed. An example of this value: “Synonymous Strong’s numbers: %s”.</text:p>
            <text:p text:style-name="P2">If this item is not provided or is empty, synonymous Strong’s numbers will not be programmatically added to lexicon articles (which is helpful if lexicon articles already contain synonymous Strong number information prepared and formatted by the lexicon developer).</text:p>
          </table:table-cell>
        </table:table-row>
        <table:table-row table:style-name="Table13.1">
          <table:table-cell table:style-name="Table13.A1" office:value-type="string">
            <text:p text:style-name="P18">informative_references_to_verses</text:p>
          </table:table-cell>
          <table:table-cell table:style-name="Table13.A1" office:value-type="string">
            <text:p text:style-name="P18">Indication that this dictionary needs to be processed for inclusion into the “References to selected verse from active dictionaries” functionality, “true” or “false”; by default this value is “false”.<text:line-break/>Note: before MyBible 4.6, all the downloaded dictionaries were scanned for references to verses for the mentioned functionality. As of MyBible 4.6, due to undertaken performance optimization for dictionaries indexing, each dictionary needs to be explicitly marked with this parameter to be included into the “References to selected verse from active dictionaries” functionality.</text:p>
          </table:table-cell>
        </table:table-row>
        <table:table-row table:style-name="Table13.1">
          <table:table-cell table:style-name="Table13.A1" office:value-type="string">
            <text:p text:style-name="P18">default_topic</text:p>
          </table:table-cell>
          <table:table-cell table:style-name="Table13.A1" office:value-type="string">
            <text:p text:style-name="P18">A topic to be used by default in case the last topic selected by the user is not present in the current dictionary. A default topic typically contains a dictionary's start page, with links to main parts.</text:p>
          </table:table-cell>
        </table:table-row>
      </table:table>
      <text:p text:style-name="P36"/>
      <text:p text:style-name="P35"><text:bookmark text:name="_qgxz2r7hv81f"/><text:span text:style-name="T4">DICTIONARY</text:span> Table</text:p>
      <text:p text:style-name="P23">This table contains dictionary data.</text:p>
      <text:p text:style-name="P23">This table can be absent in a dictionary module, and if it is absent, a module is not a fully functional dictionary module but only a carrier of word forms info, and it will not be shown in a dictionary selection list in the app.</text:p>
      <text:p text:style-name="P202">CREATE TABLE dictionary (topic TEXT, definition TEXT NOT NULL, short_definition TEXT, lexeme TEXT, transliteration TEXT, pronunciation TEXT)</text:p>
      <text:p text:style-name="P200">CREATE UNIQUE INDEX dictionary_topic ON dictionary(topic ASC)</text:p>
      <text:p text:style-name="P23"/>
      <table:table table:name="Table14" table:style-name="Table14">
        <table:table-column table:style-name="Table14.A"/>
        <table:table-column table:style-name="Table14.B"/>
        <table:table-row table:style-name="Table14.1">
          <table:table-cell table:style-name="Table14.A1" office:value-type="string">
            <text:p text:style-name="P193">Field name</text:p>
          </table:table-cell>
          <table:table-cell table:style-name="Table14.A1" office:value-type="string">
            <text:p text:style-name="P193">Description</text:p>
          </table:table-cell>
        </table:table-row>
        <table:table-row table:style-name="Table14.1">
          <table:table-cell table:style-name="Table14.A1" office:value-type="string">
            <text:p text:style-name="P32">topic</text:p>
          </table:table-cell>
          <table:table-cell table:style-name="Table14.A1" office:value-type="string">
            <text:p text:style-name="P32">A dictionary topic, i.e. a keyword to search for.</text:p>
            <text:p text:style-name="P32">For Strong’s numbers, this is a full Strong’s number, with the “H” or “G” prefix to denote a Hebrew word or a Greek word.</text:p>
            <text:p text:style-name="P32">Examples:</text:p>
            <text:p text:style-name="P208">“G1”, “G1205”, “H940”, “H8554”</text:p>
            <text:p text:style-name="P32">For Strong’s lexicon modules, in order for cross-topic hyperlinks to work correctly, all the values of the “topic” field shall start with “H” (for Hebrew words), with “G” (for Greek words), or with “\u<text:span text:style-name="T11">2042” (⁂ - for ancillary,term explanation topics).</text:span></text:p>
          </table:table-cell>
        </table:table-row>
        <table:table-row table:style-name="Table14.1">
          <table:table-cell table:style-name="Table14.A1" office:value-type="string">
            <text:p text:style-name="P45">definition</text:p>
          </table:table-cell>
          <table:table-cell table:style-name="Table14.A1" office:value-type="string">
            <text:p text:style-name="P45">A dictionary article, in HTML form, as defined by the "HTML Content" section <text:soft-page-break/>above<text:span text:style-name="T7">.</text:span></text:p>
          </table:table-cell>
        </table:table-row>
        <table:table-row table:style-name="Table14.1">
          <table:table-cell table:style-name="Table14.A1" office:value-type="string">
            <text:p text:style-name="P45">short_definition</text:p>
          </table:table-cell>
          <table:table-cell table:style-name="Table14.A1" office:value-type="string">
            <text:p text:style-name="P45">For Strong’s lexicons, contains a short definition of a Strong’s number in the “topic” field.</text:p>
            <text:p text:style-name="P45">This is an optional field.</text:p>
          </table:table-cell>
        </table:table-row>
        <table:table-row table:style-name="Table14.1">
          <table:table-cell table:style-name="Table14.A1" office:value-type="string">
            <text:p text:style-name="P45">lexeme</text:p>
          </table:table-cell>
          <table:table-cell table:style-name="Table14.A1" office:value-type="string">
            <text:p text:style-name="P16">For Strong’s lexicons, contains a word in the original language, Hebrew or Greek, that corresponds to a Strong’s number in the “topic” field.<text:line-break/>This is an optional field.</text:p>
          </table:table-cell>
        </table:table-row>
        <table:table-row table:style-name="Table14.1">
          <table:table-cell table:style-name="Table14.A1" office:value-type="string">
            <text:p text:style-name="P45">transliteration</text:p>
          </table:table-cell>
          <table:table-cell table:style-name="Table14.A1" office:value-type="string">
            <text:p text:style-name="P16">For Strong’s lexicons, contains a transliteration of a word in the original language, Hebrew or Greek, that corresponds to a Strong’s number in the “topic” field.<text:line-break/>This is an optional field.</text:p>
          </table:table-cell>
        </table:table-row>
        <table:table-row table:style-name="Table14.1">
          <table:table-cell table:style-name="Table14.A1" office:value-type="string">
            <text:p text:style-name="P45">pronunciation</text:p>
          </table:table-cell>
          <table:table-cell table:style-name="Table14.A1" office:value-type="string">
            <text:p text:style-name="P16">For Strong’s lexicons, contains a pronunciation of a word in the original language, Hebrew or Greek, that corresponds to a Strong’s number in the “topic” field.<text:line-break/>This is an optional field.</text:p>
          </table:table-cell>
        </table:table-row>
      </table:table>
      <text:p text:style-name="P23"/>
      <text:p text:style-name="P65"><text:bookmark text:name="_ahyjjjte2o6s"/><text:span text:style-name="T4">LOOKUP_TOPICS</text:span> Table</text:p>
      <text:p text:style-name="P3">This is a pre-indexing table for <text:span text:style-name="T4">DICTIONARY</text:span>. It can be created in a dictionary module to speed up its indexing before usage.</text:p>
      <text:p text:style-name="P69">CREATE TABLE lookup_words (topic TEXT, topic_nf2 TEXT, topic_has NUMERIC NOT NULL DEFAULT 0)</text:p>
      <text:p text:style-name="P80"><text:bookmark text:name="_g79q9nr5js6u"/></text:p>
      <table:table table:name="Table15" table:style-name="Table15">
        <table:table-column table:style-name="Table15.A"/>
        <table:table-column table:style-name="Table15.B"/>
        <table:table-row table:style-name="Table15.1">
          <table:table-cell table:style-name="Table15.A1" office:value-type="string">
            <text:p text:style-name="P191">Field name</text:p>
          </table:table-cell>
          <table:table-cell table:style-name="Table15.A1" office:value-type="string">
            <text:p text:style-name="P191">Description</text:p>
          </table:table-cell>
        </table:table-row>
        <table:table-row table:style-name="Table15.1">
          <table:table-cell table:style-name="Table15.A1" office:value-type="string">
            <text:p text:style-name="P43">topic</text:p>
          </table:table-cell>
          <table:table-cell table:style-name="Table15.A1" office:value-type="string">
            <text:p text:style-name="P43">A value from the <text:span text:style-name="T4">DICTIONARY.topic</text:span> field.</text:p>
          </table:table-cell>
        </table:table-row>
        <table:table-row table:style-name="Table15.1">
          <table:table-cell table:style-name="Table15.A1" office:value-type="string">
            <text:p text:style-name="P43">topic_nf2</text:p>
          </table:table-cell>
          <table:table-cell table:style-name="Table15.A1" office:value-type="string">
            <text:p text:style-name="P43">See <text:span text:style-name="T4">LOOKUP_TOPICS</text:span> table in the “Dictionary Lookup Tables and Views” section.</text:p>
          </table:table-cell>
        </table:table-row>
        <table:table-row table:style-name="Table15.1">
          <table:table-cell table:style-name="Table15.A1" office:value-type="string">
            <text:p text:style-name="P43">topic_hash</text:p>
          </table:table-cell>
          <table:table-cell table:style-name="Table15.A1" office:value-type="string">
            <text:p text:style-name="P43">See <text:span text:style-name="T4">LOOKUP_TOPICS</text:span> table in the “Dictionary Lookup Tables and Views” section.</text:p>
          </table:table-cell>
        </table:table-row>
      </table:table>
      <text:p text:style-name="P64"/>
      <text:p text:style-name="P20"><text:bookmark text:name="_k1ozla93zuu2"/><text:span text:style-name="T4">MORPHOLOGY_INDICATIONS</text:span> Table</text:p>
      <text:p text:style-name="P3">This table contains data describing word morphology indication items that can be used in a Bible module along with Strong’s numbers (a morphology indication item can be present after a Strong’s number item).</text:p>
      <text:p text:style-name="P3">This table, if present, applies only to topics present in the same dictionary. However, if the dictionary abbreviation matches the language code (e.g. “ru” for Russian, “en” for English, “el” for Greek), MyBible treats this table as applicable to all dictionaries in the same language.. </text:p>
      <text:p text:style-name="P69">CREATE TABLE morphology_indications (indication TEXT, applicable_to TEXT, meaning TEXT)</text:p>
      <text:p text:style-name="P69">CREATE UNIQUE INDEX morphology_indications_index ON morphology_indications (indication ASC, applicable_to ASC)</text:p>
      <text:p text:style-name="P3"><text:soft-page-break/></text:p>
      <table:table table:name="Table16" table:style-name="Table16">
        <table:table-column table:style-name="Table16.A"/>
        <table:table-column table:style-name="Table16.B"/>
        <table:table-row table:style-name="Table16.1">
          <table:table-cell table:style-name="Table16.A1" office:value-type="string">
            <text:p text:style-name="P189">Field name</text:p>
          </table:table-cell>
          <table:table-cell table:style-name="Table16.A1" office:value-type="string">
            <text:p text:style-name="P189">Description</text:p>
          </table:table-cell>
        </table:table-row>
        <table:table-row table:style-name="Table16.1">
          <table:table-cell table:style-name="Table16.A1" office:value-type="string">
            <text:p text:style-name="P41">indication</text:p>
          </table:table-cell>
          <table:table-cell table:style-name="Table16.A1" office:value-type="string">
            <text:p text:style-name="P16">A distinct part of a morphology indication item.</text:p>
          </table:table-cell>
        </table:table-row>
        <table:table-row table:style-name="Table16.1">
          <table:table-cell table:style-name="Table16.A1" office:value-type="string">
            <text:p text:style-name="P41">applicable_to</text:p>
          </table:table-cell>
          <table:table-cell table:style-name="Table16.A1" office:value-type="string">
            <text:p text:style-name="P16">The first part of the morphology indication item to which this part is applicable to. If empty, the part is applicable to all the morphology indication items.</text:p>
          </table:table-cell>
        </table:table-row>
        <table:table-row table:style-name="Table16.1">
          <table:table-cell table:style-name="Table16.A1" office:value-type="string">
            <text:p text:style-name="P41">meaning</text:p>
          </table:table-cell>
          <table:table-cell table:style-name="Table16.A1" office:value-type="string">
            <text:p text:style-name="P16">Morphology meaning for this morphology indication part, as it shall be presented to the user in the Strong’s lexicon window.</text:p>
          </table:table-cell>
        </table:table-row>
      </table:table>
      <text:p text:style-name="P3"/>
      <text:p text:style-name="P4"><text:bookmark text:name="_2ze9s31kywdo"/><text:span text:style-name="T4">MORPHOLOGY_TOPICS</text:span> Table</text:p>
      <text:p text:style-name="P27">This table contains correspondence between full (not partial) morphology indications and dedicated dictionary topics on these particular morphological forms.</text:p>
      <text:p text:style-name="P36">MyBible looks for this table only if the <text:span text:style-name="T4">MORPHOLOGY_INDICATIONS</text:span> table is present - see above.</text:p>
      <text:p text:style-name="P3">A record in this table causes a hyperlink to a corresponding dictionary topic to appear in the Strong’s Lexicon window after the morphological form explanation. A needed condition <text:s/>for this is the presence of the "morphology_topic_reference" parameter in the INFO table.</text:p>
      <text:p text:style-name="P201">CREATE TABLE morphology_topics (indication TEXT, topic TEXT)</text:p>
      <text:p text:style-name="P201">CREATE UNIQUE INDEX morphology_topics_index ON morphology_topics (indication ASC)</text:p>
      <text:p text:style-name="P80"><text:bookmark text:name="_v6c5fmqjw30x"/></text:p>
      <table:table table:name="Table17" table:style-name="Table17">
        <table:table-column table:style-name="Table17.A"/>
        <table:table-column table:style-name="Table17.B"/>
        <table:table-row table:style-name="Table17.1">
          <table:table-cell table:style-name="Table17.A1" office:value-type="string">
            <text:p text:style-name="P194">Field name</text:p>
          </table:table-cell>
          <table:table-cell table:style-name="Table17.A1" office:value-type="string">
            <text:p text:style-name="P194">Description</text:p>
          </table:table-cell>
        </table:table-row>
        <table:table-row table:style-name="Table17.1">
          <table:table-cell table:style-name="Table17.A1" office:value-type="string">
            <text:p text:style-name="P33">indication</text:p>
          </table:table-cell>
          <table:table-cell table:style-name="Table17.A1" office:value-type="string">
            <text:p text:style-name="P33">Full (not partial) indication of a morphological form. E.g. “V-PAN”, “V-2ADM”.</text:p>
          </table:table-cell>
        </table:table-row>
        <table:table-row table:style-name="Table17.1">
          <table:table-cell table:style-name="Table17.A1" office:value-type="string">
            <text:p text:style-name="P33">topic</text:p>
          </table:table-cell>
          <table:table-cell table:style-name="Table17.A1" office:value-type="string">
            <text:p text:style-name="P33">Dictionary topic dedicated to the specified morphological form. E.g. “G5721”, “G5634”.</text:p>
          </table:table-cell>
        </table:table-row>
      </table:table>
      <text:p text:style-name="P36"/>
      <text:p text:style-name="P4"><text:bookmark text:name="_6sp854525myz"/><text:span text:style-name="T4">COGNATE_STRONG_NUMBERS</text:span> Table</text:p>
      <text:p text:style-name="P3">This table can be placed to a dictionary module of the “strong lexicon” type. It carries information on cognate Strong’s numbers, so that they can be shown within a Strong’s lexicon article.</text:p>
      <text:p text:style-name="P69">CREATE TABLE cognate_strong_numbers (group_id NUMERIC, strong_number TEXT)</text:p>
      <text:p text:style-name="P69">CREATE INDEX cognate_strong_numbers_group on cognate_strong_numbers(group_id)</text:p>
      <text:p text:style-name="P69">CREATE INDEX cognate_strong_numbers_number on cognate_strong_numbers(strong_number)</text:p>
      <text:p text:style-name="P80"><text:bookmark text:name="_kew392h5wpmx"/></text:p>
      <table:table table:name="Table18" table:style-name="Table18">
        <table:table-column table:style-name="Table18.A"/>
        <table:table-column table:style-name="Table18.B"/>
        <table:table-row table:style-name="Table18.1">
          <table:table-cell table:style-name="Table18.A1" office:value-type="string">
            <text:p text:style-name="P191">Field name</text:p>
          </table:table-cell>
          <table:table-cell table:style-name="Table18.A1" office:value-type="string">
            <text:p text:style-name="P191">Description</text:p>
          </table:table-cell>
        </table:table-row>
        <table:table-row table:style-name="Table18.1">
          <table:table-cell table:style-name="Table18.A1" office:value-type="string">
            <text:p text:style-name="P41">group_id</text:p>
          </table:table-cell>
          <table:table-cell table:style-name="Table18.A1" office:value-type="string">
            <text:p text:style-name="P41">A numeric field grouping cognate Strong’s numbers: all the cognate ones have the same value of the group_id field. Note that a value in this field has no interpretation, it just groups several Strong’s numbers into a cognate group, so that all of them in a group have the same group_id value.</text:p>
          </table:table-cell>
        </table:table-row>
        <text:soft-page-break/>
        <table:table-row table:style-name="Table18.1">
          <table:table-cell table:style-name="Table18.A1" office:value-type="string">
            <text:p text:style-name="P41">strong_number</text:p>
          </table:table-cell>
          <table:table-cell table:style-name="Table18.A1" office:value-type="string">
            <text:p text:style-name="P41">A Strong’s number that belongs to a group identified by group_id value..</text:p>
          </table:table-cell>
        </table:table-row>
      </table:table>
      <text:p text:style-name="P36"/>
      <text:p text:style-name="P68"><text:bookmark text:name="_h9mbxk892f66"/><text:span text:style-name="T4">SYNONYMOUS_STRONG_NUMBERS</text:span> Table</text:p>
      <text:p text:style-name="P7">This table can be placed to a dictionary module of the “strong lexicon” type. It carries information on synonymous Strong’s numbers, so that they can be shown within a Strong’s lexicon article.</text:p>
      <text:p text:style-name="P202">CREATE TABLE synonymous_strong_numbers (group_id NUMERIC, strong_number TEXT)</text:p>
      <text:p text:style-name="P7"><text:span text:style-name="T4">CREATE INDEX synonymous_strong_numbers_group on synonymous_strong_numbers(group_id)</text:span></text:p>
      <text:p text:style-name="P202">CREATE INDEX synonymous_strong_numbers_number on synonymous_strong_numbers(strong_number)</text:p>
      <text:p text:style-name="P81"><text:bookmark text:name="_ne71d5uu1txb"/></text:p>
      <table:table table:name="Table19" table:style-name="Table19">
        <table:table-column table:style-name="Table19.A"/>
        <table:table-column table:style-name="Table19.B"/>
        <table:table-row table:style-name="Table19.1">
          <table:table-cell table:style-name="Table19.A1" office:value-type="string">
            <text:p text:style-name="P190">Field name</text:p>
          </table:table-cell>
          <table:table-cell table:style-name="Table19.A1" office:value-type="string">
            <text:p text:style-name="P190">Description</text:p>
          </table:table-cell>
        </table:table-row>
        <table:table-row table:style-name="Table19.1">
          <table:table-cell table:style-name="Table19.A1" office:value-type="string">
            <text:p text:style-name="P44">group_id</text:p>
          </table:table-cell>
          <table:table-cell table:style-name="Table19.A1" office:value-type="string">
            <text:p text:style-name="P44">A numeric field grouping synonymous Strong’s numbers: all the synonymous ones have the same value of the group_id field. Note that a value in this field has no interpretation, it just groups several Strong’s numbers into a synonymous group, so that all of them in a group have the same group_id value.</text:p>
          </table:table-cell>
        </table:table-row>
        <table:table-row table:style-name="Table19.1">
          <table:table-cell table:style-name="Table19.A1" office:value-type="string">
            <text:p text:style-name="P44">strong_number</text:p>
          </table:table-cell>
          <table:table-cell table:style-name="Table19.A1" office:value-type="string">
            <text:p text:style-name="P44">A Strong’s number that belongs to a group identified by group_id value..</text:p>
          </table:table-cell>
        </table:table-row>
      </table:table>
      <text:p text:style-name="P39"/>
      <text:p text:style-name="P28"><text:bookmark text:name="_2cvgh7m7w2ii"/><text:span text:style-name="T4">WORDS</text:span> Table</text:p>
      <text:p text:style-name="P36">This optional table makes correspondence of various word forms to those words which are suitable for dictionary lookup, in the language of this module.</text:p>
      <text:p text:style-name="P36">MyBible treats this table as covering only words (topics) present in the same dictionary. However, if the dictionary abbreviation matches the language code (e.g. “ru” for Russian, “en” for English, “el” for Greek), MyBible treats this table as applicable to all dictionaries in the same language.</text:p>
      <text:p text:style-name="P69">CREATE TABLE words (standard_form TEXT, variation TEXT)</text:p>
      <text:p text:style-name="P3">or:</text:p>
      <text:p text:style-name="P69">CREATE TABLE words (variation TEXT, standard_form TEXT, book_number NUMERIC NOT NULL DEFAULT 0, chapter_number NUMERIC NOT NULL DEFAULT 0, verse_number NUMERIC NOT NULL DEFAULT 0)</text:p>
      <text:p text:style-name="P39">There are no unique indexes on this table (to reduce the size of dictionary modules having this table), but it is assumed that the table does not contain repeating variations.</text:p>
      <text:p text:style-name="P3"/>
      <table:table table:name="Table20" table:style-name="Table20">
        <table:table-column table:style-name="Table20.A"/>
        <table:table-column table:style-name="Table20.B"/>
        <table:table-row table:style-name="Table20.1">
          <table:table-cell table:style-name="Table20.A1" office:value-type="string">
            <text:p text:style-name="P191">Field name</text:p>
          </table:table-cell>
          <table:table-cell table:style-name="Table20.A1" office:value-type="string">
            <text:p text:style-name="P191">Description</text:p>
          </table:table-cell>
        </table:table-row>
        <table:table-row table:style-name="Table20.1">
          <table:table-cell table:style-name="Table20.A1" office:value-type="string">
            <text:p text:style-name="P18">variation</text:p>
          </table:table-cell>
          <table:table-cell table:style-name="Table20.A1" office:value-type="string">
            <text:p text:style-name="P18">A word variation, or several variations for the same standard form. If there are several variations, they are to be separated by the vertical pipe character | (\u007c), e.g.: "go|went|gone".</text:p>
          </table:table-cell>
        </table:table-row>
        <table:table-row table:style-name="Table20.1">
          <table:table-cell table:style-name="Table20.A1" office:value-type="string">
            <text:p text:style-name="P18">standard_form</text:p>
          </table:table-cell>
          <table:table-cell table:style-name="Table20.A1" office:value-type="string">
            <text:p text:style-name="P18">A word’s standard form, for looking up in the “DICTIONARY.topic” field. This value is the same for all forms of the same word.</text:p>
          </table:table-cell>
        </table:table-row>
        <text:soft-page-break/>
        <table:table-row table:style-name="Table20.1">
          <table:table-cell table:style-name="Table20.A1" office:value-type="string">
            <text:p text:style-name="P18">book_number</text:p>
          </table:table-cell>
          <table:table-cell table:style-name="Table20.A1" office:value-type="string">
            <text:p text:style-name="P18">An optional field (may be absent). A book number where the word form correspondence is actual. </text:p>
          </table:table-cell>
        </table:table-row>
        <table:table-row table:style-name="Table20.1">
          <table:table-cell table:style-name="Table20.A1" office:value-type="string">
            <text:p text:style-name="P18">chapter_number</text:p>
          </table:table-cell>
          <table:table-cell table:style-name="Table20.A1" office:value-type="string">
            <text:p text:style-name="P18">An optional field (may be absent). A chapter number where the word form correspondence is actual. </text:p>
          </table:table-cell>
        </table:table-row>
        <table:table-row table:style-name="Table20.1">
          <table:table-cell table:style-name="Table20.A1" office:value-type="string">
            <text:p text:style-name="P18">verse_number</text:p>
          </table:table-cell>
          <table:table-cell table:style-name="Table20.A1" office:value-type="string">
            <text:p text:style-name="P18">An optional field (may be absent). A verse number where the word form correspondence is actual.</text:p>
          </table:table-cell>
        </table:table-row>
      </table:table>
      <text:p text:style-name="P23"/>
      <text:p text:style-name="P65"><text:bookmark text:name="_95b9i3utxypq"/><text:span text:style-name="T4">LOOKUP_WORDS</text:span> Table</text:p>
      <text:p text:style-name="P3">This is a pre-indexing table for <text:span text:style-name="T4">WORDS</text:span>. It can be created in a dictionary module to speed up its indexing before usage.</text:p>
      <text:p text:style-name="P69">CREATE TABLE lookup_words (variation TEXT, standard_form TEXT, book_number NUMERIC NOT NULL DEFAULT 0, chapter_number NUMERIC NOT NULL DEFAULT 0, verse_number NUMERIC NOT NULL DEFAULT 0)</text:p>
      <text:p text:style-name="P80"><text:bookmark text:name="_so7cggq53ms1"/></text:p>
      <table:table table:name="Table21" table:style-name="Table21">
        <table:table-column table:style-name="Table21.A"/>
        <table:table-column table:style-name="Table21.B"/>
        <table:table-row table:style-name="Table21.1">
          <table:table-cell table:style-name="Table21.A1" office:value-type="string">
            <text:p text:style-name="P191">Field name</text:p>
          </table:table-cell>
          <table:table-cell table:style-name="Table21.A1" office:value-type="string">
            <text:p text:style-name="P191">Description</text:p>
          </table:table-cell>
        </table:table-row>
        <table:table-row table:style-name="Table21.1">
          <table:table-cell table:style-name="Table21.A1" office:value-type="string">
            <text:p text:style-name="P43">word_nf1</text:p>
          </table:table-cell>
          <table:table-cell table:style-name="Table21.A1" office:value-type="string">
            <text:p text:style-name="P43">A Normalized Form 1 of a word form that can be found in a Bible module.</text:p>
          </table:table-cell>
        </table:table-row>
        <table:table-row table:style-name="Table21.1">
          <table:table-cell table:style-name="Table21.A1" office:value-type="string">
            <text:p text:style-name="P43">word_nf2</text:p>
          </table:table-cell>
          <table:table-cell table:style-name="Table21.A1" office:value-type="string">
            <text:p text:style-name="P43">A Normalized Form 2 of a word form that can be found in a Bible module.</text:p>
          </table:table-cell>
        </table:table-row>
        <table:table-row table:style-name="Table21.1">
          <table:table-cell table:style-name="Table21.A1" office:value-type="string">
            <text:p text:style-name="P43">topic_hash3</text:p>
          </table:table-cell>
          <table:table-cell table:style-name="Table21.A1" office:value-type="string">
            <text:p text:style-name="P43">See <text:span text:style-name="T4">LOOKUP_WORDS</text:span> table in the “Dictionary Lookup Tables and Views” section.</text:p>
          </table:table-cell>
        </table:table-row>
        <table:table-row table:style-name="Table21.1">
          <table:table-cell table:style-name="Table21.A1" office:value-type="string">
            <text:p text:style-name="P43">topic_hash2</text:p>
          </table:table-cell>
          <table:table-cell table:style-name="Table21.A1" office:value-type="string">
            <text:p text:style-name="P43">See <text:span text:style-name="T4">LOOKUP_WORDS</text:span> table in the “Dictionary Lookup Tables and Views” section.</text:p>
          </table:table-cell>
        </table:table-row>
        <table:table-row table:style-name="Table21.1">
          <table:table-cell table:style-name="Table21.A1" office:value-type="string">
            <text:p text:style-name="P43">topic_hash1</text:p>
          </table:table-cell>
          <table:table-cell table:style-name="Table21.A1" office:value-type="string">
            <text:p text:style-name="P43">See <text:span text:style-name="T4">LOOKUP_WORDS</text:span> table in the “Dictionary Lookup Tables and Views” section.</text:p>
          </table:table-cell>
        </table:table-row>
        <table:table-row table:style-name="Table21.1">
          <table:table-cell table:style-name="Table21.A1" office:value-type="string">
            <text:p text:style-name="P43">book_number</text:p>
          </table:table-cell>
          <table:table-cell table:style-name="Table21.A1" office:value-type="string">
            <text:p text:style-name="P43">Content of the <text:span text:style-name="T4">WORDS.book_number</text:span> field.</text:p>
          </table:table-cell>
        </table:table-row>
        <table:table-row table:style-name="Table21.1">
          <table:table-cell table:style-name="Table21.A1" office:value-type="string">
            <text:p text:style-name="P43">chapter_number</text:p>
          </table:table-cell>
          <table:table-cell table:style-name="Table21.A1" office:value-type="string">
            <text:p text:style-name="P43">Content of the <text:span text:style-name="T4">WORDS.chapter_number</text:span> field.</text:p>
          </table:table-cell>
        </table:table-row>
        <table:table-row table:style-name="Table21.1">
          <table:table-cell table:style-name="Table21.A1" office:value-type="string">
            <text:p text:style-name="P43">verse_number</text:p>
          </table:table-cell>
          <table:table-cell table:style-name="Table21.A1" office:value-type="string">
            <text:p text:style-name="P43">Content of the <text:span text:style-name="T4">WORDS.verse_number</text:span> field.</text:p>
          </table:table-cell>
        </table:table-row>
      </table:table>
      <text:p text:style-name="P36"/>
      <text:p text:style-name="P28"><text:bookmark text:name="_sqbeo0l2hnsx"/><text:span text:style-name="T4">WORDS_PROCESSING</text:span> Table</text:p>
      <text:p text:style-name="P36">This table provides data for words pre-processing and post-processing, as part of the Dictionary Lookup (see below).</text:p>
      <text:p text:style-name="P36">MyBible treats this table as covering only words (topics) present in the same dictionary. However, if the dictionary’s abbreviation matches the language code (e.g. “de” for German, “en” for English), MyBible treats this table as applicable to all dictionaries in the same language.</text:p>
      <text:p text:style-name="P36">Filling of this table is NOT needed for the following languages, because for performance reasons the corresponding processing is hardcoded into MyBible:</text:p>
      <text:list text:style-name="WWNum33">
        <text:list-item>
          <text:p text:style-name="P159">Greek</text:p>
        </text:list-item>
        <text:list-item>
          <text:p text:style-name="P160"><text:soft-page-break/>Hebrew</text:p>
        </text:list-item>
        <text:list-item>
          <text:p text:style-name="P160">Russian</text:p>
        </text:list-item>
        <text:list-item>
          <text:p text:style-name="P160">Syriac variety of Aramaic</text:p>
        </text:list-item>
      </text:list>
      <text:p text:style-name="P69">CREATE TABLE words_processing (type TEXT, input TEXT, output TEXT)</text:p>
      <text:p text:style-name="P3"/>
      <table:table table:name="Table22" table:style-name="Table22">
        <table:table-column table:style-name="Table22.A"/>
        <table:table-column table:style-name="Table22.B"/>
        <table:table-row table:style-name="Table22.1">
          <table:table-cell table:style-name="Table22.A1" office:value-type="string">
            <text:p text:style-name="P191">Field name</text:p>
          </table:table-cell>
          <table:table-cell table:style-name="Table22.A1" office:value-type="string">
            <text:p text:style-name="P191">Description</text:p>
          </table:table-cell>
        </table:table-row>
        <table:table-row table:style-name="Table22.1">
          <table:table-cell table:style-name="Table22.A1" office:value-type="string">
            <text:p text:style-name="P18">type</text:p>
          </table:table-cell>
          <table:table-cell table:style-name="Table22.A1" office:value-type="string">
            <text:p text:style-name="P18">Processing type, “pre” for pre-processing, “post” for post-processing (records with other values in this field are ignored).</text:p>
          </table:table-cell>
        </table:table-row>
        <table:table-row table:style-name="Table22.1">
          <table:table-cell table:style-name="Table22.A1" office:value-type="string">
            <text:p text:style-name="P18">input</text:p>
          </table:table-cell>
          <table:table-cell table:style-name="Table22.A1" office:value-type="string">
            <text:p text:style-name="P18">Input character sequence, in the language of the dictionary.</text:p>
          </table:table-cell>
        </table:table-row>
        <table:table-row table:style-name="Table22.1">
          <table:table-cell table:style-name="Table22.A1" office:value-type="string">
            <text:p text:style-name="P18">output</text:p>
          </table:table-cell>
          <table:table-cell table:style-name="Table22.A1" office:value-type="string">
            <text:p text:style-name="P18">Output character sequence, in the language of the dictionary.</text:p>
          </table:table-cell>
        </table:table-row>
      </table:table>
      <text:p text:style-name="P3"/>
      <text:p text:style-name="P65"><text:bookmark text:name="_fu45nyn8ume"/><text:span text:style-name="T4">LOOKUP_REFERENCES</text:span> Table</text:p>
      <text:p text:style-name="P3">This is a table of pre-indexed references from dictionary topics to Bible verses. It can be created in a dictionary module to speed up its indexing before usage.</text:p>
      <text:p text:style-name="P69">CREATE TABLE lookup_references (topic TEXT, book_number NUMERIC, chapter_number NUMERIC, verse_number NUMERIC)</text:p>
      <text:p text:style-name="P80"><text:bookmark text:name="_sf66z2439m8m"/></text:p>
      <table:table table:name="Table23" table:style-name="Table23">
        <table:table-column table:style-name="Table23.A"/>
        <table:table-column table:style-name="Table23.B"/>
        <table:table-row table:style-name="Table23.1">
          <table:table-cell table:style-name="Table23.A1" office:value-type="string">
            <text:p text:style-name="P191">Field name</text:p>
          </table:table-cell>
          <table:table-cell table:style-name="Table23.A1" office:value-type="string">
            <text:p text:style-name="P191">Description</text:p>
          </table:table-cell>
        </table:table-row>
        <table:table-row table:style-name="Table23.1">
          <table:table-cell table:style-name="Table23.A1" office:value-type="string">
            <text:p text:style-name="P43">topic</text:p>
          </table:table-cell>
          <table:table-cell table:style-name="Table23.A1" office:value-type="string">
            <text:p text:style-name="P43">A dictionary topic, as it is specified in the <text:span text:style-name="T4">DICTIONARY</text:span> table.</text:p>
          </table:table-cell>
        </table:table-row>
        <table:table-row table:style-name="Table23.1">
          <table:table-cell table:style-name="Table23.A1" office:value-type="string">
            <text:p text:style-name="P43">book_number</text:p>
          </table:table-cell>
          <table:table-cell table:style-name="Table23.A1" office:value-type="string">
            <text:p text:style-name="P43">Bible book referenced from the specified topic.</text:p>
          </table:table-cell>
        </table:table-row>
        <table:table-row table:style-name="Table23.1">
          <table:table-cell table:style-name="Table23.A1" office:value-type="string">
            <text:p text:style-name="P43">chapter_number</text:p>
          </table:table-cell>
          <table:table-cell table:style-name="Table23.A1" office:value-type="string">
            <text:p text:style-name="P43">Bible chapter referenced from the specified topic.</text:p>
          </table:table-cell>
        </table:table-row>
        <table:table-row table:style-name="Table23.1">
          <table:table-cell table:style-name="Table23.A1" office:value-type="string">
            <text:p text:style-name="P43">verse_number</text:p>
          </table:table-cell>
          <table:table-cell table:style-name="Table23.A1" office:value-type="string">
            <text:p text:style-name="P43">Bible verse referenced from the specified topic.</text:p>
          </table:table-cell>
        </table:table-row>
      </table:table>
      <text:p text:style-name="P36"/>
      <text:p text:style-name="P4"><text:bookmark text:name="_l9zipdxkh3o7"/>Dictionary Lookup</text:p>
      <text:p text:style-name="P36">The following captures how MyBible operates in order to show a dictionary article upon clicking a word in a Bible module.</text:p>
      <text:p text:style-name="P36">The goal of the dictionary lookup is to quickly show an expected dictionary article to the user (based on the current dictionary selection) without showing of dictionary articles selection, if possible. </text:p>
      <text:p text:style-name="P61"><text:bookmark text:name="_j59mtd5cyeso"/>Lookup Mode</text:p>
      <text:p text:style-name="P224">MyBible supports two modes of operations with dictionaries on double-tapping a word in the Bible text: ‘Strong’ and ‘Dictionaries’.</text:p>
      <text:list text:style-name="WWNum16">
        <text:list-item>
          <text:p text:style-name="P161"><text:span text:style-name="T14">In the ‘Strong’ Lookup </text:span>M<text:span text:style-name="T14">ode MyBible first tries to find </text:span>an <text:span text:style-name="T14">article </text:span>in dictionaries of the ‘strong lexicon’ type <text:span text:style-name="T14">by a Strong’s number of </text:span>a<text:span text:style-name="T14"> tapped word.</text:span></text:p>
        </text:list-item>
        <text:list-item>
          <text:p text:style-name="P161"><text:span text:style-name="T14">In the ‘Dictionaries’ Lookup Mode MyBible first tries to find articles for a tapped word </text:span>in dictionaries of a type other than ‘strong lexicon’<text:span text:style-name="T14">.</text:span></text:p>
        </text:list-item>
      </text:list>
      <text:p text:style-name="P46"><text:soft-page-break/>The user can show the Lookup Mode Indicator &amp; Control by swiping up or down on the module selection button in the Bible window.</text:p>
      <text:p text:style-name="P46">In addition to the Lookup Mode Indicator &amp; Control, the <text:span text:style-name="T14">user can switch between the</text:span> ‘Strong’ and ‘Dictionaries’ mode in the following ways<text:span text:style-name="T14">:</text:span></text:p>
      <text:list text:style-name="WWNum36">
        <text:list-item>
          <text:p text:style-name="P162">By tapping the “Switch between Strong’s lexicon and dictionaries” button in the header of the Dictionary window.</text:p>
        </text:list-item>
        <text:list-item>
          <text:p text:style-name="P162"><text:span text:style-name="T14">By long</text:span>-touching <text:span text:style-name="T14">the ‘&gt;&gt;’ button below the Dictionary Balloon</text:span>.</text:p>
        </text:list-item>
        <text:list-item>
          <text:p text:style-name="P162"><text:span text:style-name="T14">By selecting </text:span>a<text:span text:style-name="T14"> Current Dictionary or Current Strong’s Lexicon from the list called from the Dictionary Window or from </text:span>the <text:span text:style-name="T14">Dictionary Balloon</text:span>.</text:p>
        </text:list-item>
      </text:list>
      <text:p text:style-name="P47"><text:bookmark text:name="_72e6z6jwmwkh"/>Current Strong’s Lexicon</text:p>
      <text:p text:style-name="P224">The current Strong’s lexicon is a dictionary of type ‘strong lexicon’ the user has explicitly selected from the list of Strong’s Lexicon called from the Dictionary Window or Dictionary Balloon.</text:p>
      <text:p text:style-name="P6"><text:bookmark text:name="_tuo0cauzj2zb"/>Current Dictionary</text:p>
      <text:p text:style-name="P36">The current dictionary is the dictionary of a type other than ‘strong lexicon’ that the user has explicitly selected from the list of dictionaries (called from the Dictionary Window or the Dictionary Balloon).</text:p>
      <text:p text:style-name="P38"><text:bookmark text:name="_jzdwsyza5f0b"/>Normalized Word Forms</text:p>
      <text:p text:style-name="P36">In order to match a word from a Bible module with a dictionary article, MyBible uses normalized word forms.</text:p>
      <text:p text:style-name="P36"><text:span text:style-name="T15">Normalized Form 1 (NF1)</text:span> is obtained from a word by the following operations:</text:p>
      <text:list text:style-name="WWNum37">
        <text:list-item>
          <text:p text:style-name="P169">Language-specific pre-processed is made by replacing sequences of characters known as frequent scanning errors with corresponding correct sequences of characters. This pre-processing is data-driven - see the <text:span text:style-name="T4">WORDS_PROCESSING</text:span> table above.</text:p>
        </text:list-item>
        <text:list-item>
          <text:p text:style-name="P169">Converted to lowercase.</text:p>
        </text:list-item>
        <text:list-item>
          <text:p text:style-name="P169">Diacritics (if exist in the language) are kept but ensured to be separate Unicode codepoints (that is, compound characters with diacritics are decomposed into simple characters preceded by or followed by diacritic characters).</text:p>
        </text:list-item>
        <text:list-item>
          <text:p text:style-name="P169">Language-specific post-processing is made, in order to achieve a better unification of a word. The post-processing is data-driven, see the <text:span text:style-name="T4">WORDS_PROCESSING</text:span> table above. A sample post-processing for Russian: accent characters (U+0301) removed. A sample processing for Greek: the Grave Accent (Greek Varia, U+0060 or U+1FEF) is replaced with the Acute Accent (Greek Oxia, U+1FFD).</text:p>
        </text:list-item>
      </text:list>
      <text:p text:style-name="P36"><text:span text:style-name="T15">Normalized Form 2 (NF2)</text:span> is obtained from a word by the following operations:</text:p>
      <text:list text:style-name="WWNum35">
        <text:list-item>
          <text:p text:style-name="P170">Pre-processed for the language (same as item 1 in Normalized Form 1).</text:p>
        </text:list-item>
        <text:list-item>
          <text:p text:style-name="P170">Converted to lowercase.</text:p>
        </text:list-item>
        <text:list-item>
          <text:p text:style-name="P170">All diacritic characters removed.</text:p>
        </text:list-item>
        <text:list-item>
          <text:p text:style-name="P171">Post-processed for the language (same as item 4 in Normalized Form 1).</text:p>
        </text:list-item>
      </text:list>
      <text:p text:style-name="P49"><text:span text:style-name="T15">Normalized Form 0 (NF0) </text:span>is obtained from a word by the following operations:</text:p>
      <text:list text:style-name="WWNum19">
        <text:list-item>
          <text:p text:style-name="P172">Pre-processed for the language (same as item 1 in Normalized Form 1).</text:p>
        </text:list-item>
        <text:list-item>
          <text:p text:style-name="P172">Diacritics (if exist in the language) are kept but ensured to be separate Unicode codepoints (that is, compound characters with diacritics are decomposed into simple characters preceded by or followed by diacritic characters).</text:p>
        </text:list-item>
        <text:list-item>
          <text:p text:style-name="P172"><text:soft-page-break/>Post-processed for the language (same as item 4 in Normalized Form 1).</text:p>
        </text:list-item>
      </text:list>
      <text:p text:style-name="P38"><text:bookmark text:name="_s1tl6wp29ozr"/>Dictionary Lookup Data</text:p>
      <text:p text:style-name="P58">In order to support quick dictionary lookup, MyBible maintains dictionary lookup data structures described below. How exactly these data are organized underneath and how they are generated is described below in the subsections “Dictionary Lookup Table and Views” and “Dictionary Lookup Data Generation”.</text:p>
      <text:p text:style-name="P58">The data structure described below exist in a single instance each. MyBible maintains them for the entire set of downloaded dictionary modules.</text:p>
      <text:p text:style-name="P83"><text:bookmark text:name="_av0mfmykr9us"/>TOPICS_BY_WORD1, TOPICS_BY_WORD2</text:p>
      <text:p text:style-name="P52">The <text:span text:style-name="T4">TOPICS_BY_WORD1</text:span> and <text:span text:style-name="T4">TOPICS_BY_WORD2</text:span> are views that serve for finding dictionary topics by a word form from a Bible module. They both have the same structure:</text:p>
      <table:table table:name="Table24" table:style-name="Table24">
        <table:table-column table:style-name="Table24.A"/>
        <table:table-column table:style-name="Table24.B"/>
        <table:table-row table:style-name="Table24.1">
          <table:table-cell table:style-name="Table24.A1" office:value-type="string">
            <text:p text:style-name="P191">Field name</text:p>
          </table:table-cell>
          <table:table-cell table:style-name="Table24.A1" office:value-type="string">
            <text:p text:style-name="P191">Description</text:p>
          </table:table-cell>
        </table:table-row>
        <table:table-row table:style-name="Table24.1">
          <table:table-cell table:style-name="Table24.A1" office:value-type="string">
            <text:p text:style-name="P18">word_nf</text:p>
          </table:table-cell>
          <table:table-cell table:style-name="Table24.A1" office:value-type="string">
            <text:p text:style-name="P18">A Normalized Form 1 or Normalized Form 2 of a word form that can be found in a Bible module.</text:p>
          </table:table-cell>
        </table:table-row>
        <table:table-row table:style-name="Table24.1">
          <table:table-cell table:style-name="Table24.A1" office:value-type="string">
            <text:p text:style-name="P18">topic</text:p>
          </table:table-cell>
          <table:table-cell table:style-name="Table24.A1" office:value-type="string">
            <text:p text:style-name="P18">A dictionary topic that corresponds to the word. Specified exactly as it is in the “topic” field of a particular dictionary module.</text:p>
          </table:table-cell>
        </table:table-row>
        <table:table-row table:style-name="Table24.1">
          <table:table-cell table:style-name="Table24.A1" office:value-type="string">
            <text:p text:style-name="P18">language</text:p>
          </table:table-cell>
          <table:table-cell table:style-name="Table24.A1" office:value-type="string">
            <text:p text:style-name="P18">Value of the “language” parameter of a dictionary module a topic belongs to. In case of topics from “strong lexicon” type, the value of this field is “Original”.</text:p>
          </table:table-cell>
        </table:table-row>
        <table:table-row table:style-name="Table24.1">
          <table:table-cell table:style-name="Table24.A1" office:value-type="string">
            <text:p text:style-name="P18">dictionary_name</text:p>
          </table:table-cell>
          <table:table-cell table:style-name="Table24.A1" office:value-type="string">
            <text:p text:style-name="P18">Abbreviation of a dictionary a topic belongs to. </text:p>
          </table:table-cell>
        </table:table-row>
        <table:table-row table:style-name="Table24.1">
          <table:table-cell table:style-name="Table24.A1" office:value-type="string">
            <text:p text:style-name="P18">dictionary_type</text:p>
          </table:table-cell>
          <table:table-cell table:style-name="Table24.A1" office:value-type="string">
            <text:p text:style-name="P18">Value of the “type” parameter of a dictionary module a topic belongs to.</text:p>
            <text:p text:style-name="P18">If a dictionary module does not have the “type” parameter defined, there are the following special cases:</text:p>
            <text:list text:style-name="WWNum41">
              <text:list-item>
                <text:p text:style-name="P124">If a dictionary module has the “is_strong” parameter defined as “true”, the dictionary type will be “strong lexicon”.</text:p>
              </text:list-item>
              <text:list-item>
                <text:p text:style-name="P125">In all the other cases the dictionary type will be “explanatory”.</text:p>
              </text:list-item>
            </text:list>
          </table:table-cell>
        </table:table-row>
        <table:table-row table:style-name="Table24.1">
          <table:table-cell table:style-name="Table24.A1" office:value-type="string">
            <text:p text:style-name="P18">book_number</text:p>
          </table:table-cell>
          <table:table-cell table:style-name="Table24.A1" office:value-type="string">
            <text:p text:style-name="P18">If not 0, indicates a Bible book number where the word form to topic correspondence defined by this record is actual.</text:p>
          </table:table-cell>
        </table:table-row>
        <table:table-row table:style-name="Table24.1">
          <table:table-cell table:style-name="Table24.A1" office:value-type="string">
            <text:p text:style-name="P18">chapter_number</text:p>
          </table:table-cell>
          <table:table-cell table:style-name="Table24.A1" office:value-type="string">
            <text:p text:style-name="P18">If not 0, indicates a chapter number (for the <text:span text:style-name="T4">book_number</text:span> above) where a word form to topic correspondence defined by this record is actual.</text:p>
          </table:table-cell>
        </table:table-row>
        <table:table-row table:style-name="Table24.1">
          <table:table-cell table:style-name="Table24.A1" office:value-type="string">
            <text:p text:style-name="P18">verse_number</text:p>
          </table:table-cell>
          <table:table-cell table:style-name="Table24.A1" office:value-type="string">
            <text:p text:style-name="P18">If not 0, indicates a verse number (for the <text:span text:style-name="T4">book_number</text:span> and <text:span text:style-name="T4">chapter_number</text:span> above) where a word form to topic correspondence defined by this record is actual.</text:p>
          </table:table-cell>
        </table:table-row>
      </table:table>
      <text:p text:style-name="P58"/>
      <text:p text:style-name="P83"><text:bookmark text:name="_81je49fyenkh"/>TOPICS_BY_TOPIC</text:p>
      <text:p text:style-name="P52">The <text:span text:style-name="T4">TOPICS_BY_TOPIC</text:span> is a view that serves for finding dictionary topics by a referenced topic from a dictionary article or from any other auxiliary module, by a hyperlink of the following style:<text:line-break/>&lt;a href=’S:topic’&gt;...&lt;/a&gt;.</text:p>
      <text:p text:style-name="P52"><text:soft-page-break/>The view has the following structure:</text:p>
      <table:table table:name="Table25" table:style-name="Table25">
        <table:table-column table:style-name="Table25.A"/>
        <table:table-column table:style-name="Table25.B"/>
        <table:table-row table:style-name="Table25.1">
          <table:table-cell table:style-name="Table25.A1" office:value-type="string">
            <text:p text:style-name="P191">Field name</text:p>
          </table:table-cell>
          <table:table-cell table:style-name="Table25.A1" office:value-type="string">
            <text:p text:style-name="P191">Description</text:p>
          </table:table-cell>
        </table:table-row>
        <table:table-row table:style-name="Table25.2">
          <table:table-cell table:style-name="Table25.A1" office:value-type="string">
            <text:p text:style-name="P18">_id</text:p>
          </table:table-cell>
          <table:table-cell table:style-name="Table25.A1" office:value-type="string">
            <text:p text:style-name="P18">Rowid of a record (needed for internal purposes of the application).</text:p>
          </table:table-cell>
        </table:table-row>
        <table:table-row table:style-name="Table25.3">
          <table:table-cell table:style-name="Table25.A1" office:value-type="string">
            <text:p text:style-name="P18">topic</text:p>
          </table:table-cell>
          <table:table-cell table:style-name="Table25.A1" office:value-type="string">
            <text:p text:style-name="P18">A dictionary topic that corresponds to the word. Specified exactly as it is in the “topic” field of a particular dictionary module.</text:p>
          </table:table-cell>
        </table:table-row>
        <table:table-row table:style-name="Table25.4">
          <table:table-cell table:style-name="Table25.A1" office:value-type="string">
            <text:p text:style-name="P18">topic_nf2</text:p>
          </table:table-cell>
          <table:table-cell table:style-name="Table25.A1" office:value-type="string">
            <text:p text:style-name="P18">NF2(topic)</text:p>
          </table:table-cell>
        </table:table-row>
        <table:table-row table:style-name="Table25.5">
          <table:table-cell table:style-name="Table25.A1" office:value-type="string">
            <text:p text:style-name="P18">language</text:p>
          </table:table-cell>
          <table:table-cell table:style-name="Table25.A1" office:value-type="string">
            <text:p text:style-name="P18">Value of the “language” parameter of a dictionary module a topic belongs to. In case of topics from “strong lexicon” type, the value of this field is “Original”.</text:p>
          </table:table-cell>
        </table:table-row>
        <table:table-row table:style-name="Table25.6">
          <table:table-cell table:style-name="Table25.A1" office:value-type="string">
            <text:p text:style-name="P18">dictionary_name</text:p>
          </table:table-cell>
          <table:table-cell table:style-name="Table25.A1" office:value-type="string">
            <text:p text:style-name="P18">Abbreviation of a dictionary a topic belongs to. </text:p>
          </table:table-cell>
        </table:table-row>
        <table:table-row table:style-name="Table25.7">
          <table:table-cell table:style-name="Table25.A1" office:value-type="string">
            <text:p text:style-name="P18">dictionary_type</text:p>
          </table:table-cell>
          <table:table-cell table:style-name="Table25.A1" office:value-type="string">
            <text:p text:style-name="P18">Value of the “type” parameter of a dictionary module a topic belongs to.</text:p>
            <text:p text:style-name="P18">If a dictionary module does not have the “type” parameter defined, there are the following special cases:</text:p>
            <text:list text:style-name="WWNum54">
              <text:list-item>
                <text:p text:style-name="P167">If a dictionary module has the “is_strong” parameter defined as “true”, the dictionary type will be “strong lexicon”.</text:p>
              </text:list-item>
              <text:list-item>
                <text:p text:style-name="P168">If a dictionary does not have the “is_strong” parameter defined and does not contain topics that are not Strong’s numbers (start with “G” or “H”) and not special topics of terms definition (start with “⁂”, which is ASTERISM, U+2042), the dictionary type will be “strong lexicon”.</text:p>
              </text:list-item>
              <text:list-item>
                <text:p text:style-name="P126">In all the other cases the dictionary type will be “explanatory”.</text:p>
              </text:list-item>
            </text:list>
          </table:table-cell>
        </table:table-row>
      </table:table>
      <text:p text:style-name="P3"/>
      <text:p text:style-name="P67"><text:bookmark text:name="_bmnq6sodrsb1"/>Regular Words Lookup</text:p>
      <text:p text:style-name="P3">When looking up dictionary topics for a word form tapped by the user in a Bible module, MyBible uses the topics_by_word1 and topics_by_word2 views. There are two stages of the lookup:</text:p>
      <text:list text:style-name="WWNum3">
        <text:list-item>
          <text:p text:style-name="P127">Stage 1: use NF1 and NF2 of a word form being looked up. This stage uses the following query:</text:p>
        </text:list-item>
      </text:list>
      <text:p text:style-name="P204">SELECT<text:line-break/> <text:s text:c="2"/>word_nf, topic, language, dictionary_name, dictionary_type,<text:line-break/> <text:s text:c="2"/>book_number, chapter_number, verse_number<text:line-break/>FROM topics_by_word1<text:line-break/>WHERE word_nf = ‘&lt;NF1&gt;’<text:line-break/>AND language IN (&lt;list of language codes&gt;)<text:line-break/>AND matching_type &lt;&gt; 2<text:line-break/>UNION<text:line-break/>SELECT<text:line-break/> <text:s text:c="2"/>word_nf, topic, language, dictionary_name, dictionary_type,<text:line-break/> <text:s text:c="2"/>book_number, chapter_number, verse_number<text:line-break/>FROM topics_by_word2<text:line-break/>WHERE word_nf = ‘&lt;NF1&gt;’<text:line-break/>AND language IN (&lt;list of language codes&gt;)<text:line-break/>AND matching_type &lt;&gt; 2</text:p>
      <text:p text:style-name="P204">UNION</text:p>
      <text:p text:style-name="P13"><text:span text:style-name="T4">SELECT<text:line-break/> <text:s text:c="2"/>word_nf, topic, language, dictionary_name, dictionary_type,<text:line-break/></text:span><text:soft-page-break/><text:span text:style-name="T4"> <text:s text:c="2"/>book_number, chapter_number, verse_number<text:line-break/>FROM topics_by_word1<text:line-break/>WHERE word_nf = ‘&lt;NF2&gt;’<text:line-break/>AND language IN (&lt;list of language codes&gt;)<text:line-break/>AND matching_type = 2<text:line-break/>UNION<text:line-break/>SELECT<text:line-break/> <text:s text:c="2"/>word_nf, topic, language, dictionary_name, dictionary_type,<text:line-break/> <text:s text:c="2"/>book_number, chapter_number, verse_number<text:line-break/>FROM topics_by_word2<text:line-break/>WHERE word_nf = ‘&lt;NF2&gt;’<text:line-break/>AND language IN (&lt;list of language codes&gt;)</text:span></text:p>
      <text:p text:style-name="P71">AND matching_type = 2</text:p>
      <text:p text:style-name="P71"/>
      <text:list text:style-name="WWNum12">
        <text:list-item>
          <text:p text:style-name="P128">Stage 2: use only NF2 of a word form being looked up. This stage uses the following query:</text:p>
        </text:list-item>
      </text:list>
      <text:p text:style-name="P71">SELECT<text:line-break/> <text:s text:c="2"/>word_nf, topic, language, dictionary_name, dictionary_type,<text:line-break/> <text:s text:c="2"/>book_number, chapter_number, verse_number<text:line-break/>FROM topics_by_word1<text:line-break/>WHERE word_nf = ‘&lt;NF2&gt;’<text:line-break/>AND language IN (&lt;list of language codes&gt;)<text:line-break/>UNION<text:line-break/>SELECT<text:line-break/> <text:s text:c="2"/>word_nf, topic, language, dictionary_name, dictionary_type,<text:line-break/> <text:s text:c="2"/>book_number, chapter_number, verse_number<text:line-break/>FROM topics_by_word2<text:line-break/>WHERE word_nf = ‘&lt;NF2&gt;’<text:line-break/>AND language IN (&lt;list of language codes&gt;)</text:p>
      <text:p text:style-name="P70"/>
      <text:p text:style-name="P3">The &lt;list of language codes&gt; consists of the following:</text:p>
      <text:list text:style-name="WWNum46">
        <text:list-item>
          <text:p text:style-name="P129">A value of the “language” parameter of the current Bible module.</text:p>
        </text:list-item>
        <text:list-item>
          <text:p text:style-name="P130">Values from the “hyperlink_languages” parameter of the current Bible module.</text:p>
        </text:list-item>
        <text:list-item>
          <text:p text:style-name="P130">If a word being looked up contains Greek alphabet characters (Unicode codepoints U+0380 - U+03FF, U+1F00 - U+1FFF) - additionally the language codes ‘el’, ‘Original’.</text:p>
        </text:list-item>
        <text:list-item>
          <text:p text:style-name="P130">If a word being looked up contains Hebrew alphabet characters (Unicode codepoints U+0590 - U+05FF, U+FB1D - U+FB4F) - additionally the language codes ‘iw’, ‘he’, ‘Original’.</text:p>
        </text:list-item>
      </text:list>
      <text:p text:style-name="P67"><text:bookmark text:name="_2clwk7c81i9f"/>Strong Numbers Lookup</text:p>
      <text:p text:style-name="P3">When looking up dictionary topics for a Strong’s number tapped by the user in a Bible module, MyBible performs a query using the following SQL statement:</text:p>
      <text:p text:style-name="P3">The following SQL statement is used for this:</text:p>
      <text:p text:style-name="P204">SELECT<text:line-break/> <text:s text:c="2"/>word_nf, topic, language, dictionary_name, dictionary_type,<text:line-break/> <text:s text:c="2"/>book_number, chapter_number, verse_number<text:line-break/>FROM topics_by_word1<text:line-break/>WHERE word_nf = ‘&lt;Strong’s number in lowercase’<text:line-break/>UNION<text:line-break/>SELECT<text:line-break/> <text:s text:c="2"/>word_nf, topic, language, dictionary_name, dictionary_type,<text:line-break/> <text:s text:c="2"/>book_number, chapter_number, verse_number<text:line-break/>FROM topics_by_word2<text:line-break/>WHERE word_nf = ‘&lt;Strong’s number in lowercase’</text:p>
      <text:p text:style-name="P67"><text:bookmark text:name="_kb97twfvks4m"/><text:soft-page-break/>Word Cross References Lookup</text:p>
      <text:p text:style-name="P3">When looking up dictionary topics for a dictionary cross reference tapped by the user in a dictionary article, MyBible queries the <text:span text:style-name="T4">TOPICS_BY_TOPIC</text:span> view.</text:p>
      <text:p text:style-name="P3">The following SQL statement is used for this:</text:p>
      <text:p text:style-name="P204">SELECT * FROM topics_by_topic<text:line-break/>WHERE topic = ‘&lt;referenced topic with no changes&gt;’<text:line-break/>AND language IN (&lt;list of language codes&gt;)</text:p>
      <text:p text:style-name="P3">The &lt;list of language codes&gt; is defined in the same way as for regular words lookup.</text:p>
      <text:p text:style-name="P3">Example:</text:p>
      <text:p text:style-name="P204">SELECT * FROM topics_by_topic<text:line-break/>WHERE topic = ’)iysHaq‎’<text:line-break/>AND language IN (‘Aramaic’)</text:p>
      <text:p text:style-name="P6"><text:bookmark text:name="_rbnuxx19pyx"/>Dictionary Lookup Algorithm</text:p>
      <text:p text:style-name="P50">Overall steps:</text:p>
      <text:list text:style-name="WWNum13">
        <text:list-item>
          <text:p text:style-name="P173">The user activates a hyperlink on a Bible word or on a Bible Strong’s number (usually by a double-tap, can be configured to a single-tap).</text:p>
        </text:list-item>
        <text:list-item>
          <text:p text:style-name="P173">If the user has tapped a word with a (hidden) Strong’s number attached to it, MyBible obtains two words to look up by: a tapped word itself and a Strong’s number. Then:</text:p>
          <text:list>
            <text:list-item>
              <text:p text:style-name="P174">If the Lookup Mode is ‘Strong’, MyBible performs a lookup by a Strong’s number first, then, if no results found - by a word.</text:p>
            </text:list-item>
            <text:list-item>
              <text:p text:style-name="P174">If the Lookup Mode is ‘Dictionaries’, MyBible performs a lookup by a word first, then, if no results found - by a Strong’s number.</text:p>
            </text:list-item>
          </text:list>
        </text:list-item>
        <text:list-item>
          <text:p text:style-name="P173">If the user has tapped a Strong’s number, MyBible performs a lookup by that Strong’s number only.</text:p>
        </text:list-item>
      </text:list>
      <text:p text:style-name="P50">Lookup preparation:</text:p>
      <text:list text:style-name="WWNum40">
        <text:list-item>
          <text:p text:style-name="P175">MyBible checks whether the dictionaries need re-indexing, and if they do - starts the process of their re-indexing.</text:p>
        </text:list-item>
      </text:list>
      <text:p text:style-name="P50">Word lookup stages:</text:p>
      <text:list text:style-name="WWNum39">
        <text:list-item>
          <text:p text:style-name="P176">Execute the Stage 1 of the Regular Words Lookup (see above).</text:p>
        </text:list-item>
        <text:list-item>
          <text:p text:style-name="P176">If the Stage 1 has not succeeded, execute the Stage 2 of the Regular Words Lookup (see above).</text:p>
        </text:list-item>
      </text:list>
      <text:p text:style-name="P50">Lookup Algorithm:</text:p>
      <text:list xml:id="list1176883433" text:style-name="WWNum15">
        <text:list-item>
          <text:p text:style-name="P177">If the algorithm is called for the first tapping of a word in a particular place then:</text:p>
        </text:list-item>
      </text:list>
      <text:list xml:id="list1124381485" text:style-name="WWNum43">
        <text:list-item>
          <text:p text:style-name="P178">If the input word is a Strong’s number OR if the Lookup Mode is ‘Strong’:</text:p>
          <text:list>
            <text:list-item>
              <text:p text:style-name="P179">NF of an input word -&gt; “Current Strong’s Lexicon” filter:</text:p>
              <text:list>
                <text:list-item>
                  <text:p text:style-name="P163">If Found: show the article, end of the search.</text:p>
                </text:list-item>
              </text:list>
            </text:list-item>
            <text:list-item>
              <text:p text:style-name="P179">If Found Many: NF of an input word -&gt; “Current Strong’s Lexicon for Current Place” filter:</text:p>
              <text:list>
                <text:list-item>
                  <text:p text:style-name="P163">If Found: show the article, end of the search.</text:p>
                </text:list-item>
                <text:list-item>
                  <text:p text:style-name="P163">If Not Found: get the result of the step I.1.a) and process the following steps.</text:p>
                </text:list-item>
                <text:list-item>
                  <text:p text:style-name="P163"><text:soft-page-break/>If Found Many:</text:p>
                </text:list-item>
              </text:list>
            </text:list-item>
          </text:list>
        </text:list-item>
      </text:list>
      <text:p text:style-name="P53">NF of an input <text:s/>word -&gt; "Any Dictionary” filter:</text:p>
      <text:list xml:id="list224129296358775" text:continue-numbering="true" text:style-name="WWNum43">
        <text:list-item>
          <text:list>
            <text:list-item>
              <text:list>
                <text:list-item>
                  <text:list>
                    <text:list-item>
                      <text:p text:style-name="P180">If Found: end of the search</text:p>
                    </text:list-item>
                    <text:list-item>
                      <text:p text:style-name="P180">If Found Many: show list, end of the search.<text:tab/></text:p>
                    </text:list-item>
                  </text:list>
                </text:list-item>
              </text:list>
            </text:list-item>
          </text:list>
        </text:list-item>
        <text:list-item>
          <text:p text:style-name="P178">If Not Found AND If the Current Dictionary is of the “concordance” type: NF of an input word -&gt; "NF0 in Current Dictionary” filter:</text:p>
          <text:list>
            <text:list-item>
              <text:p text:style-name="P164">If Found: end of the search</text:p>
            </text:list-item>
            <text:list-item>
              <text:p text:style-name="P179">If Found Many: NF of an input word -&gt; "Current Dictionary” filter: show list, end of the search.</text:p>
            </text:list-item>
          </text:list>
        </text:list-item>
        <text:list-item>
          <text:p text:style-name="P165">If Not Found: NF of an input word -&gt; "Current Dictionary for Current Place” filter:</text:p>
          <text:list>
            <text:list-item>
              <text:p text:style-name="P164">If Found: end of the search</text:p>
            </text:list-item>
            <text:list-item>
              <text:p text:style-name="P164">If Found Many, NF of an input word -&gt; "Current Dictionary” filter: show list, end of the search.</text:p>
            </text:list-item>
          </text:list>
        </text:list-item>
        <text:list-item>
          <text:p text:style-name="P178">If Not Found: NF of an input word -&gt; "Current Dictionary for Default Topic” filter:</text:p>
          <text:list>
            <text:list-item>
              <text:p text:style-name="P179">If Found: end of the search</text:p>
            </text:list-item>
            <text:list-item>
              <text:p text:style-name="P179">If Found Many: NF of an input word -&gt; "Current Dictionary” filter: show list, end of the search.</text:p>
            </text:list-item>
          </text:list>
        </text:list-item>
        <text:list-item>
          <text:p text:style-name="P178">If Not Found: NF of an input word -&gt; "Current Dictionary” filter:</text:p>
          <text:list>
            <text:list-item>
              <text:p text:style-name="P164">If Found: end of the search</text:p>
            </text:list-item>
            <text:list-item>
              <text:p text:style-name="P179">If Found Many: show list, end of the search.</text:p>
            </text:list-item>
          </text:list>
        </text:list-item>
        <text:list-item>
          <text:p text:style-name="P178">NF of an input word -&gt; "Any Dictionary” filter:</text:p>
          <text:list>
            <text:list-item>
              <text:p text:style-name="P164">If Found: end of the search</text:p>
            </text:list-item>
            <text:list-item>
              <text:p text:style-name="P164">If Found Many: show list, end of the search.</text:p>
            </text:list-item>
          </text:list>
        </text:list-item>
      </text:list>
      <text:list xml:id="list224129378099270" text:continue-list="list1176883433" text:style-name="WWNum15">
        <text:list-item>
          <text:p text:style-name="P166">ELSE, <text:span text:style-name="T14">if the </text:span>the algorithm is called for a repeated tapping of a word in the same place, then NF of an input word -&gt; "Any Dictionary” filter:</text:p>
        </text:list-item>
      </text:list>
      <text:list xml:id="list224129253966425" text:continue-list="list224129296358775" text:style-name="WWNum43">
        <text:list-item>
          <text:list>
            <text:list-item>
              <text:p text:style-name="P179">If Found: end of the search.</text:p>
            </text:list-item>
            <text:list-item>
              <text:p text:style-name="P179">If Found Many: show list, end of the search.</text:p>
            </text:list-item>
          </text:list>
        </text:list-item>
      </text:list>
      <text:p text:style-name="P38"><text:bookmark text:name="_har25imt0nz4"/>Lookup Filters</text:p>
      <text:p text:style-name="P36">Each lookup filter converts an input of lookup results into an output list of filtered lookup results and returns one of the following values: Found, Found Many, Not Found.</text:p>
      <text:p text:style-name="P36">In the filters described below, the statement <text:span text:style-name="T8">“for the current Bible place”</text:span> means that:</text:p>
      <text:list xml:id="list3120772453" text:style-name="WWNum11">
        <text:list-item>
          <text:p text:style-name="P181">There is a single record for the input word form where a Bible place attached to the word form is equal to the current Bible place</text:p>
        </text:list-item>
      </text:list>
      <text:p text:style-name="P42">OR</text:p>
      <text:list xml:id="list224129897223469" text:continue-numbering="true" text:style-name="WWNum11">
        <text:list-item>
          <text:p text:style-name="P181">There is no record for the input word form where a Bible place attached to the word form is equal to the current Bible place, and at the same time there is a single record for the input word form where book number is 0.</text:p>
        </text:list-item>
      </text:list>
      <text:p text:style-name="P37"><text:bookmark text:name="_ypvdiukisy8w"/><text:soft-page-break/>NF0 in Current Dictionary</text:p>
      <text:p text:style-name="P36">MyBible looks for a topic in the current dictionary for which its NF0 matches NF0 of an input word: Input word -&gt; dictionary topic.</text:p>
      <text:p text:style-name="P37"><text:bookmark text:name="_quhprb9rmg24"/>Current Dictionary for Current Place</text:p>
      <text:p text:style-name="P36">MyBible looks for an input word in the current dictionary for the current Bible place. Input word + Bible place -&gt; standard form of a word -&gt; dictionary topic.</text:p>
      <text:p text:style-name="P37"><text:bookmark text:name="_zg6odtzeq8eg"/>Current Dictionary for Default Topic</text:p>
      <text:p text:style-name="P36">MyBible looks for an input word in the current dictionary for a default topic. A default topic is a topic that corresponds to an input word and has no Bible place associated with it. Input word + no Bible place -&gt; standard form of a word -&gt; dictionary topic.</text:p>
      <text:p text:style-name="P37"><text:bookmark text:name="_mub3a1gsyi6c"/>Current Strong’s Lexicon for Current Place</text:p>
      <text:p text:style-name="P36">MyBible looks for an input word in the current Strong’s lexicon for the current Bible place. Input word + Bible place -&gt; standard form of a word (the same Strong’s number in this case) -&gt; lexicon topic.</text:p>
      <text:p text:style-name="P37"><text:bookmark text:name="_xs5rrbxdhaa4"/>Current Dictionary</text:p>
      <text:p text:style-name="P36">MyBible looks for an input word in the current dictionary. Input word -&gt; standard form of a word -&gt; dictionary topic.</text:p>
      <text:p text:style-name="P56"><text:bookmark text:name="_16fv4vltprgd"/>Current Strong’s Lexicon</text:p>
      <text:p text:style-name="P36">MyBible looks for an input word in the current Strong’s lexicon. Input word -&gt; standard form of a word (the same Strong’s number in this case) <text:s/>-&gt; lexicon topic.</text:p>
      <text:p text:style-name="P37"><text:bookmark text:name="_rb78apgy2uiv"/>Any Dictionary for Current Place Plus Matching Topics in Concordance Dictionaries</text:p>
      <text:p text:style-name="P36">MyBible looks for an input word in all active dictionaries and lexicons for the current Bible place. Input word + Bible place -&gt; standard form of a word -&gt; dictionary topic. The filtered list also contains topics from dictionaries of the “concordance” type that match NF1 or NF2 of an input word: NF1(Input word) -&gt; concordance dictionary topic, NF2(Input word) -&gt; concordance dictionary topic.</text:p>
      <text:p text:style-name="P37"><text:bookmark text:name="_j476va520wgi"/>Any Dictionary</text:p>
      <text:p text:style-name="P36">MyBible looks for an input word in all active dictionaries and lexicons. Input word -&gt; standard form of a word -&gt; dictionary topic.</text:p>
      <text:p text:style-name="P38"><text:bookmark text:name="_tini15fgpqmv"/>Dictionary Lookup Tables and Views</text:p>
      <text:p text:style-name="P58">This section provides details on how the dictionary lookup data (see the “Dictionary Lookup Data” section above) are organized.</text:p>
      <text:p text:style-name="P60"><text:bookmark text:name="_d610afy0wz9h"/><text:span text:style-name="T4">DICTIONARIES</text:span> Table</text:p>
      <text:p text:style-name="P52">This table is created at the beginning of the dictionary lookup data generation process and helps in creating and updating of lookup data.</text:p>
      <table:table table:name="Table26" table:style-name="Table26">
        <table:table-column table:style-name="Table26.A"/>
        <table:table-column table:style-name="Table26.B"/>
        <table:table-row table:style-name="Table26.1">
          <table:table-cell table:style-name="Table26.A1" office:value-type="string">
            <text:p text:style-name="P191">Field name</text:p>
          </table:table-cell>
          <table:table-cell table:style-name="Table26.A1" office:value-type="string">
            <text:p text:style-name="P191">Description</text:p>
          </table:table-cell>
        </table:table-row>
        <table:table-row table:style-name="Table26.1">
          <table:table-cell table:style-name="Table26.A1" office:value-type="string">
            <text:p text:style-name="P18">id</text:p>
          </table:table-cell>
          <table:table-cell table:style-name="Table26.A1" office:value-type="string">
            <text:p text:style-name="P18">A dictionary identifier. An ID gets assigned to downloaded dictionaries as sequential numbers starting from 1. Upon updating of the lookup data, IDs of remaining dictionaries are kept; added dictionaries obtain next not yet used numbers.</text:p>
          </table:table-cell>
        </table:table-row>
        <table:table-row table:style-name="Table26.1">
          <table:table-cell table:style-name="Table26.A1" office:value-type="string">
            <text:p text:style-name="P18">name</text:p>
          </table:table-cell>
          <table:table-cell table:style-name="Table26.A1" office:value-type="string">
            <text:p text:style-name="P18">Dictionary abbreviation.</text:p>
          </table:table-cell>
        </table:table-row>
        <text:soft-page-break/>
        <table:table-row table:style-name="Table26.1">
          <table:table-cell table:style-name="Table26.A1" office:value-type="string">
            <text:p text:style-name="P18">type</text:p>
          </table:table-cell>
          <table:table-cell table:style-name="Table26.A1" office:value-type="string">
            <text:p text:style-name="P18">Same as <text:span text:style-name="T4">TOPICS_BY_WORD1.dictionary_type</text:span> (see above).</text:p>
          </table:table-cell>
        </table:table-row>
        <table:table-row table:style-name="Table26.1">
          <table:table-cell table:style-name="Table26.A1" office:value-type="string">
            <text:p text:style-name="P18">language</text:p>
          </table:table-cell>
          <table:table-cell table:style-name="Table26.A1" office:value-type="string">
            <text:p text:style-name="P18">Same as <text:span text:style-name="T4">TOPICS_BY_WORD1.language</text:span> (see above).</text:p>
          </table:table-cell>
        </table:table-row>
        <table:table-row table:style-name="Table26.1">
          <table:table-cell table:style-name="Table26.A1" office:value-type="string">
            <text:p text:style-name="P18">matching_type</text:p>
          </table:table-cell>
          <table:table-cell table:style-name="Table26.A1" office:value-type="string">
            <text:p text:style-name="P18">A value of this field is based on the “standard_form_matching_type” parameter of a corresponding dictionary module; if the parameter is not defined for the dictionary, it is taken from a dictionary with abbreviation matching the language code of a corresponding dictionary:</text:p>
            <text:list text:style-name="WWNum18">
              <text:list-item>
                <text:p text:style-name="P131">1, if standard_form_matching_type = “normalized form 1”</text:p>
              </text:list-item>
              <text:list-item>
                <text:p text:style-name="P132">2, if standard_form_matching_type = “normalized form 2”</text:p>
              </text:list-item>
              <text:list-item>
                <text:p text:style-name="P132">3, if standard_form_matching_type = “exact”</text:p>
              </text:list-item>
            </text:list>
            <text:p text:style-name="P18">Otherwise (if a value of the “standard_form_matching_type” parameter cannot be found), the value is 2.</text:p>
          </table:table-cell>
        </table:table-row>
        <table:table-row table:style-name="Table26.1">
          <table:table-cell table:style-name="Table26.A1" office:value-type="string">
            <text:p text:style-name="P18">dictionary_rows</text:p>
          </table:table-cell>
          <table:table-cell table:style-name="Table26.A1" office:value-type="string">
            <text:p text:style-name="P18">The number of records in the <text:span text:style-name="T4">DICTIONARY</text:span> table of a corresponding dictionary, or 0 if the table is absent.</text:p>
          </table:table-cell>
        </table:table-row>
        <table:table-row table:style-name="Table26.1">
          <table:table-cell table:style-name="Table26.A1" office:value-type="string">
            <text:p text:style-name="P18">words_rows</text:p>
          </table:table-cell>
          <table:table-cell table:style-name="Table26.A1" office:value-type="string">
            <text:p text:style-name="P18">The number of records in the <text:span text:style-name="T4">WORDS</text:span> table of a corresponding dictionary, or 0 if the table is absent.</text:p>
          </table:table-cell>
        </table:table-row>
        <table:table-row table:style-name="Table26.1">
          <table:table-cell table:style-name="Table26.A1" office:value-type="string">
            <text:p text:style-name="P18">last_modified</text:p>
          </table:table-cell>
          <table:table-cell table:style-name="Table26.A1" office:value-type="string">
            <text:p text:style-name="P18">Modification timestamp of a corresponding dictionary file (a value returned by File.lastModified).</text:p>
          </table:table-cell>
        </table:table-row>
        <table:table-row table:style-name="Table26.1">
          <table:table-cell table:style-name="Table26.A1" office:value-type="string">
            <text:p text:style-name="P18">is_changed</text:p>
          </table:table-cell>
          <table:table-cell table:style-name="Table26.A1" office:value-type="string">
            <text:p text:style-name="P18">Indication that a dictionary has changed since the last generation of lookup data. It is set to 1, if:</text:p>
            <text:list text:style-name="WWNum27">
              <text:list-item>
                <text:p text:style-name="P133">there is no such dictionary in the currently existing lookup data (including if there are not yet current lookup data)</text:p>
              </text:list-item>
              <text:list-item>
                <text:p text:style-name="P134">a value of any of the other fields (see above) in the currently existing lookup data does not match such a value calculated during the indexing being performed</text:p>
              </text:list-item>
            </text:list>
            <text:p text:style-name="P18">otherwise this field is set to 0.</text:p>
          </table:table-cell>
        </table:table-row>
      </table:table>
      <text:p text:style-name="P206">CREATE TABLE dictionaries (<text:line-break/> <text:s text:c="3"/>id NUMERIC NOT NULL,<text:line-break/> <text:s text:c="3"/>name TEXT NOT NULL,<text:line-break/> <text:s text:c="3"/>type TEXT NOT NULL,<text:line-break/> <text:s text:c="3"/>language TEXT NOT NULL,<text:line-break/> <text:s text:c="3"/>matching_type NUMERIC NOT NULL,<text:line-break/> <text:s text:c="3"/>dictionary_rows NUMERIC NOT NULL,<text:line-break/> <text:s text:c="3"/>words_rows NUMERIC NOT NULL,<text:line-break/> <text:s text:c="3"/>last_modified NUMERIC NOT NULL,<text:line-break/> <text:s text:c="3"/>is_changed NUMERIC NOT NULL,<text:line-break/> <text:s text:c="3"/>PRIMARY KEY (id));</text:p>
      <text:p text:style-name="P60"><text:bookmark text:name="_el9w3w7khcu7"/><text:span text:style-name="T4">LOOKUP_WORDS</text:span> Table</text:p>
      <text:p text:style-name="P52">This table contains normalized word forms from the <text:span text:style-name="T4">WORDS</text:span> table and normalized forms of topics from the <text:span text:style-name="T4">DICTIONARY</text:span> table, both with a correspondence to dictionary topics - for all downloaded dictionaries.</text:p>
      <table:table table:name="Table27" table:style-name="Table27">
        <table:table-column table:style-name="Table27.A"/>
        <table:table-column table:style-name="Table27.B"/>
        <text:soft-page-break/>
        <table:table-row table:style-name="Table27.1">
          <table:table-cell table:style-name="Table27.A1" office:value-type="string">
            <text:p text:style-name="P191">Field name</text:p>
          </table:table-cell>
          <table:table-cell table:style-name="Table27.A1" office:value-type="string">
            <text:p text:style-name="P191">Description</text:p>
          </table:table-cell>
        </table:table-row>
        <table:table-row table:style-name="Table27.1">
          <table:table-cell table:style-name="Table27.A1" office:value-type="string">
            <text:p text:style-name="P18">word_nf1</text:p>
          </table:table-cell>
          <table:table-cell table:style-name="Table27.A1" office:value-type="string">
            <text:p text:style-name="P18">For data from the WORDS table:</text:p>
            <text:list text:style-name="WWNum42">
              <text:list-item>
                <text:p text:style-name="P135">NF1(<text:span text:style-name="T4">WORDS.variation</text:span>)</text:p>
              </text:list-item>
            </text:list>
            <text:p text:style-name="P18">For data from the DICTIONARY table:</text:p>
            <text:list text:style-name="WWNum47">
              <text:list-item>
                <text:p text:style-name="P136">NF1(<text:span text:style-name="T4">DICTIONARY.topic</text:span>)</text:p>
              </text:list-item>
            </text:list>
          </table:table-cell>
        </table:table-row>
        <table:table-row table:style-name="Table27.1">
          <table:table-cell table:style-name="Table27.A1" office:value-type="string">
            <text:p text:style-name="P18">word_nf2</text:p>
          </table:table-cell>
          <table:table-cell table:style-name="Table27.A1" office:value-type="string">
            <text:p text:style-name="P18">For data from the WORDS table:</text:p>
            <text:list text:style-name="WWNum51">
              <text:list-item>
                <text:p text:style-name="P137">If NF2(<text:span text:style-name="T4">WORDS.variation</text:span>) does not match matches NF1(<text:span text:style-name="T4">WORDS.variation</text:span>): NF2(<text:span text:style-name="T4">WORDS.variation</text:span>).</text:p>
              </text:list-item>
              <text:list-item>
                <text:p text:style-name="P138">Otherwise: empty string (‘’).</text:p>
              </text:list-item>
            </text:list>
            <text:p text:style-name="P18">For data from the DICTIONARY table:</text:p>
            <text:list text:style-name="WWNum49">
              <text:list-item>
                <text:p text:style-name="P139">If NF2(<text:span text:style-name="T4">DICTIONARY.topic</text:span>) does not match matches NF1(<text:span text:style-name="T4">DICTIONARY.topic</text:span>): NF2(<text:span text:style-name="T4">DICTIONARY.topic</text:span>).</text:p>
              </text:list-item>
              <text:list-item>
                <text:p text:style-name="P140">Otherwise: empty string (‘’).</text:p>
              </text:list-item>
            </text:list>
          </table:table-cell>
        </table:table-row>
        <table:table-row table:style-name="Table27.1">
          <table:table-cell table:style-name="Table27.A1" office:value-type="string">
            <text:p text:style-name="P18">topic_hash1</text:p>
          </table:table-cell>
          <table:table-cell table:style-name="Table27.A1" office:value-type="string">
            <text:p text:style-name="P18">For data from the WORDS table:</text:p>
            <text:list text:style-name="WWNum4">
              <text:list-item>
                <text:p text:style-name="P141">If matching_type = 3: String.hashCode(<text:span text:style-name="T4">WORDS.standard_form</text:span>).</text:p>
              </text:list-item>
              <text:list-item>
                <text:p text:style-name="P142">If matching_type = 1: String.hashCode(NF1(<text:span text:style-name="T4">WORDS.standard_form</text:span>)).</text:p>
              </text:list-item>
              <text:list-item>
                <text:p text:style-name="P142">If matching_type = 2 and dictionary_rows = 0: String.hashCode(NF1(<text:span text:style-name="T4">WORDS.standard_form</text:span>)).</text:p>
              </text:list-item>
              <text:list-item>
                <text:p text:style-name="P142">Otherwise: 0.</text:p>
              </text:list-item>
            </text:list>
            <text:p text:style-name="P2">For data from the DICTIONARY table:</text:p>
            <text:list text:style-name="WWNum32">
              <text:list-item>
                <text:p text:style-name="P143">If matching_type = 3: String.hashCode(<text:span text:style-name="T4">DICTIONARY.topic</text:span>).</text:p>
              </text:list-item>
              <text:list-item>
                <text:p text:style-name="P144">If matching_type = 1: String.hashCode(NF1(<text:span text:style-name="T4">DICTIONARY.topic</text:span>)).</text:p>
              </text:list-item>
              <text:list-item>
                <text:p text:style-name="P144">Otherwise: 0.</text:p>
              </text:list-item>
            </text:list>
          </table:table-cell>
        </table:table-row>
        <table:table-row table:style-name="Table27.1">
          <table:table-cell table:style-name="Table27.A1" office:value-type="string">
            <text:p text:style-name="P18">topic_hash2</text:p>
          </table:table-cell>
          <table:table-cell table:style-name="Table27.A1" office:value-type="string">
            <text:p text:style-name="P18">For data from the WORDS table:</text:p>
            <text:list text:style-name="WWNum45">
              <text:list-item>
                <text:p text:style-name="P145">If matching_type = 1: String.hashCode(NF2(<text:span text:style-name="T4">WORDS.standard_form</text:span>)), but if it equals to topic_hash1 then 0.</text:p>
              </text:list-item>
              <text:list-item>
                <text:p text:style-name="P146">If matching_type = 2:</text:p>
                <text:list>
                  <text:list-item>
                    <text:p text:style-name="P147">If dictionary_rows &gt; 0: String.hashCode(NF2(<text:span text:style-name="T4">WORDS.standard_form</text:span>)).</text:p>
                  </text:list-item>
                  <text:list-item>
                    <text:p text:style-name="P147">Else: String.hashCode(NF2(<text:span text:style-name="T4">WORDS.standard_form</text:span>)), but if it equals to topic_hash1 then 0.</text:p>
                  </text:list-item>
                </text:list>
              </text:list-item>
              <text:list-item>
                <text:p text:style-name="P146">Otherwise: 0.</text:p>
              </text:list-item>
            </text:list>
            <text:p text:style-name="P2">For tata from the DICTIONARY table:</text:p>
            <text:list text:style-name="WWNum29">
              <text:list-item>
                <text:p text:style-name="P148">If matching_type = 1: String.hashCode(NF2(<text:span text:style-name="T4">DICTIONARY.topic</text:span>)), but if it equals to topic_hash1 then 0.</text:p>
              </text:list-item>
              <text:list-item>
                <text:p text:style-name="P149">If matching_type = 2: String.hashCode(NF2(<text:span text:style-name="T4">DICTIONARY.topic</text:span>)).</text:p>
              </text:list-item>
              <text:list-item>
                <text:p text:style-name="P149">Otherwise: 0.</text:p>
              </text:list-item>
            </text:list>
          </table:table-cell>
        </table:table-row>
        <table:table-row table:style-name="Table27.1">
          <table:table-cell table:style-name="Table27.A1" office:value-type="string">
            <text:p text:style-name="P18">book_number</text:p>
          </table:table-cell>
          <table:table-cell table:style-name="Table27.A1" office:value-type="string">
            <text:p text:style-name="P18">Content of the <text:span text:style-name="T4">WORDS.book_number</text:span>, or 0.</text:p>
          </table:table-cell>
        </table:table-row>
        <table:table-row table:style-name="Table27.1">
          <table:table-cell table:style-name="Table27.A1" office:value-type="string">
            <text:p text:style-name="P18">chapter_number</text:p>
          </table:table-cell>
          <table:table-cell table:style-name="Table27.A1" office:value-type="string">
            <text:p text:style-name="P18">Content of the <text:span text:style-name="T4">WORDS.chapter_number</text:span>, or 0.</text:p>
          </table:table-cell>
        </table:table-row>
        <text:soft-page-break/>
        <table:table-row table:style-name="Table27.1">
          <table:table-cell table:style-name="Table27.A1" office:value-type="string">
            <text:p text:style-name="P18">verse_number</text:p>
          </table:table-cell>
          <table:table-cell table:style-name="Table27.A1" office:value-type="string">
            <text:p text:style-name="P18">Content of the <text:span text:style-name="T4">WORDS.verse_number</text:span>, or 0.</text:p>
          </table:table-cell>
        </table:table-row>
        <table:table-row table:style-name="Table27.1">
          <table:table-cell table:style-name="Table27.A1" office:value-type="string">
            <text:p text:style-name="P18">source_dictionary_id</text:p>
          </table:table-cell>
          <table:table-cell table:style-name="Table27.A1" office:value-type="string">
            <text:p text:style-name="P18">Dictionary identifier assigned during the first creation of the lookup (<text:span text:style-name="T4">DICTIONARY.id</text:span>). </text:p>
          </table:table-cell>
        </table:table-row>
        <table:table-row table:style-name="Table27.1">
          <table:table-cell table:style-name="Table27.A1" office:value-type="string">
            <text:p text:style-name="P18">target_dictionary_id</text:p>
          </table:table-cell>
          <table:table-cell table:style-name="Table27.A1" office:value-type="string">
            <text:p text:style-name="P18">Same as source_dictionary_id, if dictionary_rows &gt; 0 (a local dictionary), otherwise 0 (a global dictionary).</text:p>
          </table:table-cell>
        </table:table-row>
      </table:table>
      <text:p text:style-name="P206">CREATE TABLE lookup_words (<text:line-break/> <text:s text:c="3"/>word_nf1 TEXT NOT NULL DEFAULT '',<text:line-break/> <text:s text:c="3"/>word_nf2 TEXT NOT NULL DEFAULT '',<text:line-break/> <text:s text:c="3"/>topic_hash1 NUMERIC NOT NULL DEFAULT 0,<text:line-break/> <text:s text:c="3"/>topic_hash2 NUMERIC NOT NULL DEFAULT 0,<text:line-break/> <text:s text:c="2"/><text:line-break/> <text:s text:c="3"/>book_number NUMERIC NOT NULL DEFAULT 0,<text:line-break/> <text:s text:c="3"/>chapter_number NUMERIC NOT NULL DEFAULT 0,<text:line-break/> <text:s text:c="3"/>verse_number NUMERIC NOT NULL DEFAULT 0,<text:line-break/> <text:s text:c="3"/>source_dictionary_id NUMERIC NOT NULL DEFAULT 0,<text:line-break/> <text:s text:c="3"/>target_dictionary_id NUMERIC NOT NULL DEFAULT 0)</text:p>
      <text:p text:style-name="P206">CREATE INDEX lookup_words_word_nf1 ON lookup_words (word_nf1)</text:p>
      <text:p text:style-name="P206">CREATE INDEX lookup_words_word_nf2 ON lookup_words (word_nf2)</text:p>
      <text:p text:style-name="P60"><text:bookmark text:name="_a0qp9ekpvw31"/><text:span text:style-name="T4">LOOKUP_TOPICS</text:span> Table</text:p>
      <text:p text:style-name="P52">This table contains information for dictionary topics from all downloaded dictionaries, prepared for quick matching of topics and word forms on a selection/view.</text:p>
      <table:table table:name="Table28" table:style-name="Table28">
        <table:table-column table:style-name="Table28.A"/>
        <table:table-column table:style-name="Table28.B"/>
        <table:table-row table:style-name="Table28.1">
          <table:table-cell table:style-name="Table28.A1" office:value-type="string">
            <text:p text:style-name="P191">Field name</text:p>
          </table:table-cell>
          <table:table-cell table:style-name="Table28.A1" office:value-type="string">
            <text:p text:style-name="P191">Description</text:p>
          </table:table-cell>
        </table:table-row>
        <table:table-row table:style-name="Table28.1">
          <table:table-cell table:style-name="Table28.A1" office:value-type="string">
            <text:p text:style-name="P18">topic</text:p>
          </table:table-cell>
          <table:table-cell table:style-name="Table28.A1" office:value-type="string">
            <text:p text:style-name="P18">Value of the <text:span text:style-name="T4">DICTIONARY.topic</text:span> field (with no changes).</text:p>
          </table:table-cell>
        </table:table-row>
        <table:table-row table:style-name="Table28.1">
          <table:table-cell table:style-name="Table28.A1" office:value-type="string">
            <text:p text:style-name="P18">topic_nf2</text:p>
          </table:table-cell>
          <table:table-cell table:style-name="Table28.A1" office:value-type="string">
            <text:p text:style-name="P18">NF2(<text:span text:style-name="T4">DICTIONARY.topic</text:span>)</text:p>
          </table:table-cell>
        </table:table-row>
        <table:table-row table:style-name="Table28.1">
          <table:table-cell table:style-name="Table28.A1" office:value-type="string">
            <text:p text:style-name="P18">topic_hash</text:p>
          </table:table-cell>
          <table:table-cell table:style-name="Table28.A1" office:value-type="string">
            <text:p text:style-name="P18">String.hashCode() applied to a normalized form of <text:span text:style-name="T4">DICTIONARY.topic</text:span>. The normalized form to be used for each particular dictionary is chosen based upon the <text:span text:style-name="T4">DICTIONARIES.matching_type</text:span> for a corresponding dictionary.</text:p>
          </table:table-cell>
        </table:table-row>
        <table:table-row table:style-name="Table28.1">
          <table:table-cell table:style-name="Table28.A1" office:value-type="string">
            <text:p text:style-name="P18">dictionary_id</text:p>
          </table:table-cell>
          <table:table-cell table:style-name="Table28.A1" office:value-type="string">
            <text:p text:style-name="P18">A value of <text:span text:style-name="T4">DICTIONARIES.id</text:span> for a corresponding dictionary.</text:p>
          </table:table-cell>
        </table:table-row>
      </table:table>
      <text:p text:style-name="P206">CREATE TABLE lookup_topics (<text:line-break/> <text:s text:c="3"/>topic TEXT NOT NULL DEFAULT '',<text:line-break/> <text:s text:c="3"/>topic_hash NUMERIC NOT NULL DEFAULT 0,<text:line-break/> <text:s text:c="3"/>dictionary_id NUMERIC NOT NULL DEFAULT 0);</text:p>
      <text:p text:style-name="P206">CREATE INDEX lookup_topics_topic_hash ON lookup_topics (topic_hash)</text:p>
      <text:p text:style-name="P206">CREATE INDEX lookup_topics_topic ON lookup_topics (topic)</text:p>
      <text:p text:style-name="P66"><text:bookmark text:name="_18dqkdne4jvn"/><text:span text:style-name="T4">LOOKUP_REFERENCES</text:span> Table</text:p>
      <text:p text:style-name="P3">This is a table that contains references from dictionary topics to Bible verses, to support the “References to <text:soft-page-break/>selected verse from active dictionaries” functionality. See also the INFO.informative_references_to_verses parameter of a dictionary module.</text:p>
      <text:p text:style-name="P69">CREATE TABLE lookup_references (topic TEXT, book_number NUMERIC, chapter_number NUMERIC, verse_number NUMERIC, dictionary_id NUMERIC)</text:p>
      <text:p text:style-name="P3"><text:span text:style-name="T4">CREATE INDEX lookup_references_index ON lookup_references (book_number, chapter_number, verse_number)</text:span></text:p>
      <text:p text:style-name="P69"/>
      <table:table table:name="Table29" table:style-name="Table29">
        <table:table-column table:style-name="Table29.A"/>
        <table:table-column table:style-name="Table29.B"/>
        <table:table-row table:style-name="Table29.1">
          <table:table-cell table:style-name="Table29.A1" office:value-type="string">
            <text:p text:style-name="P191">Field name</text:p>
          </table:table-cell>
          <table:table-cell table:style-name="Table29.A1" office:value-type="string">
            <text:p text:style-name="P191">Description</text:p>
          </table:table-cell>
        </table:table-row>
        <table:table-row table:style-name="Table29.1">
          <table:table-cell table:style-name="Table29.A1" office:value-type="string">
            <text:p text:style-name="P43">topic</text:p>
          </table:table-cell>
          <table:table-cell table:style-name="Table29.A1" office:value-type="string">
            <text:p text:style-name="P43">A dictionary topic, as it is specified in the <text:span text:style-name="T4">DICTIONARY</text:span> table.</text:p>
          </table:table-cell>
        </table:table-row>
        <table:table-row table:style-name="Table29.1">
          <table:table-cell table:style-name="Table29.A1" office:value-type="string">
            <text:p text:style-name="P43">book_number</text:p>
          </table:table-cell>
          <table:table-cell table:style-name="Table29.A1" office:value-type="string">
            <text:p text:style-name="P43">Bible book referenced from the specified topic.</text:p>
          </table:table-cell>
        </table:table-row>
        <table:table-row table:style-name="Table29.1">
          <table:table-cell table:style-name="Table29.A1" office:value-type="string">
            <text:p text:style-name="P43">chapter_number</text:p>
          </table:table-cell>
          <table:table-cell table:style-name="Table29.A1" office:value-type="string">
            <text:p text:style-name="P43">Bible chapter referenced from the specified topic.</text:p>
          </table:table-cell>
        </table:table-row>
        <table:table-row table:style-name="Table29.1">
          <table:table-cell table:style-name="Table29.A1" office:value-type="string">
            <text:p text:style-name="P43">verse_number</text:p>
          </table:table-cell>
          <table:table-cell table:style-name="Table29.A1" office:value-type="string">
            <text:p text:style-name="P43">Bible verse referenced from the specified topic.</text:p>
          </table:table-cell>
        </table:table-row>
        <table:table-row table:style-name="Table29.1">
          <table:table-cell table:style-name="Table29.A1" office:value-type="string">
            <text:p text:style-name="P48">dictionary_id</text:p>
          </table:table-cell>
          <table:table-cell table:style-name="Table29.A1" office:value-type="string">
            <text:p text:style-name="P48">A value of <text:span text:style-name="T4">DICTIONARIES.id</text:span> for a corresponding dictionary.</text:p>
          </table:table-cell>
        </table:table-row>
      </table:table>
      <text:p text:style-name="P60"><text:bookmark text:name="_iqmv106ksp3j"/><text:span text:style-name="T4">TOPICS_BY_WORD1</text:span> View</text:p>
      <text:p text:style-name="P58">This is a view for searching word forms by NF1.</text:p>
      <text:p text:style-name="P206">CREATE VIEW topics_by_word1 AS SELECT<text:line-break/> <text:s text:c="3"/>w.word_nf1 AS word_nf,<text:line-break/> <text:s text:c="3"/>t.topic AS topic,<text:line-break/> <text:s text:c="3"/>d.language AS language,<text:line-break/> <text:s text:c="3"/>d.name AS dictionary_name,<text:line-break/> <text:s text:c="3"/>d.type AS dictionary_type,<text:line-break/> <text:s text:c="3"/>d.matching_type AS dictionary_matching_type,<text:line-break/> <text:s text:c="3"/>w.book_number AS book_number,<text:line-break/> <text:s text:c="3"/>w.chapter_number AS chapter_number,<text:line-break/> <text:s text:c="3"/>w.verse_number AS verse_number<text:line-break/>FROM<text:line-break/> <text:s text:c="3"/>lookup_words w, lookup_topics t, dictionaries d<text:line-break/>WHERE<text:line-break/> <text:s text:c="3"/>t.topic_hash IN (w.topic_hash1, w.topic_hash2)<text:line-break/> <text:s text:c="3"/>AND w.target_dictionary_id IN (t.dictionary_id, 0)<text:line-break/> <text:s text:c="3"/>AND d.id = t.dictionary_id;</text:p>
      <text:p text:style-name="P60"><text:bookmark text:name="_c4qewvk7morq"/><text:span text:style-name="T4">TOPICS_BY_WORD2</text:span> View</text:p>
      <text:p text:style-name="P58">This is a view for searching word forms by NF2.</text:p>
      <text:p text:style-name="P206">CREATE VIEW topics_by_word2 AS <text:line-break/>SELECT<text:line-break/> <text:s text:c="3"/>w.word_nf2 AS word_nf,<text:line-break/> <text:s text:c="3"/>t.topic AS topic,<text:line-break/> <text:s text:c="3"/>d.language AS language,<text:line-break/> <text:s text:c="3"/>d.name AS dictionary_name,<text:line-break/> <text:s text:c="3"/>d.type AS dictionary_type,<text:line-break/> <text:s text:c="3"/>d.matching_type AS dictionary_matching_type,<text:line-break/> <text:s text:c="3"/>w.book_number AS book_number,<text:line-break/><text:soft-page-break/> <text:s text:c="3"/>w.chapter_number AS chapter_number,<text:line-break/> <text:s text:c="3"/>w.verse_number AS verse_number<text:line-break/>FROM<text:line-break/> <text:s text:c="3"/>lookup_words w, lookup_topics t, dictionaries d<text:line-break/>WHERE<text:line-break/> <text:s text:c="3"/>t.topic_hash IN (w.topic_hash1, w.topic_hash2)<text:line-break/> <text:s text:c="3"/>AND w.target_dictionary_id IN (t.dictionary_id, 0)<text:line-break/> <text:s text:c="3"/>AND d.id = t.dictionary_id;</text:p>
      <text:p text:style-name="P60"><text:bookmark text:name="_8qk893v8x5ps"/><text:span text:style-name="T4">TOPICS_BY_TOPIC</text:span> View</text:p>
      <text:p text:style-name="P206">CREATE VIEW topics_by_topic AS<text:line-break/>SELECT<text:line-break/> <text:s text:c="3"/>t.rowid AS _id, <text:line-break/> <text:s text:c="3"/>t.topic AS topic,<text:line-break/> <text:s text:c="3"/>t.topic_nf2 AS topic_nf2,<text:line-break/> <text:s text:c="3"/>d.language AS language,<text:line-break/> <text:s text:c="3"/>d.name AS dictionary_name,<text:line-break/> <text:s text:c="3"/>d.type AS dictionary_type<text:line-break/>FROM <text:line-break/> <text:s text:c="3"/>lookup_topics t, dictionaries d<text:line-break/>WHERE<text:line-break/> <text:s text:c="3"/>d.id = t.dictionary_id;</text:p>
      <text:p text:style-name="P61"><text:bookmark text:name="_pwwnvh6ysfcb"/>Dictionary Lookup Data Generation</text:p>
      <text:p text:style-name="P58">This section describes how MyBible fills the dictionary lookup tables (see the “Dictionary Lookup Tables and Views” section above) based upon the downloaded dictionaries. The described approach to generating of dictionary lookup data is a result of a thorough investigation having purposes of (1) minimizing the time needed for dictionaries indexing and re-indexing, and (2) minimizing a space used on a device’s flash for lookup structures.</text:p>
      <text:list xml:id="list4171485634" text:style-name="WWNum28">
        <text:list-item>
          <text:p text:style-name="P182">Open a current lookup database.</text:p>
        </text:list-item>
        <text:list-item>
          <text:p text:style-name="P182">Create a new lookup database.</text:p>
        </text:list-item>
        <text:list-item>
          <text:p text:style-name="P182">Create create the <text:span text:style-name="T4">DICTIONARIES</text:span> table in the new lookup database:</text:p>
          <text:list>
            <text:list-item>
              <text:p text:style-name="P183">enumerate downloaded dictionaries and define/set values for all the fields in the <text:span text:style-name="T4">DICTIONARIES</text:span> table (except for the <text:span text:style-name="T4">is_changed</text:span> field which will be updated later, see below)</text:p>
            </text:list-item>
            <text:list-item>
              <text:p text:style-name="P183">reuse dictionary IDs from the current lookup database</text:p>
            </text:list-item>
            <text:list-item>
              <text:p text:style-name="P183">calculate and set the <text:span text:style-name="T4">is_changed</text:span> value according to the description of this field in the <text:span text:style-name="T4">DICTIONARIES</text:span> table description above</text:p>
            </text:list-item>
          </text:list>
        </text:list-item>
        <text:list-item>
          <text:p text:style-name="P182">For each changed dictionary (<text:span text:style-name="T4">is_changed</text:span> = 1), index the <text:span text:style-name="T4">WORDS</text:span> table into the <text:span text:style-name="T4">LOOKUP_WORDS</text:span> table.</text:p>
          <text:list>
            <text:list-item>
              <text:p text:style-name="P183">If a dictionary contains the <text:span text:style-name="T4">LOOKUP_WORDS</text:span> table, copy its rows into the common <text:span text:style-name="T4">LOOKUP_WORDS</text:span> table, with the ID of a dictionary being processed sent to both <text:span text:style-name="T4">source_dictionary_id</text:span> and <text:span text:style-name="T4">target_dictionary_id</text:span> fields.</text:p>
            </text:list-item>
            <text:list-item>
              <text:p text:style-name="P183">Otherwise (i.e. if there is no <text:span text:style-name="T4">LOOKUP_WORDS</text:span> table in the dictionary), process all records from the <text:span text:style-name="T4">WORDS</text:span> table - see the <text:span text:style-name="T4">LOOKUP_WORDS</text:span> table description.</text:p>
              <text:list>
                <text:list-item>
                  <text:p text:style-name="P184">Skip records having variation = standard_form AND book_number = 0</text:p>
                </text:list-item>
                <text:list-item>
                  <text:p text:style-name="P184"><text:soft-page-break/>Skip records having NF1(<text:span text:style-name="T4">variation</text:span>) = ‘’</text:p>
                </text:list-item>
              </text:list>
            </text:list-item>
          </text:list>
        </text:list-item>
        <text:list-item>
          <text:p text:style-name="P182">For each changed dictionary (is_changed = 1), index the <text:span text:style-name="T4">DICTIONARY</text:span> table into the <text:span text:style-name="T4">LOOKUP_WORDS</text:span> and <text:span text:style-name="T4">LOOKUP_TOPICS</text:span> tables.</text:p>
          <text:list>
            <text:list-item>
              <text:p text:style-name="P183">If a dictionary contains the <text:span text:style-name="T4">LOOKUP_TOPICS</text:span> table, copy its rows into the common <text:span text:style-name="T4">LOOKUP_TOPICS</text:span> table, with the ID of a dictionary being processed sent to the <text:span text:style-name="T4">dictionary_id</text:span> field.</text:p>
            </text:list-item>
            <text:list-item>
              <text:p text:style-name="P183">Otherwise (i.e. if there is no <text:span text:style-name="T4">LOOKUP_TOPICS</text:span> table in the dictionary), process all records from the <text:span text:style-name="T4">DICTIONARY</text:span> table:</text:p>
              <text:list>
                <text:list-item>
                  <text:p text:style-name="P184">Insert a record into <text:span text:style-name="T4">LOOKUP_TOPICS</text:span> - see the table description for details.</text:p>
                </text:list-item>
                <text:list-item>
                  <text:p text:style-name="P185">Insert a record into <text:span text:style-name="T4">LOOKUP_WORDS</text:span> - see the table description for details.</text:p>
                </text:list-item>
              </text:list>
            </text:list-item>
          </text:list>
        </text:list-item>
        <text:list-item>
          <text:p text:style-name="P225">For all unchanged dictionaries (is_changed = 0) copy records from the current lookup database to the new lookup database:</text:p>
        </text:list-item>
      </text:list>
      <text:p text:style-name="P73">INSERT INTO lookup_words (<text:line-break/> <text:s text:c="3"/>word_nf1, word_nf2, topic_hash1, topic_hash2,,<text:line-break/> <text:s text:c="3"/>book_number, chapter_number, verse_number,<text:line-break/> <text:s text:c="3"/>source_dictionary_id, target_dictionary_id)<text:line-break/>SELECT<text:line-break/> <text:s text:c="3"/>word_nf1, word_nf2, topic_hash1, topic_hash2,,<text:line-break/> <text:s text:c="3"/>book_number, chapter_number, verse_number,<text:line-break/> <text:s text:c="3"/>source_dictionary_id, target_dictionary_id<text:line-break/>FROM<text:line-break/> <text:s text:c="3"/>current_lookup.lookup_words w<text:line-break/>WHERE<text:line-break/> <text:s text:c="3"/>w.source_dictionary_id<text:line-break/> <text:s text:c="3"/>IN (SELECT id FROM dictionaries WHERE is_changed = 0);</text:p>
      <text:p text:style-name="P73">INSERT INTO lookup_topics (topic, topic_hash, dictionary_id)<text:line-break/>SELECT<text:line-break/> <text:s text:c="3"/>topic, topic_hash, dictionary_id<text:line-break/>FROM<text:line-break/> <text:s text:c="3"/>current_lookup.lookup_topics t<text:line-break/>WHERE<text:line-break/> <text:s text:c="3"/>t.dictionary_id IN (SELECT id FROM dictionaries WHERE is_changed = 0);</text:p>
      <text:p text:style-name="P73">INSERT INTO lookup_references (<text:line-break/> <text:s text:c="3"/>topic, book_number, chapter_number, verse_number, dictionary_id)<text:line-break/>SELECT<text:line-break/> <text:s text:c="2"/>topic, book_number, chapter_number, verse_number, dictionary_id<text:line-break/>FROM<text:line-break/> <text:s text:c="3"/>current_lookup.lookup_references r<text:line-break/>WHERE<text:line-break/> <text:s text:c="2"/>r.dictionary_id IN (SELECT id FROM dictionaries WHERE is_changed = 0)</text:p>
      <text:p text:style-name="P73"/>
      <text:list xml:id="list224129548260624" text:continue-numbering="true" text:style-name="WWNum28">
        <text:list-item>
          <text:p text:style-name="P225">Create table indexes and views.</text:p>
        </text:list-item>
        <text:list-item>
          <text:p text:style-name="P225">Replace the current lookup database with the new lookup database, deleting the old one.</text:p>
        </text:list-item>
      </text:list>
      <text:p text:style-name="P25"><text:bookmark text:name="_n22o9hnvdt27"/><text:soft-page-break/></text:p>
      <text:p text:style-name="P25"><text:bookmark text:name="_xja0mfaooxe"/>Subheadings Module</text:p>
      <text:p text:style-name="P23">A subheadings module, once downloaded, enables the user to see subheadings from it in every downloaded Bible module in the same language as the subheadings language. As an option, the user can also allow showing of the subheadings for any Bible module, no matter in which language.</text:p>
      <text:p text:style-name="P35"><text:bookmark text:name="_whk9fhlnt87a"/><text:span text:style-name="T4">INFO</text:span> Table</text:p>
      <text:p text:style-name="P23">There are the following subheadings configuration parameters in addition to the common configuration parameters (see the General section).</text:p>
      <text:p text:style-name="P23"/>
      <table:table table:name="Table30" table:style-name="Table30">
        <table:table-column table:style-name="Table30.A"/>
        <table:table-column table:style-name="Table30.B"/>
        <table:table-row table:style-name="Table30.1">
          <table:table-cell table:style-name="Table30.A1" office:value-type="string">
            <text:p text:style-name="P193">Item name</text:p>
          </table:table-cell>
          <table:table-cell table:style-name="Table30.A1" office:value-type="string">
            <text:p text:style-name="P193">Description</text:p>
          </table:table-cell>
        </table:table-row>
        <table:table-row table:style-name="Table30.1">
          <table:table-cell table:style-name="Table30.A1" office:value-type="string">
            <text:p text:style-name="P32">font_size</text:p>
          </table:table-cell>
          <table:table-cell table:style-name="Table30.A1" office:value-type="string">
            <text:p text:style-name="P32">A font size for the subheadings, in screen density-dependent pixels. Can be an absolute number or a number relative to the user-configurable Bible font size. To specify a relative font size, use “+” or “-” at the beginning, e.g. “+1”, “-2”.</text:p>
          </table:table-cell>
        </table:table-row>
        <table:table-row table:style-name="Table30.1">
          <table:table-cell table:style-name="Table30.A1" office:value-type="string">
            <text:p text:style-name="P32">font_bold</text:p>
          </table:table-cell>
          <table:table-cell table:style-name="Table30.A1" office:value-type="string">
            <text:p text:style-name="P32">An indication that subheadings from this module shall be displayed in a bold font. Can be “true” or “false”, the default is “false”.</text:p>
          </table:table-cell>
        </table:table-row>
        <table:table-row table:style-name="Table30.1">
          <table:table-cell table:style-name="Table30.A1" office:value-type="string">
            <text:p text:style-name="P45">font_italic</text:p>
          </table:table-cell>
          <table:table-cell table:style-name="Table30.A1" office:value-type="string">
            <text:p text:style-name="P45">An indication that subheadings from this module shall be displayed in an italic font. Can be “true” or “false”, the default is “false”.</text:p>
          </table:table-cell>
        </table:table-row>
        <table:table-row table:style-name="Table30.1">
          <table:table-cell table:style-name="Table30.A1" office:value-type="string">
            <text:p text:style-name="P45">font_color_day</text:p>
          </table:table-cell>
          <table:table-cell table:style-name="Table30.A1" office:value-type="string">
            <text:p text:style-name="P45">A color for the subheadings text in the regular (day) reading mode. The color is specified in the standard Android notation: #rrggbb or #aarrggbb. rr, gg, bb are two-digit hexadecimal values of the red, green, and blue color components. aa (if used) is a two-digit hexadecimal value of the alpha channel (opacity), with ff meaning fully opaque and 00 meaning fully transparent.</text:p>
          </table:table-cell>
        </table:table-row>
        <table:table-row table:style-name="Table30.1">
          <table:table-cell table:style-name="Table30.A1" office:value-type="string">
            <text:p text:style-name="P45">font_color_night</text:p>
          </table:table-cell>
          <table:table-cell table:style-name="Table30.A1" office:value-type="string">
            <text:p text:style-name="P45">A color for the subheadings text in the night reading mode.</text:p>
          </table:table-cell>
        </table:table-row>
        <table:table-row table:style-name="Table30.1">
          <table:table-cell table:style-name="Table30.A1" office:value-type="string">
            <text:p text:style-name="P17">right_to_left</text:p>
          </table:table-cell>
          <table:table-cell table:style-name="Table30.A1" office:value-type="string">
            <text:p text:style-name="P17">An indication that this module uses right-to-left writing. Can be “true” or “false”, default is “false”; shall be set to “true” for Hebrew and Arabic Bible translations.</text:p>
          </table:table-cell>
        </table:table-row>
      </table:table>
      <text:p text:style-name="P72"><text:bookmark text:name="_ca4ih44ynpmh"/></text:p>
      <text:p text:style-name="P35"><text:bookmark text:name="_blybo3rkn3wc"/><text:span text:style-name="T4">SUBHEADINGS</text:span> Table</text:p>
      <text:p text:style-name="P23">This table contains subheadings data.</text:p>
      <text:p text:style-name="P200">CREATE TABLE subheadings (book_number NUMERIC, chapter NUMERIC, verse NUMERIC, order_if_several NUMERIC, subheading TEXT)</text:p>
      <text:p text:style-name="P200">CREATE UNIQUE INDEX subheadings_index ON subheadings(book_number, <text:s/>chapter, verse, order_if_several)</text:p>
      <text:p text:style-name="P23"/>
      <text:p text:style-name="P23"/>
      <table:table table:name="Table31" table:style-name="Table31">
        <table:table-column table:style-name="Table31.A"/>
        <table:table-column table:style-name="Table31.B"/>
        <text:soft-page-break/>
        <table:table-row table:style-name="Table31.1">
          <table:table-cell table:style-name="Table31.A1" office:value-type="string">
            <text:p text:style-name="P193">Field name</text:p>
          </table:table-cell>
          <table:table-cell table:style-name="Table31.A1" office:value-type="string">
            <text:p text:style-name="P193">Description</text:p>
          </table:table-cell>
        </table:table-row>
        <table:table-row table:style-name="Table31.1">
          <table:table-cell table:style-name="Table31.A1" office:value-type="string">
            <text:p text:style-name="P32">book_number</text:p>
          </table:table-cell>
          <table:table-cell table:style-name="Table31.A1" office:value-type="string">
            <text:p text:style-name="P32">A reference to one of the predefined book numbers - see the Bible module description.</text:p>
          </table:table-cell>
        </table:table-row>
        <table:table-row table:style-name="Table31.1">
          <table:table-cell table:style-name="Table31.A1" office:value-type="string">
            <text:p text:style-name="P32">chapter_number</text:p>
          </table:table-cell>
          <table:table-cell table:style-name="Table31.A1" office:value-type="string">
            <text:p text:style-name="P32">A reference to a chapter of the specified book.</text:p>
          </table:table-cell>
        </table:table-row>
        <table:table-row table:style-name="Table31.1">
          <table:table-cell table:style-name="Table31.A1" office:value-type="string">
            <text:p text:style-name="P16">verse</text:p>
          </table:table-cell>
          <table:table-cell table:style-name="Table31.A1" office:value-type="string">
            <text:p text:style-name="P16">A verse number in the specified Bible chapter this subheading shall be shown before.</text:p>
          </table:table-cell>
        </table:table-row>
        <table:table-row table:style-name="Table31.1">
          <table:table-cell table:style-name="Table31.A1" office:value-type="string">
            <text:p text:style-name="P16">order_if_several</text:p>
          </table:table-cell>
          <table:table-cell table:style-name="Table31.A1" office:value-type="string">
            <text:p text:style-name="P16">An order of subheadings specified for the same verse, if there are several of them. Can be NULL.</text:p>
          </table:table-cell>
        </table:table-row>
        <table:table-row table:style-name="Table31.1">
          <table:table-cell table:style-name="Table31.A1" office:value-type="string">
            <text:p text:style-name="P32">subheading</text:p>
          </table:table-cell>
          <table:table-cell table:style-name="Table31.A1" office:value-type="string">
            <text:p text:style-name="P32">A subheading text.</text:p>
            <text:p text:style-name="P32">A plain text is assumed here. However, a hyperlink (a “cross reference”) can be marked in a subheading with a pair of tags, &lt;x&gt; … &lt;/x&gt;. The text within these tags is assumed to represent a book number, a chapter number, and a verse number of a hyperlink target. Any format of a hyperlink target described for a Dictionary module, <text:span text:style-name="T6">dictionary.definition</text:span> field, is acceptable here. Upon its activation, a hyperlink will transition to the very first verse covered by the hyperlink target.</text:p>
            <text:p text:style-name="P32">Example:</text:p>
            <text:p text:style-name="P32">This is a sample subheading 1 with a hyperlink to &lt;x&gt;480 3:5&lt;/x&gt; and also to &lt;x&gt;500 1:3-2:10&lt;/x&gt;.</text:p>
            <text:p text:style-name="P32">It will be shown as:</text:p>
            <text:p text:style-name="P16">This is a sample subheading 1 with a hyperlink to <text:span text:style-name="T15">Mar 3:5</text:span> and also to <text:span text:style-name="T15">John <text:s/>1:3-2:10</text:span>.</text:p>
            <text:p text:style-name="P16">The first hyperlink here will transition to Mar 3:5, the second - to John 1:3.</text:p>
          </table:table-cell>
        </table:table-row>
      </table:table>
      <text:p text:style-name="P23"/>
      <text:p text:style-name="P82"><text:bookmark text:name="_ilhr5tsikgkj"/></text:p>
      <text:p text:style-name="P25"><text:bookmark text:name="_zdpir12hrohc"/>Cross References Module</text:p>
      <text:p text:style-name="P23">A cross references module contains cross references that are additional to the MyBible’s built-in cross references, to be shown in a separate window for a particular Bible verse.</text:p>
      <text:p text:style-name="P35"><text:bookmark text:name="_kc6dbav4dwzc"/><text:span text:style-name="T4">INFO</text:span> Table</text:p>
      <text:p text:style-name="P3">There are the following cross references configuration parameters in addition to the common configuration parameters (see the General section).</text:p>
      <text:p text:style-name="P3"/>
      <table:table table:name="Table32" table:style-name="Table32">
        <table:table-column table:style-name="Table32.A"/>
        <table:table-column table:style-name="Table32.B"/>
        <table:table-row table:style-name="Table32.1">
          <table:table-cell table:style-name="Table32.A1" office:value-type="string">
            <text:p text:style-name="P189">Item name</text:p>
          </table:table-cell>
          <table:table-cell table:style-name="Table32.A1" office:value-type="string">
            <text:p text:style-name="P189">Description</text:p>
          </table:table-cell>
        </table:table-row>
        <table:table-row table:style-name="Table32.1">
          <table:table-cell table:style-name="Table32.A1" office:value-type="string">
            <text:p text:style-name="P16">description_LL</text:p>
          </table:table-cell>
          <table:table-cell table:style-name="Table32.A1" office:value-type="string">
            <text:p text:style-name="P16">A cross references description in a language, coded by two letters at the end of the configuration parameter name (represented by “LL”). Usually there are the following configuration parameters:</text:p>
            <text:p text:style-name="P16"><text:s text:c="3"/>description_de (German)</text:p>
            <text:p text:style-name="P16"><text:s text:c="3"/>description_ru (Russian)</text:p>
            <text:p text:style-name="P16"><text:s text:c="3"/>description_uk (Ukrainian)</text:p>
            <text:p text:style-name="P16">and some others.</text:p>
            <text:p text:style-name="P16">If a description for a particular language is not specified, a value of the “description” configuration parameter is used (which is usually English).</text:p>
          </table:table-cell>
        </table:table-row>
        <text:soft-page-break/>
        <table:table-row table:style-name="Table32.1">
          <table:table-cell table:style-name="Table32.A1" office:value-type="string">
            <text:p text:style-name="P16">requires_reverse_processing</text:p>
          </table:table-cell>
          <table:table-cell table:style-name="Table32.A1" office:value-type="string">
            <text:p text:style-name="P16">A boolean indication that cross references in this module for a particular verse becomes complete only after combining the references “from -&gt; to” and “to -&gt; from” and removing duplicate references after this. A default value is false.</text:p>
          </table:table-cell>
        </table:table-row>
      </table:table>
      <text:p text:style-name="P23"/>
      <text:p text:style-name="P35"><text:bookmark text:name="_eu6z8txt1ynh"/><text:span text:style-name="T4">CROSS_REFERENCES</text:span> Table</text:p>
      <text:p text:style-name="P23">This table contains cross references of Bible verses.</text:p>
      <text:p text:style-name="P200">CREATE TABLE cross_references (book NUMERIC, chapter NUMERIC, verse NUMERIC, verse_end NUMERIC, book_to NUMERIC, chapter_to NUMERIC, verse_to_start NUMERIC, verse_to_end NUMERIC, votes NUMERIC)</text:p>
      <text:p text:style-name="P200">CREATE INDEX book_and_chapter ON cross_references(book, chapter)</text:p>
      <text:p text:style-name="P23"><text:span text:style-name="T4">CREATE INDEX book_and_chapter_to ON cross_references(book_to, chapter_to)<text:line-break/></text:span>Note: this index is not needed if the requires_reverse_processing configuration parameter for a module is set to false or not specified.</text:p>
      <text:p text:style-name="P226">CREATE INDEX book_chapter_verse ON cross_references(book, chapter, verse)</text:p>
      <text:p text:style-name="P57"/>
      <table:table table:name="Table33" table:style-name="Table33">
        <table:table-column table:style-name="Table33.A"/>
        <table:table-column table:style-name="Table33.B"/>
        <table:table-row table:style-name="Table33.1">
          <table:table-cell table:style-name="Table33.A1" office:value-type="string">
            <text:p text:style-name="P193">Field name</text:p>
          </table:table-cell>
          <table:table-cell table:style-name="Table33.A1" office:value-type="string">
            <text:p text:style-name="P193">Description</text:p>
          </table:table-cell>
        </table:table-row>
        <table:table-row table:style-name="Table33.1">
          <table:table-cell table:style-name="Table33.A1" office:value-type="string">
            <text:p text:style-name="P30">book</text:p>
          </table:table-cell>
          <table:table-cell table:style-name="Table33.A1" office:value-type="string">
            <text:p text:style-name="P32">A Bible book a cross reference is defined for. This is a reference to one of the predefined book numbers - see the Bible module description.</text:p>
          </table:table-cell>
        </table:table-row>
        <table:table-row table:style-name="Table33.1">
          <table:table-cell table:style-name="Table33.A1" office:value-type="string">
            <text:p text:style-name="P30">chapter</text:p>
          </table:table-cell>
          <table:table-cell table:style-name="Table33.A1" office:value-type="string">
            <text:p text:style-name="P32">A chapter of the specified book a cross reference is defined for.</text:p>
          </table:table-cell>
        </table:table-row>
        <table:table-row table:style-name="Table33.1">
          <table:table-cell table:style-name="Table33.A1" office:value-type="string">
            <text:p text:style-name="P30">verse</text:p>
          </table:table-cell>
          <table:table-cell table:style-name="Table33.A1" office:value-type="string">
            <text:p text:style-name="P32">A verse of the specified Bible chapter a cross reference is defined for.</text:p>
          </table:table-cell>
        </table:table-row>
        <table:table-row table:style-name="Table33.1">
          <table:table-cell table:style-name="Table33.A1" office:value-type="string">
            <text:p text:style-name="P30">verse_end</text:p>
          </table:table-cell>
          <table:table-cell table:style-name="Table33.A1" office:value-type="string">
            <text:p text:style-name="P16">An ending verse of a verses range of the specified Bible chapter a cross reference is defined for. Shall be set to 0 or null if a cross reference goes to a single verse.</text:p>
          </table:table-cell>
        </table:table-row>
        <table:table-row table:style-name="Table33.1">
          <table:table-cell table:style-name="Table33.A1" office:value-type="string">
            <text:p text:style-name="P30">book_to</text:p>
          </table:table-cell>
          <table:table-cell table:style-name="Table33.A1" office:value-type="string">
            <text:p text:style-name="P32">A Bible book a cross reference goes to.</text:p>
          </table:table-cell>
        </table:table-row>
        <table:table-row table:style-name="Table33.1">
          <table:table-cell table:style-name="Table33.A1" office:value-type="string">
            <text:p text:style-name="P30">chapter_to</text:p>
          </table:table-cell>
          <table:table-cell table:style-name="Table33.A1" office:value-type="string">
            <text:p text:style-name="P45">A chapter of the specified Bible book a cross reference goes to.</text:p>
          </table:table-cell>
        </table:table-row>
        <table:table-row table:style-name="Table33.1">
          <table:table-cell table:style-name="Table33.A1" office:value-type="string">
            <text:p text:style-name="P30">verse_to_start</text:p>
          </table:table-cell>
          <table:table-cell table:style-name="Table33.A1" office:value-type="string">
            <text:p text:style-name="P45">A beginning verse of a verses range of the specified Bible chapter a cross reference goes to.</text:p>
          </table:table-cell>
        </table:table-row>
        <table:table-row table:style-name="Table33.1">
          <table:table-cell table:style-name="Table33.A1" office:value-type="string">
            <text:p text:style-name="P30">verse_to_end</text:p>
          </table:table-cell>
          <table:table-cell table:style-name="Table33.A1" office:value-type="string">
            <text:p text:style-name="P45">An ending verse of a verses range of the specified Bible chapter a cross reference goes to. Shall be set to 0 if a cross reference goes to a single verse.</text:p>
          </table:table-cell>
        </table:table-row>
        <table:table-row table:style-name="Table33.1">
          <table:table-cell table:style-name="Table33.A1" office:value-type="string">
            <text:p text:style-name="P30">votes</text:p>
          </table:table-cell>
          <table:table-cell table:style-name="Table33.A1" office:value-type="string">
            <text:p text:style-name="P45">The number of votes (by cross references compilation team members) for relevance of this particular cross reference. Used in MyBible for sorting of cross references by relevance.</text:p>
          </table:table-cell>
        </table:table-row>
      </table:table>
      <text:p text:style-name="P23"/>
      <text:p text:style-name="P23"/>
      <text:p text:style-name="P21"><text:bookmark text:name="_lb9qrxkj3rso"/><text:soft-page-break/>Commentaries Module</text:p>
      <text:p text:style-name="P20"><text:bookmark text:name="_x9iivqjmhr0t"/><text:span text:style-name="T4">INFO</text:span> Table</text:p>
      <text:p text:style-name="P3">There are the following Bible commentaries configuration parameters in addition to the common configuration parameters (see the General section).</text:p>
      <text:p text:style-name="P3"/>
      <table:table table:name="Table34" table:style-name="Table34">
        <table:table-column table:style-name="Table34.A"/>
        <table:table-column table:style-name="Table34.B"/>
        <table:table-row table:style-name="Table34.1">
          <table:table-cell table:style-name="Table34.A1" office:value-type="string">
            <text:p text:style-name="P189">Item name</text:p>
          </table:table-cell>
          <table:table-cell table:style-name="Table34.A1" office:value-type="string">
            <text:p text:style-name="P189">Description</text:p>
          </table:table-cell>
        </table:table-row>
        <table:table-row table:style-name="Table34.1">
          <table:table-cell table:style-name="Table34.A1" office:value-type="string">
            <text:p text:style-name="P16">is_footnotes</text:p>
          </table:table-cell>
          <table:table-cell table:style-name="Table34.A1" office:value-type="string">
            <text:p text:style-name="P16">An indication that the module contains footnotes for a particular (same abbreviation) Bible module. Allowed values are "true" and "false" (this is the default value). This indication influences the way MyBible shows articles from commentary modules. For footnotes, an applicable Bible position information is shown at the beginning of the first line of an article, with a footnote marker, if provided and applicable. For non-footnotes, an applicable Bible position information is shown on a separate line before the article text, without a footnote marker (so footnote markers are ignored for commentary modules not having the "is_footnotes" configuration parameter set to "true").</text:p>
          </table:table-cell>
        </table:table-row>
      </table:table>
      <text:p text:style-name="P20"><text:bookmark text:name="_qvvvd6pby22r"/><text:span text:style-name="T4">COMMENTARIES</text:span> Table</text:p>
      <text:p text:style-name="P3">This table contains commentaries texts.</text:p>
      <text:p text:style-name="P69">CREATE TABLE commentaries (book_number NUMERIC, chapter_number_from NUMERIC, verse_number_from NUMERIC, chapter_number_to NUMERIC, verse_number_to NUMERIC, is_preceding NUMERIC, marker TEXT, text TEXT )</text:p>
      <text:p text:style-name="P62">Note: the "marker" field is optional and may be omitted.</text:p>
      <text:p text:style-name="P69">CREATE INDEX commentaries_index on commentaries(book_number, chapter_number_from, verse_number_from)</text:p>
      <text:p text:style-name="P3"/>
      <table:table table:name="Table35" table:style-name="Table35">
        <table:table-column table:style-name="Table35.A"/>
        <table:table-column table:style-name="Table35.B"/>
        <table:table-row table:style-name="Table35.1">
          <table:table-cell table:style-name="Table35.A1" office:value-type="string">
            <text:p text:style-name="P189">Field name</text:p>
          </table:table-cell>
          <table:table-cell table:style-name="Table35.A1" office:value-type="string">
            <text:p text:style-name="P189">Description</text:p>
          </table:table-cell>
        </table:table-row>
        <table:table-row table:style-name="Table35.1">
          <table:table-cell table:style-name="Table35.A1" office:value-type="string">
            <text:p text:style-name="P16">book_number</text:p>
          </table:table-cell>
          <table:table-cell table:style-name="Table35.A1" office:value-type="string">
            <text:p text:style-name="P16">A book number a commentaries text is relevant to. This is a reference to one of the predefined book numbers - see the Bible module description.</text:p>
          </table:table-cell>
        </table:table-row>
        <table:table-row table:style-name="Table35.1">
          <table:table-cell table:style-name="Table35.A1" office:value-type="string">
            <text:p text:style-name="P16">chapter_number_from</text:p>
          </table:table-cell>
          <table:table-cell table:style-name="Table35.A1" office:value-type="string">
            <text:p text:style-name="P16">A chapter number of a starting place in the Bible a commentaries text is relevant to. If this value is 0, a commentaries text is relevant to the entire book. Shall not be null.</text:p>
          </table:table-cell>
        </table:table-row>
        <table:table-row table:style-name="Table35.1">
          <table:table-cell table:style-name="Table35.A1" office:value-type="string">
            <text:p text:style-name="P16">verse_number_from</text:p>
          </table:table-cell>
          <table:table-cell table:style-name="Table35.A1" office:value-type="string">
            <text:p text:style-name="P16">A verse number of a starting place in the Bible a commentaries text is relevant to. If chapter_number_from is 0, this value is ignored.</text:p>
          </table:table-cell>
        </table:table-row>
        <table:table-row table:style-name="Table35.1">
          <table:table-cell table:style-name="Table35.A1" office:value-type="string">
            <text:p text:style-name="P16">chapter_number_to</text:p>
          </table:table-cell>
          <table:table-cell table:style-name="Table35.A1" office:value-type="string">
            <text:p text:style-name="P16">A chapter number of an ending place in the Bible a commentaries text is relevant to. If chapter_number_from is 0, this value is ignored. If this value is null, a commentary is relevant to the end of the chapter_number_from. Otherwise a commentaries text is relevant to chapter_number_to:verse_number_to, inclusively. This field shall be empty if <text:s/>“is_footnotes” configuration parameter is “true”.</text:p>
          </table:table-cell>
        </table:table-row>
        <table:table-row table:style-name="Table35.1">
          <table:table-cell table:style-name="Table35.A1" office:value-type="string">
            <text:p text:style-name="P16">verse_number_to</text:p>
          </table:table-cell>
          <table:table-cell table:style-name="Table35.A1" office:value-type="string">
            <text:p text:style-name="P16">A verse number of an ending place in the Bible a commentaries text is relevant to. If chapter_number_from is 0, this value is ignored. If verse_number_to is null <text:soft-page-break/>and chapter_number_to is not null, a commentaries text is relevant to the end of chapter_number_to. If both chapter_number_to and verse_number_to are null, a commentaries text is only applicable to chapter_number_from:verse_number_from. If both chapter_number_to and verse_number_to are NOT null, a commentaries text is relevant to chapter_number_to:verse_number_to, inclusively.</text:p>
          </table:table-cell>
        </table:table-row>
        <table:table-row table:style-name="Table35.1">
          <table:table-cell table:style-name="Table35.A1" office:value-type="string">
            <text:p text:style-name="P2">is_preceding</text:p>
          </table:table-cell>
          <table:table-cell table:style-name="Table35.A1" office:value-type="string">
            <text:p text:style-name="P2">An optional field: an indication that a link to this commentary in the Bible text shall at the beginning of a range of verses defined by the *_from and *_to fields. If this field is omitted, or is null, or contains 0, a link to this commentary in the Bible text will be shown at the end of the commented range.</text:p>
          </table:table-cell>
        </table:table-row>
        <table:table-row table:style-name="Table35.1">
          <table:table-cell table:style-name="Table35.A1" office:value-type="string">
            <text:p text:style-name="P18">marker</text:p>
          </table:table-cell>
          <table:table-cell table:style-name="Table35.A1" office:value-type="string">
            <text:p text:style-name="P18">This is an optional field containing a footnote marker. A corresponding (same abbreviation) Bible module shall have the same footnote marker in the same book/chapter/verse for MyBible to connect together a footnote to a footnote marker. If there are several footnotes for the same verse, they must have different markers. MyBible processes this field only if the “is_footnotes” configuration parameter is “true”.</text:p>
          </table:table-cell>
        </table:table-row>
        <table:table-row table:style-name="Table35.1">
          <table:table-cell table:style-name="Table35.A1" office:value-type="string">
            <text:p text:style-name="P16">text</text:p>
          </table:table-cell>
          <table:table-cell table:style-name="Table35.A1" office:value-type="string">
            <text:p text:style-name="P16">A commentary article, in HTML form, as defined by the "HTML Content" section above.</text:p>
          </table:table-cell>
        </table:table-row>
      </table:table>
      <text:p text:style-name="P7"/>
      <text:p text:style-name="P78"><text:bookmark text:name="_exh85q7bn7a0"/><text:span text:style-name="T4">BOOKS</text:span> Table</text:p>
      <text:p text:style-name="P7">This is an optional table that provides for showing in references of book abbreviations as they are defined in the commentary module, and also for showing of book abbreviations in references to Bible books that are absent in the current Bible translation.</text:p>
      <text:p text:style-name="P202">CREATE TABLE books (book_number NUMERIC, short_name TEXT)</text:p>
      <text:p text:style-name="P7"/>
      <table:table table:name="Table36" table:style-name="Table36">
        <table:table-column table:style-name="Table36.A"/>
        <table:table-column table:style-name="Table36.B"/>
        <table:table-row table:style-name="Table36.1">
          <table:table-cell table:style-name="Table36.A1" office:value-type="string">
            <text:p text:style-name="P188">Field name</text:p>
          </table:table-cell>
          <table:table-cell table:style-name="Table36.A1" office:value-type="string">
            <text:p text:style-name="P188">Description</text:p>
          </table:table-cell>
        </table:table-row>
        <table:table-row table:style-name="Table36.1">
          <table:table-cell table:style-name="Table36.A1" office:value-type="string">
            <text:p text:style-name="P17">book_number</text:p>
          </table:table-cell>
          <table:table-cell table:style-name="Table36.A1" office:value-type="string">
            <text:p text:style-name="P17">A book number, see the "Books reference" section for the Bible Module.</text:p>
          </table:table-cell>
        </table:table-row>
        <table:table-row table:style-name="Table36.1">
          <table:table-cell table:style-name="Table36.A1" office:value-type="string">
            <text:p text:style-name="P17">short_name</text:p>
          </table:table-cell>
          <table:table-cell table:style-name="Table36.A1" office:value-type="string">
            <text:p text:style-name="P17">A book abbreviation.</text:p>
          </table:table-cell>
        </table:table-row>
      </table:table>
      <text:p text:style-name="P7"/>
      <text:p text:style-name="P55"><text:bookmark text:name="_gqwi7dh8p2q3"/></text:p>
      <text:p text:style-name="P55"><text:bookmark text:name="_ec9vzutl5wtt"/>Reading Plan Module</text:p>
      <text:p text:style-name="P36">A reading plan module is a language-neutral module, because it contains no texts but just book/chapter/verse numbers. However, a reading plan module does contain own description in several languages, so that it is better presented to a user.</text:p>
      <text:p text:style-name="P54"><text:bookmark text:name="_3cn20dbgxf4r"/><text:span text:style-name="T4">INFO</text:span> Table</text:p>
      <text:p text:style-name="P3">There are the following reading plan configuration parameters in addition to the common configuration parameters (see the General section).</text:p>
      <text:p text:style-name="P3"/>
      <table:table table:name="Table37" table:style-name="Table37">
        <table:table-column table:style-name="Table37.A"/>
        <table:table-column table:style-name="Table37.B"/>
        <text:soft-page-break/>
        <table:table-row table:style-name="Table37.1">
          <table:table-cell table:style-name="Table37.A1" office:value-type="string">
            <text:p text:style-name="P189">Item name</text:p>
          </table:table-cell>
          <table:table-cell table:style-name="Table37.A1" office:value-type="string">
            <text:p text:style-name="P189">Description</text:p>
          </table:table-cell>
        </table:table-row>
        <table:table-row table:style-name="Table37.1">
          <table:table-cell table:style-name="Table37.A1" office:value-type="string">
            <text:p text:style-name="P16">description_LL</text:p>
          </table:table-cell>
          <table:table-cell table:style-name="Table37.A1" office:value-type="string">
            <text:p text:style-name="P16">A reading plan description in a language, coded by two letters at the end of the configuration parameter name (represented by “LL”). Usually for a reading plan there are the following configuration parameters:</text:p>
            <text:p text:style-name="P16"><text:s text:c="3"/>description_de (German)</text:p>
            <text:p text:style-name="P16"><text:s text:c="3"/>description_ru (Russian)</text:p>
            <text:p text:style-name="P16"><text:s text:c="3"/>description_uk (Ukrainian)</text:p>
            <text:p text:style-name="P16">and some others.</text:p>
            <text:p text:style-name="P16">If a description for a particular language is not specified, a value of the “description” configuration parameter is used (which is usually English).</text:p>
          </table:table-cell>
        </table:table-row>
      </table:table>
      <text:p text:style-name="P3"/>
      <text:p text:style-name="P54"><text:bookmark text:name="_ynul68b8v840"/><text:span text:style-name="T4">READING_PLAN</text:span> Table</text:p>
      <text:p text:style-name="P3">This table contains readin plan items.</text:p>
      <text:p text:style-name="P69">CREATE TABLE reading_plan (day NUMERIC, evening NUMERIC, item NUMERIC, book_number NUMERIC, start_chapter NUMERIC, start_verse NUMERIC, end_chapter NUMERIC, end_verse NUMERIC)</text:p>
      <text:p text:style-name="P69">CREATE INDEX reading_plan_index on reading_plan (day, evening, item)</text:p>
      <text:p text:style-name="P3"/>
      <table:table table:name="Table38" table:style-name="Table38">
        <table:table-column table:style-name="Table38.A"/>
        <table:table-column table:style-name="Table38.B"/>
        <table:table-row table:style-name="Table38.1">
          <table:table-cell table:style-name="Table38.A1" office:value-type="string">
            <text:p text:style-name="P189">Field name</text:p>
          </table:table-cell>
          <table:table-cell table:style-name="Table38.A1" office:value-type="string">
            <text:p text:style-name="P189">Description</text:p>
          </table:table-cell>
        </table:table-row>
        <table:table-row table:style-name="Table38.1">
          <table:table-cell table:style-name="Table38.A1" office:value-type="string">
            <text:p text:style-name="P16">day</text:p>
          </table:table-cell>
          <table:table-cell table:style-name="Table38.A1" office:value-type="string">
            <text:p text:style-name="P16">Reading plan day number, starting from 1. A maximum number in this field defines a reading plan duration in days.</text:p>
          </table:table-cell>
        </table:table-row>
        <table:table-row table:style-name="Table38.1">
          <table:table-cell table:style-name="Table38.A1" office:value-type="string">
            <text:p text:style-name="P16">evening</text:p>
          </table:table-cell>
          <table:table-cell table:style-name="Table38.A1" office:value-type="string">
            <text:p text:style-name="P16">If equals to 1, indicates an evening reading portion. MyBible used to have different colors of buttons for morning and evening reading portions in the “Reading plans” window. This is not the case anymore, but several plans still use “0” and “1” in this column, for historical reasons. Usually “0” in this field is a good choice.</text:p>
          </table:table-cell>
        </table:table-row>
        <table:table-row table:style-name="Table38.1">
          <table:table-cell table:style-name="Table38.A1" office:value-type="string">
            <text:p text:style-name="P16">item</text:p>
          </table:table-cell>
          <table:table-cell table:style-name="Table38.A1" office:value-type="string">
            <text:p text:style-name="P16">Reading plan item number for a specified combination of “day” and “evening”. Reading plan items for a day get sorted by this value in MyBible.</text:p>
          </table:table-cell>
        </table:table-row>
        <table:table-row table:style-name="Table38.1">
          <table:table-cell table:style-name="Table38.A1" office:value-type="string">
            <text:p text:style-name="P16">book_number</text:p>
          </table:table-cell>
          <table:table-cell table:style-name="Table38.A1" office:value-type="string">
            <text:p text:style-name="P16">Bible book number a reading plan item points to.</text:p>
          </table:table-cell>
        </table:table-row>
        <table:table-row table:style-name="Table38.1">
          <table:table-cell table:style-name="Table38.A1" office:value-type="string">
            <text:p text:style-name="P16">start_chapter</text:p>
          </table:table-cell>
          <table:table-cell table:style-name="Table38.A1" office:value-type="string">
            <text:p text:style-name="P16">Chapter number where a Bible reading plan item starts.</text:p>
          </table:table-cell>
        </table:table-row>
        <table:table-row table:style-name="Table38.1">
          <table:table-cell table:style-name="Table38.A1" office:value-type="string">
            <text:p text:style-name="P16">start_verse</text:p>
          </table:table-cell>
          <table:table-cell table:style-name="Table38.A1" office:value-type="string">
            <text:p text:style-name="P16">Verse number where a Bible reading plan item starts. If empty, the first verse is assumed.</text:p>
          </table:table-cell>
        </table:table-row>
        <table:table-row table:style-name="Table38.1">
          <table:table-cell table:style-name="Table38.A1" office:value-type="string">
            <text:p text:style-name="P16">end_chapter</text:p>
          </table:table-cell>
          <table:table-cell table:style-name="Table38.A1" office:value-type="string">
            <text:p text:style-name="P16">Chapter number where a Bible reading plan item ends. Cannot be empty; shall be equal to start_chapter if a reading plan item covers a single Bible chapter.</text:p>
          </table:table-cell>
        </table:table-row>
        <table:table-row table:style-name="Table38.1">
          <table:table-cell table:style-name="Table38.A1" office:value-type="string">
            <text:p text:style-name="P16">end_verse</text:p>
          </table:table-cell>
          <table:table-cell table:style-name="Table38.A1" office:value-type="string">
            <text:p text:style-name="P16">Verse number where a Bible reading plan item ends. If empty, the last verse of a chapter pointed by end_chapter is assumed.</text:p>
          </table:table-cell>
        </table:table-row>
      </table:table>
      <text:p text:style-name="P23"/>
      <text:p text:style-name="P23"/>
      <text:p text:style-name="P55"><text:bookmark text:name="_y2wfsylz7lpj"/><text:soft-page-break/>Devotions Module</text:p>
      <text:p text:style-name="P54"><text:bookmark text:name="_chcix9ctwwm9"/><text:span text:style-name="T4">INFO</text:span> Table</text:p>
      <text:p text:style-name="P3">There are no devotions-specific configuration parameters in addition to the common configuration parameters (see the General section).</text:p>
      <text:p text:style-name="P54"><text:bookmark text:name="_k2djd6arwj5p"/><text:span text:style-name="T4">DEVOTIONS</text:span> Table</text:p>
      <text:p text:style-name="P3">This table contains devotions texts.</text:p>
      <text:p text:style-name="P69">CREATE TABLE devotions (day NUMERIC, devotion TEXT)</text:p>
      <text:p text:style-name="P69">CREATE UNIQUE INDEX devotions_index ON devotions (day ASC)</text:p>
      <text:p text:style-name="P3"/>
      <table:table table:name="Table39" table:style-name="Table39">
        <table:table-column table:style-name="Table39.A"/>
        <table:table-column table:style-name="Table39.B"/>
        <table:table-row table:style-name="Table39.1">
          <table:table-cell table:style-name="Table39.A1" office:value-type="string">
            <text:p text:style-name="P189">Field name</text:p>
          </table:table-cell>
          <table:table-cell table:style-name="Table39.A1" office:value-type="string">
            <text:p text:style-name="P189">Description</text:p>
          </table:table-cell>
        </table:table-row>
        <table:table-row table:style-name="Table39.1">
          <table:table-cell table:style-name="Table39.A1" office:value-type="string">
            <text:p text:style-name="P16">day</text:p>
          </table:table-cell>
          <table:table-cell table:style-name="Table39.A1" office:value-type="string">
            <text:p text:style-name="P16">Devotions series day number, starting from 1.</text:p>
          </table:table-cell>
        </table:table-row>
        <table:table-row table:style-name="Table39.1">
          <table:table-cell table:style-name="Table39.A1" office:value-type="string">
            <text:p text:style-name="P16">devotion</text:p>
          </table:table-cell>
          <table:table-cell table:style-name="Table39.A1" office:value-type="string">
            <text:p text:style-name="P16">A devotion article, in HTML form, as defined by the "HTML Content" section above.<text:span text:style-name="T7"> </text:span></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style:font-name="Trebuchet MS" fo:font-family="'Trebuchet MS'" style:font-family-generic="roman" style:font-pitch="variable" fo:font-size="24pt" fo:font-weight="bold" style:font-name-asian="Trebuchet MS1" style:font-family-asian="'Trebuchet MS'" style:font-family-generic-asian="system" style:font-pitch-asian="variable" style:font-size-asian="24pt" style:font-weight-asian="bold" style:font-name-complex="Trebuchet MS1" style:font-family-complex="'Trebuchet MS'"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style:font-name="Trebuchet MS" fo:font-family="'Trebuchet MS'" style:font-family-generic="roman" style:font-pitch="variable" fo:font-size="20pt" fo:font-weight="bold" style:font-name-asian="Trebuchet MS1" style:font-family-asian="'Trebuchet MS'" style:font-family-generic-asian="system" style:font-pitch-asian="variable" style:font-size-asian="20pt" style:font-weight-asian="bold" style:font-name-complex="Trebuchet MS1" style:font-family-complex="'Trebuchet MS'"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4pt" fo:font-weight="bold" style:font-name-asian="Trebuchet MS1" style:font-family-asian="'Trebuchet MS'" style:font-family-generic-asian="system" style:font-pitch-asian="variable" style:font-size-asian="14pt" style:font-weight-asian="bold" style:font-name-complex="Trebuchet MS1" style:font-family-complex="'Trebuchet M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style:contextual-spacing="false" fo:line-height="100%" fo:keep-together="always" fo:break-before="auto" fo:break-after="auto" fo:keep-with-next="always"/>
      <style:text-properties style:font-name="Trebuchet MS" fo:font-family="'Trebuchet MS'" style:font-family-generic="roman" style:font-pitch="variable" fo:font-size="30pt" fo:font-weight="bold" style:font-name-asian="Trebuchet MS1" style:font-family-asian="'Trebuchet MS'" style:font-family-generic-asian="system" style:font-pitch-asian="variable" style:font-size-asian="30pt" style:font-weight-asian="bold" style:font-name-complex="Trebuchet MS1" style:font-family-complex="'Trebuchet MS'"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cm" fo:margin-bottom="0.353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1pt" style:text-underline-style="none" fo:font-weight="normal"/>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88" style:display-name="ListLabel 488" style:family="text"/>
    <style:style style:name="ListLabel_20_489" style:display-name="ListLabel 489" style:family="text">
      <style:text-properties fo:color="#1155cc" loext:opacity="100%" fo:font-style="italic" style:text-underline-style="solid" style:text-underline-width="auto" style:text-underline-color="font-color" style:font-style-asian="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47"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65"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9"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28"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4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346"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5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355"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64"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66"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67"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8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382"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9"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1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1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2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2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2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3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3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3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4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5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5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5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5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6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6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6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6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6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6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81"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83"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84"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fo:background-color="#ffffff" style:writing-mode="lr-tb" style:layout-grid-color="#c0c0c0" style:layout-grid-lines="2540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 LibreOffice_project/40$Build-2</meta:generator>
    <dc:date>2025-08-20T22:41:21.300211889</dc:date>
    <meta:editing-duration>PT58S</meta:editing-duration>
    <meta:editing-cycles>1</meta:editing-cycles>
    <meta:document-statistic meta:table-count="39" meta:image-count="0" meta:object-count="0" meta:page-count="51" meta:paragraph-count="1718" meta:word-count="15595" meta:character-count="102301" meta:non-whitespace-character-count="88180"/>
  </office:meta>
</office:document-meta>
</file>